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4.567cm"/>
    </style:style>
    <style:style style:name="co13" style:family="table-column">
      <style:table-column-properties fo:break-before="auto" style:column-width="4.847cm"/>
    </style:style>
    <style:style style:name="co14" style:family="table-column">
      <style:table-column-properties fo:break-before="auto" style:column-width="6.89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828cm"/>
    </style:style>
    <style:style style:name="co6" style:family="table-column">
      <style:table-column-properties fo:break-before="auto" style:column-width="13.718cm"/>
    </style:style>
    <style:style style:name="co7" style:family="table-column">
      <style:table-column-properties fo:break-before="auto" style:column-width="2.575cm"/>
    </style:style>
    <style:style style:name="co8" style:family="table-column">
      <style:table-column-properties fo:break-before="auto" style:column-width="4.621cm"/>
    </style:style>
    <style:style style:name="co9" style:family="table-column">
      <style:table-column-properties fo:break-before="auto" style:column-width="17.588cm"/>
    </style:style>
    <style:style style:name="co10" style:family="table-column">
      <style:table-column-properties fo:break-before="auto" style:column-width="13.081cm"/>
    </style:style>
    <style:style style:name="co11" style:family="table-column">
      <style:table-column-properties fo:break-before="auto" style:column-width="19.352cm"/>
    </style:style>
    <style:style style:name="ro3" style:family="table-row">
      <style:table-row-properties style:row-height="0.455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>
      <style:text-properties style:text-position="" style:font-name="Liberation Sans" style:font-name-asian="DejaVu Sans" style:font-name-complex="DejaVu Sans"/>
    </style:style>
    <style:style style:name="ce2" style:family="table-cell" style:parent-style-name="Default">
      <style:text-properties style:text-position="" style:font-name="Liberation Sans" style:font-name-asian="DejaVu Sans" style:font-name-complex="DejaVu Sans"/>
    </style:style>
    <style:style style:name="ce3" style:family="table-cell" style:parent-style-name="Default" style:data-style-name="N37">
      <style:text-properties style:text-position="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Data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1021" table:default-cell-style-name="Default"/>
        <table:table-row table:style-name="ro3">
          <table:table-cell table:style-name="ce5" office:value-type="string" calcext:value-type="string">
            <text:p>Country</text:p>
          </table:table-cell>
          <table:table-cell table:style-name="ce5" office:value-type="string" calcext:value-type="string">
            <text:p>Capital</text:p>
          </table:table-cell>
          <table:table-cell table:style-name="ce5" office:value-type="string" calcext:value-type="string">
            <text:p>Map</text:p>
          </table:table-cell>
          <table:table-cell table:style-name="ce5" office:value-type="string" calcext:value-type="string">
            <text:p>Flag</text:p>
          </table:table-cell>
          <table:table-cell table:style-name="ce5" office:value-type="string" calcext:value-type="string">
            <text:p>Continente</text:p>
          </table:table-cell>
          <table:table-cell table:style-name="ce5" office:value-type="string" calcext:value-type="string">
            <text:p>Difficoltà</text:p>
          </table:table-cell>
          <table:table-cell table:style-name="ce5" office:value-type="string" calcext:value-type="string">
            <text:p>Map_SVG</text:p>
          </table:table-cell>
          <table:table-cell table:style-name="ce5" office:value-type="string" calcext:value-type="string">
            <text:p>Flag_SVG</text:p>
          </table:table-cell>
          <table:table-cell table:style-name="ce5" table:number-columns-repeated="1016"/>
        </table:table-row>
        <table:table-row table:style-name="ro6">
          <table:table-cell office:value-type="string" calcext:value-type="string">
            <text:p>Afghanistan </text:p>
          </table:table-cell>
          <table:table-cell office:value-type="string" calcext:value-type="string">
            <text:p>Kabul </text:p>
          </table:table-cell>
          <table:table-cell office:value-type="string" calcext:value-type="string">
            <text:p>http://upload.wikimedia.org/wikipedia/commons/thumb/1/19/Afghanistan_%28orthographic_projection%29.svg/500px-Afghanistan_%28orthographic_projection%29.svg.png</text:p>
          </table:table-cell>
          <table:table-cell office:value-type="string" calcext:value-type="string">
            <text:p>https://upload.wikimedia.org/wikipedia/commons/9/9a/Flag_of_Afghanistan.svg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https://upload.wikimedia.org/wikipedia/commons/1/19/Afghanistan_%28orthographic_projection%29.svg</text:p>
          </table:table-cell>
          <table:table-cell office:value-type="string" calcext:value-type="string">
            <text:p>https://upload.wikimedia.org/wikipedia/commons/9/9a/Flag_of_Afghanistan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Albania </text:p>
          </table:table-cell>
          <table:table-cell office:value-type="string" calcext:value-type="string">
            <text:p>Tirana </text:p>
          </table:table-cell>
          <table:table-cell office:value-type="string" calcext:value-type="string">
            <text:p>http://upload.wikimedia.org/wikipedia/commons/thumb/c/ce/Europe-Albania.svg/571px-Europe-Albania.svg.png</text:p>
          </table:table-cell>
          <table:table-cell office:value-type="string" calcext:value-type="string">
            <text:p>https://upload.wikimedia.org/wikipedia/commons/3/36/Flag_of_Albania.svg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ttps://upload.wikimedia.org/wikipedia/commons/c/ce/Europe-Albania.svg</text:p>
          </table:table-cell>
          <table:table-cell office:value-type="string" calcext:value-type="string">
            <text:p>https://upload.wikimedia.org/wikipedia/commons/3/36/Flag_of_Albania.sv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lgeria </text:p>
          </table:table-cell>
          <table:table-cell office:value-type="string" calcext:value-type="string">
            <text:p>Algeri </text:p>
          </table:table-cell>
          <table:table-cell office:value-type="string" calcext:value-type="string">
            <text:p>http://upload.wikimedia.org/wikipedia/commons/thumb/9/9a/Location_Algeria_AU_Africa.svg/517px-Location_Algeria_AU_Africa.svg.png</text:p>
          </table:table-cell>
          <table:table-cell office:value-type="string" calcext:value-type="string">
            <text:p>https://upload.wikimedia.org/wikipedia/commons/7/77/Flag_of_Algeria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s://upload.wikimedia.org/wikipedia/commons/9/9a/Location_Algeria_AU_Africa.svg</text:p>
          </table:table-cell>
          <table:table-cell office:value-type="string" calcext:value-type="string">
            <text:p>https://upload.wikimedia.org/wikipedia/commons/7/77/Flag_of_Algeria.sv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ndorra </text:p>
          </table:table-cell>
          <table:table-cell office:value-type="string" calcext:value-type="string">
            <text:p>Andorra la Vella </text:p>
          </table:table-cell>
          <table:table-cell office:value-type="string" calcext:value-type="string">
            <text:p>https://upload.wikimedia.org/wikipedia/commons/1/12/Location_Andorra_Europe.png</text:p>
          </table:table-cell>
          <table:table-cell office:value-type="string" calcext:value-type="string">
            <text:p>https://upload.wikimedia.org/wikipedia/commons/1/19/Flag_of_Andorra.svg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ttps://upload.wikimedia.org/wikipedia/commons/1/12/Location_Andorra_Europe.png</text:p>
          </table:table-cell>
          <table:table-cell office:value-type="string" calcext:value-type="string">
            <text:p>https://upload.wikimedia.org/wikipedia/commons/1/19/Flag_of_Andorr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Angola </text:p>
          </table:table-cell>
          <table:table-cell office:value-type="string" calcext:value-type="string">
            <text:p>Luanda </text:p>
          </table:table-cell>
          <table:table-cell office:value-type="string" calcext:value-type="string">
            <text:p>http://upload.wikimedia.org/wikipedia/commons/thumb/8/89/Angola_%28orthographic_projection%29.svg/500px-Angola_%28orthographic_projection%29.svg.png</text:p>
          </table:table-cell>
          <table:table-cell office:value-type="string" calcext:value-type="string">
            <text:p>http://upload.wikimedia.org/wikipedia/commons/9/9d/Flag_of_Angola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://upload.wikimedia.org/wikipedia/commons/c/ca/Location_Angola_AU_Africa.svg</text:p>
          </table:table-cell>
          <table:table-cell office:value-type="string" calcext:value-type="string">
            <text:p>http://upload.wikimedia.org/wikipedia/commons/9/9d/Flag_of_Angol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Antigua e Barbuda</text:p>
          </table:table-cell>
          <table:table-cell office:value-type="string" calcext:value-type="string">
            <text:p>Saint John's </text:p>
          </table:table-cell>
          <table:table-cell office:value-type="string" calcext:value-type="string">
            <text:p>http://upload.wikimedia.org/wikipedia/commons/thumb/2/21/ATG_orthographic.svg/500px-ATG_orthographic.svg.png</text:p>
          </table:table-cell>
          <table:table-cell office:value-type="string" calcext:value-type="string">
            <text:p>http://upload.wikimedia.org/wikipedia/commons/8/89/Flag_of_Antigua_and_Barbuda.svg</text:p>
          </table:table-cell>
          <table:table-cell office:value-type="string" calcext:value-type="string">
            <text:p>America Centrale</text:p>
          </table:table-cell>
          <table:table-cell/>
          <table:table-cell office:value-type="string" calcext:value-type="string">
            <text:p>http://upload.wikimedia.org/wikipedia/commons/2/21/ATG_orthographic.svg</text:p>
          </table:table-cell>
          <table:table-cell office:value-type="string" calcext:value-type="string">
            <text:p>http://upload.wikimedia.org/wikipedia/commons/8/89/Flag_of_Antigua_and_Barbud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Arabia Saudita </text:p>
          </table:table-cell>
          <table:table-cell office:value-type="string" calcext:value-type="string">
            <text:p>Riyad </text:p>
          </table:table-cell>
          <table:table-cell office:value-type="string" calcext:value-type="string">
            <text:p>http://upload.wikimedia.org/wikipedia/commons/thumb/4/47/Saudi_Arabia_%28orthographic_projection%29.svg/500px-Saudi_Arabia_%28orthographic_projection%29.svg.png</text:p>
          </table:table-cell>
          <table:table-cell office:value-type="string" calcext:value-type="string">
            <text:p>https://upload.wikimedia.org/wikipedia/commons/0/0d/Flag_of_Saudi_Arabia.svg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https://upload.wikimedia.org/wikipedia/commons/4/47/Saudi_Arabia_%28orthographic_projection%29.svg</text:p>
          </table:table-cell>
          <table:table-cell office:value-type="string" calcext:value-type="string">
            <text:p>https://upload.wikimedia.org/wikipedia/commons/0/0d/Flag_of_Saudi_Arabi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Argentina </text:p>
          </table:table-cell>
          <table:table-cell office:value-type="string" calcext:value-type="string">
            <text:p>Buenos Aires </text:p>
          </table:table-cell>
          <table:table-cell office:value-type="string" calcext:value-type="string">
            <text:p>http://upload.wikimedia.org/wikipedia/commons/thumb/b/bd/Argentina_orthographic.svg/500px-Argentina_orthographic.svg.png</text:p>
          </table:table-cell>
          <table:table-cell office:value-type="string" calcext:value-type="string">
            <text:p>https://upload.wikimedia.org/wikipedia/commons/1/1a/Flag_of_Argentina.svg</text:p>
          </table:table-cell>
          <table:table-cell office:value-type="string" calcext:value-type="string">
            <text:p>Sud America</text:p>
          </table:table-cell>
          <table:table-cell/>
          <table:table-cell office:value-type="string" calcext:value-type="string">
            <text:p>https://upload.wikimedia.org/wikipedia/commons/0/0a/Argentina_%28orthographic_projection%29.svg</text:p>
          </table:table-cell>
          <table:table-cell office:value-type="string" calcext:value-type="string">
            <text:p>https://upload.wikimedia.org/wikipedia/commons/1/1a/Flag_of_Argentin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Armenia </text:p>
          </table:table-cell>
          <table:table-cell office:value-type="string" calcext:value-type="string">
            <text:p>Yerevan </text:p>
          </table:table-cell>
          <table:table-cell office:value-type="string" calcext:value-type="string">
            <text:p>http://upload.wikimedia.org/wikipedia/commons/thumb/9/96/Armenia_%28orthographic_projection%29.svg/500px-Armenia_%28orthographic_projection%29.svg.png</text:p>
          </table:table-cell>
          <table:table-cell office:value-type="string" calcext:value-type="string">
            <text:p>http://upload.wikimedia.org/wikipedia/commons/2/2f/Flag_of_Armenia.svg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http://upload.wikimedia.org/wikipedia/commons/9/96/Armenia_%28orthographic_projection%29.svg</text:p>
          </table:table-cell>
          <table:table-cell office:value-type="string" calcext:value-type="string">
            <text:p>http://upload.wikimedia.org/wikipedia/commons/2/2f/Flag_of_Armeni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Australia </text:p>
          </table:table-cell>
          <table:table-cell office:value-type="string" calcext:value-type="string">
            <text:p>Canberra </text:p>
          </table:table-cell>
          <table:table-cell office:value-type="string" calcext:value-type="string">
            <text:p>http://upload.wikimedia.org/wikipedia/commons/thumb/3/3d/AUS_orthographic.svg/500px-AUS_orthographic.svg.png</text:p>
          </table:table-cell>
          <table:table-cell office:value-type="string" calcext:value-type="string">
            <text:p>https://upload.wikimedia.org/wikipedia/commons/b/b9/Flag_of_Australia.svg</text:p>
          </table:table-cell>
          <table:table-cell office:value-type="string" calcext:value-type="string">
            <text:p>Oceania</text:p>
          </table:table-cell>
          <table:table-cell/>
          <table:table-cell office:value-type="string" calcext:value-type="string">
            <text:p>https://upload.wikimedia.org/wikipedia/commons/7/7d/Australia_%28orthographic_projection%29.svg</text:p>
          </table:table-cell>
          <table:table-cell office:value-type="string" calcext:value-type="string">
            <text:p>https://upload.wikimedia.org/wikipedia/commons/b/b9/Flag_of_Australi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Austria </text:p>
          </table:table-cell>
          <table:table-cell office:value-type="string" calcext:value-type="string">
            <text:p>Vienna </text:p>
          </table:table-cell>
          <table:table-cell office:value-type="string" calcext:value-type="string">
            <text:p>http://upload.wikimedia.org/wikipedia/commons/thumb/9/9d/EU-Austria.svg/500px-EU-Austria.svg.png</text:p>
          </table:table-cell>
          <table:table-cell office:value-type="string" calcext:value-type="string">
            <text:p>https://upload.wikimedia.org/wikipedia/commons/4/41/Flag_of_Austria.svg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ttp://upload.wikimedia.org/wikipedia/commons/9/9d/EU-Austria.svg</text:p>
          </table:table-cell>
          <table:table-cell office:value-type="string" calcext:value-type="string">
            <text:p>https://upload.wikimedia.org/wikipedia/commons/4/41/Flag_of_Austri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Azerbaigian </text:p>
          </table:table-cell>
          <table:table-cell office:value-type="string" calcext:value-type="string">
            <text:p>Baku </text:p>
          </table:table-cell>
          <table:table-cell office:value-type="string" calcext:value-type="string">
            <text:p>http://upload.wikimedia.org/wikipedia/commons/thumb/2/2d/Azerbaijan_with_Nagorno_Karabakh_region.svg/500px-Azerbaijan_with_Nagorno_Karabakh_region.svg.png</text:p>
          </table:table-cell>
          <table:table-cell office:value-type="string" calcext:value-type="string">
            <text:p>http://upload.wikimedia.org/wikipedia/commons/d/dd/Flag_of_Azerbaijan.svg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http://upload.wikimedia.org/wikipedia/commons/2/2d/Azerbaijan_with_Nagorno_Karabakh_region.svg</text:p>
          </table:table-cell>
          <table:table-cell office:value-type="string" calcext:value-type="string">
            <text:p>http://upload.wikimedia.org/wikipedia/commons/d/dd/Flag_of_Azerbaijan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Bahamas </text:p>
          </table:table-cell>
          <table:table-cell office:value-type="string" calcext:value-type="string">
            <text:p>Nassau </text:p>
          </table:table-cell>
          <table:table-cell office:value-type="string" calcext:value-type="string">
            <text:p>http://upload.wikimedia.org/wikipedia/commons/thumb/b/b0/LocationBahamas.svg/500px-LocationBahamas.svg.png</text:p>
          </table:table-cell>
          <table:table-cell office:value-type="string" calcext:value-type="string">
            <text:p>http://upload.wikimedia.org/wikipedia/commons/9/93/Flag_of_the_Bahamas.svg</text:p>
          </table:table-cell>
          <table:table-cell office:value-type="string" calcext:value-type="string">
            <text:p>America Centrale</text:p>
          </table:table-cell>
          <table:table-cell/>
          <table:table-cell office:value-type="string" calcext:value-type="string">
            <text:p>http://upload.wikimedia.org/wikipedia/commons/b/b0/LocationBahamas.svg</text:p>
          </table:table-cell>
          <table:table-cell office:value-type="string" calcext:value-type="string">
            <text:p>http://upload.wikimedia.org/wikipedia/commons/9/93/Flag_of_the_Bahamas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Bahrein </text:p>
          </table:table-cell>
          <table:table-cell office:value-type="string" calcext:value-type="string">
            <text:p>Manama </text:p>
          </table:table-cell>
          <table:table-cell office:value-type="string" calcext:value-type="string">
            <text:p>http://upload.wikimedia.org/wikipedia/commons/thumb/8/83/Map_of_Bahrain.svg/500px-Map_of_Bahrain.svg.png</text:p>
          </table:table-cell>
          <table:table-cell office:value-type="string" calcext:value-type="string">
            <text:p>https://upload.wikimedia.org/wikipedia/commons/2/2c/Flag_of_Bahrain.svg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https://upload.wikimedia.org/wikipedia/commons/8/83/Map_of_Bahrain.svg</text:p>
          </table:table-cell>
          <table:table-cell office:value-type="string" calcext:value-type="string">
            <text:p>https://upload.wikimedia.org/wikipedia/commons/2/2c/Flag_of_Bahrain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Bangladesh </text:p>
          </table:table-cell>
          <table:table-cell office:value-type="string" calcext:value-type="string">
            <text:p>Dhaka </text:p>
          </table:table-cell>
          <table:table-cell office:value-type="string" calcext:value-type="string">
            <text:p>http://upload.wikimedia.org/wikipedia/commons/thumb/f/f2/Bangladesh_%28orthographic_projection%29.svg/500px-Bangladesh_%28orthographic_projection%29.svg.png</text:p>
          </table:table-cell>
          <table:table-cell office:value-type="string" calcext:value-type="string">
            <text:p>http://upload.wikimedia.org/wikipedia/commons/f/f9/Flag_of_Bangladesh.svg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http://upload.wikimedia.org/wikipedia/commons/b/ba/Bangladesh_in_its_region.svg</text:p>
          </table:table-cell>
          <table:table-cell office:value-type="string" calcext:value-type="string">
            <text:p>http://upload.wikimedia.org/wikipedia/commons/f/f9/Flag_of_Bangladesh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Barbados </text:p>
          </table:table-cell>
          <table:table-cell office:value-type="string" calcext:value-type="string">
            <text:p>Bridgetown </text:p>
          </table:table-cell>
          <table:table-cell office:value-type="string" calcext:value-type="string">
            <text:p>http://upload.wikimedia.org/wikipedia/commons/thumb/a/a1/BRB_orthographic.svg/500px-BRB_orthographic.svg.png</text:p>
          </table:table-cell>
          <table:table-cell office:value-type="string" calcext:value-type="string">
            <text:p>https://upload.wikimedia.org/wikipedia/commons/e/ef/Flag_of_Barbados.svg</text:p>
          </table:table-cell>
          <table:table-cell office:value-type="string" calcext:value-type="string">
            <text:p>America Centrale</text:p>
          </table:table-cell>
          <table:table-cell/>
          <table:table-cell office:value-type="string" calcext:value-type="string">
            <text:p>https://upload.wikimedia.org/wikipedia/commons/a/a1/BRB_orthographic.svg</text:p>
          </table:table-cell>
          <table:table-cell office:value-type="string" calcext:value-type="string">
            <text:p>https://upload.wikimedia.org/wikipedia/commons/e/ef/Flag_of_Barbados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Belgio </text:p>
          </table:table-cell>
          <table:table-cell office:value-type="string" calcext:value-type="string">
            <text:p>Bruxelles </text:p>
          </table:table-cell>
          <table:table-cell office:value-type="string" calcext:value-type="string">
            <text:p>http://upload.wikimedia.org/wikipedia/commons/thumb/6/67/EU-Belgium.svg/500px-EU-Belgium.svg.png</text:p>
          </table:table-cell>
          <table:table-cell office:value-type="string" calcext:value-type="string">
            <text:p>https://upload.wikimedia.org/wikipedia/commons/6/65/Flag_of_Belgium.svg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ttps://upload.wikimedia.org/wikipedia/commons/6/67/EU-Belgium.svg</text:p>
          </table:table-cell>
          <table:table-cell office:value-type="string" calcext:value-type="string">
            <text:p>https://upload.wikimedia.org/wikipedia/commons/6/65/Flag_of_Belgium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Belize </text:p>
          </table:table-cell>
          <table:table-cell office:value-type="string" calcext:value-type="string">
            <text:p>Belmopan </text:p>
          </table:table-cell>
          <table:table-cell office:value-type="string" calcext:value-type="string">
            <text:p>http://upload.wikimedia.org/wikipedia/commons/thumb/4/43/BLZ_orthographic.svg/500px-BLZ_orthographic.svg.png</text:p>
          </table:table-cell>
          <table:table-cell office:value-type="string" calcext:value-type="string">
            <text:p>http://upload.wikimedia.org/wikipedia/commons/e/e7/Flag_of_Belize.svg</text:p>
          </table:table-cell>
          <table:table-cell office:value-type="string" calcext:value-type="string">
            <text:p>America Centrale</text:p>
          </table:table-cell>
          <table:table-cell/>
          <table:table-cell office:value-type="string" calcext:value-type="string">
            <text:p>http://upload.wikimedia.org/wikipedia/commons/d/da/LocationBelize.svg</text:p>
          </table:table-cell>
          <table:table-cell office:value-type="string" calcext:value-type="string">
            <text:p>http://upload.wikimedia.org/wikipedia/commons/e/e7/Flag_of_Belize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Benin </text:p>
          </table:table-cell>
          <table:table-cell office:value-type="string" calcext:value-type="string">
            <text:p>Porto-Novo </text:p>
          </table:table-cell>
          <table:table-cell office:value-type="string" calcext:value-type="string">
            <text:p>http://upload.wikimedia.org/wikipedia/commons/thumb/b/b6/Location_Benin_AU_Africa.svg/500px-Location_Benin_AU_Africa.svg.png</text:p>
          </table:table-cell>
          <table:table-cell office:value-type="string" calcext:value-type="string">
            <text:p>http://upload.wikimedia.org/wikipedia/commons/0/0a/Flag_of_Benin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://upload.wikimedia.org/wikipedia/commons/b/b6/Location_Benin_AU_Africa.svg</text:p>
          </table:table-cell>
          <table:table-cell office:value-type="string" calcext:value-type="string">
            <text:p>http://upload.wikimedia.org/wikipedia/commons/0/0a/Flag_of_Benin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Bhutan </text:p>
          </table:table-cell>
          <table:table-cell office:value-type="string" calcext:value-type="string">
            <text:p>Thimphu </text:p>
          </table:table-cell>
          <table:table-cell office:value-type="string" calcext:value-type="string">
            <text:p>http://upload.wikimedia.org/wikipedia/commons/thumb/c/ce/Bhutan_%28orthographic_projection%29.svg/500px-Bhutan_%28orthographic_projection%29.svg.png</text:p>
          </table:table-cell>
          <table:table-cell office:value-type="string" calcext:value-type="string">
            <text:p>http://upload.wikimedia.org/wikipedia/commons/9/91/Flag_of_Bhutan.svg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http://upload.wikimedia.org/wikipedia/commons/c/ce/Bhutan_%28orthographic_projection%29.svg</text:p>
          </table:table-cell>
          <table:table-cell office:value-type="string" calcext:value-type="string">
            <text:p>http://upload.wikimedia.org/wikipedia/commons/9/91/Flag_of_Bhutan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Bielorussia </text:p>
          </table:table-cell>
          <table:table-cell office:value-type="string" calcext:value-type="string">
            <text:p>Minsk </text:p>
          </table:table-cell>
          <table:table-cell office:value-type="string" calcext:value-type="string">
            <text:p>http://upload.wikimedia.org/wikipedia/commons/thumb/a/af/Europe-Belarus.svg/500px-Europe-Belarus.svg.png</text:p>
          </table:table-cell>
          <table:table-cell office:value-type="string" calcext:value-type="string">
            <text:p>http://upload.wikimedia.org/wikipedia/commons/8/85/Flag_of_Belarus.svg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ttp://upload.wikimedia.org/wikipedia/commons/a/af/Europe-Belarus.svg</text:p>
          </table:table-cell>
          <table:table-cell office:value-type="string" calcext:value-type="string">
            <text:p>http://upload.wikimedia.org/wikipedia/commons/8/85/Flag_of_Belarus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Birmania|Myanmar</text:p>
          </table:table-cell>
          <table:table-cell office:value-type="string" calcext:value-type="string">
            <text:p>Naypyidaw </text:p>
          </table:table-cell>
          <table:table-cell office:value-type="string" calcext:value-type="string">
            <text:p>http://upload.wikimedia.org/wikipedia/commons/thumb/b/b8/Location_Burma_%28Myanmar%29_ASEAN.svg/500px-Location_Burma_%28Myanmar%29_ASEAN.svg.png</text:p>
          </table:table-cell>
          <table:table-cell office:value-type="string" calcext:value-type="string">
            <text:p>http://upload.wikimedia.org/wikipedia/commons/8/8c/Flag_of_Myanmar.svg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http://upload.wikimedia.org/wikipedia/commons/8/88/Myanmar_in_its_region.svg</text:p>
          </table:table-cell>
          <table:table-cell office:value-type="string" calcext:value-type="string">
            <text:p>http://upload.wikimedia.org/wikipedia/commons/8/8c/Flag_of_Myanmar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Bolivia </text:p>
          </table:table-cell>
          <table:table-cell office:value-type="string" calcext:value-type="string">
            <text:p>Sucre </text:p>
          </table:table-cell>
          <table:table-cell office:value-type="string" calcext:value-type="string">
            <text:p>http://upload.wikimedia.org/wikipedia/commons/thumb/f/f3/Bolivia_%28orthographic_projection%29.svg/500px-Bolivia_%28orthographic_projection%29.svg.png</text:p>
          </table:table-cell>
          <table:table-cell office:value-type="string" calcext:value-type="string">
            <text:p>http://upload.wikimedia.org/wikipedia/commons/4/48/Flag_of_Bolivia.svg</text:p>
          </table:table-cell>
          <table:table-cell office:value-type="string" calcext:value-type="string">
            <text:p>Sud America</text:p>
          </table:table-cell>
          <table:table-cell/>
          <table:table-cell office:value-type="string" calcext:value-type="string">
            <text:p>https://upload.wikimedia.org/wikipedia/commons/f/f3/Bolivia_%28orthographic_projection%29.svg</text:p>
          </table:table-cell>
          <table:table-cell office:value-type="string" calcext:value-type="string">
            <text:p>http://upload.wikimedia.org/wikipedia/commons/4/48/Flag_of_Bolivi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Bosnia ed Erzegovina|Bosnia and Herzegovina</text:p>
          </table:table-cell>
          <table:table-cell office:value-type="string" calcext:value-type="string">
            <text:p>Sarajevo </text:p>
          </table:table-cell>
          <table:table-cell office:value-type="string" calcext:value-type="string">
            <text:p>http://upload.wikimedia.org/wikipedia/commons/thumb/9/94/Europe-Bosnia_and_Herzegovina.svg/500px-Europe-Bosnia_and_Herzegovina.svg.png</text:p>
          </table:table-cell>
          <table:table-cell office:value-type="string" calcext:value-type="string">
            <text:p>http://upload.wikimedia.org/wikipedia/commons/b/bf/Flag_of_Bosnia_and_Herzegovina.svg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ttp://upload.wikimedia.org/wikipedia/commons/c/ca/Location_Bosnia-Herzegovina_Europe.png</text:p>
          </table:table-cell>
          <table:table-cell office:value-type="string" calcext:value-type="string">
            <text:p>http://upload.wikimedia.org/wikipedia/commons/b/bf/Flag_of_Bosnia_and_Herzegovin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Botswana </text:p>
          </table:table-cell>
          <table:table-cell office:value-type="string" calcext:value-type="string">
            <text:p>Gaborone </text:p>
          </table:table-cell>
          <table:table-cell office:value-type="string" calcext:value-type="string">
            <text:p>http://upload.wikimedia.org/wikipedia/commons/thumb/a/a8/Location_Botswana_AU_Africa.svg/500px-Location_Botswana_AU_Africa.svg.png</text:p>
          </table:table-cell>
          <table:table-cell office:value-type="string" calcext:value-type="string">
            <text:p>http://upload.wikimedia.org/wikipedia/commons/f/fa/Flag_of_Botswana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://upload.wikimedia.org/wikipedia/commons/a/a8/Location_Botswana_AU_Africa.svg</text:p>
          </table:table-cell>
          <table:table-cell office:value-type="string" calcext:value-type="string">
            <text:p>http://upload.wikimedia.org/wikipedia/commons/f/fa/Flag_of_Botswan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Brasile </text:p>
          </table:table-cell>
          <table:table-cell office:value-type="string" calcext:value-type="string">
            <text:p>Brasilia </text:p>
          </table:table-cell>
          <table:table-cell office:value-type="string" calcext:value-type="string">
            <text:p>http://upload.wikimedia.org/wikipedia/commons/thumb/b/bc/BRA_orthographic.svg/500px-BRA_orthographic.svg.png</text:p>
          </table:table-cell>
          <table:table-cell office:value-type="string" calcext:value-type="string">
            <text:p>http://upload.wikimedia.org/wikipedia/commons/0/05/Flag_of_Brazil.svg</text:p>
          </table:table-cell>
          <table:table-cell office:value-type="string" calcext:value-type="string">
            <text:p>Sud America</text:p>
          </table:table-cell>
          <table:table-cell/>
          <table:table-cell office:value-type="string" calcext:value-type="string">
            <text:p>http://upload.wikimedia.org/wikipedia/commons/3/3b/Brazil_%28orthographic_projection%29.svg</text:p>
          </table:table-cell>
          <table:table-cell office:value-type="string" calcext:value-type="string">
            <text:p>http://upload.wikimedia.org/wikipedia/commons/0/05/Flag_of_Brazil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Brunei </text:p>
          </table:table-cell>
          <table:table-cell office:value-type="string" calcext:value-type="string">
            <text:p>Bandar Seri Begawan </text:p>
          </table:table-cell>
          <table:table-cell office:value-type="string" calcext:value-type="string">
            <text:p>http://upload.wikimedia.org/wikipedia/commons/thumb/d/d8/Brunei_on_the_globe_%28Brunei_centered%29.svg/500px-Brunei_on_the_globe_%28Brunei_centered%29.svg.png</text:p>
          </table:table-cell>
          <table:table-cell office:value-type="string" calcext:value-type="string">
            <text:p>http://upload.wikimedia.org/wikipedia/commons/9/9c/Flag_of_Brunei.svg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http://upload.wikimedia.org/wikipedia/commons/f/ff/LocationBrunei.svg</text:p>
          </table:table-cell>
          <table:table-cell office:value-type="string" calcext:value-type="string">
            <text:p>http://upload.wikimedia.org/wikipedia/commons/9/9c/Flag_of_Brunei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Bulgaria </text:p>
          </table:table-cell>
          <table:table-cell office:value-type="string" calcext:value-type="string">
            <text:p>Sofia </text:p>
          </table:table-cell>
          <table:table-cell office:value-type="string" calcext:value-type="string">
            <text:p>http://upload.wikimedia.org/wikipedia/commons/thumb/e/e9/EU-Bulgaria.svg/500px-EU-Bulgaria.svg.png</text:p>
          </table:table-cell>
          <table:table-cell office:value-type="string" calcext:value-type="string">
            <text:p>http://upload.wikimedia.org/wikipedia/commons/9/9a/Flag_of_Bulgaria.svg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ttp://upload.wikimedia.org/wikipedia/commons/e/e9/EU-Bulgaria.svg</text:p>
          </table:table-cell>
          <table:table-cell office:value-type="string" calcext:value-type="string">
            <text:p>http://upload.wikimedia.org/wikipedia/commons/9/9a/Flag_of_Bulgari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Burkina Faso </text:p>
          </table:table-cell>
          <table:table-cell office:value-type="string" calcext:value-type="string">
            <text:p>Ouagadougou </text:p>
          </table:table-cell>
          <table:table-cell office:value-type="string" calcext:value-type="string">
            <text:p>http://upload.wikimedia.org/wikipedia/commons/thumb/3/35/Location_Burkina_Faso_AU_Africa.svg/500px-Location_Burkina_Faso_AU_Africa.svg.png</text:p>
          </table:table-cell>
          <table:table-cell office:value-type="string" calcext:value-type="string">
            <text:p>https://upload.wikimedia.org/wikipedia/commons/3/31/Flag_of_Burkina_Faso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s://upload.wikimedia.org/wikipedia/commons/3/35/Location_Burkina_Faso_AU_Africa.svg</text:p>
          </table:table-cell>
          <table:table-cell office:value-type="string" calcext:value-type="string">
            <text:p>https://upload.wikimedia.org/wikipedia/commons/3/31/Flag_of_Burkina_Faso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Burundi </text:p>
          </table:table-cell>
          <table:table-cell office:value-type="string" calcext:value-type="string">
            <text:p>Bujumbura </text:p>
          </table:table-cell>
          <table:table-cell office:value-type="string" calcext:value-type="string">
            <text:p>http://upload.wikimedia.org/wikipedia/commons/thumb/2/27/Burundi_%28orthographic_projection%29.svg/500px-Burundi_%28orthographic_projection%29.svg.png</text:p>
          </table:table-cell>
          <table:table-cell office:value-type="string" calcext:value-type="string">
            <text:p>http://upload.wikimedia.org/wikipedia/commons/5/50/Flag_of_Burundi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://upload.wikimedia.org/wikipedia/commons/4/43/Location_Burundi_AU_Africa.svg</text:p>
          </table:table-cell>
          <table:table-cell office:value-type="string" calcext:value-type="string">
            <text:p>http://upload.wikimedia.org/wikipedia/commons/5/50/Flag_of_Burundi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Cambogia </text:p>
          </table:table-cell>
          <table:table-cell office:value-type="string" calcext:value-type="string">
            <text:p>Phnom Penh </text:p>
          </table:table-cell>
          <table:table-cell office:value-type="string" calcext:value-type="string">
            <text:p>http://upload.wikimedia.org/wikipedia/commons/thumb/9/91/Location_Cambodia_ASEAN.svg/500px-Location_Cambodia_ASEAN.svg.png</text:p>
          </table:table-cell>
          <table:table-cell office:value-type="string" calcext:value-type="string">
            <text:p>http://upload.wikimedia.org/wikipedia/commons/8/83/Flag_of_Cambodia.svg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http://upload.wikimedia.org/wikipedia/commons/5/5a/LocationCambodia.svg</text:p>
          </table:table-cell>
          <table:table-cell office:value-type="string" calcext:value-type="string">
            <text:p>http://upload.wikimedia.org/wikipedia/commons/8/83/Flag_of_Cambodi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Camerun </text:p>
          </table:table-cell>
          <table:table-cell office:value-type="string" calcext:value-type="string">
            <text:p>Yaoundé </text:p>
          </table:table-cell>
          <table:table-cell office:value-type="string" calcext:value-type="string">
            <text:p>http://upload.wikimedia.org/wikipedia/commons/thumb/b/b4/Cameroon_%28orthographic_projection%29.svg/500px-Cameroon_%28orthographic_projection%29.svg.png</text:p>
          </table:table-cell>
          <table:table-cell office:value-type="string" calcext:value-type="string">
            <text:p>https://upload.wikimedia.org/wikipedia/commons/4/4f/Flag_of_Cameroon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s://upload.wikimedia.org/wikipedia/commons/b/b4/Cameroon_%28orthographic_projection%29.svg</text:p>
          </table:table-cell>
          <table:table-cell office:value-type="string" calcext:value-type="string">
            <text:p>https://upload.wikimedia.org/wikipedia/commons/4/4f/Flag_of_Cameroon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Canada </text:p>
          </table:table-cell>
          <table:table-cell office:value-type="string" calcext:value-type="string">
            <text:p>Ottawa </text:p>
          </table:table-cell>
          <table:table-cell office:value-type="string" calcext:value-type="string">
            <text:p>http://upload.wikimedia.org/wikipedia/commons/thumb/c/c7/Canada_%28orthographic_projection%29.svg/500px-Canada_%28orthographic_projection%29.svg.png</text:p>
          </table:table-cell>
          <table:table-cell office:value-type="string" calcext:value-type="string">
            <text:p>https://upload.wikimedia.org/wikipedia/en/c/cf/Flag_of_Canada.svg</text:p>
          </table:table-cell>
          <table:table-cell office:value-type="string" calcext:value-type="string">
            <text:p>Nord America</text:p>
          </table:table-cell>
          <table:table-cell/>
          <table:table-cell office:value-type="string" calcext:value-type="string">
            <text:p>https://upload.wikimedia.org/wikipedia/commons/c/c7/Canada_%28orthographic_projection%29.svg</text:p>
          </table:table-cell>
          <table:table-cell office:value-type="string" calcext:value-type="string">
            <text:p>https://upload.wikimedia.org/wikipedia/en/c/cf/Flag_of_Canad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Capo Verde </text:p>
          </table:table-cell>
          <table:table-cell office:value-type="string" calcext:value-type="string">
            <text:p>Praia </text:p>
          </table:table-cell>
          <table:table-cell office:value-type="string" calcext:value-type="string">
            <text:p>http://upload.wikimedia.org/wikipedia/commons/thumb/4/47/Cape_Verde_%28orthographic_projection%29.svg/500px-Cape_Verde_%28orthographic_projection%29.svg.png</text:p>
          </table:table-cell>
          <table:table-cell office:value-type="string" calcext:value-type="string">
            <text:p>http://upload.wikimedia.org/wikipedia/commons/3/38/Flag_of_Cape_Verde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://upload.wikimedia.org/wikipedia/commons/d/d8/Location_Cape_Verde_AU_Africa.svg</text:p>
          </table:table-cell>
          <table:table-cell office:value-type="string" calcext:value-type="string">
            <text:p>http://upload.wikimedia.org/wikipedia/commons/3/38/Flag_of_Cape_Verde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Ciad </text:p>
          </table:table-cell>
          <table:table-cell office:value-type="string" calcext:value-type="string">
            <text:p>N'Djamena </text:p>
          </table:table-cell>
          <table:table-cell office:value-type="string" calcext:value-type="string">
            <text:p>http://upload.wikimedia.org/wikipedia/commons/thumb/7/7b/ChadMap.svg/500px-ChadMap.svg.png</text:p>
          </table:table-cell>
          <table:table-cell office:value-type="string" calcext:value-type="string">
            <text:p>http://upload.wikimedia.org/wikipedia/commons/4/4b/Flag_of_Chad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://upload.wikimedia.org/wikipedia/commons/e/ec/Location_Chad_AU_Africa.svg</text:p>
          </table:table-cell>
          <table:table-cell office:value-type="string" calcext:value-type="string">
            <text:p>http://upload.wikimedia.org/wikipedia/commons/4/4b/Flag_of_Chad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Cile </text:p>
          </table:table-cell>
          <table:table-cell office:value-type="string" calcext:value-type="string">
            <text:p>Santiago </text:p>
          </table:table-cell>
          <table:table-cell office:value-type="string" calcext:value-type="string">
            <text:p>http://upload.wikimedia.org/wikipedia/commons/thumb/d/d5/Chile_%28orthographic_projection%29.svg/500px-Chile_%28orthographic_projection%29.svg.png</text:p>
          </table:table-cell>
          <table:table-cell office:value-type="string" calcext:value-type="string">
            <text:p>http://upload.wikimedia.org/wikipedia/commons/7/78/Flag_of_Chile.svg</text:p>
          </table:table-cell>
          <table:table-cell office:value-type="string" calcext:value-type="string">
            <text:p>Sud America</text:p>
          </table:table-cell>
          <table:table-cell/>
          <table:table-cell office:value-type="string" calcext:value-type="string">
            <text:p>http://upload.wikimedia.org/wikipedia/commons/5/5d/CHL_orthographic.svg</text:p>
          </table:table-cell>
          <table:table-cell office:value-type="string" calcext:value-type="string">
            <text:p>http://upload.wikimedia.org/wikipedia/commons/7/78/Flag_of_Chile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Cina </text:p>
          </table:table-cell>
          <table:table-cell office:value-type="string" calcext:value-type="string">
            <text:p>Pechino </text:p>
          </table:table-cell>
          <table:table-cell office:value-type="string" calcext:value-type="string">
            <text:p>http://upload.wikimedia.org/wikipedia/commons/thumb/7/78/People%27s_Republic_of_China_%28orthographic_projection%29.svg/500px-People%27s_Republic_of_China_%28orthographic_projection%29.svg.png</text:p>
          </table:table-cell>
          <table:table-cell office:value-type="string" calcext:value-type="string">
            <text:p>http://upload.wikimedia.org/wikipedia/commons/f/fa/Flag_of_the_People%27s_Republic_of_China.svg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http://upload.wikimedia.org/wikipedia/commons/7/78/People%27s_Republic_of_China_%28orthographic_projection%29.svg</text:p>
          </table:table-cell>
          <table:table-cell office:value-type="string" calcext:value-type="string">
            <text:p>http://upload.wikimedia.org/wikipedia/commons/f/fa/Flag_of_the_People%27s_Republic_of_Chin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Cipro </text:p>
          </table:table-cell>
          <table:table-cell office:value-type="string" calcext:value-type="string">
            <text:p>Nicosia </text:p>
          </table:table-cell>
          <table:table-cell table:style-name="ce6" office:value-type="string" calcext:value-type="string">
            <text:p>http://upload.wikimedia.org/wikipedia/commons/thumb/4/4f/EU-Cyprus.svg/500px-EU-Cyprus.svg.png</text:p>
          </table:table-cell>
          <table:table-cell office:value-type="string" calcext:value-type="string">
            <text:p>http://upload.wikimedia.org/wikipedia/commons/d/d4/Flag_of_Cyprus.svg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ttp://upload.wikimedia.org/wikipedia/commons/4/4f/EU-Cyprus.svg</text:p>
          </table:table-cell>
          <table:table-cell office:value-type="string" calcext:value-type="string">
            <text:p>http://upload.wikimedia.org/wikipedia/commons/d/d4/Flag_of_Cyprus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Città del Vaticano </text:p>
          </table:table-cell>
          <table:table-cell office:value-type="string" calcext:value-type="string">
            <text:p>Città del Vaticano</text:p>
          </table:table-cell>
          <table:table-cell office:value-type="string" calcext:value-type="string">
            <text:p>http://upload.wikimedia.org/wikipedia/commons/f/f7/Location_Vatican_City_Europe.png</text:p>
          </table:table-cell>
          <table:table-cell office:value-type="string" calcext:value-type="string">
            <text:p>http://upload.wikimedia.org/wikipedia/commons/0/00/Flag_of_the_Vatican_City.svg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ttp://upload.wikimedia.org/wikipedia/commons/f/f7/Location_Vatican_City_Europe.png</text:p>
          </table:table-cell>
          <table:table-cell office:value-type="string" calcext:value-type="string">
            <text:p>http://upload.wikimedia.org/wikipedia/commons/0/00/Flag_of_the_Vatican_City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Colombia </text:p>
          </table:table-cell>
          <table:table-cell office:value-type="string" calcext:value-type="string">
            <text:p>Bogotá </text:p>
          </table:table-cell>
          <table:table-cell office:value-type="string" calcext:value-type="string">
            <text:p>http://upload.wikimedia.org/wikipedia/commons/thumb/c/ca/COL_orthographic_%28San_Andr%C3%A9s_and_Providencia_special%29.svg/500px-COL_orthographic_%28San_Andr%C3%A9s_and_Providencia_special%29.svg.png</text:p>
          </table:table-cell>
          <table:table-cell office:value-type="string" calcext:value-type="string">
            <text:p>https://upload.wikimedia.org/wikipedia/commons/2/21/Flag_of_Colombia.svg</text:p>
          </table:table-cell>
          <table:table-cell office:value-type="string" calcext:value-type="string">
            <text:p>Sud America</text:p>
          </table:table-cell>
          <table:table-cell/>
          <table:table-cell office:value-type="string" calcext:value-type="string">
            <text:p>https://upload.wikimedia.org/wikipedia/commons/0/0f/Colombia_%28orthographic_projection%29.svg</text:p>
          </table:table-cell>
          <table:table-cell office:value-type="string" calcext:value-type="string">
            <text:p>https://upload.wikimedia.org/wikipedia/commons/2/21/Flag_of_Colombi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Comore </text:p>
          </table:table-cell>
          <table:table-cell office:value-type="string" calcext:value-type="string">
            <text:p>Moroni </text:p>
          </table:table-cell>
          <table:table-cell office:value-type="string" calcext:value-type="string">
            <text:p>http://upload.wikimedia.org/wikipedia/commons/thumb/a/ad/Comoros_%28orthographic_projection%29.svg/500px-Comoros_%28orthographic_projection%29.svg.png</text:p>
          </table:table-cell>
          <table:table-cell office:value-type="string" calcext:value-type="string">
            <text:p>http://upload.wikimedia.org/wikipedia/commons/9/94/Flag_of_the_Comoros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://upload.wikimedia.org/wikipedia/commons/2/25/Location_Comoros_AU_Africa.svg</text:p>
          </table:table-cell>
          <table:table-cell office:value-type="string" calcext:value-type="string">
            <text:p>http://upload.wikimedia.org/wikipedia/commons/9/94/Flag_of_the_Comoros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Corea del Nord </text:p>
          </table:table-cell>
          <table:table-cell office:value-type="string" calcext:value-type="string">
            <text:p>Pyongyang </text:p>
          </table:table-cell>
          <table:table-cell office:value-type="string" calcext:value-type="string">
            <text:p>http://upload.wikimedia.org/wikipedia/commons/thumb/7/7b/North_Korea_%28orthographic_projection%29.svg/500px-North_Korea_%28orthographic_projection%29.svg.png</text:p>
          </table:table-cell>
          <table:table-cell office:value-type="string" calcext:value-type="string">
            <text:p>http://upload.wikimedia.org/wikipedia/commons/5/51/Flag_of_North_Korea.svg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http://upload.wikimedia.org/wikipedia/commons/3/31/Locator_map_of_North_Korea.svg</text:p>
          </table:table-cell>
          <table:table-cell office:value-type="string" calcext:value-type="string">
            <text:p>http://upload.wikimedia.org/wikipedia/commons/5/51/Flag_of_North_Kore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Corea del Sud </text:p>
          </table:table-cell>
          <table:table-cell office:value-type="string" calcext:value-type="string">
            <text:p>Seul </text:p>
          </table:table-cell>
          <table:table-cell office:value-type="string" calcext:value-type="string">
            <text:p>http://upload.wikimedia.org/wikipedia/commons/thumb/9/95/South_Korea_%28orthographic_projection%29.svg/500px-South_Korea_%28orthographic_projection%29.svg.png</text:p>
          </table:table-cell>
          <table:table-cell office:value-type="string" calcext:value-type="string">
            <text:p>https://upload.wikimedia.org/wikipedia/it/0/09/Flag_of_South_Korea.svg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http://upload.wikimedia.org/wikipedia/commons/7/7b/North_Korea_%28orthographic_projection%29.svg</text:p>
          </table:table-cell>
          <table:table-cell office:value-type="string" calcext:value-type="string">
            <text:p>https://upload.wikimedia.org/wikipedia/it/0/09/Flag_of_South_Kore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Costa d'Avorio </text:p>
          </table:table-cell>
          <table:table-cell office:value-type="string" calcext:value-type="string">
            <text:p>Yamoussoukro </text:p>
          </table:table-cell>
          <table:table-cell office:value-type="string" calcext:value-type="string">
            <text:p>http://upload.wikimedia.org/wikipedia/commons/thumb/c/cd/Location_C%C3%B4te_d%27Ivoire_AU_Africa.svg/500px-Location_C%C3%B4te_d%27Ivoire_AU_Africa.svg.png</text:p>
          </table:table-cell>
          <table:table-cell office:value-type="string" calcext:value-type="string">
            <text:p>http://upload.wikimedia.org/wikipedia/commons/f/fe/Flag_of_C%C3%B4te_d%27Ivoire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://upload.wikimedia.org/wikipedia/commons/9/9b/C%C3%B4te_d%27Ivoire_%28orthographic_projection%29.svg</text:p>
          </table:table-cell>
          <table:table-cell office:value-type="string" calcext:value-type="string">
            <text:p>http://upload.wikimedia.org/wikipedia/commons/f/fe/Flag_of_C%C3%B4te_d%27Ivoire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Costa Rica </text:p>
          </table:table-cell>
          <table:table-cell office:value-type="string" calcext:value-type="string">
            <text:p>San José </text:p>
          </table:table-cell>
          <table:table-cell office:value-type="string" calcext:value-type="string">
            <text:p>http://upload.wikimedia.org/wikipedia/commons/thumb/c/c4/Costa_Rica_%28orthographic_projection%29.svg/500px-Costa_Rica_%28orthographic_projection%29.svg.png</text:p>
          </table:table-cell>
          <table:table-cell office:value-type="string" calcext:value-type="string">
            <text:p>http://upload.wikimedia.org/wikipedia/commons/b/bc/Flag_of_Costa_Rica_%28state%29.svg</text:p>
          </table:table-cell>
          <table:table-cell office:value-type="string" calcext:value-type="string">
            <text:p>America Centrale</text:p>
          </table:table-cell>
          <table:table-cell/>
          <table:table-cell office:value-type="string" calcext:value-type="string">
            <text:p>http://upload.wikimedia.org/wikipedia/commons/c/c4/Costa_Rica_%28orthographic_projection%29.svg</text:p>
          </table:table-cell>
          <table:table-cell office:value-type="string" calcext:value-type="string">
            <text:p>http://upload.wikimedia.org/wikipedia/commons/b/bc/Flag_of_Costa_Rica_%28state%29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Croazia </text:p>
          </table:table-cell>
          <table:table-cell office:value-type="string" calcext:value-type="string">
            <text:p>Zagabria </text:p>
          </table:table-cell>
          <table:table-cell office:value-type="string" calcext:value-type="string">
            <text:p>http://upload.wikimedia.org/wikipedia/commons/thumb/1/15/EU-Croatia.svg/500px-EU-Croatia.svg.png</text:p>
          </table:table-cell>
          <table:table-cell office:value-type="string" calcext:value-type="string">
            <text:p>https://upload.wikimedia.org/wikipedia/commons/1/1b/Flag_of_Croatia.svg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ttps://upload.wikimedia.org/wikipedia/commons/1/15/EU-Croatia.svg</text:p>
          </table:table-cell>
          <table:table-cell office:value-type="string" calcext:value-type="string">
            <text:p>https://upload.wikimedia.org/wikipedia/commons/1/1b/Flag_of_Croati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Cuba </text:p>
          </table:table-cell>
          <table:table-cell office:value-type="string" calcext:value-type="string">
            <text:p>L'Avana </text:p>
          </table:table-cell>
          <table:table-cell office:value-type="string" calcext:value-type="string">
            <text:p>http://upload.wikimedia.org/wikipedia/commons/thumb/2/25/Cuba_on_the_globe_%28Americas_centered%29.svg/500px-Cuba_on_the_globe_%28Americas_centered%29.svg.png</text:p>
          </table:table-cell>
          <table:table-cell office:value-type="string" calcext:value-type="string">
            <text:p>http://upload.wikimedia.org/wikipedia/commons/b/bd/Flag_of_Cuba.svg</text:p>
          </table:table-cell>
          <table:table-cell office:value-type="string" calcext:value-type="string">
            <text:p>America Centrale</text:p>
          </table:table-cell>
          <table:table-cell/>
          <table:table-cell office:value-type="string" calcext:value-type="string">
            <text:p>http://upload.wikimedia.org/wikipedia/commons/0/01/Cuba_%28orthographic_projection%29.svg</text:p>
          </table:table-cell>
          <table:table-cell office:value-type="string" calcext:value-type="string">
            <text:p>http://upload.wikimedia.org/wikipedia/commons/b/bd/Flag_of_Cub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Danimarca </text:p>
          </table:table-cell>
          <table:table-cell office:value-type="string" calcext:value-type="string">
            <text:p>Copenaghen </text:p>
          </table:table-cell>
          <table:table-cell office:value-type="string" calcext:value-type="string">
            <text:p>http://upload.wikimedia.org/wikipedia/commons/thumb/9/9a/EU-Denmark.svg/500px-EU-Denmark.svg.png</text:p>
          </table:table-cell>
          <table:table-cell office:value-type="string" calcext:value-type="string">
            <text:p>https://upload.wikimedia.org/wikipedia/commons/9/9c/Flag_of_Denmark.svg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ttps://upload.wikimedia.org/wikipedia/commons/9/9a/EU-Denmark.svg</text:p>
          </table:table-cell>
          <table:table-cell office:value-type="string" calcext:value-type="string">
            <text:p>https://upload.wikimedia.org/wikipedia/commons/9/9c/Flag_of_Denmark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Dominica </text:p>
          </table:table-cell>
          <table:table-cell office:value-type="string" calcext:value-type="string">
            <text:p>Roseau </text:p>
          </table:table-cell>
          <table:table-cell office:value-type="string" calcext:value-type="string">
            <text:p>http://upload.wikimedia.org/wikipedia/commons/thumb/1/13/LocationDominica.svg/500px-LocationDominica.svg.png</text:p>
          </table:table-cell>
          <table:table-cell office:value-type="string" calcext:value-type="string">
            <text:p>http://upload.wikimedia.org/wikipedia/commons/c/c4/Flag_of_Dominica.svg</text:p>
          </table:table-cell>
          <table:table-cell office:value-type="string" calcext:value-type="string">
            <text:p>America Centrale</text:p>
          </table:table-cell>
          <table:table-cell/>
          <table:table-cell office:value-type="string" calcext:value-type="string">
            <text:p>http://upload.wikimedia.org/wikipedia/commons/1/13/LocationDominica.svg</text:p>
          </table:table-cell>
          <table:table-cell office:value-type="string" calcext:value-type="string">
            <text:p>http://upload.wikimedia.org/wikipedia/commons/c/c4/Flag_of_Dominic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Ecuador </text:p>
          </table:table-cell>
          <table:table-cell office:value-type="string" calcext:value-type="string">
            <text:p>Quito </text:p>
          </table:table-cell>
          <table:table-cell office:value-type="string" calcext:value-type="string">
            <text:p>http://upload.wikimedia.org/wikipedia/commons/thumb/c/c8/Ecuador_%28orthographic_projection%29.svg/500px-Ecuador_%28orthographic_projection%29.svg.png</text:p>
          </table:table-cell>
          <table:table-cell office:value-type="string" calcext:value-type="string">
            <text:p>https://upload.wikimedia.org/wikipedia/commons/e/e8/Flag_of_Ecuador.svg</text:p>
          </table:table-cell>
          <table:table-cell office:value-type="string" calcext:value-type="string">
            <text:p>Sud America</text:p>
          </table:table-cell>
          <table:table-cell/>
          <table:table-cell office:value-type="string" calcext:value-type="string">
            <text:p>https://upload.wikimedia.org/wikipedia/commons/c/c8/Ecuador_%28orthographic_projection%29.svg</text:p>
          </table:table-cell>
          <table:table-cell office:value-type="string" calcext:value-type="string">
            <text:p>https://upload.wikimedia.org/wikipedia/commons/e/e8/Flag_of_Ecuador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Egitto </text:p>
          </table:table-cell>
          <table:table-cell office:value-type="string" calcext:value-type="string">
            <text:p>Il Cairo </text:p>
          </table:table-cell>
          <table:table-cell office:value-type="string" calcext:value-type="string">
            <text:p>http://upload.wikimedia.org/wikipedia/commons/thumb/4/4b/Egypt_%28orthographic_projection%29.svg/500px-Egypt_%28orthographic_projection%29.svg.png</text:p>
          </table:table-cell>
          <table:table-cell office:value-type="string" calcext:value-type="string">
            <text:p>http://upload.wikimedia.org/wikipedia/commons/f/fe/Flag_of_Egypt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://upload.wikimedia.org/wikipedia/commons/4/4b/Egypt_%28orthographic_projection%29.svg</text:p>
          </table:table-cell>
          <table:table-cell office:value-type="string" calcext:value-type="string">
            <text:p>http://upload.wikimedia.org/wikipedia/commons/f/fe/Flag_of_Egypt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El Salvador </text:p>
          </table:table-cell>
          <table:table-cell office:value-type="string" calcext:value-type="string">
            <text:p>San Salvador </text:p>
          </table:table-cell>
          <table:table-cell office:value-type="string" calcext:value-type="string">
            <text:p>http://upload.wikimedia.org/wikipedia/commons/thumb/8/86/LocationElSalvador.svg/500px-LocationElSalvador.svg.png</text:p>
          </table:table-cell>
          <table:table-cell office:value-type="string" calcext:value-type="string">
            <text:p>http://upload.wikimedia.org/wikipedia/commons/3/34/Flag_of_El_Salvador.svg</text:p>
          </table:table-cell>
          <table:table-cell office:value-type="string" calcext:value-type="string">
            <text:p>America Centrale</text:p>
          </table:table-cell>
          <table:table-cell/>
          <table:table-cell office:value-type="string" calcext:value-type="string">
            <text:p>http://upload.wikimedia.org/wikipedia/commons/8/86/LocationElSalvador.svg</text:p>
          </table:table-cell>
          <table:table-cell office:value-type="string" calcext:value-type="string">
            <text:p>http://upload.wikimedia.org/wikipedia/commons/3/34/Flag_of_El_Salvador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Emirati Arabi Uniti </text:p>
          </table:table-cell>
          <table:table-cell office:value-type="string" calcext:value-type="string">
            <text:p>Abu Dhabi </text:p>
          </table:table-cell>
          <table:table-cell office:value-type="string" calcext:value-type="string">
            <text:p>http://upload.wikimedia.org/wikipedia/commons/thumb/c/cd/United_Arab_Emirates_%28orthographic_projection%29.svg/500px-United_Arab_Emirates_%28orthographic_projection%29.svg.png</text:p>
          </table:table-cell>
          <table:table-cell office:value-type="string" calcext:value-type="string">
            <text:p>http://upload.wikimedia.org/wikipedia/commons/c/cb/Flag_of_the_United_Arab_Emirates.svg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http://upload.wikimedia.org/wikipedia/commons/c/cd/United_Arab_Emirates_%28orthographic_projection%29.svg</text:p>
          </table:table-cell>
          <table:table-cell office:value-type="string" calcext:value-type="string">
            <text:p>http://upload.wikimedia.org/wikipedia/commons/c/cb/Flag_of_the_United_Arab_Emirates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Eritrea </text:p>
          </table:table-cell>
          <table:table-cell office:value-type="string" calcext:value-type="string">
            <text:p>Asmara </text:p>
          </table:table-cell>
          <table:table-cell office:value-type="string" calcext:value-type="string">
            <text:p>http://upload.wikimedia.org/wikipedia/commons/thumb/4/43/Eritrea_%28Africa_orthographic_projection%29.svg/500px-Eritrea_%28Africa_orthographic_projection%29.svg.png</text:p>
          </table:table-cell>
          <table:table-cell office:value-type="string" calcext:value-type="string">
            <text:p>http://upload.wikimedia.org/wikipedia/commons/2/29/Flag_of_Eritrea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://upload.wikimedia.org/wikipedia/commons/4/43/Eritrea_%28Africa_orthographic_projection%29.svg</text:p>
          </table:table-cell>
          <table:table-cell office:value-type="string" calcext:value-type="string">
            <text:p>http://upload.wikimedia.org/wikipedia/commons/2/29/Flag_of_Eritre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Estonia </text:p>
          </table:table-cell>
          <table:table-cell office:value-type="string" calcext:value-type="string">
            <text:p>Tallinn </text:p>
          </table:table-cell>
          <table:table-cell office:value-type="string" calcext:value-type="string">
            <text:p>http://upload.wikimedia.org/wikipedia/commons/thumb/a/a2/EU-Estonia.svg/500px-EU-Estonia.svg.png</text:p>
          </table:table-cell>
          <table:table-cell office:value-type="string" calcext:value-type="string">
            <text:p>http://upload.wikimedia.org/wikipedia/commons/8/8f/Flag_of_Estonia.svg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ttp://upload.wikimedia.org/wikipedia/commons/a/a2/EU-Estonia.svg</text:p>
          </table:table-cell>
          <table:table-cell office:value-type="string" calcext:value-type="string">
            <text:p>http://upload.wikimedia.org/wikipedia/commons/8/8f/Flag_of_Estoni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Etiopia </text:p>
          </table:table-cell>
          <table:table-cell office:value-type="string" calcext:value-type="string">
            <text:p>Addis Abeba </text:p>
          </table:table-cell>
          <table:table-cell office:value-type="string" calcext:value-type="string">
            <text:p>http://upload.wikimedia.org/wikipedia/commons/thumb/d/dd/Ethiopia_%28Africa_orthographic_projection%29.svg/500px-Ethiopia_%28Africa_orthographic_projection%29.svg.png</text:p>
          </table:table-cell>
          <table:table-cell office:value-type="string" calcext:value-type="string">
            <text:p>https://upload.wikimedia.org/wikipedia/commons/7/71/Flag_of_Ethiopia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s://upload.wikimedia.org/wikipedia/commons/d/dd/Ethiopia_%28Africa_orthographic_projection%29.svg</text:p>
          </table:table-cell>
          <table:table-cell office:value-type="string" calcext:value-type="string">
            <text:p>https://upload.wikimedia.org/wikipedia/commons/7/71/Flag_of_Ethiopi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Figi </text:p>
          </table:table-cell>
          <table:table-cell office:value-type="string" calcext:value-type="string">
            <text:p>Suva </text:p>
          </table:table-cell>
          <table:table-cell office:value-type="string" calcext:value-type="string">
            <text:p>http://upload.wikimedia.org/wikipedia/commons/thumb/f/fa/Fiji_%28orthographic_projection%29.svg/500px-Fiji_%28orthographic_projection%29.svg.png</text:p>
          </table:table-cell>
          <table:table-cell office:value-type="string" calcext:value-type="string">
            <text:p>http://upload.wikimedia.org/wikipedia/commons/b/ba/Flag_of_Fiji.svg</text:p>
          </table:table-cell>
          <table:table-cell office:value-type="string" calcext:value-type="string">
            <text:p>Oceania</text:p>
          </table:table-cell>
          <table:table-cell/>
          <table:table-cell office:value-type="string" calcext:value-type="string">
            <text:p>http://upload.wikimedia.org/wikipedia/commons/f/fa/Fiji_%28orthographic_projection%29.svg</text:p>
          </table:table-cell>
          <table:table-cell office:value-type="string" calcext:value-type="string">
            <text:p>http://upload.wikimedia.org/wikipedia/commons/b/ba/Flag_of_Fiji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Filippine </text:p>
          </table:table-cell>
          <table:table-cell office:value-type="string" calcext:value-type="string">
            <text:p>Manila </text:p>
          </table:table-cell>
          <table:table-cell office:value-type="string" calcext:value-type="string">
            <text:p>http://upload.wikimedia.org/wikipedia/commons/thumb/6/6d/PHL_orthographic.svg/500px-PHL_orthographic.svg.png</text:p>
          </table:table-cell>
          <table:table-cell office:value-type="string" calcext:value-type="string">
            <text:p>http://upload.wikimedia.org/wikipedia/commons/9/99/Flag_of_the_Philippines.svg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http://upload.wikimedia.org/wikipedia/commons/5/50/Philippines_%28orthographic_projection%29.svg</text:p>
          </table:table-cell>
          <table:table-cell office:value-type="string" calcext:value-type="string">
            <text:p>http://upload.wikimedia.org/wikipedia/commons/9/99/Flag_of_the_Philippines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Finlandia </text:p>
          </table:table-cell>
          <table:table-cell office:value-type="string" calcext:value-type="string">
            <text:p>Helsinki </text:p>
          </table:table-cell>
          <table:table-cell office:value-type="string" calcext:value-type="string">
            <text:p>http://upload.wikimedia.org/wikipedia/commons/thumb/6/6e/EU-Finland.svg/500px-EU-Finland.svg.png</text:p>
          </table:table-cell>
          <table:table-cell office:value-type="string" calcext:value-type="string">
            <text:p>https://upload.wikimedia.org/wikipedia/commons/b/bc/Flag_of_Finland.svg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ttps://upload.wikimedia.org/wikipedia/commons/6/6e/EU-Finland.svg</text:p>
          </table:table-cell>
          <table:table-cell office:value-type="string" calcext:value-type="string">
            <text:p>https://upload.wikimedia.org/wikipedia/commons/b/bc/Flag_of_Finland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Francia </text:p>
          </table:table-cell>
          <table:table-cell office:value-type="string" calcext:value-type="string">
            <text:p>Parigi </text:p>
          </table:table-cell>
          <table:table-cell office:value-type="string" calcext:value-type="string">
            <text:p>http://upload.wikimedia.org/wikipedia/commons/thumb/a/a3/EU-France.svg/500px-EU-France.svg.png</text:p>
          </table:table-cell>
          <table:table-cell office:value-type="string" calcext:value-type="string">
            <text:p>https://upload.wikimedia.org/wikipedia/en/c/c3/Flag_of_France.svg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ttps://upload.wikimedia.org/wikipedia/commons/a/a3/EU-France.svg</text:p>
          </table:table-cell>
          <table:table-cell office:value-type="string" calcext:value-type="string">
            <text:p>https://upload.wikimedia.org/wikipedia/en/c/c3/Flag_of_France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Gabon </text:p>
          </table:table-cell>
          <table:table-cell office:value-type="string" calcext:value-type="string">
            <text:p>Libreville </text:p>
          </table:table-cell>
          <table:table-cell office:value-type="string" calcext:value-type="string">
            <text:p>http://upload.wikimedia.org/wikipedia/commons/thumb/b/bf/Gabon_%28orthographic_projection%29.svg/500px-Gabon_%28orthographic_projection%29.svg.png</text:p>
          </table:table-cell>
          <table:table-cell office:value-type="string" calcext:value-type="string">
            <text:p>http://upload.wikimedia.org/wikipedia/commons/0/04/Flag_of_Gabon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://upload.wikimedia.org/wikipedia/commons/b/bf/Gabon_%28orthographic_projection%29.svg</text:p>
          </table:table-cell>
          <table:table-cell office:value-type="string" calcext:value-type="string">
            <text:p>http://upload.wikimedia.org/wikipedia/commons/0/04/Flag_of_Gabon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Gambia </text:p>
          </table:table-cell>
          <table:table-cell office:value-type="string" calcext:value-type="string">
            <text:p>Banjul </text:p>
          </table:table-cell>
          <table:table-cell office:value-type="string" calcext:value-type="string">
            <text:p>http://upload.wikimedia.org/wikipedia/commons/thumb/0/0d/Gambia_in_its_region.svg/500px-Gambia_in_its_region.svg.png</text:p>
          </table:table-cell>
          <table:table-cell office:value-type="string" calcext:value-type="string">
            <text:p>http://upload.wikimedia.org/wikipedia/commons/7/77/Flag_of_The_Gambia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://upload.wikimedia.org/wikipedia/commons/a/a9/LocationGambia.svg</text:p>
          </table:table-cell>
          <table:table-cell office:value-type="string" calcext:value-type="string">
            <text:p>http://upload.wikimedia.org/wikipedia/commons/7/77/Flag_of_The_Gambi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Georgia </text:p>
          </table:table-cell>
          <table:table-cell office:value-type="string" calcext:value-type="string">
            <text:p>Tbilisi </text:p>
          </table:table-cell>
          <table:table-cell office:value-type="string" calcext:value-type="string">
            <text:p>http://upload.wikimedia.org/wikipedia/commons/thumb/6/67/Georgia_%28orthographic_projection_with_inset%29.svg/500px-Georgia_%28orthographic_projection_with_inset%29.svg.png</text:p>
          </table:table-cell>
          <table:table-cell office:value-type="string" calcext:value-type="string">
            <text:p>http://upload.wikimedia.org/wikipedia/commons/0/0f/Flag_of_Georgia.svg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http://upload.wikimedia.org/wikipedia/commons/6/67/Georgia_%28orthographic_projection_with_inset%29.svg</text:p>
          </table:table-cell>
          <table:table-cell office:value-type="string" calcext:value-type="string">
            <text:p>http://upload.wikimedia.org/wikipedia/commons/0/0f/Flag_of_Georgi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Germania </text:p>
          </table:table-cell>
          <table:table-cell office:value-type="string" calcext:value-type="string">
            <text:p>Berlino </text:p>
          </table:table-cell>
          <table:table-cell office:value-type="string" calcext:value-type="string">
            <text:p>http://upload.wikimedia.org/wikipedia/commons/thumb/2/26/EU-Germany.svg/500px-EU-Germany.svg.png</text:p>
          </table:table-cell>
          <table:table-cell office:value-type="string" calcext:value-type="string">
            <text:p>http://upload.wikimedia.org/wikipedia/commons/b/ba/Flag_of_Germany.svg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ttp://upload.wikimedia.org/wikipedia/commons/2/26/EU-Germany.svg</text:p>
          </table:table-cell>
          <table:table-cell office:value-type="string" calcext:value-type="string">
            <text:p>http://upload.wikimedia.org/wikipedia/commons/b/ba/Flag_of_Germany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Ghana </text:p>
          </table:table-cell>
          <table:table-cell office:value-type="string" calcext:value-type="string">
            <text:p>Accra </text:p>
          </table:table-cell>
          <table:table-cell office:value-type="string" calcext:value-type="string">
            <text:p>http://upload.wikimedia.org/wikipedia/commons/thumb/6/60/Ghana_on_the_globe_%28Cape_Verde_centered%29.svg/500px-Ghana_on_the_globe_%28Cape_Verde_centered%29.svg.png</text:p>
          </table:table-cell>
          <table:table-cell office:value-type="string" calcext:value-type="string">
            <text:p>http://upload.wikimedia.org/wikipedia/commons/1/19/Flag_of_Ghana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://upload.wikimedia.org/wikipedia/commons/5/5b/Location_Ghana_AU_Africa.svg</text:p>
          </table:table-cell>
          <table:table-cell office:value-type="string" calcext:value-type="string">
            <text:p>http://upload.wikimedia.org/wikipedia/commons/1/19/Flag_of_Ghan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Giamaica </text:p>
          </table:table-cell>
          <table:table-cell office:value-type="string" calcext:value-type="string">
            <text:p>Kingston </text:p>
          </table:table-cell>
          <table:table-cell office:value-type="string" calcext:value-type="string">
            <text:p>http://upload.wikimedia.org/wikipedia/commons/thumb/e/eb/Jamaica_%28orthographic_projection%29.svg/500px-Jamaica_%28orthographic_projection%29.svg.png</text:p>
          </table:table-cell>
          <table:table-cell office:value-type="string" calcext:value-type="string">
            <text:p>http://upload.wikimedia.org/wikipedia/commons/0/0a/Flag_of_Jamaica.svg</text:p>
          </table:table-cell>
          <table:table-cell office:value-type="string" calcext:value-type="string">
            <text:p>America Centrale</text:p>
          </table:table-cell>
          <table:table-cell/>
          <table:table-cell office:value-type="string" calcext:value-type="string">
            <text:p>http://upload.wikimedia.org/wikipedia/commons/e/e4/LocationJamaica.svg</text:p>
          </table:table-cell>
          <table:table-cell office:value-type="string" calcext:value-type="string">
            <text:p>http://upload.wikimedia.org/wikipedia/commons/0/0a/Flag_of_Jamaic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Giappone </text:p>
          </table:table-cell>
          <table:table-cell office:value-type="string" calcext:value-type="string">
            <text:p>Tokyo </text:p>
          </table:table-cell>
          <table:table-cell office:value-type="string" calcext:value-type="string">
            <text:p>http://upload.wikimedia.org/wikipedia/commons/thumb/6/62/Japan_%28orthographic_projection%29.svg/500px-Japan_%28orthographic_projection%29.svg.png</text:p>
          </table:table-cell>
          <table:table-cell office:value-type="string" calcext:value-type="string">
            <text:p>https://upload.wikimedia.org/wikipedia/commons/9/9e/Flag_of_Japan.svg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https://upload.wikimedia.org/wikipedia/commons/7/7a/Japan_on_the_globe_%28claimed%29_%28Japan_centered%29.svg</text:p>
          </table:table-cell>
          <table:table-cell office:value-type="string" calcext:value-type="string">
            <text:p>https://upload.wikimedia.org/wikipedia/commons/9/9e/Flag_of_Japan.svg</text:p>
          </table:table-cell>
          <table:table-cell table:number-columns-repeated="1016"/>
        </table:table-row>
        <table:table-row table:style-name="ro7">
          <table:table-cell table:number-columns-repeated="2" office:value-type="string" calcext:value-type="string">
            <text:p>Gibuti </text:p>
          </table:table-cell>
          <table:table-cell office:value-type="string" calcext:value-type="string">
            <text:p>http://upload.wikimedia.org/wikipedia/commons/thumb/1/1a/LocationDjibouti.svg/500px-LocationDjibouti.svg.png</text:p>
          </table:table-cell>
          <table:table-cell office:value-type="string" calcext:value-type="string">
            <text:p>http://upload.wikimedia.org/wikipedia/commons/3/34/Flag_of_Djibouti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://upload.wikimedia.org/wikipedia/commons/1/1a/LocationDjibouti.svg</text:p>
          </table:table-cell>
          <table:table-cell office:value-type="string" calcext:value-type="string">
            <text:p>http://upload.wikimedia.org/wikipedia/commons/3/34/Flag_of_Djibouti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Giordania </text:p>
          </table:table-cell>
          <table:table-cell office:value-type="string" calcext:value-type="string">
            <text:p>Amman </text:p>
          </table:table-cell>
          <table:table-cell office:value-type="string" calcext:value-type="string">
            <text:p>http://upload.wikimedia.org/wikipedia/commons/thumb/9/99/LocationJordan.svg/500px-LocationJordan.svg.png</text:p>
          </table:table-cell>
          <table:table-cell office:value-type="string" calcext:value-type="string">
            <text:p>https://upload.wikimedia.org/wikipedia/commons/c/c0/Flag_of_Jordan.svg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https://upload.wikimedia.org/wikipedia/commons/9/99/LocationJordan.svg</text:p>
          </table:table-cell>
          <table:table-cell office:value-type="string" calcext:value-type="string">
            <text:p>https://upload.wikimedia.org/wikipedia/commons/c/c0/Flag_of_Jordan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Grecia </text:p>
          </table:table-cell>
          <table:table-cell office:value-type="string" calcext:value-type="string">
            <text:p>Atene </text:p>
          </table:table-cell>
          <table:table-cell office:value-type="string" calcext:value-type="string">
            <text:p>http://upload.wikimedia.org/wikipedia/commons/thumb/2/21/EU-Greece.svg/500px-EU-Greece.svg.png</text:p>
          </table:table-cell>
          <table:table-cell office:value-type="string" calcext:value-type="string">
            <text:p>http://upload.wikimedia.org/wikipedia/commons/5/5c/Flag_of_Greece.svg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ttp://upload.wikimedia.org/wikipedia/commons/2/21/EU-Greece.svg</text:p>
          </table:table-cell>
          <table:table-cell office:value-type="string" calcext:value-type="string">
            <text:p>http://upload.wikimedia.org/wikipedia/commons/5/5c/Flag_of_Greece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Grenada </text:p>
          </table:table-cell>
          <table:table-cell office:value-type="string" calcext:value-type="string">
            <text:p>Saint George's </text:p>
          </table:table-cell>
          <table:table-cell office:value-type="string" calcext:value-type="string">
            <text:p>http://upload.wikimedia.org/wikipedia/commons/thumb/5/53/Grenada_in_its_region.svg/500px-Grenada_in_its_region.svg.png</text:p>
          </table:table-cell>
          <table:table-cell office:value-type="string" calcext:value-type="string">
            <text:p>http://upload.wikimedia.org/wikipedia/commons/b/bc/Flag_of_Grenada.svg</text:p>
          </table:table-cell>
          <table:table-cell office:value-type="string" calcext:value-type="string">
            <text:p>America Centrale</text:p>
          </table:table-cell>
          <table:table-cell/>
          <table:table-cell office:value-type="string" calcext:value-type="string">
            <text:p><text:a xlink:href="http://upload.wikimedia.org/wikipedia/commons/5/53/Grenada_in_its_region.svg" xlink:type="simple">http://upload.wikimedia.org/wikipedia/commons/5/53/Grenada_in_its_region.svg</text:a></text:p>
          </table:table-cell>
          <table:table-cell office:value-type="string" calcext:value-type="string">
            <text:p>http://upload.wikimedia.org/wikipedia/commons/b/bc/Flag_of_Grenad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Guatemala </text:p>
          </table:table-cell>
          <table:table-cell office:value-type="string" calcext:value-type="string">
            <text:p>Città del Guatemala </text:p>
          </table:table-cell>
          <table:table-cell office:value-type="string" calcext:value-type="string">
            <text:p>http://upload.wikimedia.org/wikipedia/commons/thumb/7/70/Guatemala_%28orthographic_projection%29.svg/500px-Guatemala_%28orthographic_projection%29.svg.png</text:p>
          </table:table-cell>
          <table:table-cell office:value-type="string" calcext:value-type="string">
            <text:p>http://upload.wikimedia.org/wikipedia/commons/e/ec/Flag_of_Guatemala.svg</text:p>
          </table:table-cell>
          <table:table-cell office:value-type="string" calcext:value-type="string">
            <text:p>America Centrale</text:p>
          </table:table-cell>
          <table:table-cell/>
          <table:table-cell office:value-type="string" calcext:value-type="string">
            <text:p>http://upload.wikimedia.org/wikipedia/commons/7/70/Guatemala_%28orthographic_projection%29.svg</text:p>
          </table:table-cell>
          <table:table-cell office:value-type="string" calcext:value-type="string">
            <text:p>http://upload.wikimedia.org/wikipedia/commons/e/ec/Flag_of_Guatemal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Guinea </text:p>
          </table:table-cell>
          <table:table-cell office:value-type="string" calcext:value-type="string">
            <text:p>Conakry </text:p>
          </table:table-cell>
          <table:table-cell office:value-type="string" calcext:value-type="string">
            <text:p>http://upload.wikimedia.org/wikipedia/commons/thumb/0/04/Location_Guinea_AU_Africa.svg/500px-Location_Guinea_AU_Africa.svg.png</text:p>
          </table:table-cell>
          <table:table-cell office:value-type="string" calcext:value-type="string">
            <text:p>http://upload.wikimedia.org/wikipedia/commons/e/ed/Flag_of_Guinea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://upload.wikimedia.org/wikipedia/commons/e/e4/Guinea_%28orthographic_projection%29.svg</text:p>
          </table:table-cell>
          <table:table-cell office:value-type="string" calcext:value-type="string">
            <text:p>http://upload.wikimedia.org/wikipedia/commons/e/ed/Flag_of_Guine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Guinea Equatoriale </text:p>
          </table:table-cell>
          <table:table-cell office:value-type="string" calcext:value-type="string">
            <text:p>Malabo </text:p>
          </table:table-cell>
          <table:table-cell office:value-type="string" calcext:value-type="string">
            <text:p>http://upload.wikimedia.org/wikipedia/commons/thumb/e/e2/Location_Equatorial_Guinea_AU_Africa.svg/500px-Location_Equatorial_Guinea_AU_Africa.svg.png</text:p>
          </table:table-cell>
          <table:table-cell office:value-type="string" calcext:value-type="string">
            <text:p>http://upload.wikimedia.org/wikipedia/commons/3/31/Flag_of_Equatorial_Guinea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://upload.wikimedia.org/wikipedia/commons/e/e2/Location_Equatorial_Guinea_AU_Africa.svg</text:p>
          </table:table-cell>
          <table:table-cell office:value-type="string" calcext:value-type="string">
            <text:p>http://upload.wikimedia.org/wikipedia/commons/3/31/Flag_of_Equatorial_Guine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Guinea-Bissau </text:p>
          </table:table-cell>
          <table:table-cell office:value-type="string" calcext:value-type="string">
            <text:p>Bissau </text:p>
          </table:table-cell>
          <table:table-cell office:value-type="string" calcext:value-type="string">
            <text:p>http://upload.wikimedia.org/wikipedia/commons/thumb/c/c3/LocationGuineaBissau.svg/500px-LocationGuineaBissau.svg.png</text:p>
          </table:table-cell>
          <table:table-cell office:value-type="string" calcext:value-type="string">
            <text:p>http://upload.wikimedia.org/wikipedia/commons/0/01/Flag_of_Guinea-Bissau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://upload.wikimedia.org/wikipedia/commons/c/c3/LocationGuineaBissau.svg</text:p>
          </table:table-cell>
          <table:table-cell office:value-type="string" calcext:value-type="string">
            <text:p>http://upload.wikimedia.org/wikipedia/commons/0/01/Flag_of_Guinea-Bissau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Guyana </text:p>
          </table:table-cell>
          <table:table-cell office:value-type="string" calcext:value-type="string">
            <text:p>Georgetown </text:p>
          </table:table-cell>
          <table:table-cell office:value-type="string" calcext:value-type="string">
            <text:p>http://upload.wikimedia.org/wikipedia/commons/thumb/2/20/Guyana_%28orthographic_projection%29.svg/500px-Guyana_%28orthographic_projection%29.svg.png</text:p>
          </table:table-cell>
          <table:table-cell office:value-type="string" calcext:value-type="string">
            <text:p>http://upload.wikimedia.org/wikipedia/commons/9/99/Flag_of_Guyana.svg</text:p>
          </table:table-cell>
          <table:table-cell office:value-type="string" calcext:value-type="string">
            <text:p>Sud America</text:p>
          </table:table-cell>
          <table:table-cell/>
          <table:table-cell office:value-type="string" calcext:value-type="string">
            <text:p>http://upload.wikimedia.org/wikipedia/commons/1/18/Guyana_in_its_region.svg</text:p>
          </table:table-cell>
          <table:table-cell office:value-type="string" calcext:value-type="string">
            <text:p>http://upload.wikimedia.org/wikipedia/commons/9/99/Flag_of_Guyan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Haiti </text:p>
          </table:table-cell>
          <table:table-cell office:value-type="string" calcext:value-type="string">
            <text:p>Port-au-Prince </text:p>
          </table:table-cell>
          <table:table-cell office:value-type="string" calcext:value-type="string">
            <text:p>http://upload.wikimedia.org/wikipedia/commons/thumb/f/fe/Haiti_%28orthographic_projection%29.svg/500px-Haiti_%28orthographic_projection%29.svg.png</text:p>
          </table:table-cell>
          <table:table-cell office:value-type="string" calcext:value-type="string">
            <text:p>http://upload.wikimedia.org/wikipedia/commons/5/56/Flag_of_Haiti.svg</text:p>
          </table:table-cell>
          <table:table-cell office:value-type="string" calcext:value-type="string">
            <text:p>America Centrale</text:p>
          </table:table-cell>
          <table:table-cell/>
          <table:table-cell office:value-type="string" calcext:value-type="string">
            <text:p>http://upload.wikimedia.org/wikipedia/commons/f/fe/Haiti_%28orthographic_projection%29.svg</text:p>
          </table:table-cell>
          <table:table-cell office:value-type="string" calcext:value-type="string">
            <text:p>http://upload.wikimedia.org/wikipedia/commons/5/56/Flag_of_Haiti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Honduras </text:p>
          </table:table-cell>
          <table:table-cell office:value-type="string" calcext:value-type="string">
            <text:p>Tegucigalpa </text:p>
          </table:table-cell>
          <table:table-cell office:value-type="string" calcext:value-type="string">
            <text:p>http://upload.wikimedia.org/wikipedia/commons/thumb/3/3a/Honduras_%28orthographic_projection%29.svg/500px-Honduras_%28orthographic_projection%29.svg.png</text:p>
          </table:table-cell>
          <table:table-cell office:value-type="string" calcext:value-type="string">
            <text:p>http://upload.wikimedia.org/wikipedia/commons/8/82/Flag_of_Honduras.svg</text:p>
          </table:table-cell>
          <table:table-cell office:value-type="string" calcext:value-type="string">
            <text:p>America Centrale</text:p>
          </table:table-cell>
          <table:table-cell/>
          <table:table-cell office:value-type="string" calcext:value-type="string">
            <text:p>http://upload.wikimedia.org/wikipedia/commons/3/3a/Honduras_%28orthographic_projection%29.svg</text:p>
          </table:table-cell>
          <table:table-cell office:value-type="string" calcext:value-type="string">
            <text:p>http://upload.wikimedia.org/wikipedia/commons/8/82/Flag_of_Honduras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India </text:p>
          </table:table-cell>
          <table:table-cell office:value-type="string" calcext:value-type="string">
            <text:p>Nuova Delhi </text:p>
          </table:table-cell>
          <table:table-cell office:value-type="string" calcext:value-type="string">
            <text:p>http://upload.wikimedia.org/wikipedia/commons/thumb/b/bb/India_%28orthographic_projection%29.svg/500px-India_%28orthographic_projection%29.svg.png</text:p>
          </table:table-cell>
          <table:table-cell office:value-type="string" calcext:value-type="string">
            <text:p>http://upload.wikimedia.org/wikipedia/commons/4/41/Flag_of_India.svg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http://upload.wikimedia.org/wikipedia/commons/2/2c/India_in_its_region_%28undisputed%29.svg</text:p>
          </table:table-cell>
          <table:table-cell office:value-type="string" calcext:value-type="string">
            <text:p>http://upload.wikimedia.org/wikipedia/commons/4/41/Flag_of_Indi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Indonesia </text:p>
          </table:table-cell>
          <table:table-cell office:value-type="string" calcext:value-type="string">
            <text:p>Giakarta </text:p>
          </table:table-cell>
          <table:table-cell office:value-type="string" calcext:value-type="string">
            <text:p>http://upload.wikimedia.org/wikipedia/commons/thumb/0/05/Indonesia_%28orthographic_projection%29.svg/500px-Indonesia_%28orthographic_projection%29.svg.png</text:p>
          </table:table-cell>
          <table:table-cell office:value-type="string" calcext:value-type="string">
            <text:p>http://upload.wikimedia.org/wikipedia/commons/9/9f/Flag_of_Indonesia.svg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http://upload.wikimedia.org/wikipedia/commons/0/05/Indonesia_%28orthographic_projection%29.svg</text:p>
          </table:table-cell>
          <table:table-cell office:value-type="string" calcext:value-type="string">
            <text:p>http://upload.wikimedia.org/wikipedia/commons/9/9f/Flag_of_Indonesi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Iran </text:p>
          </table:table-cell>
          <table:table-cell office:value-type="string" calcext:value-type="string">
            <text:p>Teheran </text:p>
          </table:table-cell>
          <table:table-cell office:value-type="string" calcext:value-type="string">
            <text:p>http://upload.wikimedia.org/wikipedia/commons/thumb/a/a8/Iran_%28orthographic_projection%29.svg/500px-Iran_%28orthographic_projection%29.svg.png</text:p>
          </table:table-cell>
          <table:table-cell office:value-type="string" calcext:value-type="string">
            <text:p>https://upload.wikimedia.org/wikipedia/commons/c/ca/Flag_of_Iran.svg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https://upload.wikimedia.org/wikipedia/commons/a/a8/Iran_%28orthographic_projection%29.svg</text:p>
          </table:table-cell>
          <table:table-cell office:value-type="string" calcext:value-type="string">
            <text:p>https://upload.wikimedia.org/wikipedia/commons/c/ca/Flag_of_Iran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Iraq </text:p>
          </table:table-cell>
          <table:table-cell office:value-type="string" calcext:value-type="string">
            <text:p>Baghdad </text:p>
          </table:table-cell>
          <table:table-cell office:value-type="string" calcext:value-type="string">
            <text:p>http://upload.wikimedia.org/wikipedia/commons/thumb/5/59/Iraq_%28orthographic_projection%29.svg/500px-Iraq_%28orthographic_projection%29.svg.png</text:p>
          </table:table-cell>
          <table:table-cell office:value-type="string" calcext:value-type="string">
            <text:p>http://upload.wikimedia.org/wikipedia/commons/f/f6/Flag_of_Iraq.svg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http://upload.wikimedia.org/wikipedia/commons/5/59/Iraq_%28orthographic_projection%29.svg</text:p>
          </table:table-cell>
          <table:table-cell office:value-type="string" calcext:value-type="string">
            <text:p>http://upload.wikimedia.org/wikipedia/commons/f/f6/Flag_of_Iraq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Irlanda </text:p>
          </table:table-cell>
          <table:table-cell office:value-type="string" calcext:value-type="string">
            <text:p>Dublino </text:p>
          </table:table-cell>
          <table:table-cell office:value-type="string" calcext:value-type="string">
            <text:p>http://upload.wikimedia.org/wikipedia/commons/thumb/2/2a/EU-Ireland.svg/500px-EU-Ireland.svg.png</text:p>
          </table:table-cell>
          <table:table-cell office:value-type="string" calcext:value-type="string">
            <text:p>http://upload.wikimedia.org/wikipedia/commons/4/45/Flag_of_Ireland.svg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ttp://upload.wikimedia.org/wikipedia/commons/2/2a/EU-Ireland.svg</text:p>
          </table:table-cell>
          <table:table-cell office:value-type="string" calcext:value-type="string">
            <text:p>http://upload.wikimedia.org/wikipedia/commons/4/45/Flag_of_Ireland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Islanda </text:p>
          </table:table-cell>
          <table:table-cell office:value-type="string" calcext:value-type="string">
            <text:p>Reykjavík </text:p>
          </table:table-cell>
          <table:table-cell office:value-type="string" calcext:value-type="string">
            <text:p>http://upload.wikimedia.org/wikipedia/commons/thumb/6/66/Europe-Iceland.svg/500px-Europe-Iceland.svg.png</text:p>
          </table:table-cell>
          <table:table-cell office:value-type="string" calcext:value-type="string">
            <text:p>http://upload.wikimedia.org/wikipedia/commons/c/ce/Flag_of_Iceland.svg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ttp://upload.wikimedia.org/wikipedia/commons/6/66/Europe-Iceland.svg</text:p>
          </table:table-cell>
          <table:table-cell office:value-type="string" calcext:value-type="string">
            <text:p>http://upload.wikimedia.org/wikipedia/commons/c/ce/Flag_of_Iceland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Isole Marshall </text:p>
          </table:table-cell>
          <table:table-cell office:value-type="string" calcext:value-type="string">
            <text:p>Majuro </text:p>
          </table:table-cell>
          <table:table-cell office:value-type="string" calcext:value-type="string">
            <text:p>http://upload.wikimedia.org/wikipedia/commons/thumb/1/18/Marshall_Islands_on_the_globe_%28small_islands_magnified%29_%28Polynesia_centered%29.svg/500px-Marshall_Islands_on_the_globe_%28small_islands_magnified%29_%28Polynesia_centered%29.svg.png</text:p>
          </table:table-cell>
          <table:table-cell office:value-type="string" calcext:value-type="string">
            <text:p>http://upload.wikimedia.org/wikipedia/commons/2/2e/Flag_of_the_Marshall_Islands.svg</text:p>
          </table:table-cell>
          <table:table-cell office:value-type="string" calcext:value-type="string">
            <text:p>Oceania</text:p>
          </table:table-cell>
          <table:table-cell/>
          <table:table-cell office:value-type="string" calcext:value-type="string">
            <text:p>http://upload.wikimedia.org/wikipedia/commons/1/18/Marshall_Islands_on_the_globe_%28small_islands_magnified%29_%28Polynesia_centered%29.svg</text:p>
          </table:table-cell>
          <table:table-cell office:value-type="string" calcext:value-type="string">
            <text:p>http://upload.wikimedia.org/wikipedia/commons/2/2e/Flag_of_the_Marshall_Islands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Isole Salomone </text:p>
          </table:table-cell>
          <table:table-cell office:value-type="string" calcext:value-type="string">
            <text:p>Honiara </text:p>
          </table:table-cell>
          <table:table-cell office:value-type="string" calcext:value-type="string">
            <text:p>http://upload.wikimedia.org/wikipedia/commons/thumb/8/8a/Solomon_Islands_on_the_globe_%28Oceania_centered%29.svg/500px-Solomon_Islands_on_the_globe_%28Oceania_centered%29.svg.png</text:p>
          </table:table-cell>
          <table:table-cell office:value-type="string" calcext:value-type="string">
            <text:p>http://upload.wikimedia.org/wikipedia/commons/7/74/Flag_of_the_Solomon_Islands.svg</text:p>
          </table:table-cell>
          <table:table-cell office:value-type="string" calcext:value-type="string">
            <text:p>Oceania</text:p>
          </table:table-cell>
          <table:table-cell/>
          <table:table-cell office:value-type="string" calcext:value-type="string">
            <text:p>http://upload.wikimedia.org/wikipedia/commons/8/8a/Solomon_Islands_on_the_globe_%28Oceania_centered%29.svg</text:p>
          </table:table-cell>
          <table:table-cell office:value-type="string" calcext:value-type="string">
            <text:p>http://upload.wikimedia.org/wikipedia/commons/7/74/Flag_of_the_Solomon_Islands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Israele </text:p>
          </table:table-cell>
          <table:table-cell office:value-type="string" calcext:value-type="string">
            <text:p>Gerusalemme</text:p>
          </table:table-cell>
          <table:table-cell office:value-type="string" calcext:value-type="string">
            <text:p>http://upload.wikimedia.org/wikipedia/commons/thumb/4/47/ISR_orthographic.svg/500px-ISR_orthographic.svg.png</text:p>
          </table:table-cell>
          <table:table-cell office:value-type="string" calcext:value-type="string">
            <text:p>http://upload.wikimedia.org/wikipedia/commons/d/d4/Flag_of_Israel.svg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http://upload.wikimedia.org/wikipedia/commons/4/42/Israel_%28orthographic_projection%29.svg</text:p>
          </table:table-cell>
          <table:table-cell office:value-type="string" calcext:value-type="string">
            <text:p>http://upload.wikimedia.org/wikipedia/commons/d/d4/Flag_of_Israel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Italia </text:p>
          </table:table-cell>
          <table:table-cell office:value-type="string" calcext:value-type="string">
            <text:p>Roma </text:p>
          </table:table-cell>
          <table:table-cell office:value-type="string" calcext:value-type="string">
            <text:p>http://upload.wikimedia.org/wikipedia/commons/thumb/b/ba/EU-Italy.svg/500px-EU-Italy.svg.png</text:p>
          </table:table-cell>
          <table:table-cell office:value-type="string" calcext:value-type="string">
            <text:p>https://upload.wikimedia.org/wikipedia/en/0/03/Flag_of_Italy.svg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ttps://upload.wikimedia.org/wikipedia/commons/b/ba/EU-Italy.svg</text:p>
          </table:table-cell>
          <table:table-cell office:value-type="string" calcext:value-type="string">
            <text:p>https://upload.wikimedia.org/wikipedia/en/0/03/Flag_of_Italy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Kazakistan </text:p>
          </table:table-cell>
          <table:table-cell office:value-type="string" calcext:value-type="string">
            <text:p>Astana </text:p>
          </table:table-cell>
          <table:table-cell office:value-type="string" calcext:value-type="string">
            <text:p>http://upload.wikimedia.org/wikipedia/commons/thumb/3/3e/Kazakhstan_%28orthographic_projection%29.svg/500px-Kazakhstan_%28orthographic_projection%29.svg.png</text:p>
          </table:table-cell>
          <table:table-cell office:value-type="string" calcext:value-type="string">
            <text:p>https://upload.wikimedia.org/wikipedia/commons/d/d3/Flag_of_Kazakhstan.svg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https://upload.wikimedia.org/wikipedia/commons/b/b0/Kazakhstan_on_the_globe_%28Eurasia_centered%29.svg</text:p>
          </table:table-cell>
          <table:table-cell office:value-type="string" calcext:value-type="string">
            <text:p>https://upload.wikimedia.org/wikipedia/commons/d/d3/Flag_of_Kazakhstan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Kenya </text:p>
          </table:table-cell>
          <table:table-cell office:value-type="string" calcext:value-type="string">
            <text:p>Nairobi </text:p>
          </table:table-cell>
          <table:table-cell office:value-type="string" calcext:value-type="string">
            <text:p>http://upload.wikimedia.org/wikipedia/commons/thumb/a/a5/Kenya_%28orthographic_projection%29.svg/500px-Kenya_%28orthographic_projection%29.svg.png</text:p>
          </table:table-cell>
          <table:table-cell office:value-type="string" calcext:value-type="string">
            <text:p>https://upload.wikimedia.org/wikipedia/commons/4/49/Flag_of_Kenya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s://upload.wikimedia.org/wikipedia/commons/a/a5/Kenya_%28orthographic_projection%29.svg</text:p>
          </table:table-cell>
          <table:table-cell office:value-type="string" calcext:value-type="string">
            <text:p>https://upload.wikimedia.org/wikipedia/commons/4/49/Flag_of_Keny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Kirghizistan </text:p>
          </table:table-cell>
          <table:table-cell office:value-type="string" calcext:value-type="string">
            <text:p>Bishkek </text:p>
          </table:table-cell>
          <table:table-cell office:value-type="string" calcext:value-type="string">
            <text:p>http://upload.wikimedia.org/wikipedia/commons/thumb/7/7c/Kyrgyzstan_%28orthographic_projection%29.svg/500px-Kyrgyzstan_%28orthographic_projection%29.svg.png</text:p>
          </table:table-cell>
          <table:table-cell office:value-type="string" calcext:value-type="string">
            <text:p>http://upload.wikimedia.org/wikipedia/commons/c/c7/Flag_of_Kyrgyzstan.svg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http://upload.wikimedia.org/wikipedia/commons/7/7c/Kyrgyzstan_%28orthographic_projection%29.svg</text:p>
          </table:table-cell>
          <table:table-cell office:value-type="string" calcext:value-type="string">
            <text:p>http://upload.wikimedia.org/wikipedia/commons/c/c7/Flag_of_Kyrgyzstan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Kiribati </text:p>
          </table:table-cell>
          <table:table-cell office:value-type="string" calcext:value-type="string">
            <text:p>Bairiki </text:p>
          </table:table-cell>
          <table:table-cell office:value-type="string" calcext:value-type="string">
            <text:p>http://upload.wikimedia.org/wikipedia/commons/thumb/d/d9/Kiribati_on_the_globe_%28Polynesia_centered%29.svg/500px-Kiribati_on_the_globe_%28Polynesia_centered%29.svg.png</text:p>
          </table:table-cell>
          <table:table-cell office:value-type="string" calcext:value-type="string">
            <text:p>http://upload.wikimedia.org/wikipedia/commons/d/d3/Flag_of_Kiribati.svg</text:p>
          </table:table-cell>
          <table:table-cell office:value-type="string" calcext:value-type="string">
            <text:p>Oceania</text:p>
          </table:table-cell>
          <table:table-cell/>
          <table:table-cell office:value-type="string" calcext:value-type="string">
            <text:p>http://upload.wikimedia.org/wikipedia/commons/d/d9/Kiribati_on_the_globe_%28Polynesia_centered%29.svg</text:p>
          </table:table-cell>
          <table:table-cell office:value-type="string" calcext:value-type="string">
            <text:p>http://upload.wikimedia.org/wikipedia/commons/d/d3/Flag_of_Kiribati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Kuwait </text:p>
          </table:table-cell>
          <table:table-cell office:value-type="string" calcext:value-type="string">
            <text:p>Madinat al-Kuwait </text:p>
          </table:table-cell>
          <table:table-cell office:value-type="string" calcext:value-type="string">
            <text:p>http://upload.wikimedia.org/wikipedia/commons/thumb/a/ad/Kuwait_in_its_region.svg/500px-Kuwait_in_its_region.svg.png</text:p>
          </table:table-cell>
          <table:table-cell office:value-type="string" calcext:value-type="string">
            <text:p>http://upload.wikimedia.org/wikipedia/commons/a/aa/Flag_of_Kuwait.svg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http://upload.wikimedia.org/wikipedia/commons/a/ad/Kuwait_in_its_region.svg</text:p>
          </table:table-cell>
          <table:table-cell office:value-type="string" calcext:value-type="string">
            <text:p>http://upload.wikimedia.org/wikipedia/commons/a/aa/Flag_of_Kuwait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Laos </text:p>
          </table:table-cell>
          <table:table-cell office:value-type="string" calcext:value-type="string">
            <text:p>Vientiane </text:p>
          </table:table-cell>
          <table:table-cell office:value-type="string" calcext:value-type="string">
            <text:p>http://upload.wikimedia.org/wikipedia/commons/thumb/a/ac/Location_Laos_ASEAN.svg/500px-Location_Laos_ASEAN.svg.png</text:p>
          </table:table-cell>
          <table:table-cell office:value-type="string" calcext:value-type="string">
            <text:p>http://upload.wikimedia.org/wikipedia/commons/5/56/Flag_of_Laos.svg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http://upload.wikimedia.org/wikipedia/commons/2/2b/LocationLaos.svg</text:p>
          </table:table-cell>
          <table:table-cell office:value-type="string" calcext:value-type="string">
            <text:p>http://upload.wikimedia.org/wikipedia/commons/5/56/Flag_of_Laos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Lesotho </text:p>
          </table:table-cell>
          <table:table-cell office:value-type="string" calcext:value-type="string">
            <text:p>Maseru </text:p>
          </table:table-cell>
          <table:table-cell office:value-type="string" calcext:value-type="string">
            <text:p>http://upload.wikimedia.org/wikipedia/commons/thumb/d/d2/Location_Lesotho_AU_Africa.svg/500px-Location_Lesotho_AU_Africa.svg.png</text:p>
          </table:table-cell>
          <table:table-cell office:value-type="string" calcext:value-type="string">
            <text:p>http://upload.wikimedia.org/wikipedia/commons/4/4a/Flag_of_Lesotho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://upload.wikimedia.org/wikipedia/commons/b/b9/LocationLesotho.svg</text:p>
          </table:table-cell>
          <table:table-cell office:value-type="string" calcext:value-type="string">
            <text:p>http://upload.wikimedia.org/wikipedia/commons/4/4a/Flag_of_Lesotho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Lettonia </text:p>
          </table:table-cell>
          <table:table-cell office:value-type="string" calcext:value-type="string">
            <text:p>Riga </text:p>
          </table:table-cell>
          <table:table-cell office:value-type="string" calcext:value-type="string">
            <text:p>http://upload.wikimedia.org/wikipedia/commons/thumb/3/32/EU-Latvia.svg/500px-EU-Latvia.svg.png</text:p>
          </table:table-cell>
          <table:table-cell office:value-type="string" calcext:value-type="string">
            <text:p>http://upload.wikimedia.org/wikipedia/commons/8/84/Flag_of_Latvia.svg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ttp://upload.wikimedia.org/wikipedia/commons/3/32/EU-Latvia.svg</text:p>
          </table:table-cell>
          <table:table-cell office:value-type="string" calcext:value-type="string">
            <text:p>http://upload.wikimedia.org/wikipedia/commons/8/84/Flag_of_Latvi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Libano </text:p>
          </table:table-cell>
          <table:table-cell office:value-type="string" calcext:value-type="string">
            <text:p>Beirut </text:p>
          </table:table-cell>
          <table:table-cell office:value-type="string" calcext:value-type="string">
            <text:p>http://upload.wikimedia.org/wikipedia/commons/thumb/9/96/Lebanon_%28orthographic_projection%29.svg/500px-Lebanon_%28orthographic_projection%29.svg.png</text:p>
          </table:table-cell>
          <table:table-cell office:value-type="string" calcext:value-type="string">
            <text:p>http://upload.wikimedia.org/wikipedia/commons/5/59/Flag_of_Lebanon.svg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http://upload.wikimedia.org/wikipedia/commons/b/be/LocationLebanon.svg</text:p>
          </table:table-cell>
          <table:table-cell office:value-type="string" calcext:value-type="string">
            <text:p>http://upload.wikimedia.org/wikipedia/commons/5/59/Flag_of_Lebanon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Liberia </text:p>
          </table:table-cell>
          <table:table-cell office:value-type="string" calcext:value-type="string">
            <text:p>Monrovia </text:p>
          </table:table-cell>
          <table:table-cell office:value-type="string" calcext:value-type="string">
            <text:p>http://upload.wikimedia.org/wikipedia/commons/thumb/6/6f/Location_Liberia_AU_Africa.svg/500px-Location_Liberia_AU_Africa.svg.png</text:p>
          </table:table-cell>
          <table:table-cell office:value-type="string" calcext:value-type="string">
            <text:p>http://upload.wikimedia.org/wikipedia/commons/b/b8/Flag_of_Liberia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://upload.wikimedia.org/wikipedia/commons/6/6f/Location_Liberia_AU_Africa.svg</text:p>
          </table:table-cell>
          <table:table-cell office:value-type="string" calcext:value-type="string">
            <text:p>http://upload.wikimedia.org/wikipedia/commons/b/b8/Flag_of_Liberi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Libia </text:p>
          </table:table-cell>
          <table:table-cell office:value-type="string" calcext:value-type="string">
            <text:p>Tripoli </text:p>
          </table:table-cell>
          <table:table-cell office:value-type="string" calcext:value-type="string">
            <text:p>http://upload.wikimedia.org/wikipedia/commons/thumb/1/1b/Location_Libya_AU_Africa.svg/500px-Location_Libya_AU_Africa.svg.png</text:p>
          </table:table-cell>
          <table:table-cell office:value-type="string" calcext:value-type="string">
            <text:p>https://upload.wikimedia.org/wikipedia/commons/0/05/Flag_of_Libya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s://upload.wikimedia.org/wikipedia/commons/0/07/Libya_%28orthographic_projection%29.svg</text:p>
          </table:table-cell>
          <table:table-cell office:value-type="string" calcext:value-type="string">
            <text:p>https://upload.wikimedia.org/wikipedia/commons/0/05/Flag_of_Liby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Liechtenstein </text:p>
          </table:table-cell>
          <table:table-cell office:value-type="string" calcext:value-type="string">
            <text:p>Vaduz </text:p>
          </table:table-cell>
          <table:table-cell office:value-type="string" calcext:value-type="string">
            <text:p>http://upload.wikimedia.org/wikipedia/commons/3/36/Location_Liechtenstein_Europe.png</text:p>
          </table:table-cell>
          <table:table-cell office:value-type="string" calcext:value-type="string">
            <text:p>http://upload.wikimedia.org/wikipedia/commons/4/47/Flag_of_Liechtenstein.svg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ttp://upload.wikimedia.org/wikipedia/commons/3/36/Location_Liechtenstein_Europe.png</text:p>
          </table:table-cell>
          <table:table-cell office:value-type="string" calcext:value-type="string">
            <text:p>http://upload.wikimedia.org/wikipedia/commons/4/47/Flag_of_Liechtenstein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Lituania </text:p>
          </table:table-cell>
          <table:table-cell office:value-type="string" calcext:value-type="string">
            <text:p>Vilnius </text:p>
          </table:table-cell>
          <table:table-cell office:value-type="string" calcext:value-type="string">
            <text:p>http://upload.wikimedia.org/wikipedia/commons/thumb/e/ec/EU-Lithuania.svg/500px-EU-Lithuania.svg.png</text:p>
          </table:table-cell>
          <table:table-cell office:value-type="string" calcext:value-type="string">
            <text:p>https://upload.wikimedia.org/wikipedia/commons/1/11/Flag_of_Lithuania.svg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ttps://upload.wikimedia.org/wikipedia/commons/e/ec/EU-Lithuania.svg</text:p>
          </table:table-cell>
          <table:table-cell office:value-type="string" calcext:value-type="string">
            <text:p>https://upload.wikimedia.org/wikipedia/commons/1/11/Flag_of_Lithuania.svg</text:p>
          </table:table-cell>
          <table:table-cell table:number-columns-repeated="1016"/>
        </table:table-row>
        <table:table-row table:style-name="ro7">
          <table:table-cell table:number-columns-repeated="2" office:value-type="string" calcext:value-type="string">
            <text:p>Lussemburgo </text:p>
          </table:table-cell>
          <table:table-cell office:value-type="string" calcext:value-type="string">
            <text:p>http://upload.wikimedia.org/wikipedia/commons/thumb/c/c3/EU-Luxembourg.svg/500px-EU-Luxembourg.svg.png</text:p>
          </table:table-cell>
          <table:table-cell office:value-type="string" calcext:value-type="string">
            <text:p>http://upload.wikimedia.org/wikipedia/commons/d/da/Flag_of_Luxembourg.svg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ttp://upload.wikimedia.org/wikipedia/commons/c/c3/EU-Luxembourg.svg</text:p>
          </table:table-cell>
          <table:table-cell office:value-type="string" calcext:value-type="string">
            <text:p>http://upload.wikimedia.org/wikipedia/commons/d/da/Flag_of_Luxembourg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Macedonia </text:p>
          </table:table-cell>
          <table:table-cell office:value-type="string" calcext:value-type="string">
            <text:p>Skopje </text:p>
          </table:table-cell>
          <table:table-cell office:value-type="string" calcext:value-type="string">
            <text:p>http://upload.wikimedia.org/wikipedia/commons/thumb/e/e7/Europe-Macedonia.svg/500px-Europe-Macedonia.svg.png</text:p>
          </table:table-cell>
          <table:table-cell office:value-type="string" calcext:value-type="string">
            <text:p>http://upload.wikimedia.org/wikipedia/commons/f/f8/Flag_of_Macedonia.svg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ttp://upload.wikimedia.org/wikipedia/commons/e/e7/Europe-Macedonia.svg</text:p>
          </table:table-cell>
          <table:table-cell office:value-type="string" calcext:value-type="string">
            <text:p>http://upload.wikimedia.org/wikipedia/commons/f/f8/Flag_of_Macedoni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Madagascar </text:p>
          </table:table-cell>
          <table:table-cell office:value-type="string" calcext:value-type="string">
            <text:p>Antananarivo </text:p>
          </table:table-cell>
          <table:table-cell office:value-type="string" calcext:value-type="string">
            <text:p>http://upload.wikimedia.org/wikipedia/commons/thumb/6/6c/MDG_orthographic.svg/500px-MDG_orthographic.svg.png</text:p>
          </table:table-cell>
          <table:table-cell office:value-type="string" calcext:value-type="string">
            <text:p>https://upload.wikimedia.org/wikipedia/commons/b/bc/Flag_of_Madagascar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s://upload.wikimedia.org/wikipedia/commons/b/ba/Madagascar_in_Africa.svg</text:p>
          </table:table-cell>
          <table:table-cell office:value-type="string" calcext:value-type="string">
            <text:p>https://upload.wikimedia.org/wikipedia/commons/b/bc/Flag_of_Madagascar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Malawi </text:p>
          </table:table-cell>
          <table:table-cell office:value-type="string" calcext:value-type="string">
            <text:p>Lilongwe </text:p>
          </table:table-cell>
          <table:table-cell office:value-type="string" calcext:value-type="string">
            <text:p>http://upload.wikimedia.org/wikipedia/commons/thumb/1/1a/Malawi_%28orthographic_projection%29.svg/500px-Malawi_%28orthographic_projection%29.svg.png</text:p>
          </table:table-cell>
          <table:table-cell office:value-type="string" calcext:value-type="string">
            <text:p>http://upload.wikimedia.org/wikipedia/commons/d/d1/Flag_of_Malawi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://upload.wikimedia.org/wikipedia/commons/1/1a/Malawi_%28orthographic_projection%29.svg</text:p>
          </table:table-cell>
          <table:table-cell office:value-type="string" calcext:value-type="string">
            <text:p>http://upload.wikimedia.org/wikipedia/commons/d/d1/Flag_of_Malawi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Maldive </text:p>
          </table:table-cell>
          <table:table-cell office:value-type="string" calcext:value-type="string">
            <text:p>Malé </text:p>
          </table:table-cell>
          <table:table-cell office:value-type="string" calcext:value-type="string">
            <text:p>http://upload.wikimedia.org/wikipedia/commons/thumb/4/4b/Maldives_%28orthographic_projection%29.svg/500px-Maldives_%28orthographic_projection%29.svg.png</text:p>
          </table:table-cell>
          <table:table-cell office:value-type="string" calcext:value-type="string">
            <text:p>http://upload.wikimedia.org/wikipedia/commons/0/0f/Flag_of_Maldives.svg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http://upload.wikimedia.org/wikipedia/commons/0/04/LocationMaldives.png</text:p>
          </table:table-cell>
          <table:table-cell office:value-type="string" calcext:value-type="string">
            <text:p>http://upload.wikimedia.org/wikipedia/commons/0/0f/Flag_of_Maldives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Malesia </text:p>
          </table:table-cell>
          <table:table-cell office:value-type="string" calcext:value-type="string">
            <text:p>Kuala Lumpur </text:p>
          </table:table-cell>
          <table:table-cell office:value-type="string" calcext:value-type="string">
            <text:p>http://upload.wikimedia.org/wikipedia/commons/thumb/2/23/Malaysia_%28orthographic_projection%29.svg/500px-Malaysia_%28orthographic_projection%29.svg.png</text:p>
          </table:table-cell>
          <table:table-cell office:value-type="string" calcext:value-type="string">
            <text:p>http://upload.wikimedia.org/wikipedia/commons/6/66/Flag_of_Malaysia.svg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http://upload.wikimedia.org/wikipedia/commons/6/64/LocationMalaysia.svg</text:p>
          </table:table-cell>
          <table:table-cell office:value-type="string" calcext:value-type="string">
            <text:p>http://upload.wikimedia.org/wikipedia/commons/6/66/Flag_of_Malaysi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Mali </text:p>
          </table:table-cell>
          <table:table-cell office:value-type="string" calcext:value-type="string">
            <text:p>Bamako </text:p>
          </table:table-cell>
          <table:table-cell office:value-type="string" calcext:value-type="string">
            <text:p>http://upload.wikimedia.org/wikipedia/commons/thumb/8/84/Mali_de_iure_%28orthographic_projection%29.svg/500px-Mali_de_iure_%28orthographic_projection%29.svg.png</text:p>
          </table:table-cell>
          <table:table-cell office:value-type="string" calcext:value-type="string">
            <text:p>http://upload.wikimedia.org/wikipedia/commons/9/92/Flag_of_Mali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://upload.wikimedia.org/wikipedia/commons/thumb/8/84/Mali_de_iure_%28orthographic_projection%29.svg/500px-Mali_de_iure_%28orthographic_projection%29.svg.png</text:p>
          </table:table-cell>
          <table:table-cell office:value-type="string" calcext:value-type="string">
            <text:p>http://upload.wikimedia.org/wikipedia/commons/9/92/Flag_of_Mali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Malta </text:p>
          </table:table-cell>
          <table:table-cell office:value-type="string" calcext:value-type="string">
            <text:p>La Valletta </text:p>
          </table:table-cell>
          <table:table-cell office:value-type="string" calcext:value-type="string">
            <text:p>http://upload.wikimedia.org/wikipedia/commons/thumb/6/63/EU-Malta.svg/500px-EU-Malta.svg.png</text:p>
          </table:table-cell>
          <table:table-cell office:value-type="string" calcext:value-type="string">
            <text:p>http://upload.wikimedia.org/wikipedia/commons/7/73/Flag_of_Malta.svg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ttp://upload.wikimedia.org/wikipedia/commons/6/63/EU-Malta.svg</text:p>
          </table:table-cell>
          <table:table-cell office:value-type="string" calcext:value-type="string">
            <text:p>http://upload.wikimedia.org/wikipedia/commons/7/73/Flag_of_Malt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Marocco </text:p>
          </table:table-cell>
          <table:table-cell office:value-type="string" calcext:value-type="string">
            <text:p>Rabat </text:p>
          </table:table-cell>
          <table:table-cell office:value-type="string" calcext:value-type="string">
            <text:p>http://upload.wikimedia.org/wikipedia/commons/thumb/9/91/Morocco_%28orthographic_projection%29.svg/500px-Morocco_%28orthographic_projection%29.svg.png</text:p>
          </table:table-cell>
          <table:table-cell office:value-type="string" calcext:value-type="string">
            <text:p>http://upload.wikimedia.org/wikipedia/commons/2/2c/Flag_of_Morocco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://upload.wikimedia.org/wikipedia/commons/9/91/Morocco_%28orthographic_projection%29.svg</text:p>
          </table:table-cell>
          <table:table-cell office:value-type="string" calcext:value-type="string">
            <text:p>http://upload.wikimedia.org/wikipedia/commons/2/2c/Flag_of_Morocco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Mauritania </text:p>
          </table:table-cell>
          <table:table-cell office:value-type="string" calcext:value-type="string">
            <text:p>Nouakchott </text:p>
          </table:table-cell>
          <table:table-cell office:value-type="string" calcext:value-type="string">
            <text:p>http://upload.wikimedia.org/wikipedia/commons/thumb/a/ac/Mauritania_%28orthographic_projection%29.svg/500px-Mauritania_%28orthographic_projection%29.svg.png</text:p>
          </table:table-cell>
          <table:table-cell office:value-type="string" calcext:value-type="string">
            <text:p>http://upload.wikimedia.org/wikipedia/commons/4/43/Flag_of_Mauritania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://upload.wikimedia.org/wikipedia/commons/a/ac/Mauritania_%28orthographic_projection%29.svg</text:p>
          </table:table-cell>
          <table:table-cell office:value-type="string" calcext:value-type="string">
            <text:p>http://upload.wikimedia.org/wikipedia/commons/4/43/Flag_of_Mauritani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Mauritius </text:p>
          </table:table-cell>
          <table:table-cell office:value-type="string" calcext:value-type="string">
            <text:p>Port Louis </text:p>
          </table:table-cell>
          <table:table-cell office:value-type="string" calcext:value-type="string">
            <text:p>http://upload.wikimedia.org/wikipedia/commons/thumb/4/4b/Mauritius_%28orthographic_projection_with_inset%29.svg/500px-Mauritius_%28orthographic_projection_with_inset%29.svg.png</text:p>
          </table:table-cell>
          <table:table-cell office:value-type="string" calcext:value-type="string">
            <text:p>http://upload.wikimedia.org/wikipedia/commons/7/77/Flag_of_Mauritius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://upload.wikimedia.org/wikipedia/commons/4/4b/Mauritius_%28orthographic_projection_with_inset%29.svg</text:p>
          </table:table-cell>
          <table:table-cell office:value-type="string" calcext:value-type="string">
            <text:p>http://upload.wikimedia.org/wikipedia/commons/7/77/Flag_of_Mauritius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Messico </text:p>
          </table:table-cell>
          <table:table-cell office:value-type="string" calcext:value-type="string">
            <text:p>Città del Messico </text:p>
          </table:table-cell>
          <table:table-cell office:value-type="string" calcext:value-type="string">
            <text:p>http://upload.wikimedia.org/wikipedia/commons/thumb/0/06/MEX_orthographic.svg/500px-MEX_orthographic.svg.png</text:p>
          </table:table-cell>
          <table:table-cell office:value-type="string" calcext:value-type="string">
            <text:p>http://upload.wikimedia.org/wikipedia/commons/f/fc/Flag_of_Mexico.svg</text:p>
          </table:table-cell>
          <table:table-cell office:value-type="string" calcext:value-type="string">
            <text:p>America Centrale</text:p>
          </table:table-cell>
          <table:table-cell/>
          <table:table-cell office:value-type="string" calcext:value-type="string">
            <text:p>http://upload.wikimedia.org/wikipedia/commons/c/c9/Mexico_%28orthographic_projection%29.svg</text:p>
          </table:table-cell>
          <table:table-cell office:value-type="string" calcext:value-type="string">
            <text:p>http://upload.wikimedia.org/wikipedia/commons/f/fc/Flag_of_Mexico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tati Federati di Micronesia</text:p>
          </table:table-cell>
          <table:table-cell office:value-type="string" calcext:value-type="string">
            <text:p>Palikir </text:p>
          </table:table-cell>
          <table:table-cell office:value-type="string" calcext:value-type="string">
            <text:p>http://upload.wikimedia.org/wikipedia/commons/thumb/c/c6/Micronesia_on_the_globe_%28small_islands_magnified%29_%28Polynesia_centered%29.svg/500px-Micronesia_on_the_globe_%28small_islands_magnified%29_%28Polynesia_centered%29.svg.png</text:p>
          </table:table-cell>
          <table:table-cell office:value-type="string" calcext:value-type="string">
            <text:p>http://upload.wikimedia.org/wikipedia/commons/e/e4/Flag_of_the_Federated_States_of_Micronesia.svg</text:p>
          </table:table-cell>
          <table:table-cell office:value-type="string" calcext:value-type="string">
            <text:p>Oceania</text:p>
          </table:table-cell>
          <table:table-cell/>
          <table:table-cell office:value-type="string" calcext:value-type="string">
            <text:p>http://upload.wikimedia.org/wikipedia/commons/c/c6/Micronesia_on_the_globe_%28small_islands_magnified%29_%28Polynesia_centered%29.svg</text:p>
          </table:table-cell>
          <table:table-cell office:value-type="string" calcext:value-type="string">
            <text:p>http://upload.wikimedia.org/wikipedia/commons/e/e4/Flag_of_the_Federated_States_of_Micronesi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Moldavia </text:p>
          </table:table-cell>
          <table:table-cell office:value-type="string" calcext:value-type="string">
            <text:p>Chisinau </text:p>
          </table:table-cell>
          <table:table-cell office:value-type="string" calcext:value-type="string">
            <text:p>http://upload.wikimedia.org/wikipedia/commons/thumb/f/fe/Location_Moldova_Europe.png/548px-Location_Moldova_Europe.png</text:p>
          </table:table-cell>
          <table:table-cell office:value-type="string" calcext:value-type="string">
            <text:p>https://upload.wikimedia.org/wikipedia/commons/2/27/Flag_of_Moldova.svg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ttps://upload.wikimedia.org/wikipedia/commons/9/91/Europe-Moldova.svg</text:p>
          </table:table-cell>
          <table:table-cell office:value-type="string" calcext:value-type="string">
            <text:p>https://upload.wikimedia.org/wikipedia/commons/2/27/Flag_of_Moldov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Monaco </text:p>
          </table:table-cell>
          <table:table-cell office:value-type="string" calcext:value-type="string">
            <text:p>Monaco (città-stato) </text:p>
          </table:table-cell>
          <table:table-cell office:value-type="string" calcext:value-type="string">
            <text:p>http://upload.wikimedia.org/wikipedia/commons/thumb/f/f5/Location_Monaco_Europe.png/548px-Location_Monaco_Europe.png</text:p>
          </table:table-cell>
          <table:table-cell office:value-type="string" calcext:value-type="string">
            <text:p>http://upload.wikimedia.org/wikipedia/commons/e/ea/Flag_of_Monaco.svg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ttp://upload.wikimedia.org/wikipedia/commons/f/f5/Location_Monaco_Europe.png</text:p>
          </table:table-cell>
          <table:table-cell office:value-type="string" calcext:value-type="string">
            <text:p>http://upload.wikimedia.org/wikipedia/commons/e/ea/Flag_of_Monaco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Mongolia </text:p>
          </table:table-cell>
          <table:table-cell office:value-type="string" calcext:value-type="string">
            <text:p>Ulan Bator </text:p>
          </table:table-cell>
          <table:table-cell office:value-type="string" calcext:value-type="string">
            <text:p>http://upload.wikimedia.org/wikipedia/commons/thumb/f/f3/Mongolia_%28orthographic_projection%29.svg/500px-Mongolia_%28orthographic_projection%29.svg.png</text:p>
          </table:table-cell>
          <table:table-cell office:value-type="string" calcext:value-type="string">
            <text:p>http://upload.wikimedia.org/wikipedia/commons/4/4c/Flag_of_Mongolia.svg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http://upload.wikimedia.org/wikipedia/commons/d/d6/Mongolia_in_its_region.svg</text:p>
          </table:table-cell>
          <table:table-cell office:value-type="string" calcext:value-type="string">
            <text:p>http://upload.wikimedia.org/wikipedia/commons/4/4c/Flag_of_Mongoli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Montenegro </text:p>
          </table:table-cell>
          <table:table-cell office:value-type="string" calcext:value-type="string">
            <text:p>Podgorica </text:p>
          </table:table-cell>
          <table:table-cell office:value-type="string" calcext:value-type="string">
            <text:p>http://upload.wikimedia.org/wikipedia/commons/thumb/b/b0/Europe-Montenegro.svg/500px-Europe-Montenegro.svg.png</text:p>
          </table:table-cell>
          <table:table-cell office:value-type="string" calcext:value-type="string">
            <text:p>http://upload.wikimedia.org/wikipedia/commons/6/64/Flag_of_Montenegro.svg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ttp://upload.wikimedia.org/wikipedia/commons/b/b0/Europe-Montenegro.svg</text:p>
          </table:table-cell>
          <table:table-cell office:value-type="string" calcext:value-type="string">
            <text:p>http://upload.wikimedia.org/wikipedia/commons/6/64/Flag_of_Montenegro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Mozambico </text:p>
          </table:table-cell>
          <table:table-cell office:value-type="string" calcext:value-type="string">
            <text:p>Maputo </text:p>
          </table:table-cell>
          <table:table-cell office:value-type="string" calcext:value-type="string">
            <text:p>http://upload.wikimedia.org/wikipedia/commons/thumb/8/84/Mozambique_%28orthographic_projection%29.svg/500px-Mozambique_%28orthographic_projection%29.svg.png</text:p>
          </table:table-cell>
          <table:table-cell office:value-type="string" calcext:value-type="string">
            <text:p>http://upload.wikimedia.org/wikipedia/commons/d/d0/Flag_of_Mozambique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://upload.wikimedia.org/wikipedia/commons/8/84/Mozambique_%28orthographic_projection%29.svg</text:p>
          </table:table-cell>
          <table:table-cell office:value-type="string" calcext:value-type="string">
            <text:p>http://upload.wikimedia.org/wikipedia/commons/d/d0/Flag_of_Mozambique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Namibia </text:p>
          </table:table-cell>
          <table:table-cell office:value-type="string" calcext:value-type="string">
            <text:p>Windhoek </text:p>
          </table:table-cell>
          <table:table-cell office:value-type="string" calcext:value-type="string">
            <text:p>http://upload.wikimedia.org/wikipedia/commons/thumb/6/67/Location_Namibia_AU_Africa.svg/500px-Location_Namibia_AU_Africa.svg.png</text:p>
          </table:table-cell>
          <table:table-cell office:value-type="string" calcext:value-type="string">
            <text:p>http://upload.wikimedia.org/wikipedia/commons/0/00/Flag_of_Namibia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://upload.wikimedia.org/wikipedia/commons/6/67/Location_Namibia_AU_Africa.svg</text:p>
          </table:table-cell>
          <table:table-cell office:value-type="string" calcext:value-type="string">
            <text:p>http://upload.wikimedia.org/wikipedia/commons/0/00/Flag_of_Namibi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Nauru </text:p>
          </table:table-cell>
          <table:table-cell office:value-type="string" calcext:value-type="string">
            <text:p>Yaren (sede politica) </text:p>
          </table:table-cell>
          <table:table-cell office:value-type="string" calcext:value-type="string">
            <text:p>http://upload.wikimedia.org/wikipedia/commons/thumb/2/25/Nauru_on_the_globe_%28Polynesia_centered%29.svg/500px-Nauru_on_the_globe_%28Polynesia_centered%29.svg.png</text:p>
          </table:table-cell>
          <table:table-cell office:value-type="string" calcext:value-type="string">
            <text:p>http://upload.wikimedia.org/wikipedia/commons/3/30/Flag_of_Nauru.svg</text:p>
          </table:table-cell>
          <table:table-cell office:value-type="string" calcext:value-type="string">
            <text:p>Oceania</text:p>
          </table:table-cell>
          <table:table-cell/>
          <table:table-cell office:value-type="string" calcext:value-type="string">
            <text:p>http://upload.wikimedia.org/wikipedia/commons/2/25/Nauru_on_the_globe_%28Polynesia_centered%29.svg</text:p>
          </table:table-cell>
          <table:table-cell office:value-type="string" calcext:value-type="string">
            <text:p>http://upload.wikimedia.org/wikipedia/commons/3/30/Flag_of_Nauru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Nepal </text:p>
          </table:table-cell>
          <table:table-cell office:value-type="string" calcext:value-type="string">
            <text:p>Kathmandu </text:p>
          </table:table-cell>
          <table:table-cell office:value-type="string" calcext:value-type="string">
            <text:p>http://upload.wikimedia.org/wikipedia/commons/thumb/d/d4/Nepal_%28orthographic_projection%29.svg/500px-Nepal_%28orthographic_projection%29.svg.png</text:p>
          </table:table-cell>
          <table:table-cell office:value-type="string" calcext:value-type="string">
            <text:p>http://upload.wikimedia.org/wikipedia/commons/9/9b/Flag_of_Nepal.svg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http://upload.wikimedia.org/wikipedia/commons/7/7e/Nepal_in_its_region.svg</text:p>
          </table:table-cell>
          <table:table-cell office:value-type="string" calcext:value-type="string">
            <text:p>http://upload.wikimedia.org/wikipedia/commons/9/9b/Flag_of_Nepal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Nicaragua </text:p>
          </table:table-cell>
          <table:table-cell office:value-type="string" calcext:value-type="string">
            <text:p>Managua </text:p>
          </table:table-cell>
          <table:table-cell office:value-type="string" calcext:value-type="string">
            <text:p>http://upload.wikimedia.org/wikipedia/commons/thumb/3/38/Nicaragua_%28orthographic_projection%29.svg/500px-Nicaragua_%28orthographic_projection%29.svg.png</text:p>
          </table:table-cell>
          <table:table-cell office:value-type="string" calcext:value-type="string">
            <text:p>https://upload.wikimedia.org/wikipedia/commons/1/19/Flag_of_Nicaragua.svg</text:p>
          </table:table-cell>
          <table:table-cell office:value-type="string" calcext:value-type="string">
            <text:p>America Centrale</text:p>
          </table:table-cell>
          <table:table-cell/>
          <table:table-cell office:value-type="string" calcext:value-type="string">
            <text:p>https://upload.wikimedia.org/wikipedia/commons/3/38/Nicaragua_%28orthographic_projection%29.svg</text:p>
          </table:table-cell>
          <table:table-cell office:value-type="string" calcext:value-type="string">
            <text:p>https://upload.wikimedia.org/wikipedia/commons/1/19/Flag_of_Nicaragu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Niger </text:p>
          </table:table-cell>
          <table:table-cell office:value-type="string" calcext:value-type="string">
            <text:p>Niamey </text:p>
          </table:table-cell>
          <table:table-cell office:value-type="string" calcext:value-type="string">
            <text:p>http://upload.wikimedia.org/wikipedia/commons/thumb/6/68/Location_Niger_AU_Africa.svg/500px-Location_Niger_AU_Africa.svg.png</text:p>
          </table:table-cell>
          <table:table-cell office:value-type="string" calcext:value-type="string">
            <text:p>http://upload.wikimedia.org/wikipedia/commons/f/f4/Flag_of_Niger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://upload.wikimedia.org/wikipedia/commons/6/68/Location_Niger_AU_Africa.svg</text:p>
          </table:table-cell>
          <table:table-cell office:value-type="string" calcext:value-type="string">
            <text:p>http://upload.wikimedia.org/wikipedia/commons/f/f4/Flag_of_Niger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Nigeria </text:p>
          </table:table-cell>
          <table:table-cell office:value-type="string" calcext:value-type="string">
            <text:p>Abuja </text:p>
          </table:table-cell>
          <table:table-cell office:value-type="string" calcext:value-type="string">
            <text:p>http://upload.wikimedia.org/wikipedia/commons/thumb/2/2d/Location_Nigeria_AU_Africa.svg/500px-Location_Nigeria_AU_Africa.svg.png</text:p>
          </table:table-cell>
          <table:table-cell office:value-type="string" calcext:value-type="string">
            <text:p>http://upload.wikimedia.org/wikipedia/commons/7/79/Flag_of_Nigeria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://upload.wikimedia.org/wikipedia/commons/2/2d/Location_Nigeria_AU_Africa.svg</text:p>
          </table:table-cell>
          <table:table-cell office:value-type="string" calcext:value-type="string">
            <text:p>http://upload.wikimedia.org/wikipedia/commons/7/79/Flag_of_Nigeri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Norvegia </text:p>
          </table:table-cell>
          <table:table-cell office:value-type="string" calcext:value-type="string">
            <text:p>Oslo </text:p>
          </table:table-cell>
          <table:table-cell office:value-type="string" calcext:value-type="string">
            <text:p>http://upload.wikimedia.org/wikipedia/commons/thumb/0/01/Europe-Norway.svg/500px-Europe-Norway.svg.png</text:p>
          </table:table-cell>
          <table:table-cell office:value-type="string" calcext:value-type="string">
            <text:p>https://upload.wikimedia.org/wikipedia/commons/d/d9/Flag_of_Norway.svg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ttps://upload.wikimedia.org/wikipedia/commons/0/01/Europe-Norway.svg</text:p>
          </table:table-cell>
          <table:table-cell office:value-type="string" calcext:value-type="string">
            <text:p>https://upload.wikimedia.org/wikipedia/commons/d/d9/Flag_of_Norway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Nuova Zelanda </text:p>
          </table:table-cell>
          <table:table-cell office:value-type="string" calcext:value-type="string">
            <text:p>Wellington </text:p>
          </table:table-cell>
          <table:table-cell office:value-type="string" calcext:value-type="string">
            <text:p>http://upload.wikimedia.org/wikipedia/commons/thumb/2/29/NZL_orthographic_NaturalEarth.svg/500px-NZL_orthographic_NaturalEarth.svg.png</text:p>
          </table:table-cell>
          <table:table-cell office:value-type="string" calcext:value-type="string">
            <text:p>http://upload.wikimedia.org/wikipedia/commons/3/3e/Flag_of_New_Zealand.svg</text:p>
          </table:table-cell>
          <table:table-cell office:value-type="string" calcext:value-type="string">
            <text:p>Oceania</text:p>
          </table:table-cell>
          <table:table-cell/>
          <table:table-cell office:value-type="string" calcext:value-type="string">
            <text:p>http://upload.wikimedia.org/wikipedia/commons/2/29/NZL_orthographic_NaturalEarth.svg</text:p>
          </table:table-cell>
          <table:table-cell office:value-type="string" calcext:value-type="string">
            <text:p>http://upload.wikimedia.org/wikipedia/commons/3/3e/Flag_of_New_Zealand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Oman </text:p>
          </table:table-cell>
          <table:table-cell office:value-type="string" calcext:value-type="string">
            <text:p>Mascate </text:p>
          </table:table-cell>
          <table:table-cell office:value-type="string" calcext:value-type="string">
            <text:p>http://upload.wikimedia.org/wikipedia/commons/thumb/8/8d/Oman_%28orthographic_projection%29.svg/500px-Oman_%28orthographic_projection%29.svg.png</text:p>
          </table:table-cell>
          <table:table-cell office:value-type="string" calcext:value-type="string">
            <text:p>http://upload.wikimedia.org/wikipedia/commons/d/dd/Flag_of_Oman.svg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http://upload.wikimedia.org/wikipedia/commons/5/5a/Oman_in_its_region.svg</text:p>
          </table:table-cell>
          <table:table-cell office:value-type="string" calcext:value-type="string">
            <text:p>http://upload.wikimedia.org/wikipedia/commons/d/dd/Flag_of_Oman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Paesi Bassi </text:p>
          </table:table-cell>
          <table:table-cell office:value-type="string" calcext:value-type="string">
            <text:p>Amsterdam </text:p>
          </table:table-cell>
          <table:table-cell office:value-type="string" calcext:value-type="string">
            <text:p>http://upload.wikimedia.org/wikipedia/commons/thumb/2/27/EU-Netherlands.svg/500px-EU-Netherlands.svg.png</text:p>
          </table:table-cell>
          <table:table-cell office:value-type="string" calcext:value-type="string">
            <text:p>http://upload.wikimedia.org/wikipedia/commons/2/20/Flag_of_the_Netherlands.svg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ttp://upload.wikimedia.org/wikipedia/commons/2/27/EU-Netherlands.svg</text:p>
          </table:table-cell>
          <table:table-cell office:value-type="string" calcext:value-type="string">
            <text:p>http://upload.wikimedia.org/wikipedia/commons/2/20/Flag_of_the_Netherlands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Pakistan </text:p>
          </table:table-cell>
          <table:table-cell office:value-type="string" calcext:value-type="string">
            <text:p>Islamabad </text:p>
          </table:table-cell>
          <table:table-cell office:value-type="string" calcext:value-type="string">
            <text:p>http://upload.wikimedia.org/wikipedia/commons/thumb/b/b6/Pakistan_%28orthographic_projection%29.svg/500px-Pakistan_%28orthographic_projection%29.svg.png</text:p>
          </table:table-cell>
          <table:table-cell office:value-type="string" calcext:value-type="string">
            <text:p>http://upload.wikimedia.org/wikipedia/commons/3/32/Flag_of_Pakistan.svg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http://upload.wikimedia.org/wikipedia/commons/b/b6/Pakistan_%28orthographic_projection%29.svg</text:p>
          </table:table-cell>
          <table:table-cell office:value-type="string" calcext:value-type="string">
            <text:p>http://upload.wikimedia.org/wikipedia/commons/3/32/Flag_of_Pakistan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Palau </text:p>
          </table:table-cell>
          <table:table-cell office:value-type="string" calcext:value-type="string">
            <text:p>Ngerulmud </text:p>
          </table:table-cell>
          <table:table-cell office:value-type="string" calcext:value-type="string">
            <text:p>http://upload.wikimedia.org/wikipedia/commons/thumb/e/ef/Palau.png/480px-Palau.png</text:p>
          </table:table-cell>
          <table:table-cell office:value-type="string" calcext:value-type="string">
            <text:p>http://upload.wikimedia.org/wikipedia/commons/4/48/Flag_of_Palau.svg</text:p>
          </table:table-cell>
          <table:table-cell office:value-type="string" calcext:value-type="string">
            <text:p>Oceania</text:p>
          </table:table-cell>
          <table:table-cell/>
          <table:table-cell office:value-type="string" calcext:value-type="string">
            <text:p>http://upload.wikimedia.org/wikipedia/commons/e/ef/Palau.png</text:p>
          </table:table-cell>
          <table:table-cell office:value-type="string" calcext:value-type="string">
            <text:p>http://upload.wikimedia.org/wikipedia/commons/4/48/Flag_of_Palau.svg</text:p>
          </table:table-cell>
          <table:table-cell table:number-columns-repeated="1016"/>
        </table:table-row>
        <table:table-row table:style-name="ro7">
          <table:table-cell table:number-columns-repeated="2" office:value-type="string" calcext:value-type="string">
            <text:p>Panamá </text:p>
          </table:table-cell>
          <table:table-cell office:value-type="string" calcext:value-type="string">
            <text:p>http://upload.wikimedia.org/wikipedia/commons/thumb/e/e1/Panama_%28orthographic_projection%29.svg/500px-Panama_%28orthographic_projection%29.svg.png</text:p>
          </table:table-cell>
          <table:table-cell office:value-type="string" calcext:value-type="string">
            <text:p>http://upload.wikimedia.org/wikipedia/commons/a/ab/Flag_of_Panama.svg</text:p>
          </table:table-cell>
          <table:table-cell office:value-type="string" calcext:value-type="string">
            <text:p>America Centrale</text:p>
          </table:table-cell>
          <table:table-cell/>
          <table:table-cell office:value-type="string" calcext:value-type="string">
            <text:p>http://upload.wikimedia.org/wikipedia/commons/e/e1/Panama_%28orthographic_projection%29.svg</text:p>
          </table:table-cell>
          <table:table-cell office:value-type="string" calcext:value-type="string">
            <text:p>http://upload.wikimedia.org/wikipedia/commons/a/ab/Flag_of_Panam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Papua Nuova Guinea </text:p>
          </table:table-cell>
          <table:table-cell office:value-type="string" calcext:value-type="string">
            <text:p>Port Moresby </text:p>
          </table:table-cell>
          <table:table-cell office:value-type="string" calcext:value-type="string">
            <text:p>http://upload.wikimedia.org/wikipedia/commons/thumb/7/79/Papua_New_Guinea_%28orthographic_projection%29.svg/500px-Papua_New_Guinea_%28orthographic_projection%29.svg.png</text:p>
          </table:table-cell>
          <table:table-cell office:value-type="string" calcext:value-type="string">
            <text:p>http://upload.wikimedia.org/wikipedia/commons/e/e3/Flag_of_Papua_New_Guinea.svg</text:p>
          </table:table-cell>
          <table:table-cell office:value-type="string" calcext:value-type="string">
            <text:p>Oceania</text:p>
          </table:table-cell>
          <table:table-cell/>
          <table:table-cell office:value-type="string" calcext:value-type="string">
            <text:p>http://upload.wikimedia.org/wikipedia/commons/7/79/Papua_New_Guinea_%28orthographic_projection%29.svg</text:p>
          </table:table-cell>
          <table:table-cell office:value-type="string" calcext:value-type="string">
            <text:p>http://upload.wikimedia.org/wikipedia/commons/e/e3/Flag_of_Papua_New_Guine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Paraguay </text:p>
          </table:table-cell>
          <table:table-cell office:value-type="string" calcext:value-type="string">
            <text:p>Asunción </text:p>
          </table:table-cell>
          <table:table-cell office:value-type="string" calcext:value-type="string">
            <text:p>http://upload.wikimedia.org/wikipedia/commons/thumb/8/80/Paraguay_%28orthographic_projection%29.svg/500px-Paraguay_%28orthographic_projection%29.svg.png</text:p>
          </table:table-cell>
          <table:table-cell office:value-type="string" calcext:value-type="string">
            <text:p>http://upload.wikimedia.org/wikipedia/commons/2/27/Flag_of_Paraguay.svg</text:p>
          </table:table-cell>
          <table:table-cell office:value-type="string" calcext:value-type="string">
            <text:p>Sud America</text:p>
          </table:table-cell>
          <table:table-cell/>
          <table:table-cell office:value-type="string" calcext:value-type="string">
            <text:p>http://upload.wikimedia.org/wikipedia/commons/8/80/Paraguay_%28orthographic_projection%29.svg</text:p>
          </table:table-cell>
          <table:table-cell office:value-type="string" calcext:value-type="string">
            <text:p>http://upload.wikimedia.org/wikipedia/commons/2/27/Flag_of_Paraguay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Perù </text:p>
          </table:table-cell>
          <table:table-cell office:value-type="string" calcext:value-type="string">
            <text:p>Lima </text:p>
          </table:table-cell>
          <table:table-cell office:value-type="string" calcext:value-type="string">
            <text:p>http://upload.wikimedia.org/wikipedia/commons/thumb/8/84/Peru_%28orthographic_projection%29.svg/500px-Peru_%28orthographic_projection%29.svg.png</text:p>
          </table:table-cell>
          <table:table-cell office:value-type="string" calcext:value-type="string">
            <text:p>http://upload.wikimedia.org/wikipedia/commons/c/cf/Flag_of_Peru.svg</text:p>
          </table:table-cell>
          <table:table-cell office:value-type="string" calcext:value-type="string">
            <text:p>Sud America</text:p>
          </table:table-cell>
          <table:table-cell/>
          <table:table-cell office:value-type="string" calcext:value-type="string">
            <text:p>http://upload.wikimedia.org/wikipedia/commons/8/84/Peru_%28orthographic_projection%29.svg</text:p>
          </table:table-cell>
          <table:table-cell office:value-type="string" calcext:value-type="string">
            <text:p>http://upload.wikimedia.org/wikipedia/commons/c/cf/Flag_of_Peru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Polonia </text:p>
          </table:table-cell>
          <table:table-cell office:value-type="string" calcext:value-type="string">
            <text:p>Varsavia </text:p>
          </table:table-cell>
          <table:table-cell office:value-type="string" calcext:value-type="string">
            <text:p>http://upload.wikimedia.org/wikipedia/commons/thumb/9/9b/EU-Poland.svg/500px-EU-Poland.svg.png</text:p>
          </table:table-cell>
          <table:table-cell office:value-type="string" calcext:value-type="string">
            <text:p>http://upload.wikimedia.org/wikipedia/en/1/12/Flag_of_Poland.svg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ttp://upload.wikimedia.org/wikipedia/commons/9/9b/EU-Poland.svg</text:p>
          </table:table-cell>
          <table:table-cell office:value-type="string" calcext:value-type="string">
            <text:p>http://upload.wikimedia.org/wikipedia/en/1/12/Flag_of_Poland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Portogallo </text:p>
          </table:table-cell>
          <table:table-cell office:value-type="string" calcext:value-type="string">
            <text:p>Lisbona </text:p>
          </table:table-cell>
          <table:table-cell office:value-type="string" calcext:value-type="string">
            <text:p>http://upload.wikimedia.org/wikipedia/commons/thumb/a/a0/EU-Portugal_with_islands_circled.svg/500px-EU-Portugal_with_islands_circled.svg.png</text:p>
          </table:table-cell>
          <table:table-cell office:value-type="string" calcext:value-type="string">
            <text:p>https://upload.wikimedia.org/wikipedia/commons/5/5c/Flag_of_Portugal.svg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ttps://upload.wikimedia.org/wikipedia/commons/a/a0/EU-Portugal_with_islands_circled.svg</text:p>
          </table:table-cell>
          <table:table-cell office:value-type="string" calcext:value-type="string">
            <text:p>https://upload.wikimedia.org/wikipedia/commons/5/5c/Flag_of_Portugal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Qatar </text:p>
          </table:table-cell>
          <table:table-cell office:value-type="string" calcext:value-type="string">
            <text:p>Doha </text:p>
          </table:table-cell>
          <table:table-cell office:value-type="string" calcext:value-type="string">
            <text:p>http://upload.wikimedia.org/wikipedia/commons/thumb/d/d4/QAT_orthographic.svg/500px-QAT_orthographic.svg.png</text:p>
          </table:table-cell>
          <table:table-cell office:value-type="string" calcext:value-type="string">
            <text:p>http://upload.wikimedia.org/wikipedia/commons/6/65/Flag_of_Qatar.svg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http://upload.wikimedia.org/wikipedia/commons/d/d4/QAT_orthographic.svg</text:p>
          </table:table-cell>
          <table:table-cell office:value-type="string" calcext:value-type="string">
            <text:p>http://upload.wikimedia.org/wikipedia/commons/6/65/Flag_of_Qatar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RD del Congo </text:p>
          </table:table-cell>
          <table:table-cell office:value-type="string" calcext:value-type="string">
            <text:p>Kinshasa </text:p>
          </table:table-cell>
          <table:table-cell office:value-type="string" calcext:value-type="string">
            <text:p>http://upload.wikimedia.org/wikipedia/commons/thumb/d/d6/Democratic_Republic_of_the_Congo_%28orthographic_projection%29.svg/500px-Democratic_Republic_of_the_Congo_%28orthographic_projection%29.svg.png</text:p>
          </table:table-cell>
          <table:table-cell office:value-type="string" calcext:value-type="string">
            <text:p>https://upload.wikimedia.org/wikipedia/commons/6/6f/Flag_of_the_Democratic_Republic_of_the_Congo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s://upload.wikimedia.org/wikipedia/commons/d/d6/Democratic_Republic_of_the_Congo_%28orthographic_projection%29.svg</text:p>
          </table:table-cell>
          <table:table-cell office:value-type="string" calcext:value-type="string">
            <text:p>https://upload.wikimedia.org/wikipedia/commons/6/6f/Flag_of_the_Democratic_Republic_of_the_Congo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Regno Unito </text:p>
          </table:table-cell>
          <table:table-cell office:value-type="string" calcext:value-type="string">
            <text:p>Londra </text:p>
          </table:table-cell>
          <table:table-cell office:value-type="string" calcext:value-type="string">
            <text:p>http://upload.wikimedia.org/wikipedia/commons/thumb/d/d1/EU-United_Kingdom.svg/500px-EU-United_Kingdom.svg.png</text:p>
          </table:table-cell>
          <table:table-cell office:value-type="string" calcext:value-type="string">
            <text:p>http://upload.wikimedia.org/wikipedia/commons/a/ae/Flag_of_the_United_Kingdom.svg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ttp://upload.wikimedia.org/wikipedia/commons/d/d1/EU-United_Kingdom.svg</text:p>
          </table:table-cell>
          <table:table-cell office:value-type="string" calcext:value-type="string">
            <text:p>http://upload.wikimedia.org/wikipedia/commons/a/ae/Flag_of_the_United_Kingdom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Rep. Centrafricana </text:p>
          </table:table-cell>
          <table:table-cell office:value-type="string" calcext:value-type="string">
            <text:p>Bangui </text:p>
          </table:table-cell>
          <table:table-cell office:value-type="string" calcext:value-type="string">
            <text:p>http://upload.wikimedia.org/wikipedia/commons/thumb/c/c4/Central_African_Republic_%28orthographic_projection%29.svg/500px-Central_African_Republic_%28orthographic_projection%29.svg.png</text:p>
          </table:table-cell>
          <table:table-cell office:value-type="string" calcext:value-type="string">
            <text:p>http://upload.wikimedia.org/wikipedia/commons/6/6f/Flag_of_the_Central_African_Republic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://upload.wikimedia.org/wikipedia/commons/c/c4/Central_African_Republic_%28orthographic_projection%29.svg</text:p>
          </table:table-cell>
          <table:table-cell office:value-type="string" calcext:value-type="string">
            <text:p>http://upload.wikimedia.org/wikipedia/commons/6/6f/Flag_of_the_Central_African_Republic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Rep. del Congo </text:p>
          </table:table-cell>
          <table:table-cell office:value-type="string" calcext:value-type="string">
            <text:p>Brazzaville </text:p>
          </table:table-cell>
          <table:table-cell office:value-type="string" calcext:value-type="string">
            <text:p>http://upload.wikimedia.org/wikipedia/commons/thumb/a/a7/Republic_of_the_Congo_%28orthographic_projection%29.svg/500px-Republic_of_the_Congo_%28orthographic_projection%29.svg.png</text:p>
          </table:table-cell>
          <table:table-cell office:value-type="string" calcext:value-type="string">
            <text:p>http://upload.wikimedia.org/wikipedia/commons/6/6f/Flag_of_the_Democratic_Republic_of_the_Congo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://upload.wikimedia.org/wikipedia/commons/d/d6/Democratic_Republic_of_the_Congo_%28orthographic_projection%29.svg</text:p>
          </table:table-cell>
          <table:table-cell office:value-type="string" calcext:value-type="string">
            <text:p>http://upload.wikimedia.org/wikipedia/commons/6/6f/Flag_of_the_Democratic_Republic_of_the_Congo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Rep. Dominicana </text:p>
          </table:table-cell>
          <table:table-cell office:value-type="string" calcext:value-type="string">
            <text:p>Santo Domingo </text:p>
          </table:table-cell>
          <table:table-cell office:value-type="string" calcext:value-type="string">
            <text:p>http://upload.wikimedia.org/wikipedia/commons/thumb/9/95/Dominican_Republic_%28orthographic_projection%29.svg/500px-Dominican_Republic_%28orthographic_projection%29.svg.png</text:p>
          </table:table-cell>
          <table:table-cell office:value-type="string" calcext:value-type="string">
            <text:p>http://upload.wikimedia.org/wikipedia/commons/9/9f/Flag_of_the_Dominican_Republic.svg</text:p>
          </table:table-cell>
          <table:table-cell office:value-type="string" calcext:value-type="string">
            <text:p>America Centrale</text:p>
          </table:table-cell>
          <table:table-cell/>
          <table:table-cell office:value-type="string" calcext:value-type="string">
            <text:p>http://upload.wikimedia.org/wikipedia/commons/9/95/Dominican_Republic_%28orthographic_projection%29.svg</text:p>
          </table:table-cell>
          <table:table-cell office:value-type="string" calcext:value-type="string">
            <text:p>http://upload.wikimedia.org/wikipedia/commons/9/9f/Flag_of_the_Dominican_Republic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Repubblica Ceca</text:p>
          </table:table-cell>
          <table:table-cell office:value-type="string" calcext:value-type="string">
            <text:p>Praga </text:p>
          </table:table-cell>
          <table:table-cell office:value-type="string" calcext:value-type="string">
            <text:p>http://upload.wikimedia.org/wikipedia/commons/thumb/3/33/EU-Czechia.svg/500px-EU-Czechia.svg.png</text:p>
          </table:table-cell>
          <table:table-cell office:value-type="string" calcext:value-type="string">
            <text:p>http://upload.wikimedia.org/wikipedia/commons/c/cb/Flag_of_the_Czech_Republic.svg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ttp://upload.wikimedia.org/wikipedia/commons/3/33/EU-Czechia.svg</text:p>
          </table:table-cell>
          <table:table-cell office:value-type="string" calcext:value-type="string">
            <text:p>http://upload.wikimedia.org/wikipedia/commons/c/cb/Flag_of_the_Czech_Republic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Romania </text:p>
          </table:table-cell>
          <table:table-cell office:value-type="string" calcext:value-type="string">
            <text:p>Bucarest </text:p>
          </table:table-cell>
          <table:table-cell office:value-type="string" calcext:value-type="string">
            <text:p>http://upload.wikimedia.org/wikipedia/commons/thumb/1/13/EU-Romania.svg/500px-EU-Romania.svg.png</text:p>
          </table:table-cell>
          <table:table-cell office:value-type="string" calcext:value-type="string">
            <text:p>http://upload.wikimedia.org/wikipedia/commons/7/73/Flag_of_Romania.svg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ttp://upload.wikimedia.org/wikipedia/commons/1/13/EU-Romania.svg</text:p>
          </table:table-cell>
          <table:table-cell office:value-type="string" calcext:value-type="string">
            <text:p>http://upload.wikimedia.org/wikipedia/commons/7/73/Flag_of_Romani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Ruanda </text:p>
          </table:table-cell>
          <table:table-cell office:value-type="string" calcext:value-type="string">
            <text:p>Kigali </text:p>
          </table:table-cell>
          <table:table-cell office:value-type="string" calcext:value-type="string">
            <text:p>http://upload.wikimedia.org/wikipedia/commons/thumb/f/f6/LocationRwanda.svg/500px-LocationRwanda.svg.png</text:p>
          </table:table-cell>
          <table:table-cell office:value-type="string" calcext:value-type="string">
            <text:p>http://upload.wikimedia.org/wikipedia/commons/1/17/Flag_of_Rwanda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://upload.wikimedia.org/wikipedia/commons/f/f6/LocationRwanda.svg</text:p>
          </table:table-cell>
          <table:table-cell office:value-type="string" calcext:value-type="string">
            <text:p>http://upload.wikimedia.org/wikipedia/commons/1/17/Flag_of_Rwand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Russia </text:p>
          </table:table-cell>
          <table:table-cell office:value-type="string" calcext:value-type="string">
            <text:p>Mosca </text:p>
          </table:table-cell>
          <table:table-cell office:value-type="string" calcext:value-type="string">
            <text:p>http://upload.wikimedia.org/wikipedia/commons/thumb/e/ec/Russian_Federation_%28orthographic_projection%29_-_Crimea_disputed.svg/500px-Russian_Federation_%28orthographic_projection%29_-_Crimea_disputed.svg.png</text:p>
          </table:table-cell>
          <table:table-cell office:value-type="string" calcext:value-type="string">
            <text:p>http://upload.wikimedia.org/wikipedia/commons/f/f3/Flag_of_Russia.svg</text:p>
          </table:table-cell>
          <table:table-cell office:value-type="string" calcext:value-type="string">
            <text:p>Europa|Asia</text:p>
          </table:table-cell>
          <table:table-cell/>
          <table:table-cell office:value-type="string" calcext:value-type="string">
            <text:p>http://upload.wikimedia.org/wikipedia/commons/6/65/Russian_Federation_%28orthographic_projection%29.svg</text:p>
          </table:table-cell>
          <table:table-cell office:value-type="string" calcext:value-type="string">
            <text:p>http://upload.wikimedia.org/wikipedia/commons/f/f3/Flag_of_Russi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aint Kitts e Nevis </text:p>
          </table:table-cell>
          <table:table-cell office:value-type="string" calcext:value-type="string">
            <text:p>Basseterre </text:p>
          </table:table-cell>
          <table:table-cell office:value-type="string" calcext:value-type="string">
            <text:p>http://upload.wikimedia.org/wikipedia/commons/thumb/5/5d/KNA_orthographic.svg/500px-KNA_orthographic.svg.png</text:p>
          </table:table-cell>
          <table:table-cell office:value-type="string" calcext:value-type="string">
            <text:p>http://upload.wikimedia.org/wikipedia/commons/f/fe/Flag_of_Saint_Kitts_and_Nevis.svg</text:p>
          </table:table-cell>
          <table:table-cell office:value-type="string" calcext:value-type="string">
            <text:p>America Centrale</text:p>
          </table:table-cell>
          <table:table-cell/>
          <table:table-cell office:value-type="string" calcext:value-type="string">
            <text:p>http://upload.wikimedia.org/wikipedia/commons/5/5d/KNA_orthographic.svg</text:p>
          </table:table-cell>
          <table:table-cell office:value-type="string" calcext:value-type="string">
            <text:p>http://upload.wikimedia.org/wikipedia/commons/f/fe/Flag_of_Saint_Kitts_and_Nevis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aint Vincent e Grenadine </text:p>
          </table:table-cell>
          <table:table-cell office:value-type="string" calcext:value-type="string">
            <text:p>Kingstown </text:p>
          </table:table-cell>
          <table:table-cell office:value-type="string" calcext:value-type="string">
            <text:p>http://upload.wikimedia.org/wikipedia/commons/thumb/7/70/VCT_orthographic.svg/500px-VCT_orthographic.svg.png</text:p>
          </table:table-cell>
          <table:table-cell office:value-type="string" calcext:value-type="string">
            <text:p>http://upload.wikimedia.org/wikipedia/commons/6/6d/Flag_of_Saint_Vincent_and_the_Grenadines.svg</text:p>
          </table:table-cell>
          <table:table-cell office:value-type="string" calcext:value-type="string">
            <text:p>America Centrale</text:p>
          </table:table-cell>
          <table:table-cell/>
          <table:table-cell office:value-type="string" calcext:value-type="string">
            <text:p>http://upload.wikimedia.org/wikipedia/commons/7/70/VCT_orthographic.svg</text:p>
          </table:table-cell>
          <table:table-cell office:value-type="string" calcext:value-type="string">
            <text:p>http://upload.wikimedia.org/wikipedia/commons/6/6d/Flag_of_Saint_Vincent_and_the_Grenadines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amoa </text:p>
          </table:table-cell>
          <table:table-cell office:value-type="string" calcext:value-type="string">
            <text:p>Apia </text:p>
          </table:table-cell>
          <table:table-cell office:value-type="string" calcext:value-type="string">
            <text:p>http://upload.wikimedia.org/wikipedia/commons/thumb/7/74/Samoa_on_the_globe_%28Polynesia_centered%29.svg/500px-Samoa_on_the_globe_%28Polynesia_centered%29.svg.png</text:p>
          </table:table-cell>
          <table:table-cell office:value-type="string" calcext:value-type="string">
            <text:p>http://upload.wikimedia.org/wikipedia/commons/3/31/Flag_of_Samoa.svg</text:p>
          </table:table-cell>
          <table:table-cell office:value-type="string" calcext:value-type="string">
            <text:p>Oceania</text:p>
          </table:table-cell>
          <table:table-cell/>
          <table:table-cell office:value-type="string" calcext:value-type="string">
            <text:p>http://upload.wikimedia.org/wikipedia/commons/7/74/Samoa_on_the_globe_%28Polynesia_centered%29.svg</text:p>
          </table:table-cell>
          <table:table-cell office:value-type="string" calcext:value-type="string">
            <text:p>http://upload.wikimedia.org/wikipedia/commons/3/31/Flag_of_Samo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an Marino </text:p>
          </table:table-cell>
          <table:table-cell office:value-type="string" calcext:value-type="string">
            <text:p>Città di San Marino </text:p>
          </table:table-cell>
          <table:table-cell office:value-type="string" calcext:value-type="string">
            <text:p>http://upload.wikimedia.org/wikipedia/commons/thumb/7/79/Location_San_Marino_Europe.png/548px-Location_San_Marino_Europe.png</text:p>
          </table:table-cell>
          <table:table-cell office:value-type="string" calcext:value-type="string">
            <text:p>http://upload.wikimedia.org/wikipedia/commons/b/b1/Flag_of_San_Marino.svg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ttp://upload.wikimedia.org/wikipedia/commons/7/79/Location_San_Marino_Europe.png</text:p>
          </table:table-cell>
          <table:table-cell office:value-type="string" calcext:value-type="string">
            <text:p>http://upload.wikimedia.org/wikipedia/commons/b/b1/Flag_of_San_Marino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anta Lucia </text:p>
          </table:table-cell>
          <table:table-cell office:value-type="string" calcext:value-type="string">
            <text:p>Castries </text:p>
          </table:table-cell>
          <table:table-cell office:value-type="string" calcext:value-type="string">
            <text:p>http://upload.wikimedia.org/wikipedia/commons/b/b6/LocationSaintLucia.png</text:p>
          </table:table-cell>
          <table:table-cell office:value-type="string" calcext:value-type="string">
            <text:p>http://upload.wikimedia.org/wikipedia/commons/9/9f/Flag_of_Saint_Lucia.svg</text:p>
          </table:table-cell>
          <table:table-cell office:value-type="string" calcext:value-type="string">
            <text:p>America Centrale</text:p>
          </table:table-cell>
          <table:table-cell/>
          <table:table-cell office:value-type="string" calcext:value-type="string">
            <text:p>http://upload.wikimedia.org/wikipedia/commons/b/b6/LocationSaintLucia.png</text:p>
          </table:table-cell>
          <table:table-cell office:value-type="string" calcext:value-type="string">
            <text:p>http://upload.wikimedia.org/wikipedia/commons/9/9f/Flag_of_Saint_Luci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ão Tomé e Príncipe </text:p>
          </table:table-cell>
          <table:table-cell office:value-type="string" calcext:value-type="string">
            <text:p>São Tomé </text:p>
          </table:table-cell>
          <table:table-cell office:value-type="string" calcext:value-type="string">
            <text:p>http://upload.wikimedia.org/wikipedia/commons/thumb/3/35/Location_S%C3%A3o_Tom%C3%A9_and_Pr%C3%ADncipe_AU_Africa.svg/500px-Location_S%C3%A3o_Tom%C3%A9_and_Pr%C3%ADncipe_AU_Africa.svg.png</text:p>
          </table:table-cell>
          <table:table-cell office:value-type="string" calcext:value-type="string">
            <text:p>http://upload.wikimedia.org/wikipedia/commons/4/4f/Flag_of_Sao_Tome_and_Principe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://upload.wikimedia.org/wikipedia/commons/a/a2/Sao_Tome_and_Principe_in_its_region.svg</text:p>
          </table:table-cell>
          <table:table-cell office:value-type="string" calcext:value-type="string">
            <text:p>http://upload.wikimedia.org/wikipedia/commons/4/4f/Flag_of_Sao_Tome_and_Principe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enegal </text:p>
          </table:table-cell>
          <table:table-cell office:value-type="string" calcext:value-type="string">
            <text:p>Dakar </text:p>
          </table:table-cell>
          <table:table-cell office:value-type="string" calcext:value-type="string">
            <text:p>http://upload.wikimedia.org/wikipedia/commons/thumb/3/33/Location_Senegal_AU_Africa.svg/500px-Location_Senegal_AU_Africa.svg.png</text:p>
          </table:table-cell>
          <table:table-cell office:value-type="string" calcext:value-type="string">
            <text:p>http://upload.wikimedia.org/wikipedia/commons/f/fd/Flag_of_Senegal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://upload.wikimedia.org/wikipedia/commons/3/3c/Senegal_%28orthographic_projection%29.svg</text:p>
          </table:table-cell>
          <table:table-cell office:value-type="string" calcext:value-type="string">
            <text:p>http://upload.wikimedia.org/wikipedia/commons/f/fd/Flag_of_Senegal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erbia </text:p>
          </table:table-cell>
          <table:table-cell office:value-type="string" calcext:value-type="string">
            <text:p>Belgrado </text:p>
          </table:table-cell>
          <table:table-cell office:value-type="string" calcext:value-type="string">
            <text:p>http://upload.wikimedia.org/wikipedia/commons/thumb/b/ba/Location_Serbia_Europe.png/548px-Location_Serbia_Europe.png</text:p>
          </table:table-cell>
          <table:table-cell office:value-type="string" calcext:value-type="string">
            <text:p>http://upload.wikimedia.org/wikipedia/commons/f/ff/Flag_of_Serbia.svg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ttp://upload.wikimedia.org/wikipedia/commons/b/b3/Serbia_in_Europe.svg</text:p>
          </table:table-cell>
          <table:table-cell office:value-type="string" calcext:value-type="string">
            <text:p>http://upload.wikimedia.org/wikipedia/commons/f/ff/Flag_of_Serbi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eychelles </text:p>
          </table:table-cell>
          <table:table-cell office:value-type="string" calcext:value-type="string">
            <text:p>Port Victoria </text:p>
          </table:table-cell>
          <table:table-cell office:value-type="string" calcext:value-type="string">
            <text:p>http://upload.wikimedia.org/wikipedia/commons/thumb/f/fb/Seychelles_in_its_region_%28small_islands_magnified%29.svg/500px-Seychelles_in_its_region_%28small_islands_magnified%29.svg.png</text:p>
          </table:table-cell>
          <table:table-cell office:value-type="string" calcext:value-type="string">
            <text:p>http://upload.wikimedia.org/wikipedia/commons/f/fc/Flag_of_Seychelles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://upload.wikimedia.org/wikipedia/commons/f/fb/Seychelles_in_its_region_%28small_islands_magnified%29.svg</text:p>
          </table:table-cell>
          <table:table-cell office:value-type="string" calcext:value-type="string">
            <text:p>http://upload.wikimedia.org/wikipedia/commons/f/fc/Flag_of_Seychelles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ierra Leone </text:p>
          </table:table-cell>
          <table:table-cell office:value-type="string" calcext:value-type="string">
            <text:p>Freetown </text:p>
          </table:table-cell>
          <table:table-cell office:value-type="string" calcext:value-type="string">
            <text:p>http://upload.wikimedia.org/wikipedia/commons/thumb/4/4f/Location_Sierra_Leone_AU_Africa.svg/500px-Location_Sierra_Leone_AU_Africa.svg.png</text:p>
          </table:table-cell>
          <table:table-cell office:value-type="string" calcext:value-type="string">
            <text:p>http://upload.wikimedia.org/wikipedia/commons/1/17/Flag_of_Sierra_Leone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://upload.wikimedia.org/wikipedia/commons/4/4f/Location_Sierra_Leone_AU_Africa.svg</text:p>
          </table:table-cell>
          <table:table-cell office:value-type="string" calcext:value-type="string">
            <text:p>http://upload.wikimedia.org/wikipedia/commons/1/17/Flag_of_Sierra_Leone.svg</text:p>
          </table:table-cell>
          <table:table-cell table:number-columns-repeated="1016"/>
        </table:table-row>
        <table:table-row table:style-name="ro7">
          <table:table-cell table:number-columns-repeated="2" office:value-type="string" calcext:value-type="string">
            <text:p>Singapore </text:p>
          </table:table-cell>
          <table:table-cell office:value-type="string" calcext:value-type="string">
            <text:p>http://upload.wikimedia.org/wikipedia/commons/thumb/5/51/Singapore_in_its_region_%28zoom%29.svg/500px-Singapore_in_its_region_%28zoom%29.svg.png</text:p>
          </table:table-cell>
          <table:table-cell office:value-type="string" calcext:value-type="string">
            <text:p>http://upload.wikimedia.org/wikipedia/commons/4/48/Flag_of_Singapore.svg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http://upload.wikimedia.org/wikipedia/commons/a/aa/Location_Singapore_ASEAN.svg</text:p>
          </table:table-cell>
          <table:table-cell office:value-type="string" calcext:value-type="string">
            <text:p>http://upload.wikimedia.org/wikipedia/commons/4/48/Flag_of_Singapore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iria </text:p>
          </table:table-cell>
          <table:table-cell office:value-type="string" calcext:value-type="string">
            <text:p>Damasco </text:p>
          </table:table-cell>
          <table:table-cell office:value-type="string" calcext:value-type="string">
            <text:p>http://upload.wikimedia.org/wikipedia/commons/thumb/1/11/Syria_%28orthographic_projection%29.svg/500px-Syria_%28orthographic_projection%29.svg.png</text:p>
          </table:table-cell>
          <table:table-cell office:value-type="string" calcext:value-type="string">
            <text:p>http://upload.wikimedia.org/wikipedia/commons/5/53/Flag_of_Syria.svg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http://upload.wikimedia.org/wikipedia/commons/1/11/Syria_%28orthographic_projection%29.svg</text:p>
          </table:table-cell>
          <table:table-cell office:value-type="string" calcext:value-type="string">
            <text:p>http://upload.wikimedia.org/wikipedia/commons/5/53/Flag_of_Syri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lovacchia </text:p>
          </table:table-cell>
          <table:table-cell office:value-type="string" calcext:value-type="string">
            <text:p>Bratislava </text:p>
          </table:table-cell>
          <table:table-cell office:value-type="string" calcext:value-type="string">
            <text:p>http://upload.wikimedia.org/wikipedia/commons/thumb/1/1d/EU-Slovakia.svg/500px-EU-Slovakia.svg.png</text:p>
          </table:table-cell>
          <table:table-cell office:value-type="string" calcext:value-type="string">
            <text:p>http://upload.wikimedia.org/wikipedia/commons/e/e6/Flag_of_Slovakia.svg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ttp://upload.wikimedia.org/wikipedia/commons/1/1d/EU-Slovakia.svg</text:p>
          </table:table-cell>
          <table:table-cell office:value-type="string" calcext:value-type="string">
            <text:p>http://upload.wikimedia.org/wikipedia/commons/e/e6/Flag_of_Slovaki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lovenia </text:p>
          </table:table-cell>
          <table:table-cell office:value-type="string" calcext:value-type="string">
            <text:p>Lubiana </text:p>
          </table:table-cell>
          <table:table-cell office:value-type="string" calcext:value-type="string">
            <text:p>http://upload.wikimedia.org/wikipedia/commons/thumb/8/84/EU-Slovenia.svg/500px-EU-Slovenia.svg.png</text:p>
          </table:table-cell>
          <table:table-cell office:value-type="string" calcext:value-type="string">
            <text:p>http://upload.wikimedia.org/wikipedia/commons/f/f0/Flag_of_Slovenia.svg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ttp://upload.wikimedia.org/wikipedia/commons/8/84/EU-Slovenia.svg</text:p>
          </table:table-cell>
          <table:table-cell office:value-type="string" calcext:value-type="string">
            <text:p>http://upload.wikimedia.org/wikipedia/commons/f/f0/Flag_of_Sloveni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omalia </text:p>
          </table:table-cell>
          <table:table-cell office:value-type="string" calcext:value-type="string">
            <text:p>Mogadiscio </text:p>
          </table:table-cell>
          <table:table-cell office:value-type="string" calcext:value-type="string">
            <text:p>http://upload.wikimedia.org/wikipedia/commons/thumb/4/4c/Somalia_%28orthographic_projection%29.svg/500px-Somalia_%28orthographic_projection%29.svg.png</text:p>
          </table:table-cell>
          <table:table-cell office:value-type="string" calcext:value-type="string">
            <text:p>http://upload.wikimedia.org/wikipedia/commons/a/a0/Flag_of_Somalia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://upload.wikimedia.org/wikipedia/commons/4/4c/Somalia_%28orthographic_projection%29.svg</text:p>
          </table:table-cell>
          <table:table-cell office:value-type="string" calcext:value-type="string">
            <text:p>http://upload.wikimedia.org/wikipedia/commons/a/a0/Flag_of_Somali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pagna </text:p>
          </table:table-cell>
          <table:table-cell office:value-type="string" calcext:value-type="string">
            <text:p>Madrid </text:p>
          </table:table-cell>
          <table:table-cell office:value-type="string" calcext:value-type="string">
            <text:p>http://upload.wikimedia.org/wikipedia/commons/thumb/2/21/EU-Spain.svg/500px-EU-Spain.svg.png</text:p>
          </table:table-cell>
          <table:table-cell office:value-type="string" calcext:value-type="string">
            <text:p>http://upload.wikimedia.org/wikipedia/commons/9/9a/Flag_of_Spain.svg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ttp://upload.wikimedia.org/wikipedia/commons/2/21/EU-Spain.svg</text:p>
          </table:table-cell>
          <table:table-cell office:value-type="string" calcext:value-type="string">
            <text:p>http://upload.wikimedia.org/wikipedia/commons/9/9a/Flag_of_Spain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ri Lanka </text:p>
          </table:table-cell>
          <table:table-cell office:value-type="string" calcext:value-type="string">
            <text:p>Sri Jayewardanapura Kotte </text:p>
          </table:table-cell>
          <table:table-cell office:value-type="string" calcext:value-type="string">
            <text:p>http://upload.wikimedia.org/wikipedia/commons/thumb/9/96/Sri_Lanka_%28orthographic_projection%29.svg/500px-Sri_Lanka_%28orthographic_projection%29.svg.png</text:p>
          </table:table-cell>
          <table:table-cell office:value-type="string" calcext:value-type="string">
            <text:p>http://upload.wikimedia.org/wikipedia/commons/1/11/Flag_of_Sri_Lanka.svg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http://upload.wikimedia.org/wikipedia/commons/9/96/Sri_Lanka_%28orthographic_projection%29.svg</text:p>
          </table:table-cell>
          <table:table-cell office:value-type="string" calcext:value-type="string">
            <text:p>http://upload.wikimedia.org/wikipedia/commons/1/11/Flag_of_Sri_Lank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tati Uniti </text:p>
          </table:table-cell>
          <table:table-cell office:value-type="string" calcext:value-type="string">
            <text:p>Washington D.C. </text:p>
          </table:table-cell>
          <table:table-cell office:value-type="string" calcext:value-type="string">
            <text:p>http://upload.wikimedia.org/wikipedia/commons/thumb/d/dc/USA_orthographic.svg/500px-USA_orthographic.svg.png</text:p>
          </table:table-cell>
          <table:table-cell office:value-type="string" calcext:value-type="string">
            <text:p>http://upload.wikimedia.org/wikipedia/commons/e/e2/Flag_of_the_United_States_%28Pantone%29.svg</text:p>
          </table:table-cell>
          <table:table-cell office:value-type="string" calcext:value-type="string">
            <text:p>Nord America</text:p>
          </table:table-cell>
          <table:table-cell/>
          <table:table-cell office:value-type="string" calcext:value-type="string">
            <text:p>http://upload.wikimedia.org/wikipedia/commons/7/70/United_States_%28orthographic_projection%29.svg</text:p>
          </table:table-cell>
          <table:table-cell office:value-type="string" calcext:value-type="string">
            <text:p>http://upload.wikimedia.org/wikipedia/commons/e/e2/Flag_of_the_United_States_%28Pantone%29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udafrica|Sud Africa</text:p>
          </table:table-cell>
          <table:table-cell office:value-type="string" calcext:value-type="string">
            <text:p>Pretoria amministrativa, Città del Capo legislativa, e Bloemfontein giudiziaria </text:p>
          </table:table-cell>
          <table:table-cell office:value-type="string" calcext:value-type="string">
            <text:p>http://upload.wikimedia.org/wikipedia/commons/thumb/8/85/Location_South_Africa_AU_Africa.svg/500px-Location_South_Africa_AU_Africa.svg.png</text:p>
          </table:table-cell>
          <table:table-cell office:value-type="string" calcext:value-type="string">
            <text:p>http://upload.wikimedia.org/wikipedia/commons/a/af/Flag_of_South_Africa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://upload.wikimedia.org/wikipedia/commons/6/6e/South_Africa_%28orthographic_projection%29.svg</text:p>
          </table:table-cell>
          <table:table-cell office:value-type="string" calcext:value-type="string">
            <text:p>http://upload.wikimedia.org/wikipedia/commons/a/af/Flag_of_South_Afric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udan </text:p>
          </table:table-cell>
          <table:table-cell office:value-type="string" calcext:value-type="string">
            <text:p>Khartum </text:p>
          </table:table-cell>
          <table:table-cell office:value-type="string" calcext:value-type="string">
            <text:p>http://upload.wikimedia.org/wikipedia/commons/thumb/f/f8/Sudan_%28orthographic_projection%29_highlighted.svg/500px-Sudan_%28orthographic_projection%29_highlighted.svg.png</text:p>
          </table:table-cell>
          <table:table-cell office:value-type="string" calcext:value-type="string">
            <text:p>https://upload.wikimedia.org/wikipedia/commons/0/01/Flag_of_Sudan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s://upload.wikimedia.org/wikipedia/commons/2/25/Sudan_on_the_globe_%28de-facto_%2B_claimed_hatched%29_%28North_Africa_centered%29.svg</text:p>
          </table:table-cell>
          <table:table-cell office:value-type="string" calcext:value-type="string">
            <text:p>https://upload.wikimedia.org/wikipedia/commons/0/01/Flag_of_Sudan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udan del Sud </text:p>
          </table:table-cell>
          <table:table-cell office:value-type="string" calcext:value-type="string">
            <text:p>Juba </text:p>
          </table:table-cell>
          <table:table-cell office:value-type="string" calcext:value-type="string">
            <text:p>http://upload.wikimedia.org/wikipedia/commons/thumb/f/fe/South_Sudan_hd_%28orthographic_projection%29.svg/500px-South_Sudan_hd_%28orthographic_projection%29.svg.png</text:p>
          </table:table-cell>
          <table:table-cell office:value-type="string" calcext:value-type="string">
            <text:p>http://upload.wikimedia.org/wikipedia/commons/7/7a/Flag_of_South_Sudan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://upload.wikimedia.org/wikipedia/commons/b/b1/Location_South_Sudan_AU_Africa.svg</text:p>
          </table:table-cell>
          <table:table-cell office:value-type="string" calcext:value-type="string">
            <text:p>http://upload.wikimedia.org/wikipedia/commons/7/7a/Flag_of_South_Sudan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uriname </text:p>
          </table:table-cell>
          <table:table-cell office:value-type="string" calcext:value-type="string">
            <text:p>Paramaribo </text:p>
          </table:table-cell>
          <table:table-cell office:value-type="string" calcext:value-type="string">
            <text:p>http://upload.wikimedia.org/wikipedia/commons/thumb/8/87/Suriname_%28orthographic_projection%29.svg/500px-Suriname_%28orthographic_projection%29.svg.png</text:p>
          </table:table-cell>
          <table:table-cell office:value-type="string" calcext:value-type="string">
            <text:p>http://upload.wikimedia.org/wikipedia/commons/6/60/Flag_of_Suriname.svg</text:p>
          </table:table-cell>
          <table:table-cell office:value-type="string" calcext:value-type="string">
            <text:p>Sud America</text:p>
          </table:table-cell>
          <table:table-cell/>
          <table:table-cell office:value-type="string" calcext:value-type="string">
            <text:p>http://upload.wikimedia.org/wikipedia/commons/d/d8/Suriname_in_its_region.svg</text:p>
          </table:table-cell>
          <table:table-cell office:value-type="string" calcext:value-type="string">
            <text:p>http://upload.wikimedia.org/wikipedia/commons/6/60/Flag_of_Suriname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vezia </text:p>
          </table:table-cell>
          <table:table-cell office:value-type="string" calcext:value-type="string">
            <text:p>Stoccolma </text:p>
          </table:table-cell>
          <table:table-cell office:value-type="string" calcext:value-type="string">
            <text:p>http://upload.wikimedia.org/wikipedia/commons/thumb/0/06/EU-Sweden.svg/500px-EU-Sweden.svg.png</text:p>
          </table:table-cell>
          <table:table-cell office:value-type="string" calcext:value-type="string">
            <text:p>https://upload.wikimedia.org/wikipedia/en/4/4c/Flag_of_Sweden.svg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ttps://upload.wikimedia.org/wikipedia/commons/0/06/EU-Sweden.svg</text:p>
          </table:table-cell>
          <table:table-cell office:value-type="string" calcext:value-type="string">
            <text:p>https://upload.wikimedia.org/wikipedia/en/4/4c/Flag_of_Sweden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vizzera </text:p>
          </table:table-cell>
          <table:table-cell office:value-type="string" calcext:value-type="string">
            <text:p>Berna </text:p>
          </table:table-cell>
          <table:table-cell office:value-type="string" calcext:value-type="string">
            <text:p>http://upload.wikimedia.org/wikipedia/commons/thumb/6/61/Europe-Switzerland.svg/500px-Europe-Switzerland.svg.png</text:p>
          </table:table-cell>
          <table:table-cell office:value-type="string" calcext:value-type="string">
            <text:p>https://upload.wikimedia.org/wikipedia/commons/0/08/Flag_of_Switzerland_%28Pantone%29.svg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ttps://upload.wikimedia.org/wikipedia/commons/6/61/Europe-Switzerland.svg</text:p>
          </table:table-cell>
          <table:table-cell office:value-type="string" calcext:value-type="string">
            <text:p>https://upload.wikimedia.org/wikipedia/commons/0/08/Flag_of_Switzerland_%28Pantone%29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waziland </text:p>
          </table:table-cell>
          <table:table-cell office:value-type="string" calcext:value-type="string">
            <text:p>Mbabane amministrativa e giudiziaria, e Lobamba legislativa </text:p>
          </table:table-cell>
          <table:table-cell office:value-type="string" calcext:value-type="string">
            <text:p>http://upload.wikimedia.org/wikipedia/commons/thumb/2/2a/Location_Swaziland_AU_Africa.svg/500px-Location_Swaziland_AU_Africa.svg.png</text:p>
          </table:table-cell>
          <table:table-cell office:value-type="string" calcext:value-type="string">
            <text:p>http://upload.wikimedia.org/wikipedia/commons/1/1e/Flag_of_Swaziland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://upload.wikimedia.org/wikipedia/commons/2/2a/Location_Swaziland_AU_Africa.svg</text:p>
          </table:table-cell>
          <table:table-cell office:value-type="string" calcext:value-type="string">
            <text:p>http://upload.wikimedia.org/wikipedia/commons/1/1e/Flag_of_Swaziland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Tagikistan </text:p>
          </table:table-cell>
          <table:table-cell office:value-type="string" calcext:value-type="string">
            <text:p>Dushanbe </text:p>
          </table:table-cell>
          <table:table-cell office:value-type="string" calcext:value-type="string">
            <text:p>http://upload.wikimedia.org/wikipedia/commons/thumb/a/a1/Tajikistan_%28orthographic_projection%29.svg/500px-Tajikistan_%28orthographic_projection%29.svg.png</text:p>
          </table:table-cell>
          <table:table-cell office:value-type="string" calcext:value-type="string">
            <text:p>http://upload.wikimedia.org/wikipedia/commons/d/d0/Flag_of_Tajikistan.svg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http://upload.wikimedia.org/wikipedia/commons/f/ff/LocationTajikistan.svg</text:p>
          </table:table-cell>
          <table:table-cell office:value-type="string" calcext:value-type="string">
            <text:p>http://upload.wikimedia.org/wikipedia/commons/d/d0/Flag_of_Tajikistan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Taiwan</text:p>
          </table:table-cell>
          <table:table-cell office:value-type="string" calcext:value-type="string">
            <text:p>Taipei </text:p>
          </table:table-cell>
          <table:table-cell office:value-type="string" calcext:value-type="string">
            <text:p>http://upload.wikimedia.org/wikipedia/commons/thumb/c/c4/Locator_map_of_the_ROC_Taiwan.svg/500px-Locator_map_of_the_ROC_Taiwan.svg.png</text:p>
          </table:table-cell>
          <table:table-cell office:value-type="string" calcext:value-type="string">
            <text:p>http://upload.wikimedia.org/wikipedia/commons/7/72/Flag_of_the_Republic_of_China.svg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http://upload.wikimedia.org/wikipedia/commons/c/c4/Locator_map_of_the_ROC_Taiwan.svg</text:p>
          </table:table-cell>
          <table:table-cell office:value-type="string" calcext:value-type="string">
            <text:p>http://upload.wikimedia.org/wikipedia/commons/7/72/Flag_of_the_Republic_of_Chin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Tanzania </text:p>
          </table:table-cell>
          <table:table-cell office:value-type="string" calcext:value-type="string">
            <text:p>Dodoma </text:p>
          </table:table-cell>
          <table:table-cell office:value-type="string" calcext:value-type="string">
            <text:p>http://upload.wikimedia.org/wikipedia/commons/thumb/3/3f/Tanzania_%28orthographic_projection%29.svg/500px-Tanzania_%28orthographic_projection%29.svg.png</text:p>
          </table:table-cell>
          <table:table-cell office:value-type="string" calcext:value-type="string">
            <text:p>http://upload.wikimedia.org/wikipedia/commons/3/38/Flag_of_Tanzania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://upload.wikimedia.org/wikipedia/commons/3/3f/Tanzania_%28orthographic_projection%29.svg</text:p>
          </table:table-cell>
          <table:table-cell office:value-type="string" calcext:value-type="string">
            <text:p>http://upload.wikimedia.org/wikipedia/commons/3/38/Flag_of_Tanzani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Thailandia </text:p>
          </table:table-cell>
          <table:table-cell office:value-type="string" calcext:value-type="string">
            <text:p>Bangkok </text:p>
          </table:table-cell>
          <table:table-cell office:value-type="string" calcext:value-type="string">
            <text:p>http://upload.wikimedia.org/wikipedia/commons/thumb/6/6d/Thailand_%28orthographic_projection%29.svg/500px-Thailand_%28orthographic_projection%29.svg.png</text:p>
          </table:table-cell>
          <table:table-cell office:value-type="string" calcext:value-type="string">
            <text:p>http://upload.wikimedia.org/wikipedia/commons/a/a9/Flag_of_Thailand.svg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http://upload.wikimedia.org/wikipedia/commons/6/63/LocationThailand.svg</text:p>
          </table:table-cell>
          <table:table-cell office:value-type="string" calcext:value-type="string">
            <text:p>http://upload.wikimedia.org/wikipedia/commons/a/a9/Flag_of_Thailand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Timor Est </text:p>
          </table:table-cell>
          <table:table-cell office:value-type="string" calcext:value-type="string">
            <text:p>Dili </text:p>
          </table:table-cell>
          <table:table-cell office:value-type="string" calcext:value-type="string">
            <text:p>http://upload.wikimedia.org/wikipedia/commons/thumb/0/0b/LocationEastTimor.svg/500px-LocationEastTimor.svg.png</text:p>
          </table:table-cell>
          <table:table-cell office:value-type="string" calcext:value-type="string">
            <text:p>http://upload.wikimedia.org/wikipedia/commons/2/26/Flag_of_East_Timor.svg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http://upload.wikimedia.org/wikipedia/commons/0/0b/LocationEastTimor.svg</text:p>
          </table:table-cell>
          <table:table-cell office:value-type="string" calcext:value-type="string">
            <text:p>http://upload.wikimedia.org/wikipedia/commons/2/26/Flag_of_East_Timor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Togo </text:p>
          </table:table-cell>
          <table:table-cell office:value-type="string" calcext:value-type="string">
            <text:p>Lomé </text:p>
          </table:table-cell>
          <table:table-cell office:value-type="string" calcext:value-type="string">
            <text:p>http://upload.wikimedia.org/wikipedia/commons/thumb/1/1b/Location_Togo_AU_Africa.svg/500px-Location_Togo_AU_Africa.svg.png</text:p>
          </table:table-cell>
          <table:table-cell office:value-type="string" calcext:value-type="string">
            <text:p>http://upload.wikimedia.org/wikipedia/commons/6/68/Flag_of_Togo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://upload.wikimedia.org/wikipedia/commons/8/8b/LocationTogo.svg</text:p>
          </table:table-cell>
          <table:table-cell office:value-type="string" calcext:value-type="string">
            <text:p>http://upload.wikimedia.org/wikipedia/commons/6/68/Flag_of_Togo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Tonga </text:p>
          </table:table-cell>
          <table:table-cell office:value-type="string" calcext:value-type="string">
            <text:p>Nuku'alofa </text:p>
          </table:table-cell>
          <table:table-cell office:value-type="string" calcext:value-type="string">
            <text:p>http://upload.wikimedia.org/wikipedia/commons/thumb/c/ce/Tonga_on_the_globe_%28Polynesia_centered%29.svg/500px-Tonga_on_the_globe_%28Polynesia_centered%29.svg.png</text:p>
          </table:table-cell>
          <table:table-cell office:value-type="string" calcext:value-type="string">
            <text:p>http://upload.wikimedia.org/wikipedia/commons/9/9a/Flag_of_Tonga.svg</text:p>
          </table:table-cell>
          <table:table-cell office:value-type="string" calcext:value-type="string">
            <text:p>Oceania</text:p>
          </table:table-cell>
          <table:table-cell/>
          <table:table-cell office:value-type="string" calcext:value-type="string">
            <text:p>http://upload.wikimedia.org/wikipedia/commons/c/ce/Tonga_on_the_globe_%28Polynesia_centered%29.svg</text:p>
          </table:table-cell>
          <table:table-cell office:value-type="string" calcext:value-type="string">
            <text:p>http://upload.wikimedia.org/wikipedia/commons/9/9a/Flag_of_Tong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Trinidad e Tobago </text:p>
          </table:table-cell>
          <table:table-cell office:value-type="string" calcext:value-type="string">
            <text:p>Port of Spain </text:p>
          </table:table-cell>
          <table:table-cell office:value-type="string" calcext:value-type="string">
            <text:p>http://upload.wikimedia.org/wikipedia/commons/thumb/e/ed/Trinidad_and_Tobago_%28orthographic_projection%29.svg/500px-Trinidad_and_Tobago_%28orthographic_projection%29.svg.png</text:p>
          </table:table-cell>
          <table:table-cell office:value-type="string" calcext:value-type="string">
            <text:p>http://upload.wikimedia.org/wikipedia/commons/6/64/Flag_of_Trinidad_and_Tobago.svg</text:p>
          </table:table-cell>
          <table:table-cell office:value-type="string" calcext:value-type="string">
            <text:p>Sud America</text:p>
          </table:table-cell>
          <table:table-cell/>
          <table:table-cell office:value-type="string" calcext:value-type="string">
            <text:p>http://upload.wikimedia.org/wikipedia/commons/e/ed/Trinidad_and_Tobago_%28orthographic_projection%29.svg</text:p>
          </table:table-cell>
          <table:table-cell office:value-type="string" calcext:value-type="string">
            <text:p>http://upload.wikimedia.org/wikipedia/commons/6/64/Flag_of_Trinidad_and_Tobago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Tunisia </text:p>
          </table:table-cell>
          <table:table-cell office:value-type="string" calcext:value-type="string">
            <text:p>Tunisi </text:p>
          </table:table-cell>
          <table:table-cell office:value-type="string" calcext:value-type="string">
            <text:p>http://upload.wikimedia.org/wikipedia/commons/thumb/1/1d/Tunisia_in_its_region.svg/500px-Tunisia_in_its_region.svg.png</text:p>
          </table:table-cell>
          <table:table-cell office:value-type="string" calcext:value-type="string">
            <text:p>https://upload.wikimedia.org/wikipedia/commons/c/ce/Flag_of_Tunisia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s://upload.wikimedia.org/wikipedia/commons/1/1d/Tunisia_in_its_region.svg</text:p>
          </table:table-cell>
          <table:table-cell office:value-type="string" calcext:value-type="string">
            <text:p>https://upload.wikimedia.org/wikipedia/commons/c/ce/Flag_of_Tunisi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Turchia </text:p>
          </table:table-cell>
          <table:table-cell office:value-type="string" calcext:value-type="string">
            <text:p>Ankara </text:p>
          </table:table-cell>
          <table:table-cell office:value-type="string" calcext:value-type="string">
            <text:p>http://upload.wikimedia.org/wikipedia/commons/thumb/d/dd/Turkey_%28orthographic_projection%29.svg/500px-Turkey_%28orthographic_projection%29.svg.png</text:p>
          </table:table-cell>
          <table:table-cell office:value-type="string" calcext:value-type="string">
            <text:p>https://upload.wikimedia.org/wikipedia/commons/b/b4/Flag_of_Turkey.svg</text:p>
          </table:table-cell>
          <table:table-cell office:value-type="string" calcext:value-type="string">
            <text:p>Asia|Europe</text:p>
          </table:table-cell>
          <table:table-cell/>
          <table:table-cell office:value-type="string" calcext:value-type="string">
            <text:p>https://upload.wikimedia.org/wikipedia/commons/d/dd/Turkey_%28orthographic_projection%29.svg</text:p>
          </table:table-cell>
          <table:table-cell office:value-type="string" calcext:value-type="string">
            <text:p>https://upload.wikimedia.org/wikipedia/commons/b/b4/Flag_of_Turkey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Turkmenistan </text:p>
          </table:table-cell>
          <table:table-cell office:value-type="string" calcext:value-type="string">
            <text:p>Ashgabat </text:p>
          </table:table-cell>
          <table:table-cell office:value-type="string" calcext:value-type="string">
            <text:p>http://upload.wikimedia.org/wikipedia/commons/thumb/4/40/LocationTurkmenistan.svg/500px-LocationTurkmenistan.svg.png</text:p>
          </table:table-cell>
          <table:table-cell office:value-type="string" calcext:value-type="string">
            <text:p>http://upload.wikimedia.org/wikipedia/commons/1/1b/Flag_of_Turkmenistan.svg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http://upload.wikimedia.org/wikipedia/commons/4/40/LocationTurkmenistan.svg</text:p>
          </table:table-cell>
          <table:table-cell office:value-type="string" calcext:value-type="string">
            <text:p>http://upload.wikimedia.org/wikipedia/commons/1/1b/Flag_of_Turkmenistan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Tuvalu </text:p>
          </table:table-cell>
          <table:table-cell office:value-type="string" calcext:value-type="string">
            <text:p>Funafuti </text:p>
          </table:table-cell>
          <table:table-cell office:value-type="string" calcext:value-type="string">
            <text:p>http://upload.wikimedia.org/wikipedia/commons/thumb/2/2b/Tuvalu_on_the_globe_%28Polynesia_centered%29.svg/500px-Tuvalu_on_the_globe_%28Polynesia_centered%29.svg.png</text:p>
          </table:table-cell>
          <table:table-cell office:value-type="string" calcext:value-type="string">
            <text:p>http://upload.wikimedia.org/wikipedia/commons/3/38/Flag_of_Tuvalu.svg</text:p>
          </table:table-cell>
          <table:table-cell office:value-type="string" calcext:value-type="string">
            <text:p>Oceania</text:p>
          </table:table-cell>
          <table:table-cell/>
          <table:table-cell office:value-type="string" calcext:value-type="string">
            <text:p>http://upload.wikimedia.org/wikipedia/commons/2/2b/Tuvalu_on_the_globe_%28Polynesia_centered%29.svg</text:p>
          </table:table-cell>
          <table:table-cell office:value-type="string" calcext:value-type="string">
            <text:p>http://upload.wikimedia.org/wikipedia/commons/3/38/Flag_of_Tuvalu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Ucraina </text:p>
          </table:table-cell>
          <table:table-cell office:value-type="string" calcext:value-type="string">
            <text:p>Kiev </text:p>
          </table:table-cell>
          <table:table-cell office:value-type="string" calcext:value-type="string">
            <text:p>http://upload.wikimedia.org/wikipedia/commons/thumb/1/17/Europe-Ukraine-Disputed.svg/500px-Europe-Ukraine-Disputed.svg.png</text:p>
          </table:table-cell>
          <table:table-cell office:value-type="string" calcext:value-type="string">
            <text:p>http://upload.wikimedia.org/wikipedia/commons/4/49/Flag_of_Ukraine.svg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ttp://upload.wikimedia.org/wikipedia/commons/a/aa/Europe-Ukraine.svg</text:p>
          </table:table-cell>
          <table:table-cell office:value-type="string" calcext:value-type="string">
            <text:p>http://upload.wikimedia.org/wikipedia/commons/4/49/Flag_of_Ukraine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Uganda </text:p>
          </table:table-cell>
          <table:table-cell office:value-type="string" calcext:value-type="string">
            <text:p>Kampala </text:p>
          </table:table-cell>
          <table:table-cell office:value-type="string" calcext:value-type="string">
            <text:p>http://upload.wikimedia.org/wikipedia/commons/thumb/1/1d/Uganda_%28orthographic_projection%29.svg/500px-Uganda_%28orthographic_projection%29.svg.png</text:p>
          </table:table-cell>
          <table:table-cell office:value-type="string" calcext:value-type="string">
            <text:p>http://upload.wikimedia.org/wikipedia/commons/4/4e/Flag_of_Uganda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://upload.wikimedia.org/wikipedia/commons/1/1d/Uganda_%28orthographic_projection%29.svg</text:p>
          </table:table-cell>
          <table:table-cell office:value-type="string" calcext:value-type="string">
            <text:p>http://upload.wikimedia.org/wikipedia/commons/4/4e/Flag_of_Ugand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Ungheria 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http://upload.wikimedia.org/wikipedia/commons/thumb/6/60/EU-Hungary.svg/500px-EU-Hungary.svg.png</text:p>
          </table:table-cell>
          <table:table-cell office:value-type="string" calcext:value-type="string">
            <text:p>http://upload.wikimedia.org/wikipedia/commons/c/c1/Flag_of_Hungary.svg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ttp://upload.wikimedia.org/wikipedia/commons/6/60/EU-Hungary.svg</text:p>
          </table:table-cell>
          <table:table-cell office:value-type="string" calcext:value-type="string">
            <text:p>http://upload.wikimedia.org/wikipedia/commons/c/c1/Flag_of_Hungary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Uruguay </text:p>
          </table:table-cell>
          <table:table-cell office:value-type="string" calcext:value-type="string">
            <text:p>Montevideo </text:p>
          </table:table-cell>
          <table:table-cell office:value-type="string" calcext:value-type="string">
            <text:p>http://upload.wikimedia.org/wikipedia/commons/thumb/8/8d/Uruguay_%28orthographic_projection%29.svg/500px-Uruguay_%28orthographic_projection%29.svg.png</text:p>
          </table:table-cell>
          <table:table-cell office:value-type="string" calcext:value-type="string">
            <text:p>http://upload.wikimedia.org/wikipedia/commons/f/fe/Flag_of_Uruguay.svg</text:p>
          </table:table-cell>
          <table:table-cell office:value-type="string" calcext:value-type="string">
            <text:p>Sud America</text:p>
          </table:table-cell>
          <table:table-cell/>
          <table:table-cell office:value-type="string" calcext:value-type="string">
            <text:p>http://upload.wikimedia.org/wikipedia/commons/8/8d/Uruguay_%28orthographic_projection%29.svg</text:p>
          </table:table-cell>
          <table:table-cell office:value-type="string" calcext:value-type="string">
            <text:p>http://upload.wikimedia.org/wikipedia/commons/f/fe/Flag_of_Uruguay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Uzbekistan </text:p>
          </table:table-cell>
          <table:table-cell office:value-type="string" calcext:value-type="string">
            <text:p>Tashkent </text:p>
          </table:table-cell>
          <table:table-cell office:value-type="string" calcext:value-type="string">
            <text:p>http://upload.wikimedia.org/wikipedia/commons/thumb/7/76/%D0%A3%D0%B7%D0%B1%D0%B5%D0%BA%D0%B8%D1%81%D1%82%D0%B0%D0%BD_%D0%BD%D0%B0_%D0%B3%D0%BB%D0%BE%D0%B1%D1%83%D1%81%D0%B5.svg/500px-%D0%A3%D0%B7%D0%B1%D0%B5%D0%BA%D0%B8%D1%81%D1%82%D0%B0%D0%BD_%D0%BD%D0%B0_%D0%B3%D0%BB%D0%BE%D0%B1%D1%83%D1%81%D0%B5.svg.png</text:p>
          </table:table-cell>
          <table:table-cell office:value-type="string" calcext:value-type="string">
            <text:p>http://upload.wikimedia.org/wikipedia/commons/8/84/Flag_of_Uzbekistan.svg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http://upload.wikimedia.org/wikipedia/commons/0/06/Uzbekistan_on_the_globe_%28Eurasia_centered%29.svg</text:p>
          </table:table-cell>
          <table:table-cell office:value-type="string" calcext:value-type="string">
            <text:p>http://upload.wikimedia.org/wikipedia/commons/8/84/Flag_of_Uzbekistan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Vanuatu </text:p>
          </table:table-cell>
          <table:table-cell office:value-type="string" calcext:value-type="string">
            <text:p>Port Vila </text:p>
          </table:table-cell>
          <table:table-cell office:value-type="string" calcext:value-type="string">
            <text:p>http://upload.wikimedia.org/wikipedia/commons/thumb/d/d9/Vanuatu_on_the_globe_%28Polynesia_centered%29.svg/500px-Vanuatu_on_the_globe_%28Polynesia_centered%29.svg.png</text:p>
          </table:table-cell>
          <table:table-cell office:value-type="string" calcext:value-type="string">
            <text:p>http://upload.wikimedia.org/wikipedia/commons/b/bc/Flag_of_Vanuatu.svg</text:p>
          </table:table-cell>
          <table:table-cell office:value-type="string" calcext:value-type="string">
            <text:p>Oceania</text:p>
          </table:table-cell>
          <table:table-cell/>
          <table:table-cell office:value-type="string" calcext:value-type="string">
            <text:p>http://upload.wikimedia.org/wikipedia/commons/d/d9/Vanuatu_on_the_globe_%28Polynesia_centered%29.svg</text:p>
          </table:table-cell>
          <table:table-cell office:value-type="string" calcext:value-type="string">
            <text:p>http://upload.wikimedia.org/wikipedia/commons/b/bc/Flag_of_Vanuatu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Venezuela </text:p>
          </table:table-cell>
          <table:table-cell office:value-type="string" calcext:value-type="string">
            <text:p>Caracas </text:p>
          </table:table-cell>
          <table:table-cell office:value-type="string" calcext:value-type="string">
            <text:p>http://upload.wikimedia.org/wikipedia/commons/thumb/5/5e/VEN_orthographic.svg/500px-VEN_orthographic.svg.png</text:p>
          </table:table-cell>
          <table:table-cell office:value-type="string" calcext:value-type="string">
            <text:p>http://upload.wikimedia.org/wikipedia/commons/0/06/Flag_of_Venezuela.svg</text:p>
          </table:table-cell>
          <table:table-cell office:value-type="string" calcext:value-type="string">
            <text:p>Sud America</text:p>
          </table:table-cell>
          <table:table-cell/>
          <table:table-cell office:value-type="string" calcext:value-type="string">
            <text:p>http://upload.wikimedia.org/wikipedia/commons/5/5e/VEN_orthographic.svg</text:p>
          </table:table-cell>
          <table:table-cell office:value-type="string" calcext:value-type="string">
            <text:p>http://upload.wikimedia.org/wikipedia/commons/0/06/Flag_of_Venezuel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Vietnam </text:p>
          </table:table-cell>
          <table:table-cell office:value-type="string" calcext:value-type="string">
            <text:p>Hanoi </text:p>
          </table:table-cell>
          <table:table-cell office:value-type="string" calcext:value-type="string">
            <text:p>http://upload.wikimedia.org/wikipedia/commons/thumb/d/d6/Location_Vietnam_ASEAN.svg/500px-Location_Vietnam_ASEAN.svg.png</text:p>
          </table:table-cell>
          <table:table-cell office:value-type="string" calcext:value-type="string">
            <text:p>http://upload.wikimedia.org/wikipedia/commons/2/21/Flag_of_Vietnam.svg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http://upload.wikimedia.org/wikipedia/commons/d/d6/Location_Vietnam_ASEAN.svg</text:p>
          </table:table-cell>
          <table:table-cell office:value-type="string" calcext:value-type="string">
            <text:p>http://upload.wikimedia.org/wikipedia/commons/2/21/Flag_of_Vietnam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Yemen </text:p>
          </table:table-cell>
          <table:table-cell office:value-type="string" calcext:value-type="string">
            <text:p>San'a </text:p>
          </table:table-cell>
          <table:table-cell office:value-type="string" calcext:value-type="string">
            <text:p>http://upload.wikimedia.org/wikipedia/commons/thumb/f/f1/Yemen_%28orthographic_projection%29.svg/500px-Yemen_%28orthographic_projection%29.svg.png</text:p>
          </table:table-cell>
          <table:table-cell office:value-type="string" calcext:value-type="string">
            <text:p>http://upload.wikimedia.org/wikipedia/commons/8/89/Flag_of_Yemen.svg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http://upload.wikimedia.org/wikipedia/commons/f/f1/Yemen_%28orthographic_projection%29.svg</text:p>
          </table:table-cell>
          <table:table-cell office:value-type="string" calcext:value-type="string">
            <text:p>http://upload.wikimedia.org/wikipedia/commons/8/89/Flag_of_Yemen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Zambia </text:p>
          </table:table-cell>
          <table:table-cell office:value-type="string" calcext:value-type="string">
            <text:p>Lusaka </text:p>
          </table:table-cell>
          <table:table-cell office:value-type="string" calcext:value-type="string">
            <text:p>http://upload.wikimedia.org/wikipedia/commons/thumb/2/26/Zambia_%28orthographic_projection%29.svg/500px-Zambia_%28orthographic_projection%29.svg.png</text:p>
          </table:table-cell>
          <table:table-cell office:value-type="string" calcext:value-type="string">
            <text:p>http://upload.wikimedia.org/wikipedia/commons/0/06/Flag_of_Zambia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://upload.wikimedia.org/wikipedia/commons/2/26/Zambia_%28orthographic_projection%29.svg</text:p>
          </table:table-cell>
          <table:table-cell office:value-type="string" calcext:value-type="string">
            <text:p>http://upload.wikimedia.org/wikipedia/commons/0/06/Flag_of_Zambia.sv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Zimbabwe </text:p>
          </table:table-cell>
          <table:table-cell office:value-type="string" calcext:value-type="string">
            <text:p>Harare </text:p>
          </table:table-cell>
          <table:table-cell office:value-type="string" calcext:value-type="string">
            <text:p>http://upload.wikimedia.org/wikipedia/commons/thumb/5/50/Zimbabwe_%28orthographic_projection%29.svg/500px-Zimbabwe_%28orthographic_projection%29.svg.png</text:p>
          </table:table-cell>
          <table:table-cell office:value-type="string" calcext:value-type="string">
            <text:p>http://upload.wikimedia.org/wikipedia/commons/6/6a/Flag_of_Zimbabwe.svg</text:p>
          </table:table-cell>
          <table:table-cell office:value-type="string" calcext:value-type="string">
            <text:p>Africa</text:p>
          </table:table-cell>
          <table:table-cell/>
          <table:table-cell office:value-type="string" calcext:value-type="string">
            <text:p>http://upload.wikimedia.org/wikipedia/commons/b/bc/LocationZimbabwe.svg</text:p>
          </table:table-cell>
          <table:table-cell office:value-type="string" calcext:value-type="string">
            <text:p>http://upload.wikimedia.org/wikipedia/commons/6/6a/Flag_of_Zimbabwe.svg</text:p>
          </table:table-cell>
          <table:table-cell table:number-columns-repeated="1016"/>
        </table:table-row>
        <table:table-row table:style-name="ro7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4" table:number-rows-repeated="104837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pitali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row table:style-name="ro4">
          <table:table-cell office:value-type="string" calcext:value-type="string">
            <text:p>question</text:p>
          </table:table-cell>
          <table:table-cell office:value-type="string" calcext:value-type="string">
            <text:p>correct_answer</text:p>
          </table:table-cell>
          <table:table-cell office:value-type="string" calcext:value-type="string">
            <text:p>wrong_answer</text:p>
          </table:table-cell>
          <table:table-cell office:value-type="string" calcext:value-type="string">
            <text:p>free_response </text:p>
          </table:table-cell>
          <table:table-cell office:value-type="string" calcext:value-type="string">
            <text:p>difficult_level</text:p>
          </table:table-cell>
          <table:table-cell office:value-type="string" calcext:value-type="string">
            <text:p>tags</text:p>
          </table:table-cell>
        </table:table-row>
        <table:table-row table:style-name="ro4">
          <table:table-cell table:style-name="ce2" table:formula="of:=[Data.A2]" office:value-type="string" office:string-value="Afghanistan " calcext:value-type="string">
            <text:p>Afghanistan </text:p>
          </table:table-cell>
          <table:table-cell table:style-name="ce2" table:formula="of:=[Data.B2]" office:value-type="string" office:string-value="Kabul " calcext:value-type="string">
            <text:p>Kabul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2]" office:value-type="string" office:string-value="Asia" calcext:value-type="string">
            <text:p>Asia</text:p>
          </table:table-cell>
        </table:table-row>
        <table:table-row table:style-name="ro4">
          <table:table-cell table:style-name="ce2" table:formula="of:=[Data.A3]" office:value-type="string" office:string-value="Albania " calcext:value-type="string">
            <text:p>Albania </text:p>
          </table:table-cell>
          <table:table-cell table:style-name="ce2" table:formula="of:=[Data.B3]" office:value-type="string" office:string-value="Tirana " calcext:value-type="string">
            <text:p>Tiran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3]" office:value-type="string" office:string-value="Europa" calcext:value-type="string">
            <text:p>Europa</text:p>
          </table:table-cell>
        </table:table-row>
        <table:table-row table:style-name="ro4">
          <table:table-cell table:style-name="ce2" table:formula="of:=[Data.A4]" office:value-type="string" office:string-value="Algeria " calcext:value-type="string">
            <text:p>Algeria </text:p>
          </table:table-cell>
          <table:table-cell table:style-name="ce2" table:formula="of:=[Data.B4]" office:value-type="string" office:string-value="Algeri " calcext:value-type="string">
            <text:p>Algeri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4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5]" office:value-type="string" office:string-value="Andorra " calcext:value-type="string">
            <text:p>Andorra </text:p>
          </table:table-cell>
          <table:table-cell table:style-name="ce2" table:formula="of:=[Data.B5]" office:value-type="string" office:string-value="Andorra la Vella " calcext:value-type="string">
            <text:p>Andorra la Vell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5]" office:value-type="string" office:string-value="Europa" calcext:value-type="string">
            <text:p>Europa</text:p>
          </table:table-cell>
        </table:table-row>
        <table:table-row table:style-name="ro4">
          <table:table-cell table:style-name="ce2" table:formula="of:=[Data.A6]" office:value-type="string" office:string-value="Angola " calcext:value-type="string">
            <text:p>Angola </text:p>
          </table:table-cell>
          <table:table-cell table:style-name="ce2" table:formula="of:=[Data.B6]" office:value-type="string" office:string-value="Luanda " calcext:value-type="string">
            <text:p>Luand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6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7]" office:value-type="string" office:string-value="Antigua e Barbuda" calcext:value-type="string">
            <text:p>Antigua e Barbuda</text:p>
          </table:table-cell>
          <table:table-cell table:style-name="ce2" table:formula="of:=[Data.B7]" office:value-type="string" office:string-value="Saint John's " calcext:value-type="string">
            <text:p>Saint John's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7]" office:value-type="string" office:string-value="America Centrale" calcext:value-type="string">
            <text:p>America Centrale</text:p>
          </table:table-cell>
        </table:table-row>
        <table:table-row table:style-name="ro4">
          <table:table-cell table:style-name="ce2" table:formula="of:=[Data.A8]" office:value-type="string" office:string-value="Arabia Saudita " calcext:value-type="string">
            <text:p>Arabia Saudita </text:p>
          </table:table-cell>
          <table:table-cell table:style-name="ce2" table:formula="of:=[Data.B8]" office:value-type="string" office:string-value="Riyad " calcext:value-type="string">
            <text:p>Riyad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8]" office:value-type="string" office:string-value="Asia" calcext:value-type="string">
            <text:p>Asia</text:p>
          </table:table-cell>
        </table:table-row>
        <table:table-row table:style-name="ro4">
          <table:table-cell table:style-name="ce2" table:formula="of:=[Data.A9]" office:value-type="string" office:string-value="Argentina " calcext:value-type="string">
            <text:p>Argentina </text:p>
          </table:table-cell>
          <table:table-cell table:style-name="ce2" table:formula="of:=[Data.B9]" office:value-type="string" office:string-value="Buenos Aires " calcext:value-type="string">
            <text:p>Buenos Aires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9]" office:value-type="string" office:string-value="Sud America" calcext:value-type="string">
            <text:p>Sud America</text:p>
          </table:table-cell>
        </table:table-row>
        <table:table-row table:style-name="ro4">
          <table:table-cell table:style-name="ce2" table:formula="of:=[Data.A10]" office:value-type="string" office:string-value="Armenia " calcext:value-type="string">
            <text:p>Armenia </text:p>
          </table:table-cell>
          <table:table-cell table:style-name="ce2" table:formula="of:=[Data.B10]" office:value-type="string" office:string-value="Yerevan " calcext:value-type="string">
            <text:p>Yerevan </text:p>
          </table:table-cell>
          <table:table-cell table:style-name="ce3"/>
          <table:table-cell/>
          <table:table-cell office:value-type="float" office:value="2" calcext:value-type="float">
            <text:p>2</text:p>
          </table:table-cell>
          <table:table-cell table:formula="of:=[Data.E10]" office:value-type="string" office:string-value="Asia" calcext:value-type="string">
            <text:p>Asia</text:p>
          </table:table-cell>
        </table:table-row>
        <table:table-row table:style-name="ro4">
          <table:table-cell table:style-name="ce2" table:formula="of:=[Data.A11]" office:value-type="string" office:string-value="Australia " calcext:value-type="string">
            <text:p>Australia </text:p>
          </table:table-cell>
          <table:table-cell table:style-name="ce2" table:formula="of:=[Data.B11]" office:value-type="string" office:string-value="Canberra " calcext:value-type="string">
            <text:p>Canberra </text:p>
          </table:table-cell>
          <table:table-cell table:style-name="ce3"/>
          <table:table-cell/>
          <table:table-cell office:value-type="float" office:value="2" calcext:value-type="float">
            <text:p>2</text:p>
          </table:table-cell>
          <table:table-cell table:formula="of:=[Data.E11]" office:value-type="string" office:string-value="Oceania" calcext:value-type="string">
            <text:p>Oceania</text:p>
          </table:table-cell>
        </table:table-row>
        <table:table-row table:style-name="ro4">
          <table:table-cell table:style-name="ce2" table:formula="of:=[Data.A12]" office:value-type="string" office:string-value="Austria " calcext:value-type="string">
            <text:p>Austria </text:p>
          </table:table-cell>
          <table:table-cell table:style-name="ce2" table:formula="of:=[Data.B12]" office:value-type="string" office:string-value="Vienna " calcext:value-type="string">
            <text:p>Vienn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2]" office:value-type="string" office:string-value="Europa" calcext:value-type="string">
            <text:p>Europa</text:p>
          </table:table-cell>
        </table:table-row>
        <table:table-row table:style-name="ro4">
          <table:table-cell table:style-name="ce2" table:formula="of:=[Data.A13]" office:value-type="string" office:string-value="Azerbaigian " calcext:value-type="string">
            <text:p>Azerbaigian </text:p>
          </table:table-cell>
          <table:table-cell table:style-name="ce2" table:formula="of:=[Data.B13]" office:value-type="string" office:string-value="Baku " calcext:value-type="string">
            <text:p>Baku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3]" office:value-type="string" office:string-value="Asia" calcext:value-type="string">
            <text:p>Asia</text:p>
          </table:table-cell>
        </table:table-row>
        <table:table-row table:style-name="ro4">
          <table:table-cell table:style-name="ce2" table:formula="of:=[Data.A14]" office:value-type="string" office:string-value="Bahamas " calcext:value-type="string">
            <text:p>Bahamas </text:p>
          </table:table-cell>
          <table:table-cell table:style-name="ce2" table:formula="of:=[Data.B14]" office:value-type="string" office:string-value="Nassau " calcext:value-type="string">
            <text:p>Nassau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4]" office:value-type="string" office:string-value="America Centrale" calcext:value-type="string">
            <text:p>America Centrale</text:p>
          </table:table-cell>
        </table:table-row>
        <table:table-row table:style-name="ro4">
          <table:table-cell table:style-name="ce2" table:formula="of:=[Data.A15]" office:value-type="string" office:string-value="Bahrein " calcext:value-type="string">
            <text:p>Bahrein </text:p>
          </table:table-cell>
          <table:table-cell table:style-name="ce2" table:formula="of:=[Data.B15]" office:value-type="string" office:string-value="Manama " calcext:value-type="string">
            <text:p>Manam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5]" office:value-type="string" office:string-value="Asia" calcext:value-type="string">
            <text:p>Asia</text:p>
          </table:table-cell>
        </table:table-row>
        <table:table-row table:style-name="ro4">
          <table:table-cell table:style-name="ce2" table:formula="of:=[Data.A16]" office:value-type="string" office:string-value="Bangladesh " calcext:value-type="string">
            <text:p>Bangladesh </text:p>
          </table:table-cell>
          <table:table-cell table:style-name="ce2" table:formula="of:=[Data.B16]" office:value-type="string" office:string-value="Dhaka " calcext:value-type="string">
            <text:p>Dhak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6]" office:value-type="string" office:string-value="Asia" calcext:value-type="string">
            <text:p>Asia</text:p>
          </table:table-cell>
        </table:table-row>
        <table:table-row table:style-name="ro4">
          <table:table-cell table:style-name="ce2" table:formula="of:=[Data.A17]" office:value-type="string" office:string-value="Barbados " calcext:value-type="string">
            <text:p>Barbados </text:p>
          </table:table-cell>
          <table:table-cell table:style-name="ce2" table:formula="of:=[Data.B17]" office:value-type="string" office:string-value="Bridgetown " calcext:value-type="string">
            <text:p>Bridgetown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7]" office:value-type="string" office:string-value="America Centrale" calcext:value-type="string">
            <text:p>America Centrale</text:p>
          </table:table-cell>
        </table:table-row>
        <table:table-row table:style-name="ro4">
          <table:table-cell table:style-name="ce2" table:formula="of:=[Data.A18]" office:value-type="string" office:string-value="Belgio " calcext:value-type="string">
            <text:p>Belgio </text:p>
          </table:table-cell>
          <table:table-cell table:style-name="ce2" table:formula="of:=[Data.B18]" office:value-type="string" office:string-value="Bruxelles " calcext:value-type="string">
            <text:p>Bruxelles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8]" office:value-type="string" office:string-value="Europa" calcext:value-type="string">
            <text:p>Europa</text:p>
          </table:table-cell>
        </table:table-row>
        <table:table-row table:style-name="ro4">
          <table:table-cell table:style-name="ce2" table:formula="of:=[Data.A19]" office:value-type="string" office:string-value="Belize " calcext:value-type="string">
            <text:p>Belize </text:p>
          </table:table-cell>
          <table:table-cell table:style-name="ce2" table:formula="of:=[Data.B19]" office:value-type="string" office:string-value="Belmopan " calcext:value-type="string">
            <text:p>Belmopan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9]" office:value-type="string" office:string-value="America Centrale" calcext:value-type="string">
            <text:p>America Centrale</text:p>
          </table:table-cell>
        </table:table-row>
        <table:table-row table:style-name="ro4">
          <table:table-cell table:style-name="ce2" table:formula="of:=[Data.A20]" office:value-type="string" office:string-value="Benin " calcext:value-type="string">
            <text:p>Benin </text:p>
          </table:table-cell>
          <table:table-cell table:style-name="ce2" table:formula="of:=[Data.B20]" office:value-type="string" office:string-value="Porto-Novo " calcext:value-type="string">
            <text:p>Porto-Novo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20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21]" office:value-type="string" office:string-value="Bhutan " calcext:value-type="string">
            <text:p>Bhutan </text:p>
          </table:table-cell>
          <table:table-cell table:style-name="ce2" table:formula="of:=[Data.B21]" office:value-type="string" office:string-value="Thimphu " calcext:value-type="string">
            <text:p>Thimphu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21]" office:value-type="string" office:string-value="Asia" calcext:value-type="string">
            <text:p>Asia</text:p>
          </table:table-cell>
        </table:table-row>
        <table:table-row table:style-name="ro4">
          <table:table-cell table:style-name="ce2" table:formula="of:=[Data.A22]" office:value-type="string" office:string-value="Bielorussia " calcext:value-type="string">
            <text:p>Bielorussia </text:p>
          </table:table-cell>
          <table:table-cell table:style-name="ce2" table:formula="of:=[Data.B22]" office:value-type="string" office:string-value="Minsk " calcext:value-type="string">
            <text:p>Minsk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22]" office:value-type="string" office:string-value="Europa" calcext:value-type="string">
            <text:p>Europa</text:p>
          </table:table-cell>
        </table:table-row>
        <table:table-row table:style-name="ro4">
          <table:table-cell table:style-name="ce2" table:formula="of:=[Data.A23]" office:value-type="string" office:string-value="Birmania|Myanmar" calcext:value-type="string">
            <text:p>Birmania|Myanmar</text:p>
          </table:table-cell>
          <table:table-cell table:style-name="ce2" table:formula="of:=[Data.B23]" office:value-type="string" office:string-value="Naypyidaw " calcext:value-type="string">
            <text:p>Naypyidaw </text:p>
          </table:table-cell>
          <table:table-cell table:style-name="ce3"/>
          <table:table-cell/>
          <table:table-cell office:value-type="float" office:value="2" calcext:value-type="float">
            <text:p>2</text:p>
          </table:table-cell>
          <table:table-cell table:formula="of:=[Data.E23]" office:value-type="string" office:string-value="Asia" calcext:value-type="string">
            <text:p>Asia</text:p>
          </table:table-cell>
        </table:table-row>
        <table:table-row table:style-name="ro4">
          <table:table-cell table:style-name="ce2" table:formula="of:=[Data.A24]" office:value-type="string" office:string-value="Bolivia " calcext:value-type="string">
            <text:p>Bolivia </text:p>
          </table:table-cell>
          <table:table-cell table:style-name="ce2" table:formula="of:=[Data.B24]" office:value-type="string" office:string-value="Sucre " calcext:value-type="string">
            <text:p>Sucre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24]" office:value-type="string" office:string-value="Sud America" calcext:value-type="string">
            <text:p>Sud America</text:p>
          </table:table-cell>
        </table:table-row>
        <table:table-row table:style-name="ro4">
          <table:table-cell table:style-name="ce2" table:formula="of:=[Data.A25]" office:value-type="string" office:string-value="Bosnia ed Erzegovina|Bosnia and Herzegovina" calcext:value-type="string">
            <text:p>Bosnia ed Erzegovina|Bosnia and Herzegovina</text:p>
          </table:table-cell>
          <table:table-cell table:style-name="ce2" table:formula="of:=[Data.B25]" office:value-type="string" office:string-value="Sarajevo " calcext:value-type="string">
            <text:p>Sarajevo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25]" office:value-type="string" office:string-value="Europa" calcext:value-type="string">
            <text:p>Europa</text:p>
          </table:table-cell>
        </table:table-row>
        <table:table-row table:style-name="ro4">
          <table:table-cell table:style-name="ce2" table:formula="of:=[Data.A26]" office:value-type="string" office:string-value="Botswana " calcext:value-type="string">
            <text:p>Botswana </text:p>
          </table:table-cell>
          <table:table-cell table:style-name="ce2" table:formula="of:=[Data.B26]" office:value-type="string" office:string-value="Gaborone " calcext:value-type="string">
            <text:p>Gaborone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26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27]" office:value-type="string" office:string-value="Brasile " calcext:value-type="string">
            <text:p>Brasile </text:p>
          </table:table-cell>
          <table:table-cell table:style-name="ce2" table:formula="of:=[Data.B27]" office:value-type="string" office:string-value="Brasilia " calcext:value-type="string">
            <text:p>Brasili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27]" office:value-type="string" office:string-value="Sud America" calcext:value-type="string">
            <text:p>Sud America</text:p>
          </table:table-cell>
        </table:table-row>
        <table:table-row table:style-name="ro4">
          <table:table-cell table:style-name="ce2" table:formula="of:=[Data.A28]" office:value-type="string" office:string-value="Brunei " calcext:value-type="string">
            <text:p>Brunei </text:p>
          </table:table-cell>
          <table:table-cell table:style-name="ce2" table:formula="of:=[Data.B28]" office:value-type="string" office:string-value="Bandar Seri Begawan " calcext:value-type="string">
            <text:p>Bandar Seri Begawan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28]" office:value-type="string" office:string-value="Asia" calcext:value-type="string">
            <text:p>Asia</text:p>
          </table:table-cell>
        </table:table-row>
        <table:table-row table:style-name="ro4">
          <table:table-cell table:style-name="ce2" table:formula="of:=[Data.A29]" office:value-type="string" office:string-value="Bulgaria " calcext:value-type="string">
            <text:p>Bulgaria </text:p>
          </table:table-cell>
          <table:table-cell table:style-name="ce2" table:formula="of:=[Data.B29]" office:value-type="string" office:string-value="Sofia " calcext:value-type="string">
            <text:p>Sofi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29]" office:value-type="string" office:string-value="Europa" calcext:value-type="string">
            <text:p>Europa</text:p>
          </table:table-cell>
        </table:table-row>
        <table:table-row table:style-name="ro4">
          <table:table-cell table:style-name="ce2" table:formula="of:=[Data.A30]" office:value-type="string" office:string-value="Burkina Faso " calcext:value-type="string">
            <text:p>Burkina Faso </text:p>
          </table:table-cell>
          <table:table-cell table:style-name="ce2" table:formula="of:=[Data.B30]" office:value-type="string" office:string-value="Ouagadougou " calcext:value-type="string">
            <text:p>Ouagadougou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30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31]" office:value-type="string" office:string-value="Burundi " calcext:value-type="string">
            <text:p>Burundi </text:p>
          </table:table-cell>
          <table:table-cell table:style-name="ce2" table:formula="of:=[Data.B31]" office:value-type="string" office:string-value="Bujumbura " calcext:value-type="string">
            <text:p>Bujumbur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31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32]" office:value-type="string" office:string-value="Cambogia " calcext:value-type="string">
            <text:p>Cambogia </text:p>
          </table:table-cell>
          <table:table-cell table:style-name="ce2" table:formula="of:=[Data.B32]" office:value-type="string" office:string-value="Phnom Penh " calcext:value-type="string">
            <text:p>Phnom Penh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32]" office:value-type="string" office:string-value="Asia" calcext:value-type="string">
            <text:p>Asia</text:p>
          </table:table-cell>
        </table:table-row>
        <table:table-row table:style-name="ro4">
          <table:table-cell table:style-name="ce2" table:formula="of:=[Data.A33]" office:value-type="string" office:string-value="Camerun " calcext:value-type="string">
            <text:p>Camerun </text:p>
          </table:table-cell>
          <table:table-cell table:style-name="ce2" table:formula="of:=[Data.B33]" office:value-type="string" office:string-value="Yaoundé " calcext:value-type="string">
            <text:p>Yaoundé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33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34]" office:value-type="string" office:string-value="Canada " calcext:value-type="string">
            <text:p>Canada </text:p>
          </table:table-cell>
          <table:table-cell table:style-name="ce2" table:formula="of:=[Data.B34]" office:value-type="string" office:string-value="Ottawa " calcext:value-type="string">
            <text:p>Ottaw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34]" office:value-type="string" office:string-value="Nord America" calcext:value-type="string">
            <text:p>Nord America</text:p>
          </table:table-cell>
        </table:table-row>
        <table:table-row table:style-name="ro4">
          <table:table-cell table:style-name="ce2" table:formula="of:=[Data.A35]" office:value-type="string" office:string-value="Capo Verde " calcext:value-type="string">
            <text:p>Capo Verde </text:p>
          </table:table-cell>
          <table:table-cell table:style-name="ce2" table:formula="of:=[Data.B35]" office:value-type="string" office:string-value="Praia " calcext:value-type="string">
            <text:p>Prai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35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36]" office:value-type="string" office:string-value="Ciad " calcext:value-type="string">
            <text:p>Ciad </text:p>
          </table:table-cell>
          <table:table-cell table:style-name="ce2" table:formula="of:=[Data.B36]" office:value-type="string" office:string-value="N'Djamena " calcext:value-type="string">
            <text:p>N'Djamen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36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37]" office:value-type="string" office:string-value="Cile " calcext:value-type="string">
            <text:p>Cile </text:p>
          </table:table-cell>
          <table:table-cell table:style-name="ce2" table:formula="of:=[Data.B37]" office:value-type="string" office:string-value="Santiago " calcext:value-type="string">
            <text:p>Santiago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37]" office:value-type="string" office:string-value="Sud America" calcext:value-type="string">
            <text:p>Sud America</text:p>
          </table:table-cell>
        </table:table-row>
        <table:table-row table:style-name="ro4">
          <table:table-cell table:style-name="ce2" table:formula="of:=[Data.A38]" office:value-type="string" office:string-value="Cina " calcext:value-type="string">
            <text:p>Cina </text:p>
          </table:table-cell>
          <table:table-cell table:style-name="ce2" table:formula="of:=[Data.B38]" office:value-type="string" office:string-value="Pechino " calcext:value-type="string">
            <text:p>Pechino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38]" office:value-type="string" office:string-value="Asia" calcext:value-type="string">
            <text:p>Asia</text:p>
          </table:table-cell>
        </table:table-row>
        <table:table-row table:style-name="ro4">
          <table:table-cell table:style-name="ce2" table:formula="of:=[Data.A39]" office:value-type="string" office:string-value="Cipro " calcext:value-type="string">
            <text:p>Cipro </text:p>
          </table:table-cell>
          <table:table-cell table:style-name="ce2" table:formula="of:=[Data.B39]" office:value-type="string" office:string-value="Nicosia " calcext:value-type="string">
            <text:p>Nicosi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39]" office:value-type="string" office:string-value="Europa" calcext:value-type="string">
            <text:p>Europa</text:p>
          </table:table-cell>
        </table:table-row>
        <table:table-row table:style-name="ro4">
          <table:table-cell table:style-name="ce2" table:formula="of:=[Data.A40]" office:value-type="string" office:string-value="Città del Vaticano " calcext:value-type="string">
            <text:p>Città del Vaticano </text:p>
          </table:table-cell>
          <table:table-cell table:style-name="ce2" table:formula="of:=[Data.B40]" office:value-type="string" office:string-value="Città del Vaticano" calcext:value-type="string">
            <text:p>Città del Vatican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40]" office:value-type="string" office:string-value="Europa" calcext:value-type="string">
            <text:p>Europa</text:p>
          </table:table-cell>
        </table:table-row>
        <table:table-row table:style-name="ro4">
          <table:table-cell table:style-name="ce2" table:formula="of:=[Data.A41]" office:value-type="string" office:string-value="Colombia " calcext:value-type="string">
            <text:p>Colombia </text:p>
          </table:table-cell>
          <table:table-cell table:style-name="ce2" table:formula="of:=[Data.B41]" office:value-type="string" office:string-value="Bogotá " calcext:value-type="string">
            <text:p>Bogotá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41]" office:value-type="string" office:string-value="Sud America" calcext:value-type="string">
            <text:p>Sud America</text:p>
          </table:table-cell>
        </table:table-row>
        <table:table-row table:style-name="ro4">
          <table:table-cell table:style-name="ce2" table:formula="of:=[Data.A42]" office:value-type="string" office:string-value="Comore " calcext:value-type="string">
            <text:p>Comore </text:p>
          </table:table-cell>
          <table:table-cell table:style-name="ce2" table:formula="of:=[Data.B42]" office:value-type="string" office:string-value="Moroni " calcext:value-type="string">
            <text:p>Moroni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42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43]" office:value-type="string" office:string-value="Corea del Nord " calcext:value-type="string">
            <text:p>Corea del Nord </text:p>
          </table:table-cell>
          <table:table-cell table:style-name="ce2" table:formula="of:=[Data.B43]" office:value-type="string" office:string-value="Pyongyang " calcext:value-type="string">
            <text:p>Pyongyang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43]" office:value-type="string" office:string-value="Asia" calcext:value-type="string">
            <text:p>Asia</text:p>
          </table:table-cell>
        </table:table-row>
        <table:table-row table:style-name="ro4">
          <table:table-cell table:style-name="ce2" table:formula="of:=[Data.A44]" office:value-type="string" office:string-value="Corea del Sud " calcext:value-type="string">
            <text:p>Corea del Sud </text:p>
          </table:table-cell>
          <table:table-cell table:style-name="ce2" table:formula="of:=[Data.B44]" office:value-type="string" office:string-value="Seul " calcext:value-type="string">
            <text:p>Seul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44]" office:value-type="string" office:string-value="Asia" calcext:value-type="string">
            <text:p>Asia</text:p>
          </table:table-cell>
        </table:table-row>
        <table:table-row table:style-name="ro4">
          <table:table-cell table:style-name="ce2" table:formula="of:=[Data.A45]" office:value-type="string" office:string-value="Costa d'Avorio " calcext:value-type="string">
            <text:p>Costa d'Avorio </text:p>
          </table:table-cell>
          <table:table-cell table:style-name="ce2" table:formula="of:=[Data.B45]" office:value-type="string" office:string-value="Yamoussoukro " calcext:value-type="string">
            <text:p>Yamoussoukro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45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46]" office:value-type="string" office:string-value="Costa Rica " calcext:value-type="string">
            <text:p>Costa Rica </text:p>
          </table:table-cell>
          <table:table-cell table:style-name="ce2" table:formula="of:=[Data.B46]" office:value-type="string" office:string-value="San José " calcext:value-type="string">
            <text:p>San José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46]" office:value-type="string" office:string-value="America Centrale" calcext:value-type="string">
            <text:p>America Centrale</text:p>
          </table:table-cell>
        </table:table-row>
        <table:table-row table:style-name="ro4">
          <table:table-cell table:style-name="ce2" table:formula="of:=[Data.A47]" office:value-type="string" office:string-value="Croazia " calcext:value-type="string">
            <text:p>Croazia </text:p>
          </table:table-cell>
          <table:table-cell table:style-name="ce2" table:formula="of:=[Data.B47]" office:value-type="string" office:string-value="Zagabria " calcext:value-type="string">
            <text:p>Zagabri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47]" office:value-type="string" office:string-value="Europa" calcext:value-type="string">
            <text:p>Europa</text:p>
          </table:table-cell>
        </table:table-row>
        <table:table-row table:style-name="ro4">
          <table:table-cell table:style-name="ce2" table:formula="of:=[Data.A48]" office:value-type="string" office:string-value="Cuba " calcext:value-type="string">
            <text:p>Cuba </text:p>
          </table:table-cell>
          <table:table-cell table:style-name="ce2" table:formula="of:=[Data.B48]" office:value-type="string" office:string-value="L'Avana " calcext:value-type="string">
            <text:p>L'Avan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48]" office:value-type="string" office:string-value="America Centrale" calcext:value-type="string">
            <text:p>America Centrale</text:p>
          </table:table-cell>
        </table:table-row>
        <table:table-row table:style-name="ro4">
          <table:table-cell table:style-name="ce2" table:formula="of:=[Data.A49]" office:value-type="string" office:string-value="Danimarca " calcext:value-type="string">
            <text:p>Danimarca </text:p>
          </table:table-cell>
          <table:table-cell table:style-name="ce2" table:formula="of:=[Data.B49]" office:value-type="string" office:string-value="Copenaghen " calcext:value-type="string">
            <text:p>Copenaghen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49]" office:value-type="string" office:string-value="Europa" calcext:value-type="string">
            <text:p>Europa</text:p>
          </table:table-cell>
        </table:table-row>
        <table:table-row table:style-name="ro4">
          <table:table-cell table:style-name="ce2" table:formula="of:=[Data.A50]" office:value-type="string" office:string-value="Dominica " calcext:value-type="string">
            <text:p>Dominica </text:p>
          </table:table-cell>
          <table:table-cell table:style-name="ce2" table:formula="of:=[Data.B50]" office:value-type="string" office:string-value="Roseau " calcext:value-type="string">
            <text:p>Roseau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50]" office:value-type="string" office:string-value="America Centrale" calcext:value-type="string">
            <text:p>America Centrale</text:p>
          </table:table-cell>
        </table:table-row>
        <table:table-row table:style-name="ro4">
          <table:table-cell table:style-name="ce2" table:formula="of:=[Data.A51]" office:value-type="string" office:string-value="Ecuador " calcext:value-type="string">
            <text:p>Ecuador </text:p>
          </table:table-cell>
          <table:table-cell table:style-name="ce2" table:formula="of:=[Data.B51]" office:value-type="string" office:string-value="Quito " calcext:value-type="string">
            <text:p>Quito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51]" office:value-type="string" office:string-value="Sud America" calcext:value-type="string">
            <text:p>Sud America</text:p>
          </table:table-cell>
        </table:table-row>
        <table:table-row table:style-name="ro4">
          <table:table-cell table:style-name="ce2" table:formula="of:=[Data.A52]" office:value-type="string" office:string-value="Egitto " calcext:value-type="string">
            <text:p>Egitto </text:p>
          </table:table-cell>
          <table:table-cell table:style-name="ce2" table:formula="of:=[Data.B52]" office:value-type="string" office:string-value="Il Cairo " calcext:value-type="string">
            <text:p>Il Cairo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52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53]" office:value-type="string" office:string-value="El Salvador " calcext:value-type="string">
            <text:p>El Salvador </text:p>
          </table:table-cell>
          <table:table-cell table:style-name="ce2" table:formula="of:=[Data.B53]" office:value-type="string" office:string-value="San Salvador " calcext:value-type="string">
            <text:p>San Salvador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53]" office:value-type="string" office:string-value="America Centrale" calcext:value-type="string">
            <text:p>America Centrale</text:p>
          </table:table-cell>
        </table:table-row>
        <table:table-row table:style-name="ro4">
          <table:table-cell table:style-name="ce2" table:formula="of:=[Data.A54]" office:value-type="string" office:string-value="Emirati Arabi Uniti " calcext:value-type="string">
            <text:p>Emirati Arabi Uniti </text:p>
          </table:table-cell>
          <table:table-cell table:style-name="ce2" table:formula="of:=[Data.B54]" office:value-type="string" office:string-value="Abu Dhabi " calcext:value-type="string">
            <text:p>Abu Dhabi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54]" office:value-type="string" office:string-value="Asia" calcext:value-type="string">
            <text:p>Asia</text:p>
          </table:table-cell>
        </table:table-row>
        <table:table-row table:style-name="ro4">
          <table:table-cell table:style-name="ce2" table:formula="of:=[Data.A55]" office:value-type="string" office:string-value="Eritrea " calcext:value-type="string">
            <text:p>Eritrea </text:p>
          </table:table-cell>
          <table:table-cell table:style-name="ce2" table:formula="of:=[Data.B55]" office:value-type="string" office:string-value="Asmara " calcext:value-type="string">
            <text:p>Asmar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55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56]" office:value-type="string" office:string-value="Estonia " calcext:value-type="string">
            <text:p>Estonia </text:p>
          </table:table-cell>
          <table:table-cell table:style-name="ce2" table:formula="of:=[Data.B56]" office:value-type="string" office:string-value="Tallinn " calcext:value-type="string">
            <text:p>Tallinn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56]" office:value-type="string" office:string-value="Europa" calcext:value-type="string">
            <text:p>Europa</text:p>
          </table:table-cell>
        </table:table-row>
        <table:table-row table:style-name="ro4">
          <table:table-cell table:style-name="ce2" table:formula="of:=[Data.A57]" office:value-type="string" office:string-value="Etiopia " calcext:value-type="string">
            <text:p>Etiopia </text:p>
          </table:table-cell>
          <table:table-cell table:style-name="ce2" table:formula="of:=[Data.B57]" office:value-type="string" office:string-value="Addis Abeba " calcext:value-type="string">
            <text:p>Addis Abeb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57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58]" office:value-type="string" office:string-value="Figi " calcext:value-type="string">
            <text:p>Figi </text:p>
          </table:table-cell>
          <table:table-cell table:style-name="ce2" table:formula="of:=[Data.B58]" office:value-type="string" office:string-value="Suva " calcext:value-type="string">
            <text:p>Suv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58]" office:value-type="string" office:string-value="Oceania" calcext:value-type="string">
            <text:p>Oceania</text:p>
          </table:table-cell>
        </table:table-row>
        <table:table-row table:style-name="ro4">
          <table:table-cell table:style-name="ce2" table:formula="of:=[Data.A59]" office:value-type="string" office:string-value="Filippine " calcext:value-type="string">
            <text:p>Filippine </text:p>
          </table:table-cell>
          <table:table-cell table:style-name="ce2" table:formula="of:=[Data.B59]" office:value-type="string" office:string-value="Manila " calcext:value-type="string">
            <text:p>Manil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59]" office:value-type="string" office:string-value="Asia" calcext:value-type="string">
            <text:p>Asia</text:p>
          </table:table-cell>
        </table:table-row>
        <table:table-row table:style-name="ro4">
          <table:table-cell table:style-name="ce2" table:formula="of:=[Data.A60]" office:value-type="string" office:string-value="Finlandia " calcext:value-type="string">
            <text:p>Finlandia </text:p>
          </table:table-cell>
          <table:table-cell table:style-name="ce2" table:formula="of:=[Data.B60]" office:value-type="string" office:string-value="Helsinki " calcext:value-type="string">
            <text:p>Helsinki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60]" office:value-type="string" office:string-value="Europa" calcext:value-type="string">
            <text:p>Europa</text:p>
          </table:table-cell>
        </table:table-row>
        <table:table-row table:style-name="ro4">
          <table:table-cell table:style-name="ce2" table:formula="of:=[Data.A61]" office:value-type="string" office:string-value="Francia " calcext:value-type="string">
            <text:p>Francia </text:p>
          </table:table-cell>
          <table:table-cell table:style-name="ce2" table:formula="of:=[Data.B61]" office:value-type="string" office:string-value="Parigi " calcext:value-type="string">
            <text:p>Parigi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Data.E61]" office:value-type="string" office:string-value="Europa" calcext:value-type="string">
            <text:p>Europa</text:p>
          </table:table-cell>
        </table:table-row>
        <table:table-row table:style-name="ro4">
          <table:table-cell table:style-name="ce2" table:formula="of:=[Data.A62]" office:value-type="string" office:string-value="Gabon " calcext:value-type="string">
            <text:p>Gabon </text:p>
          </table:table-cell>
          <table:table-cell table:style-name="ce2" table:formula="of:=[Data.B62]" office:value-type="string" office:string-value="Libreville " calcext:value-type="string">
            <text:p>Libreville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62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63]" office:value-type="string" office:string-value="Gambia " calcext:value-type="string">
            <text:p>Gambia </text:p>
          </table:table-cell>
          <table:table-cell table:style-name="ce2" table:formula="of:=[Data.B63]" office:value-type="string" office:string-value="Banjul " calcext:value-type="string">
            <text:p>Banjul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63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64]" office:value-type="string" office:string-value="Georgia " calcext:value-type="string">
            <text:p>Georgia </text:p>
          </table:table-cell>
          <table:table-cell table:style-name="ce2" table:formula="of:=[Data.B64]" office:value-type="string" office:string-value="Tbilisi " calcext:value-type="string">
            <text:p>Tbilisi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64]" office:value-type="string" office:string-value="Asia" calcext:value-type="string">
            <text:p>Asia</text:p>
          </table:table-cell>
        </table:table-row>
        <table:table-row table:style-name="ro4">
          <table:table-cell table:style-name="ce2" table:formula="of:=[Data.A65]" office:value-type="string" office:string-value="Germania " calcext:value-type="string">
            <text:p>Germania </text:p>
          </table:table-cell>
          <table:table-cell table:style-name="ce2" table:formula="of:=[Data.B65]" office:value-type="string" office:string-value="Berlino " calcext:value-type="string">
            <text:p>Berlino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Data.E65]" office:value-type="string" office:string-value="Europa" calcext:value-type="string">
            <text:p>Europa</text:p>
          </table:table-cell>
        </table:table-row>
        <table:table-row table:style-name="ro4">
          <table:table-cell table:style-name="ce2" table:formula="of:=[Data.A66]" office:value-type="string" office:string-value="Ghana " calcext:value-type="string">
            <text:p>Ghana </text:p>
          </table:table-cell>
          <table:table-cell table:style-name="ce2" table:formula="of:=[Data.B66]" office:value-type="string" office:string-value="Accra " calcext:value-type="string">
            <text:p>Accr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66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67]" office:value-type="string" office:string-value="Giamaica " calcext:value-type="string">
            <text:p>Giamaica </text:p>
          </table:table-cell>
          <table:table-cell table:style-name="ce2" table:formula="of:=[Data.B67]" office:value-type="string" office:string-value="Kingston " calcext:value-type="string">
            <text:p>Kingston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67]" office:value-type="string" office:string-value="America Centrale" calcext:value-type="string">
            <text:p>America Centrale</text:p>
          </table:table-cell>
        </table:table-row>
        <table:table-row table:style-name="ro4">
          <table:table-cell table:style-name="ce2" table:formula="of:=[Data.A68]" office:value-type="string" office:string-value="Giappone " calcext:value-type="string">
            <text:p>Giappone </text:p>
          </table:table-cell>
          <table:table-cell table:style-name="ce2" table:formula="of:=[Data.B68]" office:value-type="string" office:string-value="Tokyo " calcext:value-type="string">
            <text:p>Tokyo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68]" office:value-type="string" office:string-value="Asia" calcext:value-type="string">
            <text:p>Asia</text:p>
          </table:table-cell>
        </table:table-row>
        <table:table-row table:style-name="ro4">
          <table:table-cell table:style-name="ce2" table:formula="of:=[Data.A69]" office:value-type="string" office:string-value="Gibuti " calcext:value-type="string">
            <text:p>Gibuti </text:p>
          </table:table-cell>
          <table:table-cell table:style-name="ce2" table:formula="of:=[Data.B69]" office:value-type="string" office:string-value="Gibuti " calcext:value-type="string">
            <text:p>Gibuti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69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70]" office:value-type="string" office:string-value="Giordania " calcext:value-type="string">
            <text:p>Giordania </text:p>
          </table:table-cell>
          <table:table-cell table:style-name="ce2" table:formula="of:=[Data.B70]" office:value-type="string" office:string-value="Amman " calcext:value-type="string">
            <text:p>Amman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70]" office:value-type="string" office:string-value="Asia" calcext:value-type="string">
            <text:p>Asia</text:p>
          </table:table-cell>
        </table:table-row>
        <table:table-row table:style-name="ro4">
          <table:table-cell table:style-name="ce2" table:formula="of:=[Data.A71]" office:value-type="string" office:string-value="Grecia " calcext:value-type="string">
            <text:p>Grecia </text:p>
          </table:table-cell>
          <table:table-cell table:style-name="ce2" table:formula="of:=[Data.B71]" office:value-type="string" office:string-value="Atene " calcext:value-type="string">
            <text:p>Atene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Data.E71]" office:value-type="string" office:string-value="Europa" calcext:value-type="string">
            <text:p>Europa</text:p>
          </table:table-cell>
        </table:table-row>
        <table:table-row table:style-name="ro4">
          <table:table-cell table:style-name="ce2" table:formula="of:=[Data.A72]" office:value-type="string" office:string-value="Grenada " calcext:value-type="string">
            <text:p>Grenada </text:p>
          </table:table-cell>
          <table:table-cell table:style-name="ce2" table:formula="of:=[Data.B72]" office:value-type="string" office:string-value="Saint George's " calcext:value-type="string">
            <text:p>Saint George's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72]" office:value-type="string" office:string-value="America Centrale" calcext:value-type="string">
            <text:p>America Centrale</text:p>
          </table:table-cell>
        </table:table-row>
        <table:table-row table:style-name="ro4">
          <table:table-cell table:style-name="ce2" table:formula="of:=[Data.A73]" office:value-type="string" office:string-value="Guatemala " calcext:value-type="string">
            <text:p>Guatemala </text:p>
          </table:table-cell>
          <table:table-cell table:style-name="ce2" table:formula="of:=[Data.B73]" office:value-type="string" office:string-value="Città del Guatemala " calcext:value-type="string">
            <text:p>Città del Guatemal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73]" office:value-type="string" office:string-value="America Centrale" calcext:value-type="string">
            <text:p>America Centrale</text:p>
          </table:table-cell>
        </table:table-row>
        <table:table-row table:style-name="ro4">
          <table:table-cell table:style-name="ce2" table:formula="of:=[Data.A74]" office:value-type="string" office:string-value="Guinea " calcext:value-type="string">
            <text:p>Guinea </text:p>
          </table:table-cell>
          <table:table-cell table:style-name="ce2" table:formula="of:=[Data.B74]" office:value-type="string" office:string-value="Conakry " calcext:value-type="string">
            <text:p>Conakry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74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75]" office:value-type="string" office:string-value="Guinea Equatoriale " calcext:value-type="string">
            <text:p>Guinea Equatoriale </text:p>
          </table:table-cell>
          <table:table-cell table:style-name="ce2" table:formula="of:=[Data.B75]" office:value-type="string" office:string-value="Malabo " calcext:value-type="string">
            <text:p>Malabo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75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76]" office:value-type="string" office:string-value="Guinea-Bissau " calcext:value-type="string">
            <text:p>Guinea-Bissau </text:p>
          </table:table-cell>
          <table:table-cell table:style-name="ce2" table:formula="of:=[Data.B76]" office:value-type="string" office:string-value="Bissau " calcext:value-type="string">
            <text:p>Bissau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76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77]" office:value-type="string" office:string-value="Guyana " calcext:value-type="string">
            <text:p>Guyana </text:p>
          </table:table-cell>
          <table:table-cell table:style-name="ce2" table:formula="of:=[Data.B77]" office:value-type="string" office:string-value="Georgetown " calcext:value-type="string">
            <text:p>Georgetown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77]" office:value-type="string" office:string-value="Sud America" calcext:value-type="string">
            <text:p>Sud America</text:p>
          </table:table-cell>
        </table:table-row>
        <table:table-row table:style-name="ro4">
          <table:table-cell table:style-name="ce2" table:formula="of:=[Data.A78]" office:value-type="string" office:string-value="Haiti " calcext:value-type="string">
            <text:p>Haiti </text:p>
          </table:table-cell>
          <table:table-cell table:style-name="ce2" table:formula="of:=[Data.B78]" office:value-type="string" office:string-value="Port-au-Prince " calcext:value-type="string">
            <text:p>Port-au-Prince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78]" office:value-type="string" office:string-value="America Centrale" calcext:value-type="string">
            <text:p>America Centrale</text:p>
          </table:table-cell>
        </table:table-row>
        <table:table-row table:style-name="ro4">
          <table:table-cell table:style-name="ce2" table:formula="of:=[Data.A79]" office:value-type="string" office:string-value="Honduras " calcext:value-type="string">
            <text:p>Honduras </text:p>
          </table:table-cell>
          <table:table-cell table:style-name="ce2" table:formula="of:=[Data.B79]" office:value-type="string" office:string-value="Tegucigalpa " calcext:value-type="string">
            <text:p>Tegucigalp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79]" office:value-type="string" office:string-value="America Centrale" calcext:value-type="string">
            <text:p>America Centrale</text:p>
          </table:table-cell>
        </table:table-row>
        <table:table-row table:style-name="ro4">
          <table:table-cell table:style-name="ce2" table:formula="of:=[Data.A80]" office:value-type="string" office:string-value="India " calcext:value-type="string">
            <text:p>India </text:p>
          </table:table-cell>
          <table:table-cell table:style-name="ce2" table:formula="of:=[Data.B80]" office:value-type="string" office:string-value="Nuova Delhi " calcext:value-type="string">
            <text:p>Nuova Delhi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80]" office:value-type="string" office:string-value="Asia" calcext:value-type="string">
            <text:p>Asia</text:p>
          </table:table-cell>
        </table:table-row>
        <table:table-row table:style-name="ro4">
          <table:table-cell table:style-name="ce2" table:formula="of:=[Data.A81]" office:value-type="string" office:string-value="Indonesia " calcext:value-type="string">
            <text:p>Indonesia </text:p>
          </table:table-cell>
          <table:table-cell table:style-name="ce2" table:formula="of:=[Data.B81]" office:value-type="string" office:string-value="Giakarta " calcext:value-type="string">
            <text:p>Giakart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81]" office:value-type="string" office:string-value="Asia" calcext:value-type="string">
            <text:p>Asia</text:p>
          </table:table-cell>
        </table:table-row>
        <table:table-row table:style-name="ro4">
          <table:table-cell table:style-name="ce2" table:formula="of:=[Data.A82]" office:value-type="string" office:string-value="Iran " calcext:value-type="string">
            <text:p>Iran </text:p>
          </table:table-cell>
          <table:table-cell table:style-name="ce2" table:formula="of:=[Data.B82]" office:value-type="string" office:string-value="Teheran " calcext:value-type="string">
            <text:p>Teheran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82]" office:value-type="string" office:string-value="Asia" calcext:value-type="string">
            <text:p>Asia</text:p>
          </table:table-cell>
        </table:table-row>
        <table:table-row table:style-name="ro4">
          <table:table-cell table:style-name="ce2" table:formula="of:=[Data.A83]" office:value-type="string" office:string-value="Iraq " calcext:value-type="string">
            <text:p>Iraq </text:p>
          </table:table-cell>
          <table:table-cell table:style-name="ce2" table:formula="of:=[Data.B83]" office:value-type="string" office:string-value="Baghdad " calcext:value-type="string">
            <text:p>Baghdad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83]" office:value-type="string" office:string-value="Asia" calcext:value-type="string">
            <text:p>Asia</text:p>
          </table:table-cell>
        </table:table-row>
        <table:table-row table:style-name="ro4">
          <table:table-cell table:style-name="ce2" table:formula="of:=[Data.A84]" office:value-type="string" office:string-value="Irlanda " calcext:value-type="string">
            <text:p>Irlanda </text:p>
          </table:table-cell>
          <table:table-cell table:style-name="ce2" table:formula="of:=[Data.B84]" office:value-type="string" office:string-value="Dublino " calcext:value-type="string">
            <text:p>Dublino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84]" office:value-type="string" office:string-value="Europa" calcext:value-type="string">
            <text:p>Europa</text:p>
          </table:table-cell>
        </table:table-row>
        <table:table-row table:style-name="ro4">
          <table:table-cell table:style-name="ce2" table:formula="of:=[Data.A85]" office:value-type="string" office:string-value="Islanda " calcext:value-type="string">
            <text:p>Islanda </text:p>
          </table:table-cell>
          <table:table-cell table:style-name="ce2" table:formula="of:=[Data.B85]" office:value-type="string" office:string-value="Reykjavík " calcext:value-type="string">
            <text:p>Reykjavík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85]" office:value-type="string" office:string-value="Europa" calcext:value-type="string">
            <text:p>Europa</text:p>
          </table:table-cell>
        </table:table-row>
        <table:table-row table:style-name="ro4">
          <table:table-cell table:style-name="ce2" table:formula="of:=[Data.A86]" office:value-type="string" office:string-value="Isole Marshall " calcext:value-type="string">
            <text:p>Isole Marshall </text:p>
          </table:table-cell>
          <table:table-cell table:style-name="ce2" table:formula="of:=[Data.B86]" office:value-type="string" office:string-value="Majuro " calcext:value-type="string">
            <text:p>Majuro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86]" office:value-type="string" office:string-value="Oceania" calcext:value-type="string">
            <text:p>Oceania</text:p>
          </table:table-cell>
        </table:table-row>
        <table:table-row table:style-name="ro4">
          <table:table-cell table:style-name="ce2" table:formula="of:=[Data.A87]" office:value-type="string" office:string-value="Isole Salomone " calcext:value-type="string">
            <text:p>Isole Salomone </text:p>
          </table:table-cell>
          <table:table-cell table:style-name="ce2" table:formula="of:=[Data.B87]" office:value-type="string" office:string-value="Honiara " calcext:value-type="string">
            <text:p>Honiar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87]" office:value-type="string" office:string-value="Oceania" calcext:value-type="string">
            <text:p>Oceania</text:p>
          </table:table-cell>
        </table:table-row>
        <table:table-row table:style-name="ro4">
          <table:table-cell table:style-name="ce2" table:formula="of:=[Data.A88]" office:value-type="string" office:string-value="Israele " calcext:value-type="string">
            <text:p>Israele </text:p>
          </table:table-cell>
          <table:table-cell table:style-name="ce2" table:formula="of:=[Data.B88]" office:value-type="string" office:string-value="Gerusalemme" calcext:value-type="string">
            <text:p>Gerusalemm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88]" office:value-type="string" office:string-value="Asia" calcext:value-type="string">
            <text:p>Asia</text:p>
          </table:table-cell>
        </table:table-row>
        <table:table-row table:style-name="ro4">
          <table:table-cell table:style-name="ce2" table:formula="of:=[Data.A89]" office:value-type="string" office:string-value="Italia " calcext:value-type="string">
            <text:p>Italia </text:p>
          </table:table-cell>
          <table:table-cell table:style-name="ce2" table:formula="of:=[Data.B89]" office:value-type="string" office:string-value="Roma " calcext:value-type="string">
            <text:p>Roma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Data.E89]" office:value-type="string" office:string-value="Europa" calcext:value-type="string">
            <text:p>Europa</text:p>
          </table:table-cell>
        </table:table-row>
        <table:table-row table:style-name="ro4">
          <table:table-cell table:style-name="ce2" table:formula="of:=[Data.A90]" office:value-type="string" office:string-value="Kazakistan " calcext:value-type="string">
            <text:p>Kazakistan </text:p>
          </table:table-cell>
          <table:table-cell table:style-name="ce2" table:formula="of:=[Data.B90]" office:value-type="string" office:string-value="Astana " calcext:value-type="string">
            <text:p>Astan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90]" office:value-type="string" office:string-value="Asia" calcext:value-type="string">
            <text:p>Asia</text:p>
          </table:table-cell>
        </table:table-row>
        <table:table-row table:style-name="ro4">
          <table:table-cell table:style-name="ce2" table:formula="of:=[Data.A91]" office:value-type="string" office:string-value="Kenya " calcext:value-type="string">
            <text:p>Kenya </text:p>
          </table:table-cell>
          <table:table-cell table:style-name="ce2" table:formula="of:=[Data.B91]" office:value-type="string" office:string-value="Nairobi " calcext:value-type="string">
            <text:p>Nairobi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91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92]" office:value-type="string" office:string-value="Kirghizistan " calcext:value-type="string">
            <text:p>Kirghizistan </text:p>
          </table:table-cell>
          <table:table-cell table:style-name="ce2" table:formula="of:=[Data.B92]" office:value-type="string" office:string-value="Bishkek " calcext:value-type="string">
            <text:p>Bishkek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92]" office:value-type="string" office:string-value="Asia" calcext:value-type="string">
            <text:p>Asia</text:p>
          </table:table-cell>
        </table:table-row>
        <table:table-row table:style-name="ro4">
          <table:table-cell table:style-name="ce2" table:formula="of:=[Data.A93]" office:value-type="string" office:string-value="Kiribati " calcext:value-type="string">
            <text:p>Kiribati </text:p>
          </table:table-cell>
          <table:table-cell table:style-name="ce2" table:formula="of:=[Data.B93]" office:value-type="string" office:string-value="Bairiki " calcext:value-type="string">
            <text:p>Bairiki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93]" office:value-type="string" office:string-value="Oceania" calcext:value-type="string">
            <text:p>Oceania</text:p>
          </table:table-cell>
        </table:table-row>
        <table:table-row table:style-name="ro4">
          <table:table-cell table:style-name="ce2" table:formula="of:=[Data.A94]" office:value-type="string" office:string-value="Kuwait " calcext:value-type="string">
            <text:p>Kuwait </text:p>
          </table:table-cell>
          <table:table-cell table:style-name="ce2" table:formula="of:=[Data.B94]" office:value-type="string" office:string-value="Madinat al-Kuwait " calcext:value-type="string">
            <text:p>Madinat al-Kuwait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94]" office:value-type="string" office:string-value="Asia" calcext:value-type="string">
            <text:p>Asia</text:p>
          </table:table-cell>
        </table:table-row>
        <table:table-row table:style-name="ro4">
          <table:table-cell table:style-name="ce2" table:formula="of:=[Data.A95]" office:value-type="string" office:string-value="Laos " calcext:value-type="string">
            <text:p>Laos </text:p>
          </table:table-cell>
          <table:table-cell table:style-name="ce2" table:formula="of:=[Data.B95]" office:value-type="string" office:string-value="Vientiane " calcext:value-type="string">
            <text:p>Vientiane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95]" office:value-type="string" office:string-value="Asia" calcext:value-type="string">
            <text:p>Asia</text:p>
          </table:table-cell>
        </table:table-row>
        <table:table-row table:style-name="ro4">
          <table:table-cell table:style-name="ce2" table:formula="of:=[Data.A96]" office:value-type="string" office:string-value="Lesotho " calcext:value-type="string">
            <text:p>Lesotho </text:p>
          </table:table-cell>
          <table:table-cell table:style-name="ce2" table:formula="of:=[Data.B96]" office:value-type="string" office:string-value="Maseru " calcext:value-type="string">
            <text:p>Maseru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96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97]" office:value-type="string" office:string-value="Lettonia " calcext:value-type="string">
            <text:p>Lettonia </text:p>
          </table:table-cell>
          <table:table-cell table:style-name="ce2" table:formula="of:=[Data.B97]" office:value-type="string" office:string-value="Riga " calcext:value-type="string">
            <text:p>Rig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97]" office:value-type="string" office:string-value="Europa" calcext:value-type="string">
            <text:p>Europa</text:p>
          </table:table-cell>
        </table:table-row>
        <table:table-row table:style-name="ro4">
          <table:table-cell table:style-name="ce2" table:formula="of:=[Data.A98]" office:value-type="string" office:string-value="Libano " calcext:value-type="string">
            <text:p>Libano </text:p>
          </table:table-cell>
          <table:table-cell table:style-name="ce2" table:formula="of:=[Data.B98]" office:value-type="string" office:string-value="Beirut " calcext:value-type="string">
            <text:p>Beirut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98]" office:value-type="string" office:string-value="Asia" calcext:value-type="string">
            <text:p>Asia</text:p>
          </table:table-cell>
        </table:table-row>
        <table:table-row table:style-name="ro4">
          <table:table-cell table:style-name="ce2" table:formula="of:=[Data.A99]" office:value-type="string" office:string-value="Liberia " calcext:value-type="string">
            <text:p>Liberia </text:p>
          </table:table-cell>
          <table:table-cell table:style-name="ce2" table:formula="of:=[Data.B99]" office:value-type="string" office:string-value="Monrovia " calcext:value-type="string">
            <text:p>Monrovi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99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100]" office:value-type="string" office:string-value="Libia " calcext:value-type="string">
            <text:p>Libia </text:p>
          </table:table-cell>
          <table:table-cell table:style-name="ce2" table:formula="of:=[Data.B100]" office:value-type="string" office:string-value="Tripoli " calcext:value-type="string">
            <text:p>Tripoli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00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101]" office:value-type="string" office:string-value="Liechtenstein " calcext:value-type="string">
            <text:p>Liechtenstein </text:p>
          </table:table-cell>
          <table:table-cell table:style-name="ce2" table:formula="of:=[Data.B101]" office:value-type="string" office:string-value="Vaduz " calcext:value-type="string">
            <text:p>Vaduz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01]" office:value-type="string" office:string-value="Europa" calcext:value-type="string">
            <text:p>Europa</text:p>
          </table:table-cell>
        </table:table-row>
        <table:table-row table:style-name="ro4">
          <table:table-cell table:style-name="ce2" table:formula="of:=[Data.A102]" office:value-type="string" office:string-value="Lituania " calcext:value-type="string">
            <text:p>Lituania </text:p>
          </table:table-cell>
          <table:table-cell table:style-name="ce2" table:formula="of:=[Data.B102]" office:value-type="string" office:string-value="Vilnius " calcext:value-type="string">
            <text:p>Vilnius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02]" office:value-type="string" office:string-value="Europa" calcext:value-type="string">
            <text:p>Europa</text:p>
          </table:table-cell>
        </table:table-row>
        <table:table-row table:style-name="ro4">
          <table:table-cell table:style-name="ce2" table:formula="of:=[Data.A103]" office:value-type="string" office:string-value="Lussemburgo " calcext:value-type="string">
            <text:p>Lussemburgo </text:p>
          </table:table-cell>
          <table:table-cell table:style-name="ce2" table:formula="of:=[Data.B103]" office:value-type="string" office:string-value="Lussemburgo " calcext:value-type="string">
            <text:p>Lussemburgo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03]" office:value-type="string" office:string-value="Europa" calcext:value-type="string">
            <text:p>Europa</text:p>
          </table:table-cell>
        </table:table-row>
        <table:table-row table:style-name="ro4">
          <table:table-cell table:style-name="ce2" table:formula="of:=[Data.A104]" office:value-type="string" office:string-value="Macedonia " calcext:value-type="string">
            <text:p>Macedonia </text:p>
          </table:table-cell>
          <table:table-cell table:style-name="ce2" table:formula="of:=[Data.B104]" office:value-type="string" office:string-value="Skopje " calcext:value-type="string">
            <text:p>Skopje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04]" office:value-type="string" office:string-value="Europa" calcext:value-type="string">
            <text:p>Europa</text:p>
          </table:table-cell>
        </table:table-row>
        <table:table-row table:style-name="ro4">
          <table:table-cell table:style-name="ce2" table:formula="of:=[Data.A105]" office:value-type="string" office:string-value="Madagascar " calcext:value-type="string">
            <text:p>Madagascar </text:p>
          </table:table-cell>
          <table:table-cell table:style-name="ce2" table:formula="of:=[Data.B105]" office:value-type="string" office:string-value="Antananarivo " calcext:value-type="string">
            <text:p>Antananarivo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05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106]" office:value-type="string" office:string-value="Malawi " calcext:value-type="string">
            <text:p>Malawi </text:p>
          </table:table-cell>
          <table:table-cell table:style-name="ce2" table:formula="of:=[Data.B106]" office:value-type="string" office:string-value="Lilongwe " calcext:value-type="string">
            <text:p>Lilongwe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06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107]" office:value-type="string" office:string-value="Maldive " calcext:value-type="string">
            <text:p>Maldive </text:p>
          </table:table-cell>
          <table:table-cell table:style-name="ce2" table:formula="of:=[Data.B107]" office:value-type="string" office:string-value="Malé " calcext:value-type="string">
            <text:p>Malé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07]" office:value-type="string" office:string-value="Asia" calcext:value-type="string">
            <text:p>Asia</text:p>
          </table:table-cell>
        </table:table-row>
        <table:table-row table:style-name="ro4">
          <table:table-cell table:style-name="ce2" table:formula="of:=[Data.A108]" office:value-type="string" office:string-value="Malesia " calcext:value-type="string">
            <text:p>Malesia </text:p>
          </table:table-cell>
          <table:table-cell table:style-name="ce2" table:formula="of:=[Data.B108]" office:value-type="string" office:string-value="Kuala Lumpur " calcext:value-type="string">
            <text:p>Kuala Lumpur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08]" office:value-type="string" office:string-value="Asia" calcext:value-type="string">
            <text:p>Asia</text:p>
          </table:table-cell>
        </table:table-row>
        <table:table-row table:style-name="ro4">
          <table:table-cell table:style-name="ce2" table:formula="of:=[Data.A109]" office:value-type="string" office:string-value="Mali " calcext:value-type="string">
            <text:p>Mali </text:p>
          </table:table-cell>
          <table:table-cell table:style-name="ce2" table:formula="of:=[Data.B109]" office:value-type="string" office:string-value="Bamako " calcext:value-type="string">
            <text:p>Bamako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09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110]" office:value-type="string" office:string-value="Malta " calcext:value-type="string">
            <text:p>Malta </text:p>
          </table:table-cell>
          <table:table-cell table:style-name="ce2" table:formula="of:=[Data.B110]" office:value-type="string" office:string-value="La Valletta " calcext:value-type="string">
            <text:p>La Vallett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10]" office:value-type="string" office:string-value="Europa" calcext:value-type="string">
            <text:p>Europa</text:p>
          </table:table-cell>
        </table:table-row>
        <table:table-row table:style-name="ro4">
          <table:table-cell table:style-name="ce2" table:formula="of:=[Data.A111]" office:value-type="string" office:string-value="Marocco " calcext:value-type="string">
            <text:p>Marocco </text:p>
          </table:table-cell>
          <table:table-cell table:style-name="ce2" table:formula="of:=[Data.B111]" office:value-type="string" office:string-value="Rabat " calcext:value-type="string">
            <text:p>Rabat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11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112]" office:value-type="string" office:string-value="Mauritania " calcext:value-type="string">
            <text:p>Mauritania </text:p>
          </table:table-cell>
          <table:table-cell table:style-name="ce2" table:formula="of:=[Data.B112]" office:value-type="string" office:string-value="Nouakchott " calcext:value-type="string">
            <text:p>Nouakchott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12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113]" office:value-type="string" office:string-value="Mauritius " calcext:value-type="string">
            <text:p>Mauritius </text:p>
          </table:table-cell>
          <table:table-cell table:style-name="ce2" table:formula="of:=[Data.B113]" office:value-type="string" office:string-value="Port Louis " calcext:value-type="string">
            <text:p>Port Louis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13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114]" office:value-type="string" office:string-value="Messico " calcext:value-type="string">
            <text:p>Messico </text:p>
          </table:table-cell>
          <table:table-cell table:style-name="ce2" table:formula="of:=[Data.B114]" office:value-type="string" office:string-value="Città del Messico " calcext:value-type="string">
            <text:p>Città del Messico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14]" office:value-type="string" office:string-value="America Centrale" calcext:value-type="string">
            <text:p>America Centrale</text:p>
          </table:table-cell>
        </table:table-row>
        <table:table-row table:style-name="ro4">
          <table:table-cell table:style-name="ce2" table:formula="of:=[Data.A115]" office:value-type="string" office:string-value="Stati Federati di Micronesia" calcext:value-type="string">
            <text:p>Stati Federati di Micronesia</text:p>
          </table:table-cell>
          <table:table-cell table:style-name="ce2" table:formula="of:=[Data.B115]" office:value-type="string" office:string-value="Palikir " calcext:value-type="string">
            <text:p>Palikir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15]" office:value-type="string" office:string-value="Oceania" calcext:value-type="string">
            <text:p>Oceania</text:p>
          </table:table-cell>
        </table:table-row>
        <table:table-row table:style-name="ro4">
          <table:table-cell table:style-name="ce2" table:formula="of:=[Data.A116]" office:value-type="string" office:string-value="Moldavia " calcext:value-type="string">
            <text:p>Moldavia </text:p>
          </table:table-cell>
          <table:table-cell table:style-name="ce2" table:formula="of:=[Data.B116]" office:value-type="string" office:string-value="Chisinau " calcext:value-type="string">
            <text:p>Chisinau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16]" office:value-type="string" office:string-value="Europa" calcext:value-type="string">
            <text:p>Europa</text:p>
          </table:table-cell>
        </table:table-row>
        <table:table-row table:style-name="ro4">
          <table:table-cell table:style-name="ce2" table:formula="of:=[Data.A117]" office:value-type="string" office:string-value="Monaco " calcext:value-type="string">
            <text:p>Monaco </text:p>
          </table:table-cell>
          <table:table-cell table:style-name="ce2" table:formula="of:=[Data.B117]" office:value-type="string" office:string-value="Monaco (città-stato) " calcext:value-type="string">
            <text:p>Monaco (città-stato)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17]" office:value-type="string" office:string-value="Europa" calcext:value-type="string">
            <text:p>Europa</text:p>
          </table:table-cell>
        </table:table-row>
        <table:table-row table:style-name="ro4">
          <table:table-cell table:style-name="ce2" table:formula="of:=[Data.A118]" office:value-type="string" office:string-value="Mongolia " calcext:value-type="string">
            <text:p>Mongolia </text:p>
          </table:table-cell>
          <table:table-cell table:style-name="ce2" table:formula="of:=[Data.B118]" office:value-type="string" office:string-value="Ulan Bator " calcext:value-type="string">
            <text:p>Ulan Bator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18]" office:value-type="string" office:string-value="Asia" calcext:value-type="string">
            <text:p>Asia</text:p>
          </table:table-cell>
        </table:table-row>
        <table:table-row table:style-name="ro4">
          <table:table-cell table:style-name="ce2" table:formula="of:=[Data.A119]" office:value-type="string" office:string-value="Montenegro " calcext:value-type="string">
            <text:p>Montenegro </text:p>
          </table:table-cell>
          <table:table-cell table:style-name="ce2" table:formula="of:=[Data.B119]" office:value-type="string" office:string-value="Podgorica " calcext:value-type="string">
            <text:p>Podgoric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19]" office:value-type="string" office:string-value="Europa" calcext:value-type="string">
            <text:p>Europa</text:p>
          </table:table-cell>
        </table:table-row>
        <table:table-row table:style-name="ro4">
          <table:table-cell table:style-name="ce2" table:formula="of:=[Data.A120]" office:value-type="string" office:string-value="Mozambico " calcext:value-type="string">
            <text:p>Mozambico </text:p>
          </table:table-cell>
          <table:table-cell table:style-name="ce2" table:formula="of:=[Data.B120]" office:value-type="string" office:string-value="Maputo " calcext:value-type="string">
            <text:p>Maputo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20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121]" office:value-type="string" office:string-value="Namibia " calcext:value-type="string">
            <text:p>Namibia </text:p>
          </table:table-cell>
          <table:table-cell table:style-name="ce2" table:formula="of:=[Data.B121]" office:value-type="string" office:string-value="Windhoek " calcext:value-type="string">
            <text:p>Windhoek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21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122]" office:value-type="string" office:string-value="Nauru " calcext:value-type="string">
            <text:p>Nauru </text:p>
          </table:table-cell>
          <table:table-cell table:style-name="ce2" table:formula="of:=[Data.B122]" office:value-type="string" office:string-value="Yaren (sede politica) " calcext:value-type="string">
            <text:p>Yaren (sede politica)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22]" office:value-type="string" office:string-value="Oceania" calcext:value-type="string">
            <text:p>Oceania</text:p>
          </table:table-cell>
        </table:table-row>
        <table:table-row table:style-name="ro4">
          <table:table-cell table:style-name="ce2" table:formula="of:=[Data.A123]" office:value-type="string" office:string-value="Nepal " calcext:value-type="string">
            <text:p>Nepal </text:p>
          </table:table-cell>
          <table:table-cell table:style-name="ce2" table:formula="of:=[Data.B123]" office:value-type="string" office:string-value="Kathmandu " calcext:value-type="string">
            <text:p>Kathmandu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23]" office:value-type="string" office:string-value="Asia" calcext:value-type="string">
            <text:p>Asia</text:p>
          </table:table-cell>
        </table:table-row>
        <table:table-row table:style-name="ro4">
          <table:table-cell table:style-name="ce2" table:formula="of:=[Data.A124]" office:value-type="string" office:string-value="Nicaragua " calcext:value-type="string">
            <text:p>Nicaragua </text:p>
          </table:table-cell>
          <table:table-cell table:style-name="ce2" table:formula="of:=[Data.B124]" office:value-type="string" office:string-value="Managua " calcext:value-type="string">
            <text:p>Managu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24]" office:value-type="string" office:string-value="America Centrale" calcext:value-type="string">
            <text:p>America Centrale</text:p>
          </table:table-cell>
        </table:table-row>
        <table:table-row table:style-name="ro4">
          <table:table-cell table:style-name="ce2" table:formula="of:=[Data.A125]" office:value-type="string" office:string-value="Niger " calcext:value-type="string">
            <text:p>Niger </text:p>
          </table:table-cell>
          <table:table-cell table:style-name="ce2" table:formula="of:=[Data.B125]" office:value-type="string" office:string-value="Niamey " calcext:value-type="string">
            <text:p>Niamey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25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126]" office:value-type="string" office:string-value="Nigeria " calcext:value-type="string">
            <text:p>Nigeria </text:p>
          </table:table-cell>
          <table:table-cell table:style-name="ce2" table:formula="of:=[Data.B126]" office:value-type="string" office:string-value="Abuja " calcext:value-type="string">
            <text:p>Abuj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26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127]" office:value-type="string" office:string-value="Norvegia " calcext:value-type="string">
            <text:p>Norvegia </text:p>
          </table:table-cell>
          <table:table-cell table:style-name="ce2" table:formula="of:=[Data.B127]" office:value-type="string" office:string-value="Oslo " calcext:value-type="string">
            <text:p>Oslo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27]" office:value-type="string" office:string-value="Europa" calcext:value-type="string">
            <text:p>Europa</text:p>
          </table:table-cell>
        </table:table-row>
        <table:table-row table:style-name="ro4">
          <table:table-cell table:style-name="ce2" table:formula="of:=[Data.A128]" office:value-type="string" office:string-value="Nuova Zelanda " calcext:value-type="string">
            <text:p>Nuova Zelanda </text:p>
          </table:table-cell>
          <table:table-cell table:style-name="ce2" table:formula="of:=[Data.B128]" office:value-type="string" office:string-value="Wellington " calcext:value-type="string">
            <text:p>Wellington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28]" office:value-type="string" office:string-value="Oceania" calcext:value-type="string">
            <text:p>Oceania</text:p>
          </table:table-cell>
        </table:table-row>
        <table:table-row table:style-name="ro4">
          <table:table-cell table:style-name="ce2" table:formula="of:=[Data.A129]" office:value-type="string" office:string-value="Oman " calcext:value-type="string">
            <text:p>Oman </text:p>
          </table:table-cell>
          <table:table-cell table:style-name="ce2" table:formula="of:=[Data.B129]" office:value-type="string" office:string-value="Mascate " calcext:value-type="string">
            <text:p>Mascate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29]" office:value-type="string" office:string-value="Asia" calcext:value-type="string">
            <text:p>Asia</text:p>
          </table:table-cell>
        </table:table-row>
        <table:table-row table:style-name="ro4">
          <table:table-cell table:style-name="ce2" table:formula="of:=[Data.A130]" office:value-type="string" office:string-value="Paesi Bassi " calcext:value-type="string">
            <text:p>Paesi Bassi </text:p>
          </table:table-cell>
          <table:table-cell table:style-name="ce2" table:formula="of:=[Data.B130]" office:value-type="string" office:string-value="Amsterdam " calcext:value-type="string">
            <text:p>Amsterdam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Data.E130]" office:value-type="string" office:string-value="Europa" calcext:value-type="string">
            <text:p>Europa</text:p>
          </table:table-cell>
        </table:table-row>
        <table:table-row table:style-name="ro4">
          <table:table-cell table:style-name="ce2" table:formula="of:=[Data.A131]" office:value-type="string" office:string-value="Pakistan " calcext:value-type="string">
            <text:p>Pakistan </text:p>
          </table:table-cell>
          <table:table-cell table:style-name="ce2" table:formula="of:=[Data.B131]" office:value-type="string" office:string-value="Islamabad " calcext:value-type="string">
            <text:p>Islamabad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31]" office:value-type="string" office:string-value="Asia" calcext:value-type="string">
            <text:p>Asia</text:p>
          </table:table-cell>
        </table:table-row>
        <table:table-row table:style-name="ro4">
          <table:table-cell table:style-name="ce2" table:formula="of:=[Data.A132]" office:value-type="string" office:string-value="Palau " calcext:value-type="string">
            <text:p>Palau </text:p>
          </table:table-cell>
          <table:table-cell table:style-name="ce2" table:formula="of:=[Data.B132]" office:value-type="string" office:string-value="Ngerulmud " calcext:value-type="string">
            <text:p>Ngerulmud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32]" office:value-type="string" office:string-value="Oceania" calcext:value-type="string">
            <text:p>Oceania</text:p>
          </table:table-cell>
        </table:table-row>
        <table:table-row table:style-name="ro4">
          <table:table-cell table:style-name="ce2" table:formula="of:=[Data.A133]" office:value-type="string" office:string-value="Panamá " calcext:value-type="string">
            <text:p>Panamá </text:p>
          </table:table-cell>
          <table:table-cell table:style-name="ce2" table:formula="of:=[Data.B133]" office:value-type="string" office:string-value="Panamá " calcext:value-type="string">
            <text:p>Panamá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33]" office:value-type="string" office:string-value="America Centrale" calcext:value-type="string">
            <text:p>America Centrale</text:p>
          </table:table-cell>
        </table:table-row>
        <table:table-row table:style-name="ro4">
          <table:table-cell table:style-name="ce2" table:formula="of:=[Data.A134]" office:value-type="string" office:string-value="Papua Nuova Guinea " calcext:value-type="string">
            <text:p>Papua Nuova Guinea </text:p>
          </table:table-cell>
          <table:table-cell table:style-name="ce2" table:formula="of:=[Data.B134]" office:value-type="string" office:string-value="Port Moresby " calcext:value-type="string">
            <text:p>Port Moresby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34]" office:value-type="string" office:string-value="Oceania" calcext:value-type="string">
            <text:p>Oceania</text:p>
          </table:table-cell>
        </table:table-row>
        <table:table-row table:style-name="ro4">
          <table:table-cell table:style-name="ce2" table:formula="of:=[Data.A135]" office:value-type="string" office:string-value="Paraguay " calcext:value-type="string">
            <text:p>Paraguay </text:p>
          </table:table-cell>
          <table:table-cell table:style-name="ce2" table:formula="of:=[Data.B135]" office:value-type="string" office:string-value="Asunción " calcext:value-type="string">
            <text:p>Asunción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35]" office:value-type="string" office:string-value="Sud America" calcext:value-type="string">
            <text:p>Sud America</text:p>
          </table:table-cell>
        </table:table-row>
        <table:table-row table:style-name="ro4">
          <table:table-cell table:style-name="ce2" table:formula="of:=[Data.A136]" office:value-type="string" office:string-value="Perù " calcext:value-type="string">
            <text:p>Perù </text:p>
          </table:table-cell>
          <table:table-cell table:style-name="ce2" table:formula="of:=[Data.B136]" office:value-type="string" office:string-value="Lima " calcext:value-type="string">
            <text:p>Lim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36]" office:value-type="string" office:string-value="Sud America" calcext:value-type="string">
            <text:p>Sud America</text:p>
          </table:table-cell>
        </table:table-row>
        <table:table-row table:style-name="ro4">
          <table:table-cell table:style-name="ce2" table:formula="of:=[Data.A137]" office:value-type="string" office:string-value="Polonia " calcext:value-type="string">
            <text:p>Polonia </text:p>
          </table:table-cell>
          <table:table-cell table:style-name="ce2" table:formula="of:=[Data.B137]" office:value-type="string" office:string-value="Varsavia " calcext:value-type="string">
            <text:p>Varsavi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37]" office:value-type="string" office:string-value="Europa" calcext:value-type="string">
            <text:p>Europa</text:p>
          </table:table-cell>
        </table:table-row>
        <table:table-row table:style-name="ro4">
          <table:table-cell table:style-name="ce2" table:formula="of:=[Data.A138]" office:value-type="string" office:string-value="Portogallo " calcext:value-type="string">
            <text:p>Portogallo </text:p>
          </table:table-cell>
          <table:table-cell table:style-name="ce2" table:formula="of:=[Data.B138]" office:value-type="string" office:string-value="Lisbona " calcext:value-type="string">
            <text:p>Lisbona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Data.E138]" office:value-type="string" office:string-value="Europa" calcext:value-type="string">
            <text:p>Europa</text:p>
          </table:table-cell>
        </table:table-row>
        <table:table-row table:style-name="ro4">
          <table:table-cell table:style-name="ce2" table:formula="of:=[Data.A139]" office:value-type="string" office:string-value="Qatar " calcext:value-type="string">
            <text:p>Qatar </text:p>
          </table:table-cell>
          <table:table-cell table:style-name="ce2" table:formula="of:=[Data.B139]" office:value-type="string" office:string-value="Doha " calcext:value-type="string">
            <text:p>Doh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39]" office:value-type="string" office:string-value="Asia" calcext:value-type="string">
            <text:p>Asia</text:p>
          </table:table-cell>
        </table:table-row>
        <table:table-row table:style-name="ro4">
          <table:table-cell table:style-name="ce2" table:formula="of:=[Data.A140]" office:value-type="string" office:string-value="RD del Congo " calcext:value-type="string">
            <text:p>RD del Congo </text:p>
          </table:table-cell>
          <table:table-cell table:style-name="ce2" table:formula="of:=[Data.B140]" office:value-type="string" office:string-value="Kinshasa " calcext:value-type="string">
            <text:p>Kinshas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40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141]" office:value-type="string" office:string-value="Regno Unito " calcext:value-type="string">
            <text:p>Regno Unito </text:p>
          </table:table-cell>
          <table:table-cell table:style-name="ce2" table:formula="of:=[Data.B141]" office:value-type="string" office:string-value="Londra " calcext:value-type="string">
            <text:p>Londra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Data.E141]" office:value-type="string" office:string-value="Europa" calcext:value-type="string">
            <text:p>Europa</text:p>
          </table:table-cell>
        </table:table-row>
        <table:table-row table:style-name="ro4">
          <table:table-cell table:style-name="ce2" table:formula="of:=[Data.A142]" office:value-type="string" office:string-value="Rep. Centrafricana " calcext:value-type="string">
            <text:p>Rep. Centrafricana </text:p>
          </table:table-cell>
          <table:table-cell table:style-name="ce2" table:formula="of:=[Data.B142]" office:value-type="string" office:string-value="Bangui " calcext:value-type="string">
            <text:p>Bangui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42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143]" office:value-type="string" office:string-value="Rep. del Congo " calcext:value-type="string">
            <text:p>Rep. del Congo </text:p>
          </table:table-cell>
          <table:table-cell table:style-name="ce2" table:formula="of:=[Data.B143]" office:value-type="string" office:string-value="Brazzaville " calcext:value-type="string">
            <text:p>Brazzaville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43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144]" office:value-type="string" office:string-value="Rep. Dominicana " calcext:value-type="string">
            <text:p>Rep. Dominicana </text:p>
          </table:table-cell>
          <table:table-cell table:style-name="ce2" table:formula="of:=[Data.B144]" office:value-type="string" office:string-value="Santo Domingo " calcext:value-type="string">
            <text:p>Santo Domingo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44]" office:value-type="string" office:string-value="America Centrale" calcext:value-type="string">
            <text:p>America Centrale</text:p>
          </table:table-cell>
        </table:table-row>
        <table:table-row table:style-name="ro4">
          <table:table-cell table:style-name="ce2" table:formula="of:=[Data.A145]" office:value-type="string" office:string-value="Repubblica Ceca" calcext:value-type="string">
            <text:p>Repubblica Ceca</text:p>
          </table:table-cell>
          <table:table-cell table:style-name="ce2" table:formula="of:=[Data.B145]" office:value-type="string" office:string-value="Praga " calcext:value-type="string">
            <text:p>Prag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45]" office:value-type="string" office:string-value="Europa" calcext:value-type="string">
            <text:p>Europa</text:p>
          </table:table-cell>
        </table:table-row>
        <table:table-row table:style-name="ro4">
          <table:table-cell table:style-name="ce2" table:formula="of:=[Data.A146]" office:value-type="string" office:string-value="Romania " calcext:value-type="string">
            <text:p>Romania </text:p>
          </table:table-cell>
          <table:table-cell table:style-name="ce2" table:formula="of:=[Data.B146]" office:value-type="string" office:string-value="Bucarest " calcext:value-type="string">
            <text:p>Bucarest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46]" office:value-type="string" office:string-value="Europa" calcext:value-type="string">
            <text:p>Europa</text:p>
          </table:table-cell>
        </table:table-row>
        <table:table-row table:style-name="ro4">
          <table:table-cell table:style-name="ce2" table:formula="of:=[Data.A147]" office:value-type="string" office:string-value="Ruanda " calcext:value-type="string">
            <text:p>Ruanda </text:p>
          </table:table-cell>
          <table:table-cell table:style-name="ce2" table:formula="of:=[Data.B147]" office:value-type="string" office:string-value="Kigali " calcext:value-type="string">
            <text:p>Kigali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47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148]" office:value-type="string" office:string-value="Russia " calcext:value-type="string">
            <text:p>Russia </text:p>
          </table:table-cell>
          <table:table-cell table:style-name="ce2" table:formula="of:=[Data.B148]" office:value-type="string" office:string-value="Mosca " calcext:value-type="string">
            <text:p>Mosca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Data.E148]" office:value-type="string" office:string-value="Europa|Asia" calcext:value-type="string">
            <text:p>Europa|Asia</text:p>
          </table:table-cell>
        </table:table-row>
        <table:table-row table:style-name="ro4">
          <table:table-cell table:style-name="ce2" table:formula="of:=[Data.A149]" office:value-type="string" office:string-value="Saint Kitts e Nevis " calcext:value-type="string">
            <text:p>Saint Kitts e Nevis </text:p>
          </table:table-cell>
          <table:table-cell table:style-name="ce2" table:formula="of:=[Data.B149]" office:value-type="string" office:string-value="Basseterre " calcext:value-type="string">
            <text:p>Basseterre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49]" office:value-type="string" office:string-value="America Centrale" calcext:value-type="string">
            <text:p>America Centrale</text:p>
          </table:table-cell>
        </table:table-row>
        <table:table-row table:style-name="ro4">
          <table:table-cell table:style-name="ce2" table:formula="of:=[Data.A150]" office:value-type="string" office:string-value="Saint Vincent e Grenadine " calcext:value-type="string">
            <text:p>Saint Vincent e Grenadine </text:p>
          </table:table-cell>
          <table:table-cell table:style-name="ce2" table:formula="of:=[Data.B150]" office:value-type="string" office:string-value="Kingstown " calcext:value-type="string">
            <text:p>Kingstown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50]" office:value-type="string" office:string-value="America Centrale" calcext:value-type="string">
            <text:p>America Centrale</text:p>
          </table:table-cell>
        </table:table-row>
        <table:table-row table:style-name="ro4">
          <table:table-cell table:style-name="ce2" table:formula="of:=[Data.A151]" office:value-type="string" office:string-value="Samoa " calcext:value-type="string">
            <text:p>Samoa </text:p>
          </table:table-cell>
          <table:table-cell table:style-name="ce2" table:formula="of:=[Data.B151]" office:value-type="string" office:string-value="Apia " calcext:value-type="string">
            <text:p>Api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51]" office:value-type="string" office:string-value="Oceania" calcext:value-type="string">
            <text:p>Oceania</text:p>
          </table:table-cell>
        </table:table-row>
        <table:table-row table:style-name="ro4">
          <table:table-cell table:style-name="ce2" table:formula="of:=[Data.A152]" office:value-type="string" office:string-value="San Marino " calcext:value-type="string">
            <text:p>San Marino </text:p>
          </table:table-cell>
          <table:table-cell table:style-name="ce2" table:formula="of:=[Data.B152]" office:value-type="string" office:string-value="Città di San Marino " calcext:value-type="string">
            <text:p>Città di San Marino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52]" office:value-type="string" office:string-value="Europa" calcext:value-type="string">
            <text:p>Europa</text:p>
          </table:table-cell>
        </table:table-row>
        <table:table-row table:style-name="ro4">
          <table:table-cell table:style-name="ce2" table:formula="of:=[Data.A153]" office:value-type="string" office:string-value="Santa Lucia " calcext:value-type="string">
            <text:p>Santa Lucia </text:p>
          </table:table-cell>
          <table:table-cell table:style-name="ce2" table:formula="of:=[Data.B153]" office:value-type="string" office:string-value="Castries " calcext:value-type="string">
            <text:p>Castries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53]" office:value-type="string" office:string-value="America Centrale" calcext:value-type="string">
            <text:p>America Centrale</text:p>
          </table:table-cell>
        </table:table-row>
        <table:table-row table:style-name="ro4">
          <table:table-cell table:style-name="ce2" table:formula="of:=[Data.A154]" office:value-type="string" office:string-value="São Tomé e Príncipe " calcext:value-type="string">
            <text:p>São Tomé e Príncipe </text:p>
          </table:table-cell>
          <table:table-cell table:style-name="ce2" table:formula="of:=[Data.B154]" office:value-type="string" office:string-value="São Tomé " calcext:value-type="string">
            <text:p>São Tomé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54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155]" office:value-type="string" office:string-value="Senegal " calcext:value-type="string">
            <text:p>Senegal </text:p>
          </table:table-cell>
          <table:table-cell table:style-name="ce2" table:formula="of:=[Data.B155]" office:value-type="string" office:string-value="Dakar " calcext:value-type="string">
            <text:p>Dakar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55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156]" office:value-type="string" office:string-value="Serbia " calcext:value-type="string">
            <text:p>Serbia </text:p>
          </table:table-cell>
          <table:table-cell table:style-name="ce2" table:formula="of:=[Data.B156]" office:value-type="string" office:string-value="Belgrado " calcext:value-type="string">
            <text:p>Belgrado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56]" office:value-type="string" office:string-value="Europa" calcext:value-type="string">
            <text:p>Europa</text:p>
          </table:table-cell>
        </table:table-row>
        <table:table-row table:style-name="ro4">
          <table:table-cell table:style-name="ce2" table:formula="of:=[Data.A157]" office:value-type="string" office:string-value="Seychelles " calcext:value-type="string">
            <text:p>Seychelles </text:p>
          </table:table-cell>
          <table:table-cell table:style-name="ce2" table:formula="of:=[Data.B157]" office:value-type="string" office:string-value="Port Victoria " calcext:value-type="string">
            <text:p>Port Victori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57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158]" office:value-type="string" office:string-value="Sierra Leone " calcext:value-type="string">
            <text:p>Sierra Leone </text:p>
          </table:table-cell>
          <table:table-cell table:style-name="ce2" table:formula="of:=[Data.B158]" office:value-type="string" office:string-value="Freetown " calcext:value-type="string">
            <text:p>Freetown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58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159]" office:value-type="string" office:string-value="Singapore " calcext:value-type="string">
            <text:p>Singapore </text:p>
          </table:table-cell>
          <table:table-cell table:style-name="ce2" table:formula="of:=[Data.B159]" office:value-type="string" office:string-value="Singapore " calcext:value-type="string">
            <text:p>Singapore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59]" office:value-type="string" office:string-value="Asia" calcext:value-type="string">
            <text:p>Asia</text:p>
          </table:table-cell>
        </table:table-row>
        <table:table-row table:style-name="ro4">
          <table:table-cell table:style-name="ce2" table:formula="of:=[Data.A160]" office:value-type="string" office:string-value="Siria " calcext:value-type="string">
            <text:p>Siria </text:p>
          </table:table-cell>
          <table:table-cell table:style-name="ce2" table:formula="of:=[Data.B160]" office:value-type="string" office:string-value="Damasco " calcext:value-type="string">
            <text:p>Damasco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60]" office:value-type="string" office:string-value="Asia" calcext:value-type="string">
            <text:p>Asia</text:p>
          </table:table-cell>
        </table:table-row>
        <table:table-row table:style-name="ro4">
          <table:table-cell table:style-name="ce2" table:formula="of:=[Data.A161]" office:value-type="string" office:string-value="Slovacchia " calcext:value-type="string">
            <text:p>Slovacchia </text:p>
          </table:table-cell>
          <table:table-cell table:style-name="ce2" table:formula="of:=[Data.B161]" office:value-type="string" office:string-value="Bratislava " calcext:value-type="string">
            <text:p>Bratislav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61]" office:value-type="string" office:string-value="Europa" calcext:value-type="string">
            <text:p>Europa</text:p>
          </table:table-cell>
        </table:table-row>
        <table:table-row table:style-name="ro4">
          <table:table-cell table:style-name="ce2" table:formula="of:=[Data.A162]" office:value-type="string" office:string-value="Slovenia " calcext:value-type="string">
            <text:p>Slovenia </text:p>
          </table:table-cell>
          <table:table-cell table:style-name="ce2" table:formula="of:=[Data.B162]" office:value-type="string" office:string-value="Lubiana " calcext:value-type="string">
            <text:p>Lubian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62]" office:value-type="string" office:string-value="Europa" calcext:value-type="string">
            <text:p>Europa</text:p>
          </table:table-cell>
        </table:table-row>
        <table:table-row table:style-name="ro4">
          <table:table-cell table:style-name="ce2" table:formula="of:=[Data.A163]" office:value-type="string" office:string-value="Somalia " calcext:value-type="string">
            <text:p>Somalia </text:p>
          </table:table-cell>
          <table:table-cell table:style-name="ce2" table:formula="of:=[Data.B163]" office:value-type="string" office:string-value="Mogadiscio " calcext:value-type="string">
            <text:p>Mogadiscio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63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164]" office:value-type="string" office:string-value="Spagna " calcext:value-type="string">
            <text:p>Spagna </text:p>
          </table:table-cell>
          <table:table-cell table:style-name="ce2" table:formula="of:=[Data.B164]" office:value-type="string" office:string-value="Madrid " calcext:value-type="string">
            <text:p>Madrid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64]" office:value-type="string" office:string-value="Europa" calcext:value-type="string">
            <text:p>Europa</text:p>
          </table:table-cell>
        </table:table-row>
        <table:table-row table:style-name="ro4">
          <table:table-cell table:style-name="ce2" table:formula="of:=[Data.A165]" office:value-type="string" office:string-value="Sri Lanka " calcext:value-type="string">
            <text:p>Sri Lanka </text:p>
          </table:table-cell>
          <table:table-cell table:style-name="ce2" table:formula="of:=[Data.B165]" office:value-type="string" office:string-value="Sri Jayewardanapura Kotte " calcext:value-type="string">
            <text:p>Sri Jayewardanapura Kotte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65]" office:value-type="string" office:string-value="Asia" calcext:value-type="string">
            <text:p>Asia</text:p>
          </table:table-cell>
        </table:table-row>
        <table:table-row table:style-name="ro4">
          <table:table-cell table:style-name="ce2" table:formula="of:=[Data.A166]" office:value-type="string" office:string-value="Stati Uniti " calcext:value-type="string">
            <text:p>Stati Uniti </text:p>
          </table:table-cell>
          <table:table-cell table:style-name="ce2" table:formula="of:=[Data.B166]" office:value-type="string" office:string-value="Washington D.C. " calcext:value-type="string">
            <text:p>Washington D.C.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66]" office:value-type="string" office:string-value="Nord America" calcext:value-type="string">
            <text:p>Nord America</text:p>
          </table:table-cell>
        </table:table-row>
        <table:table-row table:style-name="ro4">
          <table:table-cell table:style-name="ce2" table:formula="of:=[Data.A167]" office:value-type="string" office:string-value="Sudafrica|Sud Africa" calcext:value-type="string">
            <text:p>Sudafrica|Sud Africa</text:p>
          </table:table-cell>
          <table:table-cell table:style-name="ce2" table:formula="of:=[Data.B167]" office:value-type="string" office:string-value="Pretoria amministrativa, Città del Capo legislativa, e Bloemfontein giudiziaria " calcext:value-type="string">
            <text:p>Pretoria amministrativa, Città del Capo legislativa, e Bloemfontein giudiziari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67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168]" office:value-type="string" office:string-value="Sudan " calcext:value-type="string">
            <text:p>Sudan </text:p>
          </table:table-cell>
          <table:table-cell table:style-name="ce2" table:formula="of:=[Data.B168]" office:value-type="string" office:string-value="Khartum " calcext:value-type="string">
            <text:p>Khartum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68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169]" office:value-type="string" office:string-value="Sudan del Sud " calcext:value-type="string">
            <text:p>Sudan del Sud </text:p>
          </table:table-cell>
          <table:table-cell table:style-name="ce2" table:formula="of:=[Data.B169]" office:value-type="string" office:string-value="Juba " calcext:value-type="string">
            <text:p>Jub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69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170]" office:value-type="string" office:string-value="Suriname " calcext:value-type="string">
            <text:p>Suriname </text:p>
          </table:table-cell>
          <table:table-cell table:style-name="ce2" table:formula="of:=[Data.B170]" office:value-type="string" office:string-value="Paramaribo " calcext:value-type="string">
            <text:p>Paramaribo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70]" office:value-type="string" office:string-value="Sud America" calcext:value-type="string">
            <text:p>Sud America</text:p>
          </table:table-cell>
        </table:table-row>
        <table:table-row table:style-name="ro4">
          <table:table-cell table:style-name="ce2" table:formula="of:=[Data.A171]" office:value-type="string" office:string-value="Svezia " calcext:value-type="string">
            <text:p>Svezia </text:p>
          </table:table-cell>
          <table:table-cell table:style-name="ce2" table:formula="of:=[Data.B171]" office:value-type="string" office:string-value="Stoccolma " calcext:value-type="string">
            <text:p>Stoccolm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71]" office:value-type="string" office:string-value="Europa" calcext:value-type="string">
            <text:p>Europa</text:p>
          </table:table-cell>
        </table:table-row>
        <table:table-row table:style-name="ro4">
          <table:table-cell table:style-name="ce2" table:formula="of:=[Data.A172]" office:value-type="string" office:string-value="Svizzera " calcext:value-type="string">
            <text:p>Svizzera </text:p>
          </table:table-cell>
          <table:table-cell table:style-name="ce2" table:formula="of:=[Data.B172]" office:value-type="string" office:string-value="Berna " calcext:value-type="string">
            <text:p>Bern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72]" office:value-type="string" office:string-value="Europa" calcext:value-type="string">
            <text:p>Europa</text:p>
          </table:table-cell>
        </table:table-row>
        <table:table-row table:style-name="ro4">
          <table:table-cell table:style-name="ce2" table:formula="of:=[Data.A173]" office:value-type="string" office:string-value="Swaziland " calcext:value-type="string">
            <text:p>Swaziland </text:p>
          </table:table-cell>
          <table:table-cell table:style-name="ce2" table:formula="of:=[Data.B173]" office:value-type="string" office:string-value="Mbabane amministrativa e giudiziaria, e Lobamba legislativa " calcext:value-type="string">
            <text:p>Mbabane amministrativa e giudiziaria, e Lobamba legislativ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73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174]" office:value-type="string" office:string-value="Tagikistan " calcext:value-type="string">
            <text:p>Tagikistan </text:p>
          </table:table-cell>
          <table:table-cell table:style-name="ce2" table:formula="of:=[Data.B174]" office:value-type="string" office:string-value="Dushanbe " calcext:value-type="string">
            <text:p>Dushanbe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74]" office:value-type="string" office:string-value="Asia" calcext:value-type="string">
            <text:p>Asia</text:p>
          </table:table-cell>
        </table:table-row>
        <table:table-row table:style-name="ro4">
          <table:table-cell table:style-name="ce2" table:formula="of:=[Data.A175]" office:value-type="string" office:string-value="Taiwan" calcext:value-type="string">
            <text:p>Taiwan</text:p>
          </table:table-cell>
          <table:table-cell table:style-name="ce2" table:formula="of:=[Data.B175]" office:value-type="string" office:string-value="Taipei " calcext:value-type="string">
            <text:p>Taipei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75]" office:value-type="string" office:string-value="Asia" calcext:value-type="string">
            <text:p>Asia</text:p>
          </table:table-cell>
        </table:table-row>
        <table:table-row table:style-name="ro4">
          <table:table-cell table:style-name="ce2" table:formula="of:=[Data.A176]" office:value-type="string" office:string-value="Tanzania " calcext:value-type="string">
            <text:p>Tanzania </text:p>
          </table:table-cell>
          <table:table-cell table:style-name="ce2" table:formula="of:=[Data.B176]" office:value-type="string" office:string-value="Dodoma " calcext:value-type="string">
            <text:p>Dodom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76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177]" office:value-type="string" office:string-value="Thailandia " calcext:value-type="string">
            <text:p>Thailandia </text:p>
          </table:table-cell>
          <table:table-cell table:style-name="ce2" table:formula="of:=[Data.B177]" office:value-type="string" office:string-value="Bangkok " calcext:value-type="string">
            <text:p>Bangkok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77]" office:value-type="string" office:string-value="Asia" calcext:value-type="string">
            <text:p>Asia</text:p>
          </table:table-cell>
        </table:table-row>
        <table:table-row table:style-name="ro4">
          <table:table-cell table:style-name="ce2" table:formula="of:=[Data.A178]" office:value-type="string" office:string-value="Timor Est " calcext:value-type="string">
            <text:p>Timor Est </text:p>
          </table:table-cell>
          <table:table-cell table:style-name="ce2" table:formula="of:=[Data.B178]" office:value-type="string" office:string-value="Dili " calcext:value-type="string">
            <text:p>Dili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78]" office:value-type="string" office:string-value="Asia" calcext:value-type="string">
            <text:p>Asia</text:p>
          </table:table-cell>
        </table:table-row>
        <table:table-row table:style-name="ro4">
          <table:table-cell table:style-name="ce2" table:formula="of:=[Data.A179]" office:value-type="string" office:string-value="Togo " calcext:value-type="string">
            <text:p>Togo </text:p>
          </table:table-cell>
          <table:table-cell table:style-name="ce2" table:formula="of:=[Data.B179]" office:value-type="string" office:string-value="Lomé " calcext:value-type="string">
            <text:p>Lomé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79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180]" office:value-type="string" office:string-value="Tonga " calcext:value-type="string">
            <text:p>Tonga </text:p>
          </table:table-cell>
          <table:table-cell table:style-name="ce2" table:formula="of:=[Data.B180]" office:value-type="string" office:string-value="Nuku'alofa " calcext:value-type="string">
            <text:p>Nuku'alof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80]" office:value-type="string" office:string-value="Oceania" calcext:value-type="string">
            <text:p>Oceania</text:p>
          </table:table-cell>
        </table:table-row>
        <table:table-row table:style-name="ro4">
          <table:table-cell table:style-name="ce2" table:formula="of:=[Data.A181]" office:value-type="string" office:string-value="Trinidad e Tobago " calcext:value-type="string">
            <text:p>Trinidad e Tobago </text:p>
          </table:table-cell>
          <table:table-cell table:style-name="ce2" table:formula="of:=[Data.B181]" office:value-type="string" office:string-value="Port of Spain " calcext:value-type="string">
            <text:p>Port of Spain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81]" office:value-type="string" office:string-value="Sud America" calcext:value-type="string">
            <text:p>Sud America</text:p>
          </table:table-cell>
        </table:table-row>
        <table:table-row table:style-name="ro4">
          <table:table-cell table:style-name="ce2" table:formula="of:=[Data.A182]" office:value-type="string" office:string-value="Tunisia " calcext:value-type="string">
            <text:p>Tunisia </text:p>
          </table:table-cell>
          <table:table-cell table:style-name="ce2" table:formula="of:=[Data.B182]" office:value-type="string" office:string-value="Tunisi " calcext:value-type="string">
            <text:p>Tunisi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82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183]" office:value-type="string" office:string-value="Turchia " calcext:value-type="string">
            <text:p>Turchia </text:p>
          </table:table-cell>
          <table:table-cell table:style-name="ce2" table:formula="of:=[Data.B183]" office:value-type="string" office:string-value="Ankara " calcext:value-type="string">
            <text:p>Ankar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83]" office:value-type="string" office:string-value="Asia|Europe" calcext:value-type="string">
            <text:p>Asia|Europe</text:p>
          </table:table-cell>
        </table:table-row>
        <table:table-row table:style-name="ro4">
          <table:table-cell table:style-name="ce2" table:formula="of:=[Data.A184]" office:value-type="string" office:string-value="Turkmenistan " calcext:value-type="string">
            <text:p>Turkmenistan </text:p>
          </table:table-cell>
          <table:table-cell table:style-name="ce2" table:formula="of:=[Data.B184]" office:value-type="string" office:string-value="Ashgabat " calcext:value-type="string">
            <text:p>Ashgabat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84]" office:value-type="string" office:string-value="Asia" calcext:value-type="string">
            <text:p>Asia</text:p>
          </table:table-cell>
        </table:table-row>
        <table:table-row table:style-name="ro4">
          <table:table-cell table:style-name="ce2" table:formula="of:=[Data.A185]" office:value-type="string" office:string-value="Tuvalu " calcext:value-type="string">
            <text:p>Tuvalu </text:p>
          </table:table-cell>
          <table:table-cell table:style-name="ce2" table:formula="of:=[Data.B185]" office:value-type="string" office:string-value="Funafuti " calcext:value-type="string">
            <text:p>Funafuti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85]" office:value-type="string" office:string-value="Oceania" calcext:value-type="string">
            <text:p>Oceania</text:p>
          </table:table-cell>
        </table:table-row>
        <table:table-row table:style-name="ro4">
          <table:table-cell table:style-name="ce2" table:formula="of:=[Data.A186]" office:value-type="string" office:string-value="Ucraina " calcext:value-type="string">
            <text:p>Ucraina </text:p>
          </table:table-cell>
          <table:table-cell table:style-name="ce2" table:formula="of:=[Data.B186]" office:value-type="string" office:string-value="Kiev " calcext:value-type="string">
            <text:p>Kiev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86]" office:value-type="string" office:string-value="Europa" calcext:value-type="string">
            <text:p>Europa</text:p>
          </table:table-cell>
        </table:table-row>
        <table:table-row table:style-name="ro4">
          <table:table-cell table:style-name="ce2" table:formula="of:=[Data.A187]" office:value-type="string" office:string-value="Uganda " calcext:value-type="string">
            <text:p>Uganda </text:p>
          </table:table-cell>
          <table:table-cell table:style-name="ce2" table:formula="of:=[Data.B187]" office:value-type="string" office:string-value="Kampala " calcext:value-type="string">
            <text:p>Kampal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87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188]" office:value-type="string" office:string-value="Ungheria " calcext:value-type="string">
            <text:p>Ungheria </text:p>
          </table:table-cell>
          <table:table-cell table:style-name="ce2" table:formula="of:=[Data.B188]" office:value-type="string" office:string-value="Budapest " calcext:value-type="string">
            <text:p>Budapest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88]" office:value-type="string" office:string-value="Europa" calcext:value-type="string">
            <text:p>Europa</text:p>
          </table:table-cell>
        </table:table-row>
        <table:table-row table:style-name="ro4">
          <table:table-cell table:style-name="ce2" table:formula="of:=[Data.A189]" office:value-type="string" office:string-value="Uruguay " calcext:value-type="string">
            <text:p>Uruguay </text:p>
          </table:table-cell>
          <table:table-cell table:style-name="ce2" table:formula="of:=[Data.B189]" office:value-type="string" office:string-value="Montevideo " calcext:value-type="string">
            <text:p>Montevideo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89]" office:value-type="string" office:string-value="Sud America" calcext:value-type="string">
            <text:p>Sud America</text:p>
          </table:table-cell>
        </table:table-row>
        <table:table-row table:style-name="ro4">
          <table:table-cell table:style-name="ce2" table:formula="of:=[Data.A190]" office:value-type="string" office:string-value="Uzbekistan " calcext:value-type="string">
            <text:p>Uzbekistan </text:p>
          </table:table-cell>
          <table:table-cell table:style-name="ce2" table:formula="of:=[Data.B190]" office:value-type="string" office:string-value="Tashkent " calcext:value-type="string">
            <text:p>Tashkent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90]" office:value-type="string" office:string-value="Asia" calcext:value-type="string">
            <text:p>Asia</text:p>
          </table:table-cell>
        </table:table-row>
        <table:table-row table:style-name="ro4">
          <table:table-cell table:style-name="ce2" table:formula="of:=[Data.A191]" office:value-type="string" office:string-value="Vanuatu " calcext:value-type="string">
            <text:p>Vanuatu </text:p>
          </table:table-cell>
          <table:table-cell table:style-name="ce2" table:formula="of:=[Data.B191]" office:value-type="string" office:string-value="Port Vila " calcext:value-type="string">
            <text:p>Port Vil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91]" office:value-type="string" office:string-value="Oceania" calcext:value-type="string">
            <text:p>Oceania</text:p>
          </table:table-cell>
        </table:table-row>
        <table:table-row table:style-name="ro4">
          <table:table-cell table:style-name="ce2" table:formula="of:=[Data.A192]" office:value-type="string" office:string-value="Venezuela " calcext:value-type="string">
            <text:p>Venezuela </text:p>
          </table:table-cell>
          <table:table-cell table:style-name="ce2" table:formula="of:=[Data.B192]" office:value-type="string" office:string-value="Caracas " calcext:value-type="string">
            <text:p>Caracas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92]" office:value-type="string" office:string-value="Sud America" calcext:value-type="string">
            <text:p>Sud America</text:p>
          </table:table-cell>
        </table:table-row>
        <table:table-row table:style-name="ro4">
          <table:table-cell table:style-name="ce2" table:formula="of:=[Data.A193]" office:value-type="string" office:string-value="Vietnam " calcext:value-type="string">
            <text:p>Vietnam </text:p>
          </table:table-cell>
          <table:table-cell table:style-name="ce2" table:formula="of:=[Data.B193]" office:value-type="string" office:string-value="Hanoi " calcext:value-type="string">
            <text:p>Hanoi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93]" office:value-type="string" office:string-value="Asia" calcext:value-type="string">
            <text:p>Asia</text:p>
          </table:table-cell>
        </table:table-row>
        <table:table-row table:style-name="ro4">
          <table:table-cell table:style-name="ce2" table:formula="of:=[Data.A194]" office:value-type="string" office:string-value="Yemen " calcext:value-type="string">
            <text:p>Yemen </text:p>
          </table:table-cell>
          <table:table-cell table:style-name="ce2" table:formula="of:=[Data.B194]" office:value-type="string" office:string-value="San'a " calcext:value-type="string">
            <text:p>San'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94]" office:value-type="string" office:string-value="Asia" calcext:value-type="string">
            <text:p>Asia</text:p>
          </table:table-cell>
        </table:table-row>
        <table:table-row table:style-name="ro4">
          <table:table-cell table:style-name="ce2" table:formula="of:=[Data.A195]" office:value-type="string" office:string-value="Zambia " calcext:value-type="string">
            <text:p>Zambia </text:p>
          </table:table-cell>
          <table:table-cell table:style-name="ce2" table:formula="of:=[Data.B195]" office:value-type="string" office:string-value="Lusaka " calcext:value-type="string">
            <text:p>Lusaka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95]" office:value-type="string" office:string-value="Africa" calcext:value-type="string">
            <text:p>Africa</text:p>
          </table:table-cell>
        </table:table-row>
        <table:table-row table:style-name="ro4">
          <table:table-cell table:style-name="ce2" table:formula="of:=[Data.A196]" office:value-type="string" office:string-value="Zimbabwe " calcext:value-type="string">
            <text:p>Zimbabwe </text:p>
          </table:table-cell>
          <table:table-cell table:style-name="ce2" table:formula="of:=[Data.B196]" office:value-type="string" office:string-value="Harare " calcext:value-type="string">
            <text:p>Harare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Data.E196]" office:value-type="string" office:string-value="Africa" calcext:value-type="string">
            <text:p>Africa</text:p>
          </table:table-cell>
        </table:table-row>
        <table:table-row table:style-name="ro4" table:number-rows-repeated="1048379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Bandiere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4" table:number-columns-repeated="1022" table:default-cell-style-name="Default"/>
        <table:table-row table:style-name="ro5"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correct_answer</text:p>
          </table:table-cell>
          <table:table-cell table:style-name="ce1" office:value-type="string" calcext:value-type="string">
            <text:p>wrong_answer</text:p>
          </table:table-cell>
          <table:table-cell table:style-name="ce1" office:value-type="string" calcext:value-type="string">
            <text:p>free_response </text:p>
          </table:table-cell>
          <table:table-cell table:style-name="ce1" office:value-type="string" calcext:value-type="string">
            <text:p>difficult_level</text:p>
          </table:table-cell>
          <table:table-cell table:style-name="ce1" office:value-type="string" calcext:value-type="string">
            <text:p>tags</text:p>
          </table:table-cell>
          <table:table-cell table:style-name="ce1" table:number-columns-repeated="1018"/>
        </table:table-row>
        <table:table-row table:style-name="ro5">
          <table:table-cell table:formula="of:=IF([Data.D2]&lt;&gt;&quot;&quot;;CONCATENATE(&quot;&lt;img src=&quot;&quot;&quot;;[Data.D2];&quot;&quot;&quot; height=&quot;&quot;300&quot;&quot; /&gt;&quot;);&quot;&quot;)" office:value-type="string" office:string-value="&lt;img src=&quot;https://upload.wikimedia.org/wikipedia/commons/9/9a/Flag_of_Afghanistan.svg&quot; height=&quot;300&quot; /&gt;" calcext:value-type="string">
            <text:p>&lt;img src="https://upload.wikimedia.org/wikipedia/commons/9/9a/Flag_of_Afghanistan.svg" height="300" /&gt;</text:p>
          </table:table-cell>
          <table:table-cell table:formula="of:=[Data.A2]" office:value-type="string" office:string-value="Afghanistan " calcext:value-type="string">
            <text:p>Afghanistan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2]" office:value-type="string" office:string-value="Asia" calcext:value-type="string">
            <text:p>Asia</text:p>
          </table:table-cell>
          <table:table-cell table:number-columns-repeated="1018"/>
        </table:table-row>
        <table:table-row table:style-name="ro5">
          <table:table-cell table:formula="of:=IF([Data.D3]&lt;&gt;&quot;&quot;;CONCATENATE(&quot;&lt;img src=&quot;&quot;&quot;;[Data.D3];&quot;&quot;&quot; height=&quot;&quot;300&quot;&quot; /&gt;&quot;);&quot;&quot;)" office:value-type="string" office:string-value="&lt;img src=&quot;https://upload.wikimedia.org/wikipedia/commons/3/36/Flag_of_Albania.svg&quot; height=&quot;300&quot; /&gt;" calcext:value-type="string">
            <text:p>&lt;img src="https://upload.wikimedia.org/wikipedia/commons/3/36/Flag_of_Albania.svg" height="300" /&gt;</text:p>
          </table:table-cell>
          <table:table-cell table:formula="of:=[Data.A3]" office:value-type="string" office:string-value="Albania " calcext:value-type="string">
            <text:p>Alban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3]" office:value-type="string" office:string-value="Europa" calcext:value-type="string">
            <text:p>Europa</text:p>
          </table:table-cell>
          <table:table-cell table:number-columns-repeated="1018"/>
        </table:table-row>
        <table:table-row table:style-name="ro5">
          <table:table-cell table:formula="of:=IF([Data.D4]&lt;&gt;&quot;&quot;;CONCATENATE(&quot;&lt;img src=&quot;&quot;&quot;;[Data.D4];&quot;&quot;&quot; height=&quot;&quot;300&quot;&quot; /&gt;&quot;);&quot;&quot;)" office:value-type="string" office:string-value="&lt;img src=&quot;https://upload.wikimedia.org/wikipedia/commons/7/77/Flag_of_Algeria.svg&quot; height=&quot;300&quot; /&gt;" calcext:value-type="string">
            <text:p>&lt;img src="https://upload.wikimedia.org/wikipedia/commons/7/77/Flag_of_Algeria.svg" height="300" /&gt;</text:p>
          </table:table-cell>
          <table:table-cell table:formula="of:=[Data.A4]" office:value-type="string" office:string-value="Algeria " calcext:value-type="string">
            <text:p>Alger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4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5]&lt;&gt;&quot;&quot;;CONCATENATE(&quot;&lt;img src=&quot;&quot;&quot;;[Data.D5];&quot;&quot;&quot; height=&quot;&quot;300&quot;&quot; /&gt;&quot;);&quot;&quot;)" office:value-type="string" office:string-value="&lt;img src=&quot;https://upload.wikimedia.org/wikipedia/commons/1/19/Flag_of_Andorra.svg&quot; height=&quot;300&quot; /&gt;" calcext:value-type="string">
            <text:p>&lt;img src="https://upload.wikimedia.org/wikipedia/commons/1/19/Flag_of_Andorra.svg" height="300" /&gt;</text:p>
          </table:table-cell>
          <table:table-cell table:formula="of:=[Data.A5]" office:value-type="string" office:string-value="Andorra " calcext:value-type="string">
            <text:p>Andorr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5]" office:value-type="string" office:string-value="Europa" calcext:value-type="string">
            <text:p>Europa</text:p>
          </table:table-cell>
          <table:table-cell table:number-columns-repeated="1018"/>
        </table:table-row>
        <table:table-row table:style-name="ro5">
          <table:table-cell table:formula="of:=IF([Data.D6]&lt;&gt;&quot;&quot;;CONCATENATE(&quot;&lt;img src=&quot;&quot;&quot;;[Data.D6];&quot;&quot;&quot; height=&quot;&quot;300&quot;&quot; /&gt;&quot;);&quot;&quot;)" office:value-type="string" office:string-value="&lt;img src=&quot;http://upload.wikimedia.org/wikipedia/commons/9/9d/Flag_of_Angola.svg&quot; height=&quot;300&quot; /&gt;" calcext:value-type="string">
            <text:p>&lt;img src="http://upload.wikimedia.org/wikipedia/commons/9/9d/Flag_of_Angola.svg" height="300" /&gt;</text:p>
          </table:table-cell>
          <table:table-cell table:formula="of:=[Data.A6]" office:value-type="string" office:string-value="Angola " calcext:value-type="string">
            <text:p>Angol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6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7]&lt;&gt;&quot;&quot;;CONCATENATE(&quot;&lt;img src=&quot;&quot;&quot;;[Data.D7];&quot;&quot;&quot; height=&quot;&quot;300&quot;&quot; /&gt;&quot;);&quot;&quot;)" office:value-type="string" office:string-value="&lt;img src=&quot;http://upload.wikimedia.org/wikipedia/commons/8/89/Flag_of_Antigua_and_Barbuda.svg&quot; height=&quot;300&quot; /&gt;" calcext:value-type="string">
            <text:p>&lt;img src="http://upload.wikimedia.org/wikipedia/commons/8/89/Flag_of_Antigua_and_Barbuda.svg" height="300" /&gt;</text:p>
          </table:table-cell>
          <table:table-cell table:formula="of:=[Data.A7]" office:value-type="string" office:string-value="Antigua e Barbuda" calcext:value-type="string">
            <text:p>Antigua e Barbuda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7]" office:value-type="string" office:string-value="America Centrale" calcext:value-type="string">
            <text:p>America Centrale</text:p>
          </table:table-cell>
          <table:table-cell table:number-columns-repeated="1018"/>
        </table:table-row>
        <table:table-row table:style-name="ro5">
          <table:table-cell table:formula="of:=IF([Data.D8]&lt;&gt;&quot;&quot;;CONCATENATE(&quot;&lt;img src=&quot;&quot;&quot;;[Data.D8];&quot;&quot;&quot; height=&quot;&quot;300&quot;&quot; /&gt;&quot;);&quot;&quot;)" office:value-type="string" office:string-value="&lt;img src=&quot;https://upload.wikimedia.org/wikipedia/commons/0/0d/Flag_of_Saudi_Arabia.svg&quot; height=&quot;300&quot; /&gt;" calcext:value-type="string">
            <text:p>&lt;img src="https://upload.wikimedia.org/wikipedia/commons/0/0d/Flag_of_Saudi_Arabia.svg" height="300" /&gt;</text:p>
          </table:table-cell>
          <table:table-cell table:formula="of:=[Data.A8]" office:value-type="string" office:string-value="Arabia Saudita " calcext:value-type="string">
            <text:p>Arabia Saudit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8]" office:value-type="string" office:string-value="Asia" calcext:value-type="string">
            <text:p>Asia</text:p>
          </table:table-cell>
          <table:table-cell table:number-columns-repeated="1018"/>
        </table:table-row>
        <table:table-row table:style-name="ro5">
          <table:table-cell table:formula="of:=IF([Data.D9]&lt;&gt;&quot;&quot;;CONCATENATE(&quot;&lt;img src=&quot;&quot;&quot;;[Data.D9];&quot;&quot;&quot; height=&quot;&quot;300&quot;&quot; /&gt;&quot;);&quot;&quot;)" office:value-type="string" office:string-value="&lt;img src=&quot;https://upload.wikimedia.org/wikipedia/commons/1/1a/Flag_of_Argentina.svg&quot; height=&quot;300&quot; /&gt;" calcext:value-type="string">
            <text:p>&lt;img src="https://upload.wikimedia.org/wikipedia/commons/1/1a/Flag_of_Argentina.svg" height="300" /&gt;</text:p>
          </table:table-cell>
          <table:table-cell table:formula="of:=[Data.A9]" office:value-type="string" office:string-value="Argentina " calcext:value-type="string">
            <text:p>Argentin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9]" office:value-type="string" office:string-value="Sud America" calcext:value-type="string">
            <text:p>Sud America</text:p>
          </table:table-cell>
          <table:table-cell table:number-columns-repeated="1018"/>
        </table:table-row>
        <table:table-row table:style-name="ro5">
          <table:table-cell table:formula="of:=IF([Data.D10]&lt;&gt;&quot;&quot;;CONCATENATE(&quot;&lt;img src=&quot;&quot;&quot;;[Data.D10];&quot;&quot;&quot; height=&quot;&quot;300&quot;&quot; /&gt;&quot;);&quot;&quot;)" office:value-type="string" office:string-value="&lt;img src=&quot;http://upload.wikimedia.org/wikipedia/commons/2/2f/Flag_of_Armenia.svg&quot; height=&quot;300&quot; /&gt;" calcext:value-type="string">
            <text:p>&lt;img src="http://upload.wikimedia.org/wikipedia/commons/2/2f/Flag_of_Armenia.svg" height="300" /&gt;</text:p>
          </table:table-cell>
          <table:table-cell table:formula="of:=[Data.A10]" office:value-type="string" office:string-value="Armenia " calcext:value-type="string">
            <text:p>Armen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0]" office:value-type="string" office:string-value="Asia" calcext:value-type="string">
            <text:p>Asia</text:p>
          </table:table-cell>
          <table:table-cell table:number-columns-repeated="1018"/>
        </table:table-row>
        <table:table-row table:style-name="ro5">
          <table:table-cell table:formula="of:=IF([Data.D11]&lt;&gt;&quot;&quot;;CONCATENATE(&quot;&lt;img src=&quot;&quot;&quot;;[Data.D11];&quot;&quot;&quot; height=&quot;&quot;300&quot;&quot; /&gt;&quot;);&quot;&quot;)" office:value-type="string" office:string-value="&lt;img src=&quot;https://upload.wikimedia.org/wikipedia/commons/b/b9/Flag_of_Australia.svg&quot; height=&quot;300&quot; /&gt;" calcext:value-type="string">
            <text:p>&lt;img src="https://upload.wikimedia.org/wikipedia/commons/b/b9/Flag_of_Australia.svg" height="300" /&gt;</text:p>
          </table:table-cell>
          <table:table-cell table:formula="of:=[Data.A11]" office:value-type="string" office:string-value="Australia " calcext:value-type="string">
            <text:p>Austral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1]" office:value-type="string" office:string-value="Oceania" calcext:value-type="string">
            <text:p>Oceania</text:p>
          </table:table-cell>
          <table:table-cell table:number-columns-repeated="1018"/>
        </table:table-row>
        <table:table-row table:style-name="ro5">
          <table:table-cell table:formula="of:=IF([Data.D12]&lt;&gt;&quot;&quot;;CONCATENATE(&quot;&lt;img src=&quot;&quot;&quot;;[Data.D12];&quot;&quot;&quot; height=&quot;&quot;300&quot;&quot; /&gt;&quot;);&quot;&quot;)" office:value-type="string" office:string-value="&lt;img src=&quot;https://upload.wikimedia.org/wikipedia/commons/4/41/Flag_of_Austria.svg&quot; height=&quot;300&quot; /&gt;" calcext:value-type="string">
            <text:p>&lt;img src="https://upload.wikimedia.org/wikipedia/commons/4/41/Flag_of_Austria.svg" height="300" /&gt;</text:p>
          </table:table-cell>
          <table:table-cell table:formula="of:=[Data.A12]" office:value-type="string" office:string-value="Austria " calcext:value-type="string">
            <text:p>Austr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2]" office:value-type="string" office:string-value="Europa" calcext:value-type="string">
            <text:p>Europa</text:p>
          </table:table-cell>
          <table:table-cell table:number-columns-repeated="1018"/>
        </table:table-row>
        <table:table-row table:style-name="ro5">
          <table:table-cell table:formula="of:=IF([Data.D13]&lt;&gt;&quot;&quot;;CONCATENATE(&quot;&lt;img src=&quot;&quot;&quot;;[Data.D13];&quot;&quot;&quot; height=&quot;&quot;300&quot;&quot; /&gt;&quot;);&quot;&quot;)" office:value-type="string" office:string-value="&lt;img src=&quot;http://upload.wikimedia.org/wikipedia/commons/d/dd/Flag_of_Azerbaijan.svg&quot; height=&quot;300&quot; /&gt;" calcext:value-type="string">
            <text:p>&lt;img src="http://upload.wikimedia.org/wikipedia/commons/d/dd/Flag_of_Azerbaijan.svg" height="300" /&gt;</text:p>
          </table:table-cell>
          <table:table-cell table:formula="of:=[Data.A13]" office:value-type="string" office:string-value="Azerbaigian " calcext:value-type="string">
            <text:p>Azerbaigian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3]" office:value-type="string" office:string-value="Asia" calcext:value-type="string">
            <text:p>Asia</text:p>
          </table:table-cell>
          <table:table-cell table:number-columns-repeated="1018"/>
        </table:table-row>
        <table:table-row table:style-name="ro5">
          <table:table-cell table:formula="of:=IF([Data.D14]&lt;&gt;&quot;&quot;;CONCATENATE(&quot;&lt;img src=&quot;&quot;&quot;;[Data.D14];&quot;&quot;&quot; height=&quot;&quot;300&quot;&quot; /&gt;&quot;);&quot;&quot;)" office:value-type="string" office:string-value="&lt;img src=&quot;http://upload.wikimedia.org/wikipedia/commons/9/93/Flag_of_the_Bahamas.svg&quot; height=&quot;300&quot; /&gt;" calcext:value-type="string">
            <text:p>&lt;img src="http://upload.wikimedia.org/wikipedia/commons/9/93/Flag_of_the_Bahamas.svg" height="300" /&gt;</text:p>
          </table:table-cell>
          <table:table-cell table:formula="of:=[Data.A14]" office:value-type="string" office:string-value="Bahamas " calcext:value-type="string">
            <text:p>Bahamas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4]" office:value-type="string" office:string-value="America Centrale" calcext:value-type="string">
            <text:p>America Centrale</text:p>
          </table:table-cell>
          <table:table-cell table:number-columns-repeated="1018"/>
        </table:table-row>
        <table:table-row table:style-name="ro5">
          <table:table-cell table:formula="of:=IF([Data.D15]&lt;&gt;&quot;&quot;;CONCATENATE(&quot;&lt;img src=&quot;&quot;&quot;;[Data.D15];&quot;&quot;&quot; height=&quot;&quot;300&quot;&quot; /&gt;&quot;);&quot;&quot;)" office:value-type="string" office:string-value="&lt;img src=&quot;https://upload.wikimedia.org/wikipedia/commons/2/2c/Flag_of_Bahrain.svg&quot; height=&quot;300&quot; /&gt;" calcext:value-type="string">
            <text:p>&lt;img src="https://upload.wikimedia.org/wikipedia/commons/2/2c/Flag_of_Bahrain.svg" height="300" /&gt;</text:p>
          </table:table-cell>
          <table:table-cell table:formula="of:=[Data.A15]" office:value-type="string" office:string-value="Bahrein " calcext:value-type="string">
            <text:p>Bahrein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5]" office:value-type="string" office:string-value="Asia" calcext:value-type="string">
            <text:p>Asia</text:p>
          </table:table-cell>
          <table:table-cell table:number-columns-repeated="1018"/>
        </table:table-row>
        <table:table-row table:style-name="ro5">
          <table:table-cell table:formula="of:=IF([Data.D16]&lt;&gt;&quot;&quot;;CONCATENATE(&quot;&lt;img src=&quot;&quot;&quot;;[Data.D16];&quot;&quot;&quot; height=&quot;&quot;300&quot;&quot; /&gt;&quot;);&quot;&quot;)" office:value-type="string" office:string-value="&lt;img src=&quot;http://upload.wikimedia.org/wikipedia/commons/f/f9/Flag_of_Bangladesh.svg&quot; height=&quot;300&quot; /&gt;" calcext:value-type="string">
            <text:p>&lt;img src="http://upload.wikimedia.org/wikipedia/commons/f/f9/Flag_of_Bangladesh.svg" height="300" /&gt;</text:p>
          </table:table-cell>
          <table:table-cell table:formula="of:=[Data.A16]" office:value-type="string" office:string-value="Bangladesh " calcext:value-type="string">
            <text:p>Bangladesh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6]" office:value-type="string" office:string-value="Asia" calcext:value-type="string">
            <text:p>Asia</text:p>
          </table:table-cell>
          <table:table-cell table:number-columns-repeated="1018"/>
        </table:table-row>
        <table:table-row table:style-name="ro5">
          <table:table-cell table:formula="of:=IF([Data.D17]&lt;&gt;&quot;&quot;;CONCATENATE(&quot;&lt;img src=&quot;&quot;&quot;;[Data.D17];&quot;&quot;&quot; height=&quot;&quot;300&quot;&quot; /&gt;&quot;);&quot;&quot;)" office:value-type="string" office:string-value="&lt;img src=&quot;https://upload.wikimedia.org/wikipedia/commons/e/ef/Flag_of_Barbados.svg&quot; height=&quot;300&quot; /&gt;" calcext:value-type="string">
            <text:p>&lt;img src="https://upload.wikimedia.org/wikipedia/commons/e/ef/Flag_of_Barbados.svg" height="300" /&gt;</text:p>
          </table:table-cell>
          <table:table-cell table:formula="of:=[Data.A17]" office:value-type="string" office:string-value="Barbados " calcext:value-type="string">
            <text:p>Barbados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7]" office:value-type="string" office:string-value="America Centrale" calcext:value-type="string">
            <text:p>America Centrale</text:p>
          </table:table-cell>
          <table:table-cell table:number-columns-repeated="1018"/>
        </table:table-row>
        <table:table-row table:style-name="ro5">
          <table:table-cell table:formula="of:=IF([Data.D18]&lt;&gt;&quot;&quot;;CONCATENATE(&quot;&lt;img src=&quot;&quot;&quot;;[Data.D18];&quot;&quot;&quot; height=&quot;&quot;300&quot;&quot; /&gt;&quot;);&quot;&quot;)" office:value-type="string" office:string-value="&lt;img src=&quot;https://upload.wikimedia.org/wikipedia/commons/6/65/Flag_of_Belgium.svg&quot; height=&quot;300&quot; /&gt;" calcext:value-type="string">
            <text:p>&lt;img src="https://upload.wikimedia.org/wikipedia/commons/6/65/Flag_of_Belgium.svg" height="300" /&gt;</text:p>
          </table:table-cell>
          <table:table-cell table:formula="of:=[Data.A18]" office:value-type="string" office:string-value="Belgio " calcext:value-type="string">
            <text:p>Belgio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8]" office:value-type="string" office:string-value="Europa" calcext:value-type="string">
            <text:p>Europa</text:p>
          </table:table-cell>
          <table:table-cell table:number-columns-repeated="1018"/>
        </table:table-row>
        <table:table-row table:style-name="ro5">
          <table:table-cell table:formula="of:=IF([Data.D19]&lt;&gt;&quot;&quot;;CONCATENATE(&quot;&lt;img src=&quot;&quot;&quot;;[Data.D19];&quot;&quot;&quot; height=&quot;&quot;300&quot;&quot; /&gt;&quot;);&quot;&quot;)" office:value-type="string" office:string-value="&lt;img src=&quot;http://upload.wikimedia.org/wikipedia/commons/e/e7/Flag_of_Belize.svg&quot; height=&quot;300&quot; /&gt;" calcext:value-type="string">
            <text:p>&lt;img src="http://upload.wikimedia.org/wikipedia/commons/e/e7/Flag_of_Belize.svg" height="300" /&gt;</text:p>
          </table:table-cell>
          <table:table-cell table:formula="of:=[Data.A19]" office:value-type="string" office:string-value="Belize " calcext:value-type="string">
            <text:p>Belize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9]" office:value-type="string" office:string-value="America Centrale" calcext:value-type="string">
            <text:p>America Centrale</text:p>
          </table:table-cell>
          <table:table-cell table:number-columns-repeated="1018"/>
        </table:table-row>
        <table:table-row table:style-name="ro5">
          <table:table-cell table:formula="of:=IF([Data.D20]&lt;&gt;&quot;&quot;;CONCATENATE(&quot;&lt;img src=&quot;&quot;&quot;;[Data.D20];&quot;&quot;&quot; height=&quot;&quot;300&quot;&quot; /&gt;&quot;);&quot;&quot;)" office:value-type="string" office:string-value="&lt;img src=&quot;http://upload.wikimedia.org/wikipedia/commons/0/0a/Flag_of_Benin.svg&quot; height=&quot;300&quot; /&gt;" calcext:value-type="string">
            <text:p>&lt;img src="http://upload.wikimedia.org/wikipedia/commons/0/0a/Flag_of_Benin.svg" height="300" /&gt;</text:p>
          </table:table-cell>
          <table:table-cell table:formula="of:=[Data.A20]" office:value-type="string" office:string-value="Benin " calcext:value-type="string">
            <text:p>Benin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20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21]&lt;&gt;&quot;&quot;;CONCATENATE(&quot;&lt;img src=&quot;&quot;&quot;;[Data.D21];&quot;&quot;&quot; height=&quot;&quot;300&quot;&quot; /&gt;&quot;);&quot;&quot;)" office:value-type="string" office:string-value="&lt;img src=&quot;http://upload.wikimedia.org/wikipedia/commons/9/91/Flag_of_Bhutan.svg&quot; height=&quot;300&quot; /&gt;" calcext:value-type="string">
            <text:p>&lt;img src="http://upload.wikimedia.org/wikipedia/commons/9/91/Flag_of_Bhutan.svg" height="300" /&gt;</text:p>
          </table:table-cell>
          <table:table-cell table:formula="of:=[Data.A21]" office:value-type="string" office:string-value="Bhutan " calcext:value-type="string">
            <text:p>Bhutan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21]" office:value-type="string" office:string-value="Asia" calcext:value-type="string">
            <text:p>Asia</text:p>
          </table:table-cell>
          <table:table-cell table:number-columns-repeated="1018"/>
        </table:table-row>
        <table:table-row table:style-name="ro5">
          <table:table-cell table:formula="of:=IF([Data.D22]&lt;&gt;&quot;&quot;;CONCATENATE(&quot;&lt;img src=&quot;&quot;&quot;;[Data.D22];&quot;&quot;&quot; height=&quot;&quot;300&quot;&quot; /&gt;&quot;);&quot;&quot;)" office:value-type="string" office:string-value="&lt;img src=&quot;http://upload.wikimedia.org/wikipedia/commons/8/85/Flag_of_Belarus.svg&quot; height=&quot;300&quot; /&gt;" calcext:value-type="string">
            <text:p>&lt;img src="http://upload.wikimedia.org/wikipedia/commons/8/85/Flag_of_Belarus.svg" height="300" /&gt;</text:p>
          </table:table-cell>
          <table:table-cell table:formula="of:=[Data.A22]" office:value-type="string" office:string-value="Bielorussia " calcext:value-type="string">
            <text:p>Bieloruss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22]" office:value-type="string" office:string-value="Europa" calcext:value-type="string">
            <text:p>Europa</text:p>
          </table:table-cell>
          <table:table-cell table:number-columns-repeated="1018"/>
        </table:table-row>
        <table:table-row table:style-name="ro5">
          <table:table-cell table:formula="of:=IF([Data.D23]&lt;&gt;&quot;&quot;;CONCATENATE(&quot;&lt;img src=&quot;&quot;&quot;;[Data.D23];&quot;&quot;&quot; height=&quot;&quot;300&quot;&quot; /&gt;&quot;);&quot;&quot;)" office:value-type="string" office:string-value="&lt;img src=&quot;http://upload.wikimedia.org/wikipedia/commons/8/8c/Flag_of_Myanmar.svg&quot; height=&quot;300&quot; /&gt;" calcext:value-type="string">
            <text:p>&lt;img src="http://upload.wikimedia.org/wikipedia/commons/8/8c/Flag_of_Myanmar.svg" height="300" /&gt;</text:p>
          </table:table-cell>
          <table:table-cell table:formula="of:=[Data.A23]" office:value-type="string" office:string-value="Birmania|Myanmar" calcext:value-type="string">
            <text:p>Birmania|Myanmar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23]" office:value-type="string" office:string-value="Asia" calcext:value-type="string">
            <text:p>Asia</text:p>
          </table:table-cell>
          <table:table-cell table:number-columns-repeated="1018"/>
        </table:table-row>
        <table:table-row table:style-name="ro5">
          <table:table-cell table:formula="of:=IF([Data.D24]&lt;&gt;&quot;&quot;;CONCATENATE(&quot;&lt;img src=&quot;&quot;&quot;;[Data.D24];&quot;&quot;&quot; height=&quot;&quot;300&quot;&quot; /&gt;&quot;);&quot;&quot;)" office:value-type="string" office:string-value="&lt;img src=&quot;http://upload.wikimedia.org/wikipedia/commons/4/48/Flag_of_Bolivia.svg&quot; height=&quot;300&quot; /&gt;" calcext:value-type="string">
            <text:p>&lt;img src="http://upload.wikimedia.org/wikipedia/commons/4/48/Flag_of_Bolivia.svg" height="300" /&gt;</text:p>
          </table:table-cell>
          <table:table-cell table:formula="of:=[Data.A24]" office:value-type="string" office:string-value="Bolivia " calcext:value-type="string">
            <text:p>Boliv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24]" office:value-type="string" office:string-value="Sud America" calcext:value-type="string">
            <text:p>Sud America</text:p>
          </table:table-cell>
          <table:table-cell table:number-columns-repeated="1018"/>
        </table:table-row>
        <table:table-row table:style-name="ro5">
          <table:table-cell table:formula="of:=IF([Data.D25]&lt;&gt;&quot;&quot;;CONCATENATE(&quot;&lt;img src=&quot;&quot;&quot;;[Data.D25];&quot;&quot;&quot; height=&quot;&quot;300&quot;&quot; /&gt;&quot;);&quot;&quot;)" office:value-type="string" office:string-value="&lt;img src=&quot;http://upload.wikimedia.org/wikipedia/commons/b/bf/Flag_of_Bosnia_and_Herzegovina.svg&quot; height=&quot;300&quot; /&gt;" calcext:value-type="string">
            <text:p>&lt;img src="http://upload.wikimedia.org/wikipedia/commons/b/bf/Flag_of_Bosnia_and_Herzegovina.svg" height="300" /&gt;</text:p>
          </table:table-cell>
          <table:table-cell table:formula="of:=[Data.A25]" office:value-type="string" office:string-value="Bosnia ed Erzegovina|Bosnia and Herzegovina" calcext:value-type="string">
            <text:p>Bosnia ed Erzegovina|Bosnia and Herzegovina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25]" office:value-type="string" office:string-value="Europa" calcext:value-type="string">
            <text:p>Europa</text:p>
          </table:table-cell>
          <table:table-cell table:number-columns-repeated="1018"/>
        </table:table-row>
        <table:table-row table:style-name="ro5">
          <table:table-cell table:formula="of:=IF([Data.D26]&lt;&gt;&quot;&quot;;CONCATENATE(&quot;&lt;img src=&quot;&quot;&quot;;[Data.D26];&quot;&quot;&quot; height=&quot;&quot;300&quot;&quot; /&gt;&quot;);&quot;&quot;)" office:value-type="string" office:string-value="&lt;img src=&quot;http://upload.wikimedia.org/wikipedia/commons/f/fa/Flag_of_Botswana.svg&quot; height=&quot;300&quot; /&gt;" calcext:value-type="string">
            <text:p>&lt;img src="http://upload.wikimedia.org/wikipedia/commons/f/fa/Flag_of_Botswana.svg" height="300" /&gt;</text:p>
          </table:table-cell>
          <table:table-cell table:formula="of:=[Data.A26]" office:value-type="string" office:string-value="Botswana " calcext:value-type="string">
            <text:p>Botswan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26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27]&lt;&gt;&quot;&quot;;CONCATENATE(&quot;&lt;img src=&quot;&quot;&quot;;[Data.D27];&quot;&quot;&quot; height=&quot;&quot;300&quot;&quot; /&gt;&quot;);&quot;&quot;)" office:value-type="string" office:string-value="&lt;img src=&quot;http://upload.wikimedia.org/wikipedia/commons/0/05/Flag_of_Brazil.svg&quot; height=&quot;300&quot; /&gt;" calcext:value-type="string">
            <text:p>&lt;img src="http://upload.wikimedia.org/wikipedia/commons/0/05/Flag_of_Brazil.svg" height="300" /&gt;</text:p>
          </table:table-cell>
          <table:table-cell table:formula="of:=[Data.A27]" office:value-type="string" office:string-value="Brasile " calcext:value-type="string">
            <text:p>Brasile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27]" office:value-type="string" office:string-value="Sud America" calcext:value-type="string">
            <text:p>Sud America</text:p>
          </table:table-cell>
          <table:table-cell table:number-columns-repeated="1018"/>
        </table:table-row>
        <table:table-row table:style-name="ro5">
          <table:table-cell table:formula="of:=IF([Data.D28]&lt;&gt;&quot;&quot;;CONCATENATE(&quot;&lt;img src=&quot;&quot;&quot;;[Data.D28];&quot;&quot;&quot; height=&quot;&quot;300&quot;&quot; /&gt;&quot;);&quot;&quot;)" office:value-type="string" office:string-value="&lt;img src=&quot;http://upload.wikimedia.org/wikipedia/commons/9/9c/Flag_of_Brunei.svg&quot; height=&quot;300&quot; /&gt;" calcext:value-type="string">
            <text:p>&lt;img src="http://upload.wikimedia.org/wikipedia/commons/9/9c/Flag_of_Brunei.svg" height="300" /&gt;</text:p>
          </table:table-cell>
          <table:table-cell table:formula="of:=[Data.A28]" office:value-type="string" office:string-value="Brunei " calcext:value-type="string">
            <text:p>Brunei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28]" office:value-type="string" office:string-value="Asia" calcext:value-type="string">
            <text:p>Asia</text:p>
          </table:table-cell>
          <table:table-cell table:number-columns-repeated="1018"/>
        </table:table-row>
        <table:table-row table:style-name="ro5">
          <table:table-cell table:formula="of:=IF([Data.D29]&lt;&gt;&quot;&quot;;CONCATENATE(&quot;&lt;img src=&quot;&quot;&quot;;[Data.D29];&quot;&quot;&quot; height=&quot;&quot;300&quot;&quot; /&gt;&quot;);&quot;&quot;)" office:value-type="string" office:string-value="&lt;img src=&quot;http://upload.wikimedia.org/wikipedia/commons/9/9a/Flag_of_Bulgaria.svg&quot; height=&quot;300&quot; /&gt;" calcext:value-type="string">
            <text:p>&lt;img src="http://upload.wikimedia.org/wikipedia/commons/9/9a/Flag_of_Bulgaria.svg" height="300" /&gt;</text:p>
          </table:table-cell>
          <table:table-cell table:formula="of:=[Data.A29]" office:value-type="string" office:string-value="Bulgaria " calcext:value-type="string">
            <text:p>Bulgar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29]" office:value-type="string" office:string-value="Europa" calcext:value-type="string">
            <text:p>Europa</text:p>
          </table:table-cell>
          <table:table-cell table:number-columns-repeated="1018"/>
        </table:table-row>
        <table:table-row table:style-name="ro5">
          <table:table-cell table:formula="of:=IF([Data.D30]&lt;&gt;&quot;&quot;;CONCATENATE(&quot;&lt;img src=&quot;&quot;&quot;;[Data.D30];&quot;&quot;&quot; height=&quot;&quot;300&quot;&quot; /&gt;&quot;);&quot;&quot;)" office:value-type="string" office:string-value="&lt;img src=&quot;https://upload.wikimedia.org/wikipedia/commons/3/31/Flag_of_Burkina_Faso.svg&quot; height=&quot;300&quot; /&gt;" calcext:value-type="string">
            <text:p>&lt;img src="https://upload.wikimedia.org/wikipedia/commons/3/31/Flag_of_Burkina_Faso.svg" height="300" /&gt;</text:p>
          </table:table-cell>
          <table:table-cell table:formula="of:=[Data.A30]" office:value-type="string" office:string-value="Burkina Faso " calcext:value-type="string">
            <text:p>Burkina Faso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30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31]&lt;&gt;&quot;&quot;;CONCATENATE(&quot;&lt;img src=&quot;&quot;&quot;;[Data.D31];&quot;&quot;&quot; height=&quot;&quot;300&quot;&quot; /&gt;&quot;);&quot;&quot;)" office:value-type="string" office:string-value="&lt;img src=&quot;http://upload.wikimedia.org/wikipedia/commons/5/50/Flag_of_Burundi.svg&quot; height=&quot;300&quot; /&gt;" calcext:value-type="string">
            <text:p>&lt;img src="http://upload.wikimedia.org/wikipedia/commons/5/50/Flag_of_Burundi.svg" height="300" /&gt;</text:p>
          </table:table-cell>
          <table:table-cell table:formula="of:=[Data.A31]" office:value-type="string" office:string-value="Burundi " calcext:value-type="string">
            <text:p>Burundi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31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32]&lt;&gt;&quot;&quot;;CONCATENATE(&quot;&lt;img src=&quot;&quot;&quot;;[Data.D32];&quot;&quot;&quot; height=&quot;&quot;300&quot;&quot; /&gt;&quot;);&quot;&quot;)" office:value-type="string" office:string-value="&lt;img src=&quot;http://upload.wikimedia.org/wikipedia/commons/8/83/Flag_of_Cambodia.svg&quot; height=&quot;300&quot; /&gt;" calcext:value-type="string">
            <text:p>&lt;img src="http://upload.wikimedia.org/wikipedia/commons/8/83/Flag_of_Cambodia.svg" height="300" /&gt;</text:p>
          </table:table-cell>
          <table:table-cell table:formula="of:=[Data.A32]" office:value-type="string" office:string-value="Cambogia " calcext:value-type="string">
            <text:p>Cambog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32]" office:value-type="string" office:string-value="Asia" calcext:value-type="string">
            <text:p>Asia</text:p>
          </table:table-cell>
          <table:table-cell table:number-columns-repeated="1018"/>
        </table:table-row>
        <table:table-row table:style-name="ro5">
          <table:table-cell table:formula="of:=IF([Data.D33]&lt;&gt;&quot;&quot;;CONCATENATE(&quot;&lt;img src=&quot;&quot;&quot;;[Data.D33];&quot;&quot;&quot; height=&quot;&quot;300&quot;&quot; /&gt;&quot;);&quot;&quot;)" office:value-type="string" office:string-value="&lt;img src=&quot;https://upload.wikimedia.org/wikipedia/commons/4/4f/Flag_of_Cameroon.svg&quot; height=&quot;300&quot; /&gt;" calcext:value-type="string">
            <text:p>&lt;img src="https://upload.wikimedia.org/wikipedia/commons/4/4f/Flag_of_Cameroon.svg" height="300" /&gt;</text:p>
          </table:table-cell>
          <table:table-cell table:formula="of:=[Data.A33]" office:value-type="string" office:string-value="Camerun " calcext:value-type="string">
            <text:p>Camerun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33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34]&lt;&gt;&quot;&quot;;CONCATENATE(&quot;&lt;img src=&quot;&quot;&quot;;[Data.D34];&quot;&quot;&quot; height=&quot;&quot;300&quot;&quot; /&gt;&quot;);&quot;&quot;)" office:value-type="string" office:string-value="&lt;img src=&quot;https://upload.wikimedia.org/wikipedia/en/c/cf/Flag_of_Canada.svg&quot; height=&quot;300&quot; /&gt;" calcext:value-type="string">
            <text:p>&lt;img src="https://upload.wikimedia.org/wikipedia/en/c/cf/Flag_of_Canada.svg" height="300" /&gt;</text:p>
          </table:table-cell>
          <table:table-cell table:formula="of:=[Data.A34]" office:value-type="string" office:string-value="Canada " calcext:value-type="string">
            <text:p>Canad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34]" office:value-type="string" office:string-value="Nord America" calcext:value-type="string">
            <text:p>Nord America</text:p>
          </table:table-cell>
          <table:table-cell table:number-columns-repeated="1018"/>
        </table:table-row>
        <table:table-row table:style-name="ro5">
          <table:table-cell table:formula="of:=IF([Data.D35]&lt;&gt;&quot;&quot;;CONCATENATE(&quot;&lt;img src=&quot;&quot;&quot;;[Data.D35];&quot;&quot;&quot; height=&quot;&quot;300&quot;&quot; /&gt;&quot;);&quot;&quot;)" office:value-type="string" office:string-value="&lt;img src=&quot;http://upload.wikimedia.org/wikipedia/commons/3/38/Flag_of_Cape_Verde.svg&quot; height=&quot;300&quot; /&gt;" calcext:value-type="string">
            <text:p>&lt;img src="http://upload.wikimedia.org/wikipedia/commons/3/38/Flag_of_Cape_Verde.svg" height="300" /&gt;</text:p>
          </table:table-cell>
          <table:table-cell table:formula="of:=[Data.A35]" office:value-type="string" office:string-value="Capo Verde " calcext:value-type="string">
            <text:p>Capo Verde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35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36]&lt;&gt;&quot;&quot;;CONCATENATE(&quot;&lt;img src=&quot;&quot;&quot;;[Data.D36];&quot;&quot;&quot; height=&quot;&quot;300&quot;&quot; /&gt;&quot;);&quot;&quot;)" office:value-type="string" office:string-value="&lt;img src=&quot;http://upload.wikimedia.org/wikipedia/commons/4/4b/Flag_of_Chad.svg&quot; height=&quot;300&quot; /&gt;" calcext:value-type="string">
            <text:p>&lt;img src="http://upload.wikimedia.org/wikipedia/commons/4/4b/Flag_of_Chad.svg" height="300" /&gt;</text:p>
          </table:table-cell>
          <table:table-cell table:formula="of:=[Data.A36]" office:value-type="string" office:string-value="Ciad " calcext:value-type="string">
            <text:p>Ciad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36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37]&lt;&gt;&quot;&quot;;CONCATENATE(&quot;&lt;img src=&quot;&quot;&quot;;[Data.D37];&quot;&quot;&quot; height=&quot;&quot;300&quot;&quot; /&gt;&quot;);&quot;&quot;)" office:value-type="string" office:string-value="&lt;img src=&quot;http://upload.wikimedia.org/wikipedia/commons/7/78/Flag_of_Chile.svg&quot; height=&quot;300&quot; /&gt;" calcext:value-type="string">
            <text:p>&lt;img src="http://upload.wikimedia.org/wikipedia/commons/7/78/Flag_of_Chile.svg" height="300" /&gt;</text:p>
          </table:table-cell>
          <table:table-cell table:formula="of:=[Data.A37]" office:value-type="string" office:string-value="Cile " calcext:value-type="string">
            <text:p>Cile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37]" office:value-type="string" office:string-value="Sud America" calcext:value-type="string">
            <text:p>Sud America</text:p>
          </table:table-cell>
          <table:table-cell table:number-columns-repeated="1018"/>
        </table:table-row>
        <table:table-row table:style-name="ro5">
          <table:table-cell table:formula="of:=IF([Data.D38]&lt;&gt;&quot;&quot;;CONCATENATE(&quot;&lt;img src=&quot;&quot;&quot;;[Data.D38];&quot;&quot;&quot; height=&quot;&quot;300&quot;&quot; /&gt;&quot;);&quot;&quot;)" office:value-type="string" office:string-value="&lt;img src=&quot;http://upload.wikimedia.org/wikipedia/commons/f/fa/Flag_of_the_People%27s_Republic_of_China.svg&quot; height=&quot;300&quot; /&gt;" calcext:value-type="string">
            <text:p>&lt;img src="http://upload.wikimedia.org/wikipedia/commons/f/fa/Flag_of_the_People%27s_Republic_of_China.svg" height="300" /&gt;</text:p>
          </table:table-cell>
          <table:table-cell table:formula="of:=[Data.A38]" office:value-type="string" office:string-value="Cina " calcext:value-type="string">
            <text:p>Cin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38]" office:value-type="string" office:string-value="Asia" calcext:value-type="string">
            <text:p>Asia</text:p>
          </table:table-cell>
          <table:table-cell table:number-columns-repeated="1018"/>
        </table:table-row>
        <table:table-row table:style-name="ro5">
          <table:table-cell table:formula="of:=IF([Data.D39]&lt;&gt;&quot;&quot;;CONCATENATE(&quot;&lt;img src=&quot;&quot;&quot;;[Data.D39];&quot;&quot;&quot; height=&quot;&quot;300&quot;&quot; /&gt;&quot;);&quot;&quot;)" office:value-type="string" office:string-value="&lt;img src=&quot;http://upload.wikimedia.org/wikipedia/commons/d/d4/Flag_of_Cyprus.svg&quot; height=&quot;300&quot; /&gt;" calcext:value-type="string">
            <text:p>&lt;img src="http://upload.wikimedia.org/wikipedia/commons/d/d4/Flag_of_Cyprus.svg" height="300" /&gt;</text:p>
          </table:table-cell>
          <table:table-cell table:formula="of:=[Data.A39]" office:value-type="string" office:string-value="Cipro " calcext:value-type="string">
            <text:p>Cipro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39]" office:value-type="string" office:string-value="Europa" calcext:value-type="string">
            <text:p>Europa</text:p>
          </table:table-cell>
          <table:table-cell table:number-columns-repeated="1018"/>
        </table:table-row>
        <table:table-row table:style-name="ro5">
          <table:table-cell table:formula="of:=IF([Data.D40]&lt;&gt;&quot;&quot;;CONCATENATE(&quot;&lt;img src=&quot;&quot;&quot;;[Data.D40];&quot;&quot;&quot; height=&quot;&quot;300&quot;&quot; /&gt;&quot;);&quot;&quot;)" office:value-type="string" office:string-value="&lt;img src=&quot;http://upload.wikimedia.org/wikipedia/commons/0/00/Flag_of_the_Vatican_City.svg&quot; height=&quot;300&quot; /&gt;" calcext:value-type="string">
            <text:p>&lt;img src="http://upload.wikimedia.org/wikipedia/commons/0/00/Flag_of_the_Vatican_City.svg" height="300" /&gt;</text:p>
          </table:table-cell>
          <table:table-cell table:formula="of:=[Data.A40]" office:value-type="string" office:string-value="Città del Vaticano " calcext:value-type="string">
            <text:p>Città del Vaticano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40]" office:value-type="string" office:string-value="Europa" calcext:value-type="string">
            <text:p>Europa</text:p>
          </table:table-cell>
          <table:table-cell table:number-columns-repeated="1018"/>
        </table:table-row>
        <table:table-row table:style-name="ro5">
          <table:table-cell table:formula="of:=IF([Data.D41]&lt;&gt;&quot;&quot;;CONCATENATE(&quot;&lt;img src=&quot;&quot;&quot;;[Data.D41];&quot;&quot;&quot; height=&quot;&quot;300&quot;&quot; /&gt;&quot;);&quot;&quot;)" office:value-type="string" office:string-value="&lt;img src=&quot;https://upload.wikimedia.org/wikipedia/commons/2/21/Flag_of_Colombia.svg&quot; height=&quot;300&quot; /&gt;" calcext:value-type="string">
            <text:p>&lt;img src="https://upload.wikimedia.org/wikipedia/commons/2/21/Flag_of_Colombia.svg" height="300" /&gt;</text:p>
          </table:table-cell>
          <table:table-cell table:formula="of:=[Data.A41]" office:value-type="string" office:string-value="Colombia " calcext:value-type="string">
            <text:p>Colomb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41]" office:value-type="string" office:string-value="Sud America" calcext:value-type="string">
            <text:p>Sud America</text:p>
          </table:table-cell>
          <table:table-cell table:number-columns-repeated="1018"/>
        </table:table-row>
        <table:table-row table:style-name="ro5">
          <table:table-cell table:formula="of:=IF([Data.D42]&lt;&gt;&quot;&quot;;CONCATENATE(&quot;&lt;img src=&quot;&quot;&quot;;[Data.D42];&quot;&quot;&quot; height=&quot;&quot;300&quot;&quot; /&gt;&quot;);&quot;&quot;)" office:value-type="string" office:string-value="&lt;img src=&quot;http://upload.wikimedia.org/wikipedia/commons/9/94/Flag_of_the_Comoros.svg&quot; height=&quot;300&quot; /&gt;" calcext:value-type="string">
            <text:p>&lt;img src="http://upload.wikimedia.org/wikipedia/commons/9/94/Flag_of_the_Comoros.svg" height="300" /&gt;</text:p>
          </table:table-cell>
          <table:table-cell table:formula="of:=[Data.A42]" office:value-type="string" office:string-value="Comore " calcext:value-type="string">
            <text:p>Comore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42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43]&lt;&gt;&quot;&quot;;CONCATENATE(&quot;&lt;img src=&quot;&quot;&quot;;[Data.D43];&quot;&quot;&quot; height=&quot;&quot;300&quot;&quot; /&gt;&quot;);&quot;&quot;)" office:value-type="string" office:string-value="&lt;img src=&quot;http://upload.wikimedia.org/wikipedia/commons/5/51/Flag_of_North_Korea.svg&quot; height=&quot;300&quot; /&gt;" calcext:value-type="string">
            <text:p>&lt;img src="http://upload.wikimedia.org/wikipedia/commons/5/51/Flag_of_North_Korea.svg" height="300" /&gt;</text:p>
          </table:table-cell>
          <table:table-cell table:formula="of:=[Data.A43]" office:value-type="string" office:string-value="Corea del Nord " calcext:value-type="string">
            <text:p>Corea del Nord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43]" office:value-type="string" office:string-value="Asia" calcext:value-type="string">
            <text:p>Asia</text:p>
          </table:table-cell>
          <table:table-cell table:number-columns-repeated="1018"/>
        </table:table-row>
        <table:table-row table:style-name="ro5">
          <table:table-cell table:formula="of:=IF([Data.D44]&lt;&gt;&quot;&quot;;CONCATENATE(&quot;&lt;img src=&quot;&quot;&quot;;[Data.D44];&quot;&quot;&quot; height=&quot;&quot;300&quot;&quot; /&gt;&quot;);&quot;&quot;)" office:value-type="string" office:string-value="&lt;img src=&quot;https://upload.wikimedia.org/wikipedia/it/0/09/Flag_of_South_Korea.svg&quot; height=&quot;300&quot; /&gt;" calcext:value-type="string">
            <text:p>&lt;img src="https://upload.wikimedia.org/wikipedia/it/0/09/Flag_of_South_Korea.svg" height="300" /&gt;</text:p>
          </table:table-cell>
          <table:table-cell table:formula="of:=[Data.A44]" office:value-type="string" office:string-value="Corea del Sud " calcext:value-type="string">
            <text:p>Corea del Sud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44]" office:value-type="string" office:string-value="Asia" calcext:value-type="string">
            <text:p>Asia</text:p>
          </table:table-cell>
          <table:table-cell table:number-columns-repeated="1018"/>
        </table:table-row>
        <table:table-row table:style-name="ro5">
          <table:table-cell table:formula="of:=IF([Data.D45]&lt;&gt;&quot;&quot;;CONCATENATE(&quot;&lt;img src=&quot;&quot;&quot;;[Data.D45];&quot;&quot;&quot; height=&quot;&quot;300&quot;&quot; /&gt;&quot;);&quot;&quot;)" office:value-type="string" office:string-value="&lt;img src=&quot;http://upload.wikimedia.org/wikipedia/commons/f/fe/Flag_of_C%C3%B4te_d%27Ivoire.svg&quot; height=&quot;300&quot; /&gt;" calcext:value-type="string">
            <text:p>&lt;img src="http://upload.wikimedia.org/wikipedia/commons/f/fe/Flag_of_C%C3%B4te_d%27Ivoire.svg" height="300" /&gt;</text:p>
          </table:table-cell>
          <table:table-cell table:formula="of:=[Data.A45]" office:value-type="string" office:string-value="Costa d'Avorio " calcext:value-type="string">
            <text:p>Costa d'Avorio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45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46]&lt;&gt;&quot;&quot;;CONCATENATE(&quot;&lt;img src=&quot;&quot;&quot;;[Data.D46];&quot;&quot;&quot; height=&quot;&quot;300&quot;&quot; /&gt;&quot;);&quot;&quot;)" office:value-type="string" office:string-value="&lt;img src=&quot;http://upload.wikimedia.org/wikipedia/commons/b/bc/Flag_of_Costa_Rica_%28state%29.svg&quot; height=&quot;300&quot; /&gt;" calcext:value-type="string">
            <text:p>&lt;img src="http://upload.wikimedia.org/wikipedia/commons/b/bc/Flag_of_Costa_Rica_%28state%29.svg" height="300" /&gt;</text:p>
          </table:table-cell>
          <table:table-cell table:formula="of:=[Data.A46]" office:value-type="string" office:string-value="Costa Rica " calcext:value-type="string">
            <text:p>Costa Ric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46]" office:value-type="string" office:string-value="America Centrale" calcext:value-type="string">
            <text:p>America Centrale</text:p>
          </table:table-cell>
          <table:table-cell table:number-columns-repeated="1018"/>
        </table:table-row>
        <table:table-row table:style-name="ro5">
          <table:table-cell table:formula="of:=IF([Data.D47]&lt;&gt;&quot;&quot;;CONCATENATE(&quot;&lt;img src=&quot;&quot;&quot;;[Data.D47];&quot;&quot;&quot; height=&quot;&quot;300&quot;&quot; /&gt;&quot;);&quot;&quot;)" office:value-type="string" office:string-value="&lt;img src=&quot;https://upload.wikimedia.org/wikipedia/commons/1/1b/Flag_of_Croatia.svg&quot; height=&quot;300&quot; /&gt;" calcext:value-type="string">
            <text:p>&lt;img src="https://upload.wikimedia.org/wikipedia/commons/1/1b/Flag_of_Croatia.svg" height="300" /&gt;</text:p>
          </table:table-cell>
          <table:table-cell table:formula="of:=[Data.A47]" office:value-type="string" office:string-value="Croazia " calcext:value-type="string">
            <text:p>Croaz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47]" office:value-type="string" office:string-value="Europa" calcext:value-type="string">
            <text:p>Europa</text:p>
          </table:table-cell>
          <table:table-cell table:number-columns-repeated="1018"/>
        </table:table-row>
        <table:table-row table:style-name="ro5">
          <table:table-cell table:formula="of:=IF([Data.D48]&lt;&gt;&quot;&quot;;CONCATENATE(&quot;&lt;img src=&quot;&quot;&quot;;[Data.D48];&quot;&quot;&quot; height=&quot;&quot;300&quot;&quot; /&gt;&quot;);&quot;&quot;)" office:value-type="string" office:string-value="&lt;img src=&quot;http://upload.wikimedia.org/wikipedia/commons/b/bd/Flag_of_Cuba.svg&quot; height=&quot;300&quot; /&gt;" calcext:value-type="string">
            <text:p>&lt;img src="http://upload.wikimedia.org/wikipedia/commons/b/bd/Flag_of_Cuba.svg" height="300" /&gt;</text:p>
          </table:table-cell>
          <table:table-cell table:formula="of:=[Data.A48]" office:value-type="string" office:string-value="Cuba " calcext:value-type="string">
            <text:p>Cub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48]" office:value-type="string" office:string-value="America Centrale" calcext:value-type="string">
            <text:p>America Centrale</text:p>
          </table:table-cell>
          <table:table-cell table:number-columns-repeated="1018"/>
        </table:table-row>
        <table:table-row table:style-name="ro5">
          <table:table-cell table:formula="of:=IF([Data.D49]&lt;&gt;&quot;&quot;;CONCATENATE(&quot;&lt;img src=&quot;&quot;&quot;;[Data.D49];&quot;&quot;&quot; height=&quot;&quot;300&quot;&quot; /&gt;&quot;);&quot;&quot;)" office:value-type="string" office:string-value="&lt;img src=&quot;https://upload.wikimedia.org/wikipedia/commons/9/9c/Flag_of_Denmark.svg&quot; height=&quot;300&quot; /&gt;" calcext:value-type="string">
            <text:p>&lt;img src="https://upload.wikimedia.org/wikipedia/commons/9/9c/Flag_of_Denmark.svg" height="300" /&gt;</text:p>
          </table:table-cell>
          <table:table-cell table:formula="of:=[Data.A49]" office:value-type="string" office:string-value="Danimarca " calcext:value-type="string">
            <text:p>Danimarc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49]" office:value-type="string" office:string-value="Europa" calcext:value-type="string">
            <text:p>Europa</text:p>
          </table:table-cell>
          <table:table-cell table:number-columns-repeated="1018"/>
        </table:table-row>
        <table:table-row table:style-name="ro5">
          <table:table-cell table:formula="of:=IF([Data.D50]&lt;&gt;&quot;&quot;;CONCATENATE(&quot;&lt;img src=&quot;&quot;&quot;;[Data.D50];&quot;&quot;&quot; height=&quot;&quot;300&quot;&quot; /&gt;&quot;);&quot;&quot;)" office:value-type="string" office:string-value="&lt;img src=&quot;http://upload.wikimedia.org/wikipedia/commons/c/c4/Flag_of_Dominica.svg&quot; height=&quot;300&quot; /&gt;" calcext:value-type="string">
            <text:p>&lt;img src="http://upload.wikimedia.org/wikipedia/commons/c/c4/Flag_of_Dominica.svg" height="300" /&gt;</text:p>
          </table:table-cell>
          <table:table-cell table:formula="of:=[Data.A50]" office:value-type="string" office:string-value="Dominica " calcext:value-type="string">
            <text:p>Dominic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50]" office:value-type="string" office:string-value="America Centrale" calcext:value-type="string">
            <text:p>America Centrale</text:p>
          </table:table-cell>
          <table:table-cell table:number-columns-repeated="1018"/>
        </table:table-row>
        <table:table-row table:style-name="ro5">
          <table:table-cell table:formula="of:=IF([Data.D51]&lt;&gt;&quot;&quot;;CONCATENATE(&quot;&lt;img src=&quot;&quot;&quot;;[Data.D51];&quot;&quot;&quot; height=&quot;&quot;300&quot;&quot; /&gt;&quot;);&quot;&quot;)" office:value-type="string" office:string-value="&lt;img src=&quot;https://upload.wikimedia.org/wikipedia/commons/e/e8/Flag_of_Ecuador.svg&quot; height=&quot;300&quot; /&gt;" calcext:value-type="string">
            <text:p>&lt;img src="https://upload.wikimedia.org/wikipedia/commons/e/e8/Flag_of_Ecuador.svg" height="300" /&gt;</text:p>
          </table:table-cell>
          <table:table-cell table:formula="of:=[Data.A51]" office:value-type="string" office:string-value="Ecuador " calcext:value-type="string">
            <text:p>Ecuador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51]" office:value-type="string" office:string-value="Sud America" calcext:value-type="string">
            <text:p>Sud America</text:p>
          </table:table-cell>
          <table:table-cell table:number-columns-repeated="1018"/>
        </table:table-row>
        <table:table-row table:style-name="ro5">
          <table:table-cell table:formula="of:=IF([Data.D52]&lt;&gt;&quot;&quot;;CONCATENATE(&quot;&lt;img src=&quot;&quot;&quot;;[Data.D52];&quot;&quot;&quot; height=&quot;&quot;300&quot;&quot; /&gt;&quot;);&quot;&quot;)" office:value-type="string" office:string-value="&lt;img src=&quot;http://upload.wikimedia.org/wikipedia/commons/f/fe/Flag_of_Egypt.svg&quot; height=&quot;300&quot; /&gt;" calcext:value-type="string">
            <text:p>&lt;img src="http://upload.wikimedia.org/wikipedia/commons/f/fe/Flag_of_Egypt.svg" height="300" /&gt;</text:p>
          </table:table-cell>
          <table:table-cell table:formula="of:=[Data.A52]" office:value-type="string" office:string-value="Egitto " calcext:value-type="string">
            <text:p>Egitto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52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53]&lt;&gt;&quot;&quot;;CONCATENATE(&quot;&lt;img src=&quot;&quot;&quot;;[Data.D53];&quot;&quot;&quot; height=&quot;&quot;300&quot;&quot; /&gt;&quot;);&quot;&quot;)" office:value-type="string" office:string-value="&lt;img src=&quot;http://upload.wikimedia.org/wikipedia/commons/3/34/Flag_of_El_Salvador.svg&quot; height=&quot;300&quot; /&gt;" calcext:value-type="string">
            <text:p>&lt;img src="http://upload.wikimedia.org/wikipedia/commons/3/34/Flag_of_El_Salvador.svg" height="300" /&gt;</text:p>
          </table:table-cell>
          <table:table-cell table:formula="of:=[Data.A53]" office:value-type="string" office:string-value="El Salvador " calcext:value-type="string">
            <text:p>El Salvador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53]" office:value-type="string" office:string-value="America Centrale" calcext:value-type="string">
            <text:p>America Centrale</text:p>
          </table:table-cell>
          <table:table-cell table:number-columns-repeated="1018"/>
        </table:table-row>
        <table:table-row table:style-name="ro5">
          <table:table-cell table:formula="of:=IF([Data.D54]&lt;&gt;&quot;&quot;;CONCATENATE(&quot;&lt;img src=&quot;&quot;&quot;;[Data.D54];&quot;&quot;&quot; height=&quot;&quot;300&quot;&quot; /&gt;&quot;);&quot;&quot;)" office:value-type="string" office:string-value="&lt;img src=&quot;http://upload.wikimedia.org/wikipedia/commons/c/cb/Flag_of_the_United_Arab_Emirates.svg&quot; height=&quot;300&quot; /&gt;" calcext:value-type="string">
            <text:p>&lt;img src="http://upload.wikimedia.org/wikipedia/commons/c/cb/Flag_of_the_United_Arab_Emirates.svg" height="300" /&gt;</text:p>
          </table:table-cell>
          <table:table-cell table:formula="of:=[Data.A54]" office:value-type="string" office:string-value="Emirati Arabi Uniti " calcext:value-type="string">
            <text:p>Emirati Arabi Uniti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54]" office:value-type="string" office:string-value="Asia" calcext:value-type="string">
            <text:p>Asia</text:p>
          </table:table-cell>
          <table:table-cell table:number-columns-repeated="1018"/>
        </table:table-row>
        <table:table-row table:style-name="ro5">
          <table:table-cell table:formula="of:=IF([Data.D55]&lt;&gt;&quot;&quot;;CONCATENATE(&quot;&lt;img src=&quot;&quot;&quot;;[Data.D55];&quot;&quot;&quot; height=&quot;&quot;300&quot;&quot; /&gt;&quot;);&quot;&quot;)" office:value-type="string" office:string-value="&lt;img src=&quot;http://upload.wikimedia.org/wikipedia/commons/2/29/Flag_of_Eritrea.svg&quot; height=&quot;300&quot; /&gt;" calcext:value-type="string">
            <text:p>&lt;img src="http://upload.wikimedia.org/wikipedia/commons/2/29/Flag_of_Eritrea.svg" height="300" /&gt;</text:p>
          </table:table-cell>
          <table:table-cell table:formula="of:=[Data.A55]" office:value-type="string" office:string-value="Eritrea " calcext:value-type="string">
            <text:p>Eritre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55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56]&lt;&gt;&quot;&quot;;CONCATENATE(&quot;&lt;img src=&quot;&quot;&quot;;[Data.D56];&quot;&quot;&quot; height=&quot;&quot;300&quot;&quot; /&gt;&quot;);&quot;&quot;)" office:value-type="string" office:string-value="&lt;img src=&quot;http://upload.wikimedia.org/wikipedia/commons/8/8f/Flag_of_Estonia.svg&quot; height=&quot;300&quot; /&gt;" calcext:value-type="string">
            <text:p>&lt;img src="http://upload.wikimedia.org/wikipedia/commons/8/8f/Flag_of_Estonia.svg" height="300" /&gt;</text:p>
          </table:table-cell>
          <table:table-cell table:formula="of:=[Data.A56]" office:value-type="string" office:string-value="Estonia " calcext:value-type="string">
            <text:p>Eston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56]" office:value-type="string" office:string-value="Europa" calcext:value-type="string">
            <text:p>Europa</text:p>
          </table:table-cell>
          <table:table-cell table:number-columns-repeated="1018"/>
        </table:table-row>
        <table:table-row table:style-name="ro5">
          <table:table-cell table:formula="of:=IF([Data.D57]&lt;&gt;&quot;&quot;;CONCATENATE(&quot;&lt;img src=&quot;&quot;&quot;;[Data.D57];&quot;&quot;&quot; height=&quot;&quot;300&quot;&quot; /&gt;&quot;);&quot;&quot;)" office:value-type="string" office:string-value="&lt;img src=&quot;https://upload.wikimedia.org/wikipedia/commons/7/71/Flag_of_Ethiopia.svg&quot; height=&quot;300&quot; /&gt;" calcext:value-type="string">
            <text:p>&lt;img src="https://upload.wikimedia.org/wikipedia/commons/7/71/Flag_of_Ethiopia.svg" height="300" /&gt;</text:p>
          </table:table-cell>
          <table:table-cell table:formula="of:=[Data.A57]" office:value-type="string" office:string-value="Etiopia " calcext:value-type="string">
            <text:p>Etiop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57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58]&lt;&gt;&quot;&quot;;CONCATENATE(&quot;&lt;img src=&quot;&quot;&quot;;[Data.D58];&quot;&quot;&quot; height=&quot;&quot;300&quot;&quot; /&gt;&quot;);&quot;&quot;)" office:value-type="string" office:string-value="&lt;img src=&quot;http://upload.wikimedia.org/wikipedia/commons/b/ba/Flag_of_Fiji.svg&quot; height=&quot;300&quot; /&gt;" calcext:value-type="string">
            <text:p>&lt;img src="http://upload.wikimedia.org/wikipedia/commons/b/ba/Flag_of_Fiji.svg" height="300" /&gt;</text:p>
          </table:table-cell>
          <table:table-cell table:formula="of:=[Data.A58]" office:value-type="string" office:string-value="Figi " calcext:value-type="string">
            <text:p>Figi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58]" office:value-type="string" office:string-value="Oceania" calcext:value-type="string">
            <text:p>Oceania</text:p>
          </table:table-cell>
          <table:table-cell table:number-columns-repeated="1018"/>
        </table:table-row>
        <table:table-row table:style-name="ro5">
          <table:table-cell table:formula="of:=IF([Data.D59]&lt;&gt;&quot;&quot;;CONCATENATE(&quot;&lt;img src=&quot;&quot;&quot;;[Data.D59];&quot;&quot;&quot; height=&quot;&quot;300&quot;&quot; /&gt;&quot;);&quot;&quot;)" office:value-type="string" office:string-value="&lt;img src=&quot;http://upload.wikimedia.org/wikipedia/commons/9/99/Flag_of_the_Philippines.svg&quot; height=&quot;300&quot; /&gt;" calcext:value-type="string">
            <text:p>&lt;img src="http://upload.wikimedia.org/wikipedia/commons/9/99/Flag_of_the_Philippines.svg" height="300" /&gt;</text:p>
          </table:table-cell>
          <table:table-cell table:formula="of:=[Data.A59]" office:value-type="string" office:string-value="Filippine " calcext:value-type="string">
            <text:p>Filippine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59]" office:value-type="string" office:string-value="Asia" calcext:value-type="string">
            <text:p>Asia</text:p>
          </table:table-cell>
          <table:table-cell table:number-columns-repeated="1018"/>
        </table:table-row>
        <table:table-row table:style-name="ro5">
          <table:table-cell table:formula="of:=IF([Data.D60]&lt;&gt;&quot;&quot;;CONCATENATE(&quot;&lt;img src=&quot;&quot;&quot;;[Data.D60];&quot;&quot;&quot; height=&quot;&quot;300&quot;&quot; /&gt;&quot;);&quot;&quot;)" office:value-type="string" office:string-value="&lt;img src=&quot;https://upload.wikimedia.org/wikipedia/commons/b/bc/Flag_of_Finland.svg&quot; height=&quot;300&quot; /&gt;" calcext:value-type="string">
            <text:p>&lt;img src="https://upload.wikimedia.org/wikipedia/commons/b/bc/Flag_of_Finland.svg" height="300" /&gt;</text:p>
          </table:table-cell>
          <table:table-cell table:formula="of:=[Data.A60]" office:value-type="string" office:string-value="Finlandia " calcext:value-type="string">
            <text:p>Finland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60]" office:value-type="string" office:string-value="Europa" calcext:value-type="string">
            <text:p>Europa</text:p>
          </table:table-cell>
          <table:table-cell table:number-columns-repeated="1018"/>
        </table:table-row>
        <table:table-row table:style-name="ro5">
          <table:table-cell table:formula="of:=IF([Data.D61]&lt;&gt;&quot;&quot;;CONCATENATE(&quot;&lt;img src=&quot;&quot;&quot;;[Data.D61];&quot;&quot;&quot; height=&quot;&quot;300&quot;&quot; /&gt;&quot;);&quot;&quot;)" office:value-type="string" office:string-value="&lt;img src=&quot;https://upload.wikimedia.org/wikipedia/en/c/c3/Flag_of_France.svg&quot; height=&quot;300&quot; /&gt;" calcext:value-type="string">
            <text:p>&lt;img src="https://upload.wikimedia.org/wikipedia/en/c/c3/Flag_of_France.svg" height="300" /&gt;</text:p>
          </table:table-cell>
          <table:table-cell table:formula="of:=[Data.A61]" office:value-type="string" office:string-value="Francia " calcext:value-type="string">
            <text:p>Franc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61]" office:value-type="string" office:string-value="Europa" calcext:value-type="string">
            <text:p>Europa</text:p>
          </table:table-cell>
          <table:table-cell table:number-columns-repeated="1018"/>
        </table:table-row>
        <table:table-row table:style-name="ro5">
          <table:table-cell table:formula="of:=IF([Data.D62]&lt;&gt;&quot;&quot;;CONCATENATE(&quot;&lt;img src=&quot;&quot;&quot;;[Data.D62];&quot;&quot;&quot; height=&quot;&quot;300&quot;&quot; /&gt;&quot;);&quot;&quot;)" office:value-type="string" office:string-value="&lt;img src=&quot;http://upload.wikimedia.org/wikipedia/commons/0/04/Flag_of_Gabon.svg&quot; height=&quot;300&quot; /&gt;" calcext:value-type="string">
            <text:p>&lt;img src="http://upload.wikimedia.org/wikipedia/commons/0/04/Flag_of_Gabon.svg" height="300" /&gt;</text:p>
          </table:table-cell>
          <table:table-cell table:formula="of:=[Data.A62]" office:value-type="string" office:string-value="Gabon " calcext:value-type="string">
            <text:p>Gabon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62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63]&lt;&gt;&quot;&quot;;CONCATENATE(&quot;&lt;img src=&quot;&quot;&quot;;[Data.D63];&quot;&quot;&quot; height=&quot;&quot;300&quot;&quot; /&gt;&quot;);&quot;&quot;)" office:value-type="string" office:string-value="&lt;img src=&quot;http://upload.wikimedia.org/wikipedia/commons/7/77/Flag_of_The_Gambia.svg&quot; height=&quot;300&quot; /&gt;" calcext:value-type="string">
            <text:p>&lt;img src="http://upload.wikimedia.org/wikipedia/commons/7/77/Flag_of_The_Gambia.svg" height="300" /&gt;</text:p>
          </table:table-cell>
          <table:table-cell table:formula="of:=[Data.A63]" office:value-type="string" office:string-value="Gambia " calcext:value-type="string">
            <text:p>Gamb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63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64]&lt;&gt;&quot;&quot;;CONCATENATE(&quot;&lt;img src=&quot;&quot;&quot;;[Data.D64];&quot;&quot;&quot; height=&quot;&quot;300&quot;&quot; /&gt;&quot;);&quot;&quot;)" office:value-type="string" office:string-value="&lt;img src=&quot;http://upload.wikimedia.org/wikipedia/commons/0/0f/Flag_of_Georgia.svg&quot; height=&quot;300&quot; /&gt;" calcext:value-type="string">
            <text:p>&lt;img src="http://upload.wikimedia.org/wikipedia/commons/0/0f/Flag_of_Georgia.svg" height="300" /&gt;</text:p>
          </table:table-cell>
          <table:table-cell table:formula="of:=[Data.A64]" office:value-type="string" office:string-value="Georgia " calcext:value-type="string">
            <text:p>Georg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64]" office:value-type="string" office:string-value="Asia" calcext:value-type="string">
            <text:p>Asia</text:p>
          </table:table-cell>
          <table:table-cell table:number-columns-repeated="1018"/>
        </table:table-row>
        <table:table-row table:style-name="ro5">
          <table:table-cell table:formula="of:=IF([Data.D65]&lt;&gt;&quot;&quot;;CONCATENATE(&quot;&lt;img src=&quot;&quot;&quot;;[Data.D65];&quot;&quot;&quot; height=&quot;&quot;300&quot;&quot; /&gt;&quot;);&quot;&quot;)" office:value-type="string" office:string-value="&lt;img src=&quot;http://upload.wikimedia.org/wikipedia/commons/b/ba/Flag_of_Germany.svg&quot; height=&quot;300&quot; /&gt;" calcext:value-type="string">
            <text:p>&lt;img src="http://upload.wikimedia.org/wikipedia/commons/b/ba/Flag_of_Germany.svg" height="300" /&gt;</text:p>
          </table:table-cell>
          <table:table-cell table:formula="of:=[Data.A65]" office:value-type="string" office:string-value="Germania " calcext:value-type="string">
            <text:p>German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65]" office:value-type="string" office:string-value="Europa" calcext:value-type="string">
            <text:p>Europa</text:p>
          </table:table-cell>
          <table:table-cell table:number-columns-repeated="1018"/>
        </table:table-row>
        <table:table-row table:style-name="ro5">
          <table:table-cell table:formula="of:=IF([Data.D66]&lt;&gt;&quot;&quot;;CONCATENATE(&quot;&lt;img src=&quot;&quot;&quot;;[Data.D66];&quot;&quot;&quot; height=&quot;&quot;300&quot;&quot; /&gt;&quot;);&quot;&quot;)" office:value-type="string" office:string-value="&lt;img src=&quot;http://upload.wikimedia.org/wikipedia/commons/1/19/Flag_of_Ghana.svg&quot; height=&quot;300&quot; /&gt;" calcext:value-type="string">
            <text:p>&lt;img src="http://upload.wikimedia.org/wikipedia/commons/1/19/Flag_of_Ghana.svg" height="300" /&gt;</text:p>
          </table:table-cell>
          <table:table-cell table:formula="of:=[Data.A66]" office:value-type="string" office:string-value="Ghana " calcext:value-type="string">
            <text:p>Ghan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66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67]&lt;&gt;&quot;&quot;;CONCATENATE(&quot;&lt;img src=&quot;&quot;&quot;;[Data.D67];&quot;&quot;&quot; height=&quot;&quot;300&quot;&quot; /&gt;&quot;);&quot;&quot;)" office:value-type="string" office:string-value="&lt;img src=&quot;http://upload.wikimedia.org/wikipedia/commons/0/0a/Flag_of_Jamaica.svg&quot; height=&quot;300&quot; /&gt;" calcext:value-type="string">
            <text:p>&lt;img src="http://upload.wikimedia.org/wikipedia/commons/0/0a/Flag_of_Jamaica.svg" height="300" /&gt;</text:p>
          </table:table-cell>
          <table:table-cell table:formula="of:=[Data.A67]" office:value-type="string" office:string-value="Giamaica " calcext:value-type="string">
            <text:p>Giamaic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67]" office:value-type="string" office:string-value="America Centrale" calcext:value-type="string">
            <text:p>America Centrale</text:p>
          </table:table-cell>
          <table:table-cell table:number-columns-repeated="1018"/>
        </table:table-row>
        <table:table-row table:style-name="ro5">
          <table:table-cell table:formula="of:=IF([Data.D68]&lt;&gt;&quot;&quot;;CONCATENATE(&quot;&lt;img src=&quot;&quot;&quot;;[Data.D68];&quot;&quot;&quot; height=&quot;&quot;300&quot;&quot; /&gt;&quot;);&quot;&quot;)" office:value-type="string" office:string-value="&lt;img src=&quot;https://upload.wikimedia.org/wikipedia/commons/9/9e/Flag_of_Japan.svg&quot; height=&quot;300&quot; /&gt;" calcext:value-type="string">
            <text:p>&lt;img src="https://upload.wikimedia.org/wikipedia/commons/9/9e/Flag_of_Japan.svg" height="300" /&gt;</text:p>
          </table:table-cell>
          <table:table-cell table:formula="of:=[Data.A68]" office:value-type="string" office:string-value="Giappone " calcext:value-type="string">
            <text:p>Giappone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68]" office:value-type="string" office:string-value="Asia" calcext:value-type="string">
            <text:p>Asia</text:p>
          </table:table-cell>
          <table:table-cell table:number-columns-repeated="1018"/>
        </table:table-row>
        <table:table-row table:style-name="ro5">
          <table:table-cell table:formula="of:=IF([Data.D69]&lt;&gt;&quot;&quot;;CONCATENATE(&quot;&lt;img src=&quot;&quot;&quot;;[Data.D69];&quot;&quot;&quot; height=&quot;&quot;300&quot;&quot; /&gt;&quot;);&quot;&quot;)" office:value-type="string" office:string-value="&lt;img src=&quot;http://upload.wikimedia.org/wikipedia/commons/3/34/Flag_of_Djibouti.svg&quot; height=&quot;300&quot; /&gt;" calcext:value-type="string">
            <text:p>&lt;img src="http://upload.wikimedia.org/wikipedia/commons/3/34/Flag_of_Djibouti.svg" height="300" /&gt;</text:p>
          </table:table-cell>
          <table:table-cell table:formula="of:=[Data.A69]" office:value-type="string" office:string-value="Gibuti " calcext:value-type="string">
            <text:p>Gibuti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69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70]&lt;&gt;&quot;&quot;;CONCATENATE(&quot;&lt;img src=&quot;&quot;&quot;;[Data.D70];&quot;&quot;&quot; height=&quot;&quot;300&quot;&quot; /&gt;&quot;);&quot;&quot;)" office:value-type="string" office:string-value="&lt;img src=&quot;https://upload.wikimedia.org/wikipedia/commons/c/c0/Flag_of_Jordan.svg&quot; height=&quot;300&quot; /&gt;" calcext:value-type="string">
            <text:p>&lt;img src="https://upload.wikimedia.org/wikipedia/commons/c/c0/Flag_of_Jordan.svg" height="300" /&gt;</text:p>
          </table:table-cell>
          <table:table-cell table:formula="of:=[Data.A70]" office:value-type="string" office:string-value="Giordania " calcext:value-type="string">
            <text:p>Giordan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70]" office:value-type="string" office:string-value="Asia" calcext:value-type="string">
            <text:p>Asia</text:p>
          </table:table-cell>
          <table:table-cell table:number-columns-repeated="1018"/>
        </table:table-row>
        <table:table-row table:style-name="ro5">
          <table:table-cell table:formula="of:=IF([Data.D71]&lt;&gt;&quot;&quot;;CONCATENATE(&quot;&lt;img src=&quot;&quot;&quot;;[Data.D71];&quot;&quot;&quot; height=&quot;&quot;300&quot;&quot; /&gt;&quot;);&quot;&quot;)" office:value-type="string" office:string-value="&lt;img src=&quot;http://upload.wikimedia.org/wikipedia/commons/5/5c/Flag_of_Greece.svg&quot; height=&quot;300&quot; /&gt;" calcext:value-type="string">
            <text:p>&lt;img src="http://upload.wikimedia.org/wikipedia/commons/5/5c/Flag_of_Greece.svg" height="300" /&gt;</text:p>
          </table:table-cell>
          <table:table-cell table:formula="of:=[Data.A71]" office:value-type="string" office:string-value="Grecia " calcext:value-type="string">
            <text:p>Grec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71]" office:value-type="string" office:string-value="Europa" calcext:value-type="string">
            <text:p>Europa</text:p>
          </table:table-cell>
          <table:table-cell table:number-columns-repeated="1018"/>
        </table:table-row>
        <table:table-row table:style-name="ro5">
          <table:table-cell table:formula="of:=IF([Data.D72]&lt;&gt;&quot;&quot;;CONCATENATE(&quot;&lt;img src=&quot;&quot;&quot;;[Data.D72];&quot;&quot;&quot; height=&quot;&quot;300&quot;&quot; /&gt;&quot;);&quot;&quot;)" office:value-type="string" office:string-value="&lt;img src=&quot;http://upload.wikimedia.org/wikipedia/commons/b/bc/Flag_of_Grenada.svg&quot; height=&quot;300&quot; /&gt;" calcext:value-type="string">
            <text:p>&lt;img src="http://upload.wikimedia.org/wikipedia/commons/b/bc/Flag_of_Grenada.svg" height="300" /&gt;</text:p>
          </table:table-cell>
          <table:table-cell table:formula="of:=[Data.A72]" office:value-type="string" office:string-value="Grenada " calcext:value-type="string">
            <text:p>Grenad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72]" office:value-type="string" office:string-value="America Centrale" calcext:value-type="string">
            <text:p>America Centrale</text:p>
          </table:table-cell>
          <table:table-cell table:number-columns-repeated="1018"/>
        </table:table-row>
        <table:table-row table:style-name="ro5">
          <table:table-cell table:formula="of:=IF([Data.D73]&lt;&gt;&quot;&quot;;CONCATENATE(&quot;&lt;img src=&quot;&quot;&quot;;[Data.D73];&quot;&quot;&quot; height=&quot;&quot;300&quot;&quot; /&gt;&quot;);&quot;&quot;)" office:value-type="string" office:string-value="&lt;img src=&quot;http://upload.wikimedia.org/wikipedia/commons/e/ec/Flag_of_Guatemala.svg&quot; height=&quot;300&quot; /&gt;" calcext:value-type="string">
            <text:p>&lt;img src="http://upload.wikimedia.org/wikipedia/commons/e/ec/Flag_of_Guatemala.svg" height="300" /&gt;</text:p>
          </table:table-cell>
          <table:table-cell table:formula="of:=[Data.A73]" office:value-type="string" office:string-value="Guatemala " calcext:value-type="string">
            <text:p>Guatemal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73]" office:value-type="string" office:string-value="America Centrale" calcext:value-type="string">
            <text:p>America Centrale</text:p>
          </table:table-cell>
          <table:table-cell table:number-columns-repeated="1018"/>
        </table:table-row>
        <table:table-row table:style-name="ro5">
          <table:table-cell table:formula="of:=IF([Data.D74]&lt;&gt;&quot;&quot;;CONCATENATE(&quot;&lt;img src=&quot;&quot;&quot;;[Data.D74];&quot;&quot;&quot; height=&quot;&quot;300&quot;&quot; /&gt;&quot;);&quot;&quot;)" office:value-type="string" office:string-value="&lt;img src=&quot;http://upload.wikimedia.org/wikipedia/commons/e/ed/Flag_of_Guinea.svg&quot; height=&quot;300&quot; /&gt;" calcext:value-type="string">
            <text:p>&lt;img src="http://upload.wikimedia.org/wikipedia/commons/e/ed/Flag_of_Guinea.svg" height="300" /&gt;</text:p>
          </table:table-cell>
          <table:table-cell table:formula="of:=[Data.A74]" office:value-type="string" office:string-value="Guinea " calcext:value-type="string">
            <text:p>Guine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74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75]&lt;&gt;&quot;&quot;;CONCATENATE(&quot;&lt;img src=&quot;&quot;&quot;;[Data.D75];&quot;&quot;&quot; height=&quot;&quot;300&quot;&quot; /&gt;&quot;);&quot;&quot;)" office:value-type="string" office:string-value="&lt;img src=&quot;http://upload.wikimedia.org/wikipedia/commons/3/31/Flag_of_Equatorial_Guinea.svg&quot; height=&quot;300&quot; /&gt;" calcext:value-type="string">
            <text:p>&lt;img src="http://upload.wikimedia.org/wikipedia/commons/3/31/Flag_of_Equatorial_Guinea.svg" height="300" /&gt;</text:p>
          </table:table-cell>
          <table:table-cell table:formula="of:=[Data.A75]" office:value-type="string" office:string-value="Guinea Equatoriale " calcext:value-type="string">
            <text:p>Guinea Equatoriale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75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76]&lt;&gt;&quot;&quot;;CONCATENATE(&quot;&lt;img src=&quot;&quot;&quot;;[Data.D76];&quot;&quot;&quot; height=&quot;&quot;300&quot;&quot; /&gt;&quot;);&quot;&quot;)" office:value-type="string" office:string-value="&lt;img src=&quot;http://upload.wikimedia.org/wikipedia/commons/0/01/Flag_of_Guinea-Bissau.svg&quot; height=&quot;300&quot; /&gt;" calcext:value-type="string">
            <text:p>&lt;img src="http://upload.wikimedia.org/wikipedia/commons/0/01/Flag_of_Guinea-Bissau.svg" height="300" /&gt;</text:p>
          </table:table-cell>
          <table:table-cell table:formula="of:=[Data.A76]" office:value-type="string" office:string-value="Guinea-Bissau " calcext:value-type="string">
            <text:p>Guinea-Bissau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76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77]&lt;&gt;&quot;&quot;;CONCATENATE(&quot;&lt;img src=&quot;&quot;&quot;;[Data.D77];&quot;&quot;&quot; height=&quot;&quot;300&quot;&quot; /&gt;&quot;);&quot;&quot;)" office:value-type="string" office:string-value="&lt;img src=&quot;http://upload.wikimedia.org/wikipedia/commons/9/99/Flag_of_Guyana.svg&quot; height=&quot;300&quot; /&gt;" calcext:value-type="string">
            <text:p>&lt;img src="http://upload.wikimedia.org/wikipedia/commons/9/99/Flag_of_Guyana.svg" height="300" /&gt;</text:p>
          </table:table-cell>
          <table:table-cell table:formula="of:=[Data.A77]" office:value-type="string" office:string-value="Guyana " calcext:value-type="string">
            <text:p>Guyan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77]" office:value-type="string" office:string-value="Sud America" calcext:value-type="string">
            <text:p>Sud America</text:p>
          </table:table-cell>
          <table:table-cell table:number-columns-repeated="1018"/>
        </table:table-row>
        <table:table-row table:style-name="ro5">
          <table:table-cell table:formula="of:=IF([Data.D78]&lt;&gt;&quot;&quot;;CONCATENATE(&quot;&lt;img src=&quot;&quot;&quot;;[Data.D78];&quot;&quot;&quot; height=&quot;&quot;300&quot;&quot; /&gt;&quot;);&quot;&quot;)" office:value-type="string" office:string-value="&lt;img src=&quot;http://upload.wikimedia.org/wikipedia/commons/5/56/Flag_of_Haiti.svg&quot; height=&quot;300&quot; /&gt;" calcext:value-type="string">
            <text:p>&lt;img src="http://upload.wikimedia.org/wikipedia/commons/5/56/Flag_of_Haiti.svg" height="300" /&gt;</text:p>
          </table:table-cell>
          <table:table-cell table:formula="of:=[Data.A78]" office:value-type="string" office:string-value="Haiti " calcext:value-type="string">
            <text:p>Haiti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78]" office:value-type="string" office:string-value="America Centrale" calcext:value-type="string">
            <text:p>America Centrale</text:p>
          </table:table-cell>
          <table:table-cell table:number-columns-repeated="1018"/>
        </table:table-row>
        <table:table-row table:style-name="ro5">
          <table:table-cell table:formula="of:=IF([Data.D79]&lt;&gt;&quot;&quot;;CONCATENATE(&quot;&lt;img src=&quot;&quot;&quot;;[Data.D79];&quot;&quot;&quot; height=&quot;&quot;300&quot;&quot; /&gt;&quot;);&quot;&quot;)" office:value-type="string" office:string-value="&lt;img src=&quot;http://upload.wikimedia.org/wikipedia/commons/8/82/Flag_of_Honduras.svg&quot; height=&quot;300&quot; /&gt;" calcext:value-type="string">
            <text:p>&lt;img src="http://upload.wikimedia.org/wikipedia/commons/8/82/Flag_of_Honduras.svg" height="300" /&gt;</text:p>
          </table:table-cell>
          <table:table-cell table:formula="of:=[Data.A79]" office:value-type="string" office:string-value="Honduras " calcext:value-type="string">
            <text:p>Honduras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79]" office:value-type="string" office:string-value="America Centrale" calcext:value-type="string">
            <text:p>America Centrale</text:p>
          </table:table-cell>
          <table:table-cell table:number-columns-repeated="1018"/>
        </table:table-row>
        <table:table-row table:style-name="ro5">
          <table:table-cell table:formula="of:=IF([Data.D80]&lt;&gt;&quot;&quot;;CONCATENATE(&quot;&lt;img src=&quot;&quot;&quot;;[Data.D80];&quot;&quot;&quot; height=&quot;&quot;300&quot;&quot; /&gt;&quot;);&quot;&quot;)" office:value-type="string" office:string-value="&lt;img src=&quot;http://upload.wikimedia.org/wikipedia/commons/4/41/Flag_of_India.svg&quot; height=&quot;300&quot; /&gt;" calcext:value-type="string">
            <text:p>&lt;img src="http://upload.wikimedia.org/wikipedia/commons/4/41/Flag_of_India.svg" height="300" /&gt;</text:p>
          </table:table-cell>
          <table:table-cell table:formula="of:=[Data.A80]" office:value-type="string" office:string-value="India " calcext:value-type="string">
            <text:p>Ind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80]" office:value-type="string" office:string-value="Asia" calcext:value-type="string">
            <text:p>Asia</text:p>
          </table:table-cell>
          <table:table-cell table:number-columns-repeated="1018"/>
        </table:table-row>
        <table:table-row table:style-name="ro5">
          <table:table-cell table:formula="of:=IF([Data.D81]&lt;&gt;&quot;&quot;;CONCATENATE(&quot;&lt;img src=&quot;&quot;&quot;;[Data.D81];&quot;&quot;&quot; height=&quot;&quot;300&quot;&quot; /&gt;&quot;);&quot;&quot;)" office:value-type="string" office:string-value="&lt;img src=&quot;http://upload.wikimedia.org/wikipedia/commons/9/9f/Flag_of_Indonesia.svg&quot; height=&quot;300&quot; /&gt;" calcext:value-type="string">
            <text:p>&lt;img src="http://upload.wikimedia.org/wikipedia/commons/9/9f/Flag_of_Indonesia.svg" height="300" /&gt;</text:p>
          </table:table-cell>
          <table:table-cell table:formula="of:=[Data.A81]" office:value-type="string" office:string-value="Indonesia " calcext:value-type="string">
            <text:p>Indones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81]" office:value-type="string" office:string-value="Asia" calcext:value-type="string">
            <text:p>Asia</text:p>
          </table:table-cell>
          <table:table-cell table:number-columns-repeated="1018"/>
        </table:table-row>
        <table:table-row table:style-name="ro5">
          <table:table-cell table:formula="of:=IF([Data.D82]&lt;&gt;&quot;&quot;;CONCATENATE(&quot;&lt;img src=&quot;&quot;&quot;;[Data.D82];&quot;&quot;&quot; height=&quot;&quot;300&quot;&quot; /&gt;&quot;);&quot;&quot;)" office:value-type="string" office:string-value="&lt;img src=&quot;https://upload.wikimedia.org/wikipedia/commons/c/ca/Flag_of_Iran.svg&quot; height=&quot;300&quot; /&gt;" calcext:value-type="string">
            <text:p>&lt;img src="https://upload.wikimedia.org/wikipedia/commons/c/ca/Flag_of_Iran.svg" height="300" /&gt;</text:p>
          </table:table-cell>
          <table:table-cell table:formula="of:=[Data.A82]" office:value-type="string" office:string-value="Iran " calcext:value-type="string">
            <text:p>Iran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82]" office:value-type="string" office:string-value="Asia" calcext:value-type="string">
            <text:p>Asia</text:p>
          </table:table-cell>
          <table:table-cell table:number-columns-repeated="1018"/>
        </table:table-row>
        <table:table-row table:style-name="ro5">
          <table:table-cell table:formula="of:=IF([Data.D83]&lt;&gt;&quot;&quot;;CONCATENATE(&quot;&lt;img src=&quot;&quot;&quot;;[Data.D83];&quot;&quot;&quot; height=&quot;&quot;300&quot;&quot; /&gt;&quot;);&quot;&quot;)" office:value-type="string" office:string-value="&lt;img src=&quot;http://upload.wikimedia.org/wikipedia/commons/f/f6/Flag_of_Iraq.svg&quot; height=&quot;300&quot; /&gt;" calcext:value-type="string">
            <text:p>&lt;img src="http://upload.wikimedia.org/wikipedia/commons/f/f6/Flag_of_Iraq.svg" height="300" /&gt;</text:p>
          </table:table-cell>
          <table:table-cell table:formula="of:=[Data.A83]" office:value-type="string" office:string-value="Iraq " calcext:value-type="string">
            <text:p>Iraq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83]" office:value-type="string" office:string-value="Asia" calcext:value-type="string">
            <text:p>Asia</text:p>
          </table:table-cell>
          <table:table-cell table:number-columns-repeated="1018"/>
        </table:table-row>
        <table:table-row table:style-name="ro5">
          <table:table-cell table:formula="of:=IF([Data.D84]&lt;&gt;&quot;&quot;;CONCATENATE(&quot;&lt;img src=&quot;&quot;&quot;;[Data.D84];&quot;&quot;&quot; height=&quot;&quot;300&quot;&quot; /&gt;&quot;);&quot;&quot;)" office:value-type="string" office:string-value="&lt;img src=&quot;http://upload.wikimedia.org/wikipedia/commons/4/45/Flag_of_Ireland.svg&quot; height=&quot;300&quot; /&gt;" calcext:value-type="string">
            <text:p>&lt;img src="http://upload.wikimedia.org/wikipedia/commons/4/45/Flag_of_Ireland.svg" height="300" /&gt;</text:p>
          </table:table-cell>
          <table:table-cell table:formula="of:=[Data.A84]" office:value-type="string" office:string-value="Irlanda " calcext:value-type="string">
            <text:p>Irland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84]" office:value-type="string" office:string-value="Europa" calcext:value-type="string">
            <text:p>Europa</text:p>
          </table:table-cell>
          <table:table-cell table:number-columns-repeated="1018"/>
        </table:table-row>
        <table:table-row table:style-name="ro5">
          <table:table-cell table:formula="of:=IF([Data.D85]&lt;&gt;&quot;&quot;;CONCATENATE(&quot;&lt;img src=&quot;&quot;&quot;;[Data.D85];&quot;&quot;&quot; height=&quot;&quot;300&quot;&quot; /&gt;&quot;);&quot;&quot;)" office:value-type="string" office:string-value="&lt;img src=&quot;http://upload.wikimedia.org/wikipedia/commons/c/ce/Flag_of_Iceland.svg&quot; height=&quot;300&quot; /&gt;" calcext:value-type="string">
            <text:p>&lt;img src="http://upload.wikimedia.org/wikipedia/commons/c/ce/Flag_of_Iceland.svg" height="300" /&gt;</text:p>
          </table:table-cell>
          <table:table-cell table:formula="of:=[Data.A85]" office:value-type="string" office:string-value="Islanda " calcext:value-type="string">
            <text:p>Island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85]" office:value-type="string" office:string-value="Europa" calcext:value-type="string">
            <text:p>Europa</text:p>
          </table:table-cell>
          <table:table-cell table:number-columns-repeated="1018"/>
        </table:table-row>
        <table:table-row table:style-name="ro5">
          <table:table-cell table:formula="of:=IF([Data.D86]&lt;&gt;&quot;&quot;;CONCATENATE(&quot;&lt;img src=&quot;&quot;&quot;;[Data.D86];&quot;&quot;&quot; height=&quot;&quot;300&quot;&quot; /&gt;&quot;);&quot;&quot;)" office:value-type="string" office:string-value="&lt;img src=&quot;http://upload.wikimedia.org/wikipedia/commons/2/2e/Flag_of_the_Marshall_Islands.svg&quot; height=&quot;300&quot; /&gt;" calcext:value-type="string">
            <text:p>&lt;img src="http://upload.wikimedia.org/wikipedia/commons/2/2e/Flag_of_the_Marshall_Islands.svg" height="300" /&gt;</text:p>
          </table:table-cell>
          <table:table-cell table:formula="of:=[Data.A86]" office:value-type="string" office:string-value="Isole Marshall " calcext:value-type="string">
            <text:p>Isole Marshall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86]" office:value-type="string" office:string-value="Oceania" calcext:value-type="string">
            <text:p>Oceania</text:p>
          </table:table-cell>
          <table:table-cell table:number-columns-repeated="1018"/>
        </table:table-row>
        <table:table-row table:style-name="ro5">
          <table:table-cell table:formula="of:=IF([Data.D87]&lt;&gt;&quot;&quot;;CONCATENATE(&quot;&lt;img src=&quot;&quot;&quot;;[Data.D87];&quot;&quot;&quot; height=&quot;&quot;300&quot;&quot; /&gt;&quot;);&quot;&quot;)" office:value-type="string" office:string-value="&lt;img src=&quot;http://upload.wikimedia.org/wikipedia/commons/7/74/Flag_of_the_Solomon_Islands.svg&quot; height=&quot;300&quot; /&gt;" calcext:value-type="string">
            <text:p>&lt;img src="http://upload.wikimedia.org/wikipedia/commons/7/74/Flag_of_the_Solomon_Islands.svg" height="300" /&gt;</text:p>
          </table:table-cell>
          <table:table-cell table:formula="of:=[Data.A87]" office:value-type="string" office:string-value="Isole Salomone " calcext:value-type="string">
            <text:p>Isole Salomone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87]" office:value-type="string" office:string-value="Oceania" calcext:value-type="string">
            <text:p>Oceania</text:p>
          </table:table-cell>
          <table:table-cell table:number-columns-repeated="1018"/>
        </table:table-row>
        <table:table-row table:style-name="ro5">
          <table:table-cell table:formula="of:=IF([Data.D88]&lt;&gt;&quot;&quot;;CONCATENATE(&quot;&lt;img src=&quot;&quot;&quot;;[Data.D88];&quot;&quot;&quot; height=&quot;&quot;300&quot;&quot; /&gt;&quot;);&quot;&quot;)" office:value-type="string" office:string-value="&lt;img src=&quot;http://upload.wikimedia.org/wikipedia/commons/d/d4/Flag_of_Israel.svg&quot; height=&quot;300&quot; /&gt;" calcext:value-type="string">
            <text:p>&lt;img src="http://upload.wikimedia.org/wikipedia/commons/d/d4/Flag_of_Israel.svg" height="300" /&gt;</text:p>
          </table:table-cell>
          <table:table-cell table:formula="of:=[Data.A88]" office:value-type="string" office:string-value="Israele " calcext:value-type="string">
            <text:p>Israele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88]" office:value-type="string" office:string-value="Asia" calcext:value-type="string">
            <text:p>Asia</text:p>
          </table:table-cell>
          <table:table-cell table:number-columns-repeated="1018"/>
        </table:table-row>
        <table:table-row table:style-name="ro5">
          <table:table-cell table:formula="of:=IF([Data.D89]&lt;&gt;&quot;&quot;;CONCATENATE(&quot;&lt;img src=&quot;&quot;&quot;;[Data.D89];&quot;&quot;&quot; height=&quot;&quot;300&quot;&quot; /&gt;&quot;);&quot;&quot;)" office:value-type="string" office:string-value="&lt;img src=&quot;https://upload.wikimedia.org/wikipedia/en/0/03/Flag_of_Italy.svg&quot; height=&quot;300&quot; /&gt;" calcext:value-type="string">
            <text:p>&lt;img src="https://upload.wikimedia.org/wikipedia/en/0/03/Flag_of_Italy.svg" height="300" /&gt;</text:p>
          </table:table-cell>
          <table:table-cell table:formula="of:=[Data.A89]" office:value-type="string" office:string-value="Italia " calcext:value-type="string">
            <text:p>Ital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89]" office:value-type="string" office:string-value="Europa" calcext:value-type="string">
            <text:p>Europa</text:p>
          </table:table-cell>
          <table:table-cell table:number-columns-repeated="1018"/>
        </table:table-row>
        <table:table-row table:style-name="ro5">
          <table:table-cell table:formula="of:=IF([Data.D90]&lt;&gt;&quot;&quot;;CONCATENATE(&quot;&lt;img src=&quot;&quot;&quot;;[Data.D90];&quot;&quot;&quot; height=&quot;&quot;300&quot;&quot; /&gt;&quot;);&quot;&quot;)" office:value-type="string" office:string-value="&lt;img src=&quot;https://upload.wikimedia.org/wikipedia/commons/d/d3/Flag_of_Kazakhstan.svg&quot; height=&quot;300&quot; /&gt;" calcext:value-type="string">
            <text:p>&lt;img src="https://upload.wikimedia.org/wikipedia/commons/d/d3/Flag_of_Kazakhstan.svg" height="300" /&gt;</text:p>
          </table:table-cell>
          <table:table-cell table:formula="of:=[Data.A90]" office:value-type="string" office:string-value="Kazakistan " calcext:value-type="string">
            <text:p>Kazakistan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90]" office:value-type="string" office:string-value="Asia" calcext:value-type="string">
            <text:p>Asia</text:p>
          </table:table-cell>
          <table:table-cell table:number-columns-repeated="1018"/>
        </table:table-row>
        <table:table-row table:style-name="ro5">
          <table:table-cell table:formula="of:=IF([Data.D91]&lt;&gt;&quot;&quot;;CONCATENATE(&quot;&lt;img src=&quot;&quot;&quot;;[Data.D91];&quot;&quot;&quot; height=&quot;&quot;300&quot;&quot; /&gt;&quot;);&quot;&quot;)" office:value-type="string" office:string-value="&lt;img src=&quot;https://upload.wikimedia.org/wikipedia/commons/4/49/Flag_of_Kenya.svg&quot; height=&quot;300&quot; /&gt;" calcext:value-type="string">
            <text:p>&lt;img src="https://upload.wikimedia.org/wikipedia/commons/4/49/Flag_of_Kenya.svg" height="300" /&gt;</text:p>
          </table:table-cell>
          <table:table-cell table:formula="of:=[Data.A91]" office:value-type="string" office:string-value="Kenya " calcext:value-type="string">
            <text:p>Keny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91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92]&lt;&gt;&quot;&quot;;CONCATENATE(&quot;&lt;img src=&quot;&quot;&quot;;[Data.D92];&quot;&quot;&quot; height=&quot;&quot;300&quot;&quot; /&gt;&quot;);&quot;&quot;)" office:value-type="string" office:string-value="&lt;img src=&quot;http://upload.wikimedia.org/wikipedia/commons/c/c7/Flag_of_Kyrgyzstan.svg&quot; height=&quot;300&quot; /&gt;" calcext:value-type="string">
            <text:p>&lt;img src="http://upload.wikimedia.org/wikipedia/commons/c/c7/Flag_of_Kyrgyzstan.svg" height="300" /&gt;</text:p>
          </table:table-cell>
          <table:table-cell table:formula="of:=[Data.A92]" office:value-type="string" office:string-value="Kirghizistan " calcext:value-type="string">
            <text:p>Kirghizistan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92]" office:value-type="string" office:string-value="Asia" calcext:value-type="string">
            <text:p>Asia</text:p>
          </table:table-cell>
          <table:table-cell table:number-columns-repeated="1018"/>
        </table:table-row>
        <table:table-row table:style-name="ro5">
          <table:table-cell table:formula="of:=IF([Data.D93]&lt;&gt;&quot;&quot;;CONCATENATE(&quot;&lt;img src=&quot;&quot;&quot;;[Data.D93];&quot;&quot;&quot; height=&quot;&quot;300&quot;&quot; /&gt;&quot;);&quot;&quot;)" office:value-type="string" office:string-value="&lt;img src=&quot;http://upload.wikimedia.org/wikipedia/commons/d/d3/Flag_of_Kiribati.svg&quot; height=&quot;300&quot; /&gt;" calcext:value-type="string">
            <text:p>&lt;img src="http://upload.wikimedia.org/wikipedia/commons/d/d3/Flag_of_Kiribati.svg" height="300" /&gt;</text:p>
          </table:table-cell>
          <table:table-cell table:formula="of:=[Data.A93]" office:value-type="string" office:string-value="Kiribati " calcext:value-type="string">
            <text:p>Kiribati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93]" office:value-type="string" office:string-value="Oceania" calcext:value-type="string">
            <text:p>Oceania</text:p>
          </table:table-cell>
          <table:table-cell table:number-columns-repeated="1018"/>
        </table:table-row>
        <table:table-row table:style-name="ro5">
          <table:table-cell table:formula="of:=IF([Data.D94]&lt;&gt;&quot;&quot;;CONCATENATE(&quot;&lt;img src=&quot;&quot;&quot;;[Data.D94];&quot;&quot;&quot; height=&quot;&quot;300&quot;&quot; /&gt;&quot;);&quot;&quot;)" office:value-type="string" office:string-value="&lt;img src=&quot;http://upload.wikimedia.org/wikipedia/commons/a/aa/Flag_of_Kuwait.svg&quot; height=&quot;300&quot; /&gt;" calcext:value-type="string">
            <text:p>&lt;img src="http://upload.wikimedia.org/wikipedia/commons/a/aa/Flag_of_Kuwait.svg" height="300" /&gt;</text:p>
          </table:table-cell>
          <table:table-cell table:formula="of:=[Data.A94]" office:value-type="string" office:string-value="Kuwait " calcext:value-type="string">
            <text:p>Kuwait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94]" office:value-type="string" office:string-value="Asia" calcext:value-type="string">
            <text:p>Asia</text:p>
          </table:table-cell>
          <table:table-cell table:number-columns-repeated="1018"/>
        </table:table-row>
        <table:table-row table:style-name="ro5">
          <table:table-cell table:formula="of:=IF([Data.D95]&lt;&gt;&quot;&quot;;CONCATENATE(&quot;&lt;img src=&quot;&quot;&quot;;[Data.D95];&quot;&quot;&quot; height=&quot;&quot;300&quot;&quot; /&gt;&quot;);&quot;&quot;)" office:value-type="string" office:string-value="&lt;img src=&quot;http://upload.wikimedia.org/wikipedia/commons/5/56/Flag_of_Laos.svg&quot; height=&quot;300&quot; /&gt;" calcext:value-type="string">
            <text:p>&lt;img src="http://upload.wikimedia.org/wikipedia/commons/5/56/Flag_of_Laos.svg" height="300" /&gt;</text:p>
          </table:table-cell>
          <table:table-cell table:formula="of:=[Data.A95]" office:value-type="string" office:string-value="Laos " calcext:value-type="string">
            <text:p>Laos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95]" office:value-type="string" office:string-value="Asia" calcext:value-type="string">
            <text:p>Asia</text:p>
          </table:table-cell>
          <table:table-cell table:number-columns-repeated="1018"/>
        </table:table-row>
        <table:table-row table:style-name="ro5">
          <table:table-cell table:formula="of:=IF([Data.D96]&lt;&gt;&quot;&quot;;CONCATENATE(&quot;&lt;img src=&quot;&quot;&quot;;[Data.D96];&quot;&quot;&quot; height=&quot;&quot;300&quot;&quot; /&gt;&quot;);&quot;&quot;)" office:value-type="string" office:string-value="&lt;img src=&quot;http://upload.wikimedia.org/wikipedia/commons/4/4a/Flag_of_Lesotho.svg&quot; height=&quot;300&quot; /&gt;" calcext:value-type="string">
            <text:p>&lt;img src="http://upload.wikimedia.org/wikipedia/commons/4/4a/Flag_of_Lesotho.svg" height="300" /&gt;</text:p>
          </table:table-cell>
          <table:table-cell table:formula="of:=[Data.A96]" office:value-type="string" office:string-value="Lesotho " calcext:value-type="string">
            <text:p>Lesotho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96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97]&lt;&gt;&quot;&quot;;CONCATENATE(&quot;&lt;img src=&quot;&quot;&quot;;[Data.D97];&quot;&quot;&quot; height=&quot;&quot;300&quot;&quot; /&gt;&quot;);&quot;&quot;)" office:value-type="string" office:string-value="&lt;img src=&quot;http://upload.wikimedia.org/wikipedia/commons/8/84/Flag_of_Latvia.svg&quot; height=&quot;300&quot; /&gt;" calcext:value-type="string">
            <text:p>&lt;img src="http://upload.wikimedia.org/wikipedia/commons/8/84/Flag_of_Latvia.svg" height="300" /&gt;</text:p>
          </table:table-cell>
          <table:table-cell table:formula="of:=[Data.A97]" office:value-type="string" office:string-value="Lettonia " calcext:value-type="string">
            <text:p>Letton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97]" office:value-type="string" office:string-value="Europa" calcext:value-type="string">
            <text:p>Europa</text:p>
          </table:table-cell>
          <table:table-cell table:number-columns-repeated="1018"/>
        </table:table-row>
        <table:table-row table:style-name="ro5">
          <table:table-cell table:formula="of:=IF([Data.D98]&lt;&gt;&quot;&quot;;CONCATENATE(&quot;&lt;img src=&quot;&quot;&quot;;[Data.D98];&quot;&quot;&quot; height=&quot;&quot;300&quot;&quot; /&gt;&quot;);&quot;&quot;)" office:value-type="string" office:string-value="&lt;img src=&quot;http://upload.wikimedia.org/wikipedia/commons/5/59/Flag_of_Lebanon.svg&quot; height=&quot;300&quot; /&gt;" calcext:value-type="string">
            <text:p>&lt;img src="http://upload.wikimedia.org/wikipedia/commons/5/59/Flag_of_Lebanon.svg" height="300" /&gt;</text:p>
          </table:table-cell>
          <table:table-cell table:formula="of:=[Data.A98]" office:value-type="string" office:string-value="Libano " calcext:value-type="string">
            <text:p>Libano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98]" office:value-type="string" office:string-value="Asia" calcext:value-type="string">
            <text:p>Asia</text:p>
          </table:table-cell>
          <table:table-cell table:number-columns-repeated="1018"/>
        </table:table-row>
        <table:table-row table:style-name="ro5">
          <table:table-cell table:formula="of:=IF([Data.D99]&lt;&gt;&quot;&quot;;CONCATENATE(&quot;&lt;img src=&quot;&quot;&quot;;[Data.D99];&quot;&quot;&quot; height=&quot;&quot;300&quot;&quot; /&gt;&quot;);&quot;&quot;)" office:value-type="string" office:string-value="&lt;img src=&quot;http://upload.wikimedia.org/wikipedia/commons/b/b8/Flag_of_Liberia.svg&quot; height=&quot;300&quot; /&gt;" calcext:value-type="string">
            <text:p>&lt;img src="http://upload.wikimedia.org/wikipedia/commons/b/b8/Flag_of_Liberia.svg" height="300" /&gt;</text:p>
          </table:table-cell>
          <table:table-cell table:formula="of:=[Data.A99]" office:value-type="string" office:string-value="Liberia " calcext:value-type="string">
            <text:p>Liber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99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100]&lt;&gt;&quot;&quot;;CONCATENATE(&quot;&lt;img src=&quot;&quot;&quot;;[Data.D100];&quot;&quot;&quot; height=&quot;&quot;300&quot;&quot; /&gt;&quot;);&quot;&quot;)" office:value-type="string" office:string-value="&lt;img src=&quot;https://upload.wikimedia.org/wikipedia/commons/0/05/Flag_of_Libya.svg&quot; height=&quot;300&quot; /&gt;" calcext:value-type="string">
            <text:p>&lt;img src="https://upload.wikimedia.org/wikipedia/commons/0/05/Flag_of_Libya.svg" height="300" /&gt;</text:p>
          </table:table-cell>
          <table:table-cell table:formula="of:=[Data.A100]" office:value-type="string" office:string-value="Libia " calcext:value-type="string">
            <text:p>Lib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00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101]&lt;&gt;&quot;&quot;;CONCATENATE(&quot;&lt;img src=&quot;&quot;&quot;;[Data.D101];&quot;&quot;&quot; height=&quot;&quot;300&quot;&quot; /&gt;&quot;);&quot;&quot;)" office:value-type="string" office:string-value="&lt;img src=&quot;http://upload.wikimedia.org/wikipedia/commons/4/47/Flag_of_Liechtenstein.svg&quot; height=&quot;300&quot; /&gt;" calcext:value-type="string">
            <text:p>&lt;img src="http://upload.wikimedia.org/wikipedia/commons/4/47/Flag_of_Liechtenstein.svg" height="300" /&gt;</text:p>
          </table:table-cell>
          <table:table-cell table:formula="of:=[Data.A101]" office:value-type="string" office:string-value="Liechtenstein " calcext:value-type="string">
            <text:p>Liechtenstein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01]" office:value-type="string" office:string-value="Europa" calcext:value-type="string">
            <text:p>Europa</text:p>
          </table:table-cell>
          <table:table-cell table:number-columns-repeated="1018"/>
        </table:table-row>
        <table:table-row table:style-name="ro5">
          <table:table-cell table:formula="of:=IF([Data.D102]&lt;&gt;&quot;&quot;;CONCATENATE(&quot;&lt;img src=&quot;&quot;&quot;;[Data.D102];&quot;&quot;&quot; height=&quot;&quot;300&quot;&quot; /&gt;&quot;);&quot;&quot;)" office:value-type="string" office:string-value="&lt;img src=&quot;https://upload.wikimedia.org/wikipedia/commons/1/11/Flag_of_Lithuania.svg&quot; height=&quot;300&quot; /&gt;" calcext:value-type="string">
            <text:p>&lt;img src="https://upload.wikimedia.org/wikipedia/commons/1/11/Flag_of_Lithuania.svg" height="300" /&gt;</text:p>
          </table:table-cell>
          <table:table-cell table:formula="of:=[Data.A102]" office:value-type="string" office:string-value="Lituania " calcext:value-type="string">
            <text:p>Lituan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02]" office:value-type="string" office:string-value="Europa" calcext:value-type="string">
            <text:p>Europa</text:p>
          </table:table-cell>
          <table:table-cell table:number-columns-repeated="1018"/>
        </table:table-row>
        <table:table-row table:style-name="ro5">
          <table:table-cell table:formula="of:=IF([Data.D103]&lt;&gt;&quot;&quot;;CONCATENATE(&quot;&lt;img src=&quot;&quot;&quot;;[Data.D103];&quot;&quot;&quot; height=&quot;&quot;300&quot;&quot; /&gt;&quot;);&quot;&quot;)" office:value-type="string" office:string-value="&lt;img src=&quot;http://upload.wikimedia.org/wikipedia/commons/d/da/Flag_of_Luxembourg.svg&quot; height=&quot;300&quot; /&gt;" calcext:value-type="string">
            <text:p>&lt;img src="http://upload.wikimedia.org/wikipedia/commons/d/da/Flag_of_Luxembourg.svg" height="300" /&gt;</text:p>
          </table:table-cell>
          <table:table-cell table:formula="of:=[Data.A103]" office:value-type="string" office:string-value="Lussemburgo " calcext:value-type="string">
            <text:p>Lussemburgo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03]" office:value-type="string" office:string-value="Europa" calcext:value-type="string">
            <text:p>Europa</text:p>
          </table:table-cell>
          <table:table-cell table:number-columns-repeated="1018"/>
        </table:table-row>
        <table:table-row table:style-name="ro5">
          <table:table-cell table:formula="of:=IF([Data.D104]&lt;&gt;&quot;&quot;;CONCATENATE(&quot;&lt;img src=&quot;&quot;&quot;;[Data.D104];&quot;&quot;&quot; height=&quot;&quot;300&quot;&quot; /&gt;&quot;);&quot;&quot;)" office:value-type="string" office:string-value="&lt;img src=&quot;http://upload.wikimedia.org/wikipedia/commons/f/f8/Flag_of_Macedonia.svg&quot; height=&quot;300&quot; /&gt;" calcext:value-type="string">
            <text:p>&lt;img src="http://upload.wikimedia.org/wikipedia/commons/f/f8/Flag_of_Macedonia.svg" height="300" /&gt;</text:p>
          </table:table-cell>
          <table:table-cell table:formula="of:=[Data.A104]" office:value-type="string" office:string-value="Macedonia " calcext:value-type="string">
            <text:p>Macedon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04]" office:value-type="string" office:string-value="Europa" calcext:value-type="string">
            <text:p>Europa</text:p>
          </table:table-cell>
          <table:table-cell table:number-columns-repeated="1018"/>
        </table:table-row>
        <table:table-row table:style-name="ro5">
          <table:table-cell table:formula="of:=IF([Data.D105]&lt;&gt;&quot;&quot;;CONCATENATE(&quot;&lt;img src=&quot;&quot;&quot;;[Data.D105];&quot;&quot;&quot; height=&quot;&quot;300&quot;&quot; /&gt;&quot;);&quot;&quot;)" office:value-type="string" office:string-value="&lt;img src=&quot;https://upload.wikimedia.org/wikipedia/commons/b/bc/Flag_of_Madagascar.svg&quot; height=&quot;300&quot; /&gt;" calcext:value-type="string">
            <text:p>&lt;img src="https://upload.wikimedia.org/wikipedia/commons/b/bc/Flag_of_Madagascar.svg" height="300" /&gt;</text:p>
          </table:table-cell>
          <table:table-cell table:formula="of:=[Data.A105]" office:value-type="string" office:string-value="Madagascar " calcext:value-type="string">
            <text:p>Madagascar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05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106]&lt;&gt;&quot;&quot;;CONCATENATE(&quot;&lt;img src=&quot;&quot;&quot;;[Data.D106];&quot;&quot;&quot; height=&quot;&quot;300&quot;&quot; /&gt;&quot;);&quot;&quot;)" office:value-type="string" office:string-value="&lt;img src=&quot;http://upload.wikimedia.org/wikipedia/commons/d/d1/Flag_of_Malawi.svg&quot; height=&quot;300&quot; /&gt;" calcext:value-type="string">
            <text:p>&lt;img src="http://upload.wikimedia.org/wikipedia/commons/d/d1/Flag_of_Malawi.svg" height="300" /&gt;</text:p>
          </table:table-cell>
          <table:table-cell table:formula="of:=[Data.A106]" office:value-type="string" office:string-value="Malawi " calcext:value-type="string">
            <text:p>Malawi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06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107]&lt;&gt;&quot;&quot;;CONCATENATE(&quot;&lt;img src=&quot;&quot;&quot;;[Data.D107];&quot;&quot;&quot; height=&quot;&quot;300&quot;&quot; /&gt;&quot;);&quot;&quot;)" office:value-type="string" office:string-value="&lt;img src=&quot;http://upload.wikimedia.org/wikipedia/commons/0/0f/Flag_of_Maldives.svg&quot; height=&quot;300&quot; /&gt;" calcext:value-type="string">
            <text:p>&lt;img src="http://upload.wikimedia.org/wikipedia/commons/0/0f/Flag_of_Maldives.svg" height="300" /&gt;</text:p>
          </table:table-cell>
          <table:table-cell table:formula="of:=[Data.A107]" office:value-type="string" office:string-value="Maldive " calcext:value-type="string">
            <text:p>Maldive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07]" office:value-type="string" office:string-value="Asia" calcext:value-type="string">
            <text:p>Asia</text:p>
          </table:table-cell>
          <table:table-cell table:number-columns-repeated="1018"/>
        </table:table-row>
        <table:table-row table:style-name="ro5">
          <table:table-cell table:formula="of:=IF([Data.D108]&lt;&gt;&quot;&quot;;CONCATENATE(&quot;&lt;img src=&quot;&quot;&quot;;[Data.D108];&quot;&quot;&quot; height=&quot;&quot;300&quot;&quot; /&gt;&quot;);&quot;&quot;)" office:value-type="string" office:string-value="&lt;img src=&quot;http://upload.wikimedia.org/wikipedia/commons/6/66/Flag_of_Malaysia.svg&quot; height=&quot;300&quot; /&gt;" calcext:value-type="string">
            <text:p>&lt;img src="http://upload.wikimedia.org/wikipedia/commons/6/66/Flag_of_Malaysia.svg" height="300" /&gt;</text:p>
          </table:table-cell>
          <table:table-cell table:formula="of:=[Data.A108]" office:value-type="string" office:string-value="Malesia " calcext:value-type="string">
            <text:p>Males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08]" office:value-type="string" office:string-value="Asia" calcext:value-type="string">
            <text:p>Asia</text:p>
          </table:table-cell>
          <table:table-cell table:number-columns-repeated="1018"/>
        </table:table-row>
        <table:table-row table:style-name="ro5">
          <table:table-cell table:formula="of:=IF([Data.D109]&lt;&gt;&quot;&quot;;CONCATENATE(&quot;&lt;img src=&quot;&quot;&quot;;[Data.D109];&quot;&quot;&quot; height=&quot;&quot;300&quot;&quot; /&gt;&quot;);&quot;&quot;)" office:value-type="string" office:string-value="&lt;img src=&quot;http://upload.wikimedia.org/wikipedia/commons/9/92/Flag_of_Mali.svg&quot; height=&quot;300&quot; /&gt;" calcext:value-type="string">
            <text:p>&lt;img src="http://upload.wikimedia.org/wikipedia/commons/9/92/Flag_of_Mali.svg" height="300" /&gt;</text:p>
          </table:table-cell>
          <table:table-cell table:formula="of:=[Data.A109]" office:value-type="string" office:string-value="Mali " calcext:value-type="string">
            <text:p>Mali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09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110]&lt;&gt;&quot;&quot;;CONCATENATE(&quot;&lt;img src=&quot;&quot;&quot;;[Data.D110];&quot;&quot;&quot; height=&quot;&quot;300&quot;&quot; /&gt;&quot;);&quot;&quot;)" office:value-type="string" office:string-value="&lt;img src=&quot;http://upload.wikimedia.org/wikipedia/commons/7/73/Flag_of_Malta.svg&quot; height=&quot;300&quot; /&gt;" calcext:value-type="string">
            <text:p>&lt;img src="http://upload.wikimedia.org/wikipedia/commons/7/73/Flag_of_Malta.svg" height="300" /&gt;</text:p>
          </table:table-cell>
          <table:table-cell table:formula="of:=[Data.A110]" office:value-type="string" office:string-value="Malta " calcext:value-type="string">
            <text:p>Malt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10]" office:value-type="string" office:string-value="Europa" calcext:value-type="string">
            <text:p>Europa</text:p>
          </table:table-cell>
          <table:table-cell table:number-columns-repeated="1018"/>
        </table:table-row>
        <table:table-row table:style-name="ro5">
          <table:table-cell table:formula="of:=IF([Data.D111]&lt;&gt;&quot;&quot;;CONCATENATE(&quot;&lt;img src=&quot;&quot;&quot;;[Data.D111];&quot;&quot;&quot; height=&quot;&quot;300&quot;&quot; /&gt;&quot;);&quot;&quot;)" office:value-type="string" office:string-value="&lt;img src=&quot;http://upload.wikimedia.org/wikipedia/commons/2/2c/Flag_of_Morocco.svg&quot; height=&quot;300&quot; /&gt;" calcext:value-type="string">
            <text:p>&lt;img src="http://upload.wikimedia.org/wikipedia/commons/2/2c/Flag_of_Morocco.svg" height="300" /&gt;</text:p>
          </table:table-cell>
          <table:table-cell table:formula="of:=[Data.A111]" office:value-type="string" office:string-value="Marocco " calcext:value-type="string">
            <text:p>Marocco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11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112]&lt;&gt;&quot;&quot;;CONCATENATE(&quot;&lt;img src=&quot;&quot;&quot;;[Data.D112];&quot;&quot;&quot; height=&quot;&quot;300&quot;&quot; /&gt;&quot;);&quot;&quot;)" office:value-type="string" office:string-value="&lt;img src=&quot;http://upload.wikimedia.org/wikipedia/commons/4/43/Flag_of_Mauritania.svg&quot; height=&quot;300&quot; /&gt;" calcext:value-type="string">
            <text:p>&lt;img src="http://upload.wikimedia.org/wikipedia/commons/4/43/Flag_of_Mauritania.svg" height="300" /&gt;</text:p>
          </table:table-cell>
          <table:table-cell table:formula="of:=[Data.A112]" office:value-type="string" office:string-value="Mauritania " calcext:value-type="string">
            <text:p>Mauritan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12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113]&lt;&gt;&quot;&quot;;CONCATENATE(&quot;&lt;img src=&quot;&quot;&quot;;[Data.D113];&quot;&quot;&quot; height=&quot;&quot;300&quot;&quot; /&gt;&quot;);&quot;&quot;)" office:value-type="string" office:string-value="&lt;img src=&quot;http://upload.wikimedia.org/wikipedia/commons/7/77/Flag_of_Mauritius.svg&quot; height=&quot;300&quot; /&gt;" calcext:value-type="string">
            <text:p>&lt;img src="http://upload.wikimedia.org/wikipedia/commons/7/77/Flag_of_Mauritius.svg" height="300" /&gt;</text:p>
          </table:table-cell>
          <table:table-cell table:formula="of:=[Data.A113]" office:value-type="string" office:string-value="Mauritius " calcext:value-type="string">
            <text:p>Mauritius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13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114]&lt;&gt;&quot;&quot;;CONCATENATE(&quot;&lt;img src=&quot;&quot;&quot;;[Data.D114];&quot;&quot;&quot; height=&quot;&quot;300&quot;&quot; /&gt;&quot;);&quot;&quot;)" office:value-type="string" office:string-value="&lt;img src=&quot;http://upload.wikimedia.org/wikipedia/commons/f/fc/Flag_of_Mexico.svg&quot; height=&quot;300&quot; /&gt;" calcext:value-type="string">
            <text:p>&lt;img src="http://upload.wikimedia.org/wikipedia/commons/f/fc/Flag_of_Mexico.svg" height="300" /&gt;</text:p>
          </table:table-cell>
          <table:table-cell table:formula="of:=[Data.A114]" office:value-type="string" office:string-value="Messico " calcext:value-type="string">
            <text:p>Messico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14]" office:value-type="string" office:string-value="America Centrale" calcext:value-type="string">
            <text:p>America Centrale</text:p>
          </table:table-cell>
          <table:table-cell table:number-columns-repeated="1018"/>
        </table:table-row>
        <table:table-row table:style-name="ro5">
          <table:table-cell table:formula="of:=IF([Data.D115]&lt;&gt;&quot;&quot;;CONCATENATE(&quot;&lt;img src=&quot;&quot;&quot;;[Data.D115];&quot;&quot;&quot; height=&quot;&quot;300&quot;&quot; /&gt;&quot;);&quot;&quot;)" office:value-type="string" office:string-value="&lt;img src=&quot;http://upload.wikimedia.org/wikipedia/commons/e/e4/Flag_of_the_Federated_States_of_Micronesia.svg&quot; height=&quot;300&quot; /&gt;" calcext:value-type="string">
            <text:p>&lt;img src="http://upload.wikimedia.org/wikipedia/commons/e/e4/Flag_of_the_Federated_States_of_Micronesia.svg" height="300" /&gt;</text:p>
          </table:table-cell>
          <table:table-cell table:formula="of:=[Data.A115]" office:value-type="string" office:string-value="Stati Federati di Micronesia" calcext:value-type="string">
            <text:p>Stati Federati di Micronesia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15]" office:value-type="string" office:string-value="Oceania" calcext:value-type="string">
            <text:p>Oceania</text:p>
          </table:table-cell>
          <table:table-cell table:number-columns-repeated="1018"/>
        </table:table-row>
        <table:table-row table:style-name="ro5">
          <table:table-cell table:formula="of:=IF([Data.D116]&lt;&gt;&quot;&quot;;CONCATENATE(&quot;&lt;img src=&quot;&quot;&quot;;[Data.D116];&quot;&quot;&quot; height=&quot;&quot;300&quot;&quot; /&gt;&quot;);&quot;&quot;)" office:value-type="string" office:string-value="&lt;img src=&quot;https://upload.wikimedia.org/wikipedia/commons/2/27/Flag_of_Moldova.svg&quot; height=&quot;300&quot; /&gt;" calcext:value-type="string">
            <text:p>&lt;img src="https://upload.wikimedia.org/wikipedia/commons/2/27/Flag_of_Moldova.svg" height="300" /&gt;</text:p>
          </table:table-cell>
          <table:table-cell table:formula="of:=[Data.A116]" office:value-type="string" office:string-value="Moldavia " calcext:value-type="string">
            <text:p>Moldav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16]" office:value-type="string" office:string-value="Europa" calcext:value-type="string">
            <text:p>Europa</text:p>
          </table:table-cell>
          <table:table-cell table:number-columns-repeated="1018"/>
        </table:table-row>
        <table:table-row table:style-name="ro5">
          <table:table-cell table:formula="of:=IF([Data.D117]&lt;&gt;&quot;&quot;;CONCATENATE(&quot;&lt;img src=&quot;&quot;&quot;;[Data.D117];&quot;&quot;&quot; height=&quot;&quot;300&quot;&quot; /&gt;&quot;);&quot;&quot;)" office:value-type="string" office:string-value="&lt;img src=&quot;http://upload.wikimedia.org/wikipedia/commons/e/ea/Flag_of_Monaco.svg&quot; height=&quot;300&quot; /&gt;" calcext:value-type="string">
            <text:p>&lt;img src="http://upload.wikimedia.org/wikipedia/commons/e/ea/Flag_of_Monaco.svg" height="300" /&gt;</text:p>
          </table:table-cell>
          <table:table-cell table:formula="of:=[Data.A117]" office:value-type="string" office:string-value="Monaco " calcext:value-type="string">
            <text:p>Monaco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17]" office:value-type="string" office:string-value="Europa" calcext:value-type="string">
            <text:p>Europa</text:p>
          </table:table-cell>
          <table:table-cell table:number-columns-repeated="1018"/>
        </table:table-row>
        <table:table-row table:style-name="ro5">
          <table:table-cell table:formula="of:=IF([Data.D118]&lt;&gt;&quot;&quot;;CONCATENATE(&quot;&lt;img src=&quot;&quot;&quot;;[Data.D118];&quot;&quot;&quot; height=&quot;&quot;300&quot;&quot; /&gt;&quot;);&quot;&quot;)" office:value-type="string" office:string-value="&lt;img src=&quot;http://upload.wikimedia.org/wikipedia/commons/4/4c/Flag_of_Mongolia.svg&quot; height=&quot;300&quot; /&gt;" calcext:value-type="string">
            <text:p>&lt;img src="http://upload.wikimedia.org/wikipedia/commons/4/4c/Flag_of_Mongolia.svg" height="300" /&gt;</text:p>
          </table:table-cell>
          <table:table-cell table:formula="of:=[Data.A118]" office:value-type="string" office:string-value="Mongolia " calcext:value-type="string">
            <text:p>Mongol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18]" office:value-type="string" office:string-value="Asia" calcext:value-type="string">
            <text:p>Asia</text:p>
          </table:table-cell>
          <table:table-cell table:number-columns-repeated="1018"/>
        </table:table-row>
        <table:table-row table:style-name="ro5">
          <table:table-cell table:formula="of:=IF([Data.D119]&lt;&gt;&quot;&quot;;CONCATENATE(&quot;&lt;img src=&quot;&quot;&quot;;[Data.D119];&quot;&quot;&quot; height=&quot;&quot;300&quot;&quot; /&gt;&quot;);&quot;&quot;)" office:value-type="string" office:string-value="&lt;img src=&quot;http://upload.wikimedia.org/wikipedia/commons/6/64/Flag_of_Montenegro.svg&quot; height=&quot;300&quot; /&gt;" calcext:value-type="string">
            <text:p>&lt;img src="http://upload.wikimedia.org/wikipedia/commons/6/64/Flag_of_Montenegro.svg" height="300" /&gt;</text:p>
          </table:table-cell>
          <table:table-cell table:formula="of:=[Data.A119]" office:value-type="string" office:string-value="Montenegro " calcext:value-type="string">
            <text:p>Montenegro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19]" office:value-type="string" office:string-value="Europa" calcext:value-type="string">
            <text:p>Europa</text:p>
          </table:table-cell>
          <table:table-cell table:number-columns-repeated="1018"/>
        </table:table-row>
        <table:table-row table:style-name="ro5">
          <table:table-cell table:formula="of:=IF([Data.D120]&lt;&gt;&quot;&quot;;CONCATENATE(&quot;&lt;img src=&quot;&quot;&quot;;[Data.D120];&quot;&quot;&quot; height=&quot;&quot;300&quot;&quot; /&gt;&quot;);&quot;&quot;)" office:value-type="string" office:string-value="&lt;img src=&quot;http://upload.wikimedia.org/wikipedia/commons/d/d0/Flag_of_Mozambique.svg&quot; height=&quot;300&quot; /&gt;" calcext:value-type="string">
            <text:p>&lt;img src="http://upload.wikimedia.org/wikipedia/commons/d/d0/Flag_of_Mozambique.svg" height="300" /&gt;</text:p>
          </table:table-cell>
          <table:table-cell table:formula="of:=[Data.A120]" office:value-type="string" office:string-value="Mozambico " calcext:value-type="string">
            <text:p>Mozambico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20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121]&lt;&gt;&quot;&quot;;CONCATENATE(&quot;&lt;img src=&quot;&quot;&quot;;[Data.D121];&quot;&quot;&quot; height=&quot;&quot;300&quot;&quot; /&gt;&quot;);&quot;&quot;)" office:value-type="string" office:string-value="&lt;img src=&quot;http://upload.wikimedia.org/wikipedia/commons/0/00/Flag_of_Namibia.svg&quot; height=&quot;300&quot; /&gt;" calcext:value-type="string">
            <text:p>&lt;img src="http://upload.wikimedia.org/wikipedia/commons/0/00/Flag_of_Namibia.svg" height="300" /&gt;</text:p>
          </table:table-cell>
          <table:table-cell table:formula="of:=[Data.A121]" office:value-type="string" office:string-value="Namibia " calcext:value-type="string">
            <text:p>Namib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21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122]&lt;&gt;&quot;&quot;;CONCATENATE(&quot;&lt;img src=&quot;&quot;&quot;;[Data.D122];&quot;&quot;&quot; height=&quot;&quot;300&quot;&quot; /&gt;&quot;);&quot;&quot;)" office:value-type="string" office:string-value="&lt;img src=&quot;http://upload.wikimedia.org/wikipedia/commons/3/30/Flag_of_Nauru.svg&quot; height=&quot;300&quot; /&gt;" calcext:value-type="string">
            <text:p>&lt;img src="http://upload.wikimedia.org/wikipedia/commons/3/30/Flag_of_Nauru.svg" height="300" /&gt;</text:p>
          </table:table-cell>
          <table:table-cell table:formula="of:=[Data.A122]" office:value-type="string" office:string-value="Nauru " calcext:value-type="string">
            <text:p>Nauru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22]" office:value-type="string" office:string-value="Oceania" calcext:value-type="string">
            <text:p>Oceania</text:p>
          </table:table-cell>
          <table:table-cell table:number-columns-repeated="1018"/>
        </table:table-row>
        <table:table-row table:style-name="ro5">
          <table:table-cell table:formula="of:=IF([Data.D123]&lt;&gt;&quot;&quot;;CONCATENATE(&quot;&lt;img src=&quot;&quot;&quot;;[Data.D123];&quot;&quot;&quot; height=&quot;&quot;300&quot;&quot; /&gt;&quot;);&quot;&quot;)" office:value-type="string" office:string-value="&lt;img src=&quot;http://upload.wikimedia.org/wikipedia/commons/9/9b/Flag_of_Nepal.svg&quot; height=&quot;300&quot; /&gt;" calcext:value-type="string">
            <text:p>&lt;img src="http://upload.wikimedia.org/wikipedia/commons/9/9b/Flag_of_Nepal.svg" height="300" /&gt;</text:p>
          </table:table-cell>
          <table:table-cell table:formula="of:=[Data.A123]" office:value-type="string" office:string-value="Nepal " calcext:value-type="string">
            <text:p>Nepal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23]" office:value-type="string" office:string-value="Asia" calcext:value-type="string">
            <text:p>Asia</text:p>
          </table:table-cell>
          <table:table-cell table:number-columns-repeated="1018"/>
        </table:table-row>
        <table:table-row table:style-name="ro5">
          <table:table-cell table:formula="of:=IF([Data.D124]&lt;&gt;&quot;&quot;;CONCATENATE(&quot;&lt;img src=&quot;&quot;&quot;;[Data.D124];&quot;&quot;&quot; height=&quot;&quot;300&quot;&quot; /&gt;&quot;);&quot;&quot;)" office:value-type="string" office:string-value="&lt;img src=&quot;https://upload.wikimedia.org/wikipedia/commons/1/19/Flag_of_Nicaragua.svg&quot; height=&quot;300&quot; /&gt;" calcext:value-type="string">
            <text:p>&lt;img src="https://upload.wikimedia.org/wikipedia/commons/1/19/Flag_of_Nicaragua.svg" height="300" /&gt;</text:p>
          </table:table-cell>
          <table:table-cell table:formula="of:=[Data.A124]" office:value-type="string" office:string-value="Nicaragua " calcext:value-type="string">
            <text:p>Nicaragu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24]" office:value-type="string" office:string-value="America Centrale" calcext:value-type="string">
            <text:p>America Centrale</text:p>
          </table:table-cell>
          <table:table-cell table:number-columns-repeated="1018"/>
        </table:table-row>
        <table:table-row table:style-name="ro5">
          <table:table-cell table:formula="of:=IF([Data.D125]&lt;&gt;&quot;&quot;;CONCATENATE(&quot;&lt;img src=&quot;&quot;&quot;;[Data.D125];&quot;&quot;&quot; height=&quot;&quot;300&quot;&quot; /&gt;&quot;);&quot;&quot;)" office:value-type="string" office:string-value="&lt;img src=&quot;http://upload.wikimedia.org/wikipedia/commons/f/f4/Flag_of_Niger.svg&quot; height=&quot;300&quot; /&gt;" calcext:value-type="string">
            <text:p>&lt;img src="http://upload.wikimedia.org/wikipedia/commons/f/f4/Flag_of_Niger.svg" height="300" /&gt;</text:p>
          </table:table-cell>
          <table:table-cell table:formula="of:=[Data.A125]" office:value-type="string" office:string-value="Niger " calcext:value-type="string">
            <text:p>Niger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25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126]&lt;&gt;&quot;&quot;;CONCATENATE(&quot;&lt;img src=&quot;&quot;&quot;;[Data.D126];&quot;&quot;&quot; height=&quot;&quot;300&quot;&quot; /&gt;&quot;);&quot;&quot;)" office:value-type="string" office:string-value="&lt;img src=&quot;http://upload.wikimedia.org/wikipedia/commons/7/79/Flag_of_Nigeria.svg&quot; height=&quot;300&quot; /&gt;" calcext:value-type="string">
            <text:p>&lt;img src="http://upload.wikimedia.org/wikipedia/commons/7/79/Flag_of_Nigeria.svg" height="300" /&gt;</text:p>
          </table:table-cell>
          <table:table-cell table:formula="of:=[Data.A126]" office:value-type="string" office:string-value="Nigeria " calcext:value-type="string">
            <text:p>Niger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26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127]&lt;&gt;&quot;&quot;;CONCATENATE(&quot;&lt;img src=&quot;&quot;&quot;;[Data.D127];&quot;&quot;&quot; height=&quot;&quot;300&quot;&quot; /&gt;&quot;);&quot;&quot;)" office:value-type="string" office:string-value="&lt;img src=&quot;https://upload.wikimedia.org/wikipedia/commons/d/d9/Flag_of_Norway.svg&quot; height=&quot;300&quot; /&gt;" calcext:value-type="string">
            <text:p>&lt;img src="https://upload.wikimedia.org/wikipedia/commons/d/d9/Flag_of_Norway.svg" height="300" /&gt;</text:p>
          </table:table-cell>
          <table:table-cell table:formula="of:=[Data.A127]" office:value-type="string" office:string-value="Norvegia " calcext:value-type="string">
            <text:p>Norveg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27]" office:value-type="string" office:string-value="Europa" calcext:value-type="string">
            <text:p>Europa</text:p>
          </table:table-cell>
          <table:table-cell table:number-columns-repeated="1018"/>
        </table:table-row>
        <table:table-row table:style-name="ro5">
          <table:table-cell table:formula="of:=IF([Data.D128]&lt;&gt;&quot;&quot;;CONCATENATE(&quot;&lt;img src=&quot;&quot;&quot;;[Data.D128];&quot;&quot;&quot; height=&quot;&quot;300&quot;&quot; /&gt;&quot;);&quot;&quot;)" office:value-type="string" office:string-value="&lt;img src=&quot;http://upload.wikimedia.org/wikipedia/commons/3/3e/Flag_of_New_Zealand.svg&quot; height=&quot;300&quot; /&gt;" calcext:value-type="string">
            <text:p>&lt;img src="http://upload.wikimedia.org/wikipedia/commons/3/3e/Flag_of_New_Zealand.svg" height="300" /&gt;</text:p>
          </table:table-cell>
          <table:table-cell table:formula="of:=[Data.A128]" office:value-type="string" office:string-value="Nuova Zelanda " calcext:value-type="string">
            <text:p>Nuova Zeland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28]" office:value-type="string" office:string-value="Oceania" calcext:value-type="string">
            <text:p>Oceania</text:p>
          </table:table-cell>
          <table:table-cell table:number-columns-repeated="1018"/>
        </table:table-row>
        <table:table-row table:style-name="ro5">
          <table:table-cell table:formula="of:=IF([Data.D129]&lt;&gt;&quot;&quot;;CONCATENATE(&quot;&lt;img src=&quot;&quot;&quot;;[Data.D129];&quot;&quot;&quot; height=&quot;&quot;300&quot;&quot; /&gt;&quot;);&quot;&quot;)" office:value-type="string" office:string-value="&lt;img src=&quot;http://upload.wikimedia.org/wikipedia/commons/d/dd/Flag_of_Oman.svg&quot; height=&quot;300&quot; /&gt;" calcext:value-type="string">
            <text:p>&lt;img src="http://upload.wikimedia.org/wikipedia/commons/d/dd/Flag_of_Oman.svg" height="300" /&gt;</text:p>
          </table:table-cell>
          <table:table-cell table:formula="of:=[Data.A129]" office:value-type="string" office:string-value="Oman " calcext:value-type="string">
            <text:p>Oman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29]" office:value-type="string" office:string-value="Asia" calcext:value-type="string">
            <text:p>Asia</text:p>
          </table:table-cell>
          <table:table-cell table:number-columns-repeated="1018"/>
        </table:table-row>
        <table:table-row table:style-name="ro5">
          <table:table-cell table:formula="of:=IF([Data.D130]&lt;&gt;&quot;&quot;;CONCATENATE(&quot;&lt;img src=&quot;&quot;&quot;;[Data.D130];&quot;&quot;&quot; height=&quot;&quot;300&quot;&quot; /&gt;&quot;);&quot;&quot;)" office:value-type="string" office:string-value="&lt;img src=&quot;http://upload.wikimedia.org/wikipedia/commons/2/20/Flag_of_the_Netherlands.svg&quot; height=&quot;300&quot; /&gt;" calcext:value-type="string">
            <text:p>&lt;img src="http://upload.wikimedia.org/wikipedia/commons/2/20/Flag_of_the_Netherlands.svg" height="300" /&gt;</text:p>
          </table:table-cell>
          <table:table-cell table:formula="of:=[Data.A130]" office:value-type="string" office:string-value="Paesi Bassi " calcext:value-type="string">
            <text:p>Paesi Bassi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30]" office:value-type="string" office:string-value="Europa" calcext:value-type="string">
            <text:p>Europa</text:p>
          </table:table-cell>
          <table:table-cell table:number-columns-repeated="1018"/>
        </table:table-row>
        <table:table-row table:style-name="ro5">
          <table:table-cell table:formula="of:=IF([Data.D131]&lt;&gt;&quot;&quot;;CONCATENATE(&quot;&lt;img src=&quot;&quot;&quot;;[Data.D131];&quot;&quot;&quot; height=&quot;&quot;300&quot;&quot; /&gt;&quot;);&quot;&quot;)" office:value-type="string" office:string-value="&lt;img src=&quot;http://upload.wikimedia.org/wikipedia/commons/3/32/Flag_of_Pakistan.svg&quot; height=&quot;300&quot; /&gt;" calcext:value-type="string">
            <text:p>&lt;img src="http://upload.wikimedia.org/wikipedia/commons/3/32/Flag_of_Pakistan.svg" height="300" /&gt;</text:p>
          </table:table-cell>
          <table:table-cell table:formula="of:=[Data.A131]" office:value-type="string" office:string-value="Pakistan " calcext:value-type="string">
            <text:p>Pakistan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31]" office:value-type="string" office:string-value="Asia" calcext:value-type="string">
            <text:p>Asia</text:p>
          </table:table-cell>
          <table:table-cell table:number-columns-repeated="1018"/>
        </table:table-row>
        <table:table-row table:style-name="ro5">
          <table:table-cell table:formula="of:=IF([Data.D132]&lt;&gt;&quot;&quot;;CONCATENATE(&quot;&lt;img src=&quot;&quot;&quot;;[Data.D132];&quot;&quot;&quot; height=&quot;&quot;300&quot;&quot; /&gt;&quot;);&quot;&quot;)" office:value-type="string" office:string-value="&lt;img src=&quot;http://upload.wikimedia.org/wikipedia/commons/4/48/Flag_of_Palau.svg&quot; height=&quot;300&quot; /&gt;" calcext:value-type="string">
            <text:p>&lt;img src="http://upload.wikimedia.org/wikipedia/commons/4/48/Flag_of_Palau.svg" height="300" /&gt;</text:p>
          </table:table-cell>
          <table:table-cell table:formula="of:=[Data.A132]" office:value-type="string" office:string-value="Palau " calcext:value-type="string">
            <text:p>Palau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32]" office:value-type="string" office:string-value="Oceania" calcext:value-type="string">
            <text:p>Oceania</text:p>
          </table:table-cell>
          <table:table-cell table:number-columns-repeated="1018"/>
        </table:table-row>
        <table:table-row table:style-name="ro5">
          <table:table-cell table:formula="of:=IF([Data.D133]&lt;&gt;&quot;&quot;;CONCATENATE(&quot;&lt;img src=&quot;&quot;&quot;;[Data.D133];&quot;&quot;&quot; height=&quot;&quot;300&quot;&quot; /&gt;&quot;);&quot;&quot;)" office:value-type="string" office:string-value="&lt;img src=&quot;http://upload.wikimedia.org/wikipedia/commons/a/ab/Flag_of_Panama.svg&quot; height=&quot;300&quot; /&gt;" calcext:value-type="string">
            <text:p>&lt;img src="http://upload.wikimedia.org/wikipedia/commons/a/ab/Flag_of_Panama.svg" height="300" /&gt;</text:p>
          </table:table-cell>
          <table:table-cell table:formula="of:=[Data.A133]" office:value-type="string" office:string-value="Panamá " calcext:value-type="string">
            <text:p>Panamá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33]" office:value-type="string" office:string-value="America Centrale" calcext:value-type="string">
            <text:p>America Centrale</text:p>
          </table:table-cell>
          <table:table-cell table:number-columns-repeated="1018"/>
        </table:table-row>
        <table:table-row table:style-name="ro5">
          <table:table-cell table:formula="of:=IF([Data.D134]&lt;&gt;&quot;&quot;;CONCATENATE(&quot;&lt;img src=&quot;&quot;&quot;;[Data.D134];&quot;&quot;&quot; height=&quot;&quot;300&quot;&quot; /&gt;&quot;);&quot;&quot;)" office:value-type="string" office:string-value="&lt;img src=&quot;http://upload.wikimedia.org/wikipedia/commons/e/e3/Flag_of_Papua_New_Guinea.svg&quot; height=&quot;300&quot; /&gt;" calcext:value-type="string">
            <text:p>&lt;img src="http://upload.wikimedia.org/wikipedia/commons/e/e3/Flag_of_Papua_New_Guinea.svg" height="300" /&gt;</text:p>
          </table:table-cell>
          <table:table-cell table:formula="of:=[Data.A134]" office:value-type="string" office:string-value="Papua Nuova Guinea " calcext:value-type="string">
            <text:p>Papua Nuova Guine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34]" office:value-type="string" office:string-value="Oceania" calcext:value-type="string">
            <text:p>Oceania</text:p>
          </table:table-cell>
          <table:table-cell table:number-columns-repeated="1018"/>
        </table:table-row>
        <table:table-row table:style-name="ro5">
          <table:table-cell table:formula="of:=IF([Data.D135]&lt;&gt;&quot;&quot;;CONCATENATE(&quot;&lt;img src=&quot;&quot;&quot;;[Data.D135];&quot;&quot;&quot; height=&quot;&quot;300&quot;&quot; /&gt;&quot;);&quot;&quot;)" office:value-type="string" office:string-value="&lt;img src=&quot;http://upload.wikimedia.org/wikipedia/commons/2/27/Flag_of_Paraguay.svg&quot; height=&quot;300&quot; /&gt;" calcext:value-type="string">
            <text:p>&lt;img src="http://upload.wikimedia.org/wikipedia/commons/2/27/Flag_of_Paraguay.svg" height="300" /&gt;</text:p>
          </table:table-cell>
          <table:table-cell table:formula="of:=[Data.A135]" office:value-type="string" office:string-value="Paraguay " calcext:value-type="string">
            <text:p>Paraguay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35]" office:value-type="string" office:string-value="Sud America" calcext:value-type="string">
            <text:p>Sud America</text:p>
          </table:table-cell>
          <table:table-cell table:number-columns-repeated="1018"/>
        </table:table-row>
        <table:table-row table:style-name="ro5">
          <table:table-cell table:formula="of:=IF([Data.D136]&lt;&gt;&quot;&quot;;CONCATENATE(&quot;&lt;img src=&quot;&quot;&quot;;[Data.D136];&quot;&quot;&quot; height=&quot;&quot;300&quot;&quot; /&gt;&quot;);&quot;&quot;)" office:value-type="string" office:string-value="&lt;img src=&quot;http://upload.wikimedia.org/wikipedia/commons/c/cf/Flag_of_Peru.svg&quot; height=&quot;300&quot; /&gt;" calcext:value-type="string">
            <text:p>&lt;img src="http://upload.wikimedia.org/wikipedia/commons/c/cf/Flag_of_Peru.svg" height="300" /&gt;</text:p>
          </table:table-cell>
          <table:table-cell table:formula="of:=[Data.A136]" office:value-type="string" office:string-value="Perù " calcext:value-type="string">
            <text:p>Perù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36]" office:value-type="string" office:string-value="Sud America" calcext:value-type="string">
            <text:p>Sud America</text:p>
          </table:table-cell>
          <table:table-cell table:number-columns-repeated="1018"/>
        </table:table-row>
        <table:table-row table:style-name="ro5">
          <table:table-cell table:formula="of:=IF([Data.D137]&lt;&gt;&quot;&quot;;CONCATENATE(&quot;&lt;img src=&quot;&quot;&quot;;[Data.D137];&quot;&quot;&quot; height=&quot;&quot;300&quot;&quot; /&gt;&quot;);&quot;&quot;)" office:value-type="string" office:string-value="&lt;img src=&quot;http://upload.wikimedia.org/wikipedia/en/1/12/Flag_of_Poland.svg&quot; height=&quot;300&quot; /&gt;" calcext:value-type="string">
            <text:p>&lt;img src="http://upload.wikimedia.org/wikipedia/en/1/12/Flag_of_Poland.svg" height="300" /&gt;</text:p>
          </table:table-cell>
          <table:table-cell table:formula="of:=[Data.A137]" office:value-type="string" office:string-value="Polonia " calcext:value-type="string">
            <text:p>Polon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37]" office:value-type="string" office:string-value="Europa" calcext:value-type="string">
            <text:p>Europa</text:p>
          </table:table-cell>
          <table:table-cell table:number-columns-repeated="1018"/>
        </table:table-row>
        <table:table-row table:style-name="ro5">
          <table:table-cell table:formula="of:=IF([Data.D138]&lt;&gt;&quot;&quot;;CONCATENATE(&quot;&lt;img src=&quot;&quot;&quot;;[Data.D138];&quot;&quot;&quot; height=&quot;&quot;300&quot;&quot; /&gt;&quot;);&quot;&quot;)" office:value-type="string" office:string-value="&lt;img src=&quot;https://upload.wikimedia.org/wikipedia/commons/5/5c/Flag_of_Portugal.svg&quot; height=&quot;300&quot; /&gt;" calcext:value-type="string">
            <text:p>&lt;img src="https://upload.wikimedia.org/wikipedia/commons/5/5c/Flag_of_Portugal.svg" height="300" /&gt;</text:p>
          </table:table-cell>
          <table:table-cell table:formula="of:=[Data.A138]" office:value-type="string" office:string-value="Portogallo " calcext:value-type="string">
            <text:p>Portogallo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38]" office:value-type="string" office:string-value="Europa" calcext:value-type="string">
            <text:p>Europa</text:p>
          </table:table-cell>
          <table:table-cell table:number-columns-repeated="1018"/>
        </table:table-row>
        <table:table-row table:style-name="ro5">
          <table:table-cell table:formula="of:=IF([Data.D139]&lt;&gt;&quot;&quot;;CONCATENATE(&quot;&lt;img src=&quot;&quot;&quot;;[Data.D139];&quot;&quot;&quot; height=&quot;&quot;300&quot;&quot; /&gt;&quot;);&quot;&quot;)" office:value-type="string" office:string-value="&lt;img src=&quot;http://upload.wikimedia.org/wikipedia/commons/6/65/Flag_of_Qatar.svg&quot; height=&quot;300&quot; /&gt;" calcext:value-type="string">
            <text:p>&lt;img src="http://upload.wikimedia.org/wikipedia/commons/6/65/Flag_of_Qatar.svg" height="300" /&gt;</text:p>
          </table:table-cell>
          <table:table-cell table:formula="of:=[Data.A139]" office:value-type="string" office:string-value="Qatar " calcext:value-type="string">
            <text:p>Qatar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39]" office:value-type="string" office:string-value="Asia" calcext:value-type="string">
            <text:p>Asia</text:p>
          </table:table-cell>
          <table:table-cell table:number-columns-repeated="1018"/>
        </table:table-row>
        <table:table-row table:style-name="ro5">
          <table:table-cell table:formula="of:=IF([Data.D140]&lt;&gt;&quot;&quot;;CONCATENATE(&quot;&lt;img src=&quot;&quot;&quot;;[Data.D140];&quot;&quot;&quot; height=&quot;&quot;300&quot;&quot; /&gt;&quot;);&quot;&quot;)" office:value-type="string" office:string-value="&lt;img src=&quot;https://upload.wikimedia.org/wikipedia/commons/6/6f/Flag_of_the_Democratic_Republic_of_the_Congo.svg&quot; height=&quot;300&quot; /&gt;" calcext:value-type="string">
            <text:p>&lt;img src="https://upload.wikimedia.org/wikipedia/commons/6/6f/Flag_of_the_Democratic_Republic_of_the_Congo.svg" height="300" /&gt;</text:p>
          </table:table-cell>
          <table:table-cell table:formula="of:=[Data.A140]" office:value-type="string" office:string-value="RD del Congo " calcext:value-type="string">
            <text:p>RD del Congo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40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141]&lt;&gt;&quot;&quot;;CONCATENATE(&quot;&lt;img src=&quot;&quot;&quot;;[Data.D141];&quot;&quot;&quot; height=&quot;&quot;300&quot;&quot; /&gt;&quot;);&quot;&quot;)" office:value-type="string" office:string-value="&lt;img src=&quot;http://upload.wikimedia.org/wikipedia/commons/a/ae/Flag_of_the_United_Kingdom.svg&quot; height=&quot;300&quot; /&gt;" calcext:value-type="string">
            <text:p>&lt;img src="http://upload.wikimedia.org/wikipedia/commons/a/ae/Flag_of_the_United_Kingdom.svg" height="300" /&gt;</text:p>
          </table:table-cell>
          <table:table-cell table:formula="of:=[Data.A141]" office:value-type="string" office:string-value="Regno Unito " calcext:value-type="string">
            <text:p>Regno Unito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41]" office:value-type="string" office:string-value="Europa" calcext:value-type="string">
            <text:p>Europa</text:p>
          </table:table-cell>
          <table:table-cell table:number-columns-repeated="1018"/>
        </table:table-row>
        <table:table-row table:style-name="ro5">
          <table:table-cell table:formula="of:=IF([Data.D142]&lt;&gt;&quot;&quot;;CONCATENATE(&quot;&lt;img src=&quot;&quot;&quot;;[Data.D142];&quot;&quot;&quot; height=&quot;&quot;300&quot;&quot; /&gt;&quot;);&quot;&quot;)" office:value-type="string" office:string-value="&lt;img src=&quot;http://upload.wikimedia.org/wikipedia/commons/6/6f/Flag_of_the_Central_African_Republic.svg&quot; height=&quot;300&quot; /&gt;" calcext:value-type="string">
            <text:p>&lt;img src="http://upload.wikimedia.org/wikipedia/commons/6/6f/Flag_of_the_Central_African_Republic.svg" height="300" /&gt;</text:p>
          </table:table-cell>
          <table:table-cell table:formula="of:=[Data.A142]" office:value-type="string" office:string-value="Rep. Centrafricana " calcext:value-type="string">
            <text:p>Rep. Centrafrican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42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143]&lt;&gt;&quot;&quot;;CONCATENATE(&quot;&lt;img src=&quot;&quot;&quot;;[Data.D143];&quot;&quot;&quot; height=&quot;&quot;300&quot;&quot; /&gt;&quot;);&quot;&quot;)" office:value-type="string" office:string-value="&lt;img src=&quot;http://upload.wikimedia.org/wikipedia/commons/6/6f/Flag_of_the_Democratic_Republic_of_the_Congo.svg&quot; height=&quot;300&quot; /&gt;" calcext:value-type="string">
            <text:p>&lt;img src="http://upload.wikimedia.org/wikipedia/commons/6/6f/Flag_of_the_Democratic_Republic_of_the_Congo.svg" height="300" /&gt;</text:p>
          </table:table-cell>
          <table:table-cell table:formula="of:=[Data.A143]" office:value-type="string" office:string-value="Rep. del Congo " calcext:value-type="string">
            <text:p>Rep. del Congo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43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144]&lt;&gt;&quot;&quot;;CONCATENATE(&quot;&lt;img src=&quot;&quot;&quot;;[Data.D144];&quot;&quot;&quot; height=&quot;&quot;300&quot;&quot; /&gt;&quot;);&quot;&quot;)" office:value-type="string" office:string-value="&lt;img src=&quot;http://upload.wikimedia.org/wikipedia/commons/9/9f/Flag_of_the_Dominican_Republic.svg&quot; height=&quot;300&quot; /&gt;" calcext:value-type="string">
            <text:p>&lt;img src="http://upload.wikimedia.org/wikipedia/commons/9/9f/Flag_of_the_Dominican_Republic.svg" height="300" /&gt;</text:p>
          </table:table-cell>
          <table:table-cell table:formula="of:=[Data.A144]" office:value-type="string" office:string-value="Rep. Dominicana " calcext:value-type="string">
            <text:p>Rep. Dominican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44]" office:value-type="string" office:string-value="America Centrale" calcext:value-type="string">
            <text:p>America Centrale</text:p>
          </table:table-cell>
          <table:table-cell table:number-columns-repeated="1018"/>
        </table:table-row>
        <table:table-row table:style-name="ro5">
          <table:table-cell table:formula="of:=IF([Data.D145]&lt;&gt;&quot;&quot;;CONCATENATE(&quot;&lt;img src=&quot;&quot;&quot;;[Data.D145];&quot;&quot;&quot; height=&quot;&quot;300&quot;&quot; /&gt;&quot;);&quot;&quot;)" office:value-type="string" office:string-value="&lt;img src=&quot;http://upload.wikimedia.org/wikipedia/commons/c/cb/Flag_of_the_Czech_Republic.svg&quot; height=&quot;300&quot; /&gt;" calcext:value-type="string">
            <text:p>&lt;img src="http://upload.wikimedia.org/wikipedia/commons/c/cb/Flag_of_the_Czech_Republic.svg" height="300" /&gt;</text:p>
          </table:table-cell>
          <table:table-cell table:formula="of:=[Data.A145]" office:value-type="string" office:string-value="Repubblica Ceca" calcext:value-type="string">
            <text:p>Repubblica Ceca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45]" office:value-type="string" office:string-value="Europa" calcext:value-type="string">
            <text:p>Europa</text:p>
          </table:table-cell>
          <table:table-cell table:number-columns-repeated="1018"/>
        </table:table-row>
        <table:table-row table:style-name="ro5">
          <table:table-cell table:formula="of:=IF([Data.D146]&lt;&gt;&quot;&quot;;CONCATENATE(&quot;&lt;img src=&quot;&quot;&quot;;[Data.D146];&quot;&quot;&quot; height=&quot;&quot;300&quot;&quot; /&gt;&quot;);&quot;&quot;)" office:value-type="string" office:string-value="&lt;img src=&quot;http://upload.wikimedia.org/wikipedia/commons/7/73/Flag_of_Romania.svg&quot; height=&quot;300&quot; /&gt;" calcext:value-type="string">
            <text:p>&lt;img src="http://upload.wikimedia.org/wikipedia/commons/7/73/Flag_of_Romania.svg" height="300" /&gt;</text:p>
          </table:table-cell>
          <table:table-cell table:formula="of:=[Data.A146]" office:value-type="string" office:string-value="Romania " calcext:value-type="string">
            <text:p>Roman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46]" office:value-type="string" office:string-value="Europa" calcext:value-type="string">
            <text:p>Europa</text:p>
          </table:table-cell>
          <table:table-cell table:number-columns-repeated="1018"/>
        </table:table-row>
        <table:table-row table:style-name="ro5">
          <table:table-cell table:formula="of:=IF([Data.D147]&lt;&gt;&quot;&quot;;CONCATENATE(&quot;&lt;img src=&quot;&quot;&quot;;[Data.D147];&quot;&quot;&quot; height=&quot;&quot;300&quot;&quot; /&gt;&quot;);&quot;&quot;)" office:value-type="string" office:string-value="&lt;img src=&quot;http://upload.wikimedia.org/wikipedia/commons/1/17/Flag_of_Rwanda.svg&quot; height=&quot;300&quot; /&gt;" calcext:value-type="string">
            <text:p>&lt;img src="http://upload.wikimedia.org/wikipedia/commons/1/17/Flag_of_Rwanda.svg" height="300" /&gt;</text:p>
          </table:table-cell>
          <table:table-cell table:formula="of:=[Data.A147]" office:value-type="string" office:string-value="Ruanda " calcext:value-type="string">
            <text:p>Ruand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47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148]&lt;&gt;&quot;&quot;;CONCATENATE(&quot;&lt;img src=&quot;&quot;&quot;;[Data.D148];&quot;&quot;&quot; height=&quot;&quot;300&quot;&quot; /&gt;&quot;);&quot;&quot;)" office:value-type="string" office:string-value="&lt;img src=&quot;http://upload.wikimedia.org/wikipedia/commons/f/f3/Flag_of_Russia.svg&quot; height=&quot;300&quot; /&gt;" calcext:value-type="string">
            <text:p>&lt;img src="http://upload.wikimedia.org/wikipedia/commons/f/f3/Flag_of_Russia.svg" height="300" /&gt;</text:p>
          </table:table-cell>
          <table:table-cell table:formula="of:=[Data.A148]" office:value-type="string" office:string-value="Russia " calcext:value-type="string">
            <text:p>Russ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48]" office:value-type="string" office:string-value="Europa|Asia" calcext:value-type="string">
            <text:p>Europa|Asia</text:p>
          </table:table-cell>
          <table:table-cell table:number-columns-repeated="1018"/>
        </table:table-row>
        <table:table-row table:style-name="ro5">
          <table:table-cell table:formula="of:=IF([Data.D149]&lt;&gt;&quot;&quot;;CONCATENATE(&quot;&lt;img src=&quot;&quot;&quot;;[Data.D149];&quot;&quot;&quot; height=&quot;&quot;300&quot;&quot; /&gt;&quot;);&quot;&quot;)" office:value-type="string" office:string-value="&lt;img src=&quot;http://upload.wikimedia.org/wikipedia/commons/f/fe/Flag_of_Saint_Kitts_and_Nevis.svg&quot; height=&quot;300&quot; /&gt;" calcext:value-type="string">
            <text:p>&lt;img src="http://upload.wikimedia.org/wikipedia/commons/f/fe/Flag_of_Saint_Kitts_and_Nevis.svg" height="300" /&gt;</text:p>
          </table:table-cell>
          <table:table-cell table:formula="of:=[Data.A149]" office:value-type="string" office:string-value="Saint Kitts e Nevis " calcext:value-type="string">
            <text:p>Saint Kitts e Nevis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49]" office:value-type="string" office:string-value="America Centrale" calcext:value-type="string">
            <text:p>America Centrale</text:p>
          </table:table-cell>
          <table:table-cell table:number-columns-repeated="1018"/>
        </table:table-row>
        <table:table-row table:style-name="ro5">
          <table:table-cell table:formula="of:=IF([Data.D150]&lt;&gt;&quot;&quot;;CONCATENATE(&quot;&lt;img src=&quot;&quot;&quot;;[Data.D150];&quot;&quot;&quot; height=&quot;&quot;300&quot;&quot; /&gt;&quot;);&quot;&quot;)" office:value-type="string" office:string-value="&lt;img src=&quot;http://upload.wikimedia.org/wikipedia/commons/6/6d/Flag_of_Saint_Vincent_and_the_Grenadines.svg&quot; height=&quot;300&quot; /&gt;" calcext:value-type="string">
            <text:p>&lt;img src="http://upload.wikimedia.org/wikipedia/commons/6/6d/Flag_of_Saint_Vincent_and_the_Grenadines.svg" height="300" /&gt;</text:p>
          </table:table-cell>
          <table:table-cell table:formula="of:=[Data.A150]" office:value-type="string" office:string-value="Saint Vincent e Grenadine " calcext:value-type="string">
            <text:p>Saint Vincent e Grenadine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50]" office:value-type="string" office:string-value="America Centrale" calcext:value-type="string">
            <text:p>America Centrale</text:p>
          </table:table-cell>
          <table:table-cell table:number-columns-repeated="1018"/>
        </table:table-row>
        <table:table-row table:style-name="ro5">
          <table:table-cell table:formula="of:=IF([Data.D151]&lt;&gt;&quot;&quot;;CONCATENATE(&quot;&lt;img src=&quot;&quot;&quot;;[Data.D151];&quot;&quot;&quot; height=&quot;&quot;300&quot;&quot; /&gt;&quot;);&quot;&quot;)" office:value-type="string" office:string-value="&lt;img src=&quot;http://upload.wikimedia.org/wikipedia/commons/3/31/Flag_of_Samoa.svg&quot; height=&quot;300&quot; /&gt;" calcext:value-type="string">
            <text:p>&lt;img src="http://upload.wikimedia.org/wikipedia/commons/3/31/Flag_of_Samoa.svg" height="300" /&gt;</text:p>
          </table:table-cell>
          <table:table-cell table:formula="of:=[Data.A151]" office:value-type="string" office:string-value="Samoa " calcext:value-type="string">
            <text:p>Samo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51]" office:value-type="string" office:string-value="Oceania" calcext:value-type="string">
            <text:p>Oceania</text:p>
          </table:table-cell>
          <table:table-cell table:number-columns-repeated="1018"/>
        </table:table-row>
        <table:table-row table:style-name="ro5">
          <table:table-cell table:formula="of:=IF([Data.D152]&lt;&gt;&quot;&quot;;CONCATENATE(&quot;&lt;img src=&quot;&quot;&quot;;[Data.D152];&quot;&quot;&quot; height=&quot;&quot;300&quot;&quot; /&gt;&quot;);&quot;&quot;)" office:value-type="string" office:string-value="&lt;img src=&quot;http://upload.wikimedia.org/wikipedia/commons/b/b1/Flag_of_San_Marino.svg&quot; height=&quot;300&quot; /&gt;" calcext:value-type="string">
            <text:p>&lt;img src="http://upload.wikimedia.org/wikipedia/commons/b/b1/Flag_of_San_Marino.svg" height="300" /&gt;</text:p>
          </table:table-cell>
          <table:table-cell table:formula="of:=[Data.A152]" office:value-type="string" office:string-value="San Marino " calcext:value-type="string">
            <text:p>San Marino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52]" office:value-type="string" office:string-value="Europa" calcext:value-type="string">
            <text:p>Europa</text:p>
          </table:table-cell>
          <table:table-cell table:number-columns-repeated="1018"/>
        </table:table-row>
        <table:table-row table:style-name="ro5">
          <table:table-cell table:formula="of:=IF([Data.D153]&lt;&gt;&quot;&quot;;CONCATENATE(&quot;&lt;img src=&quot;&quot;&quot;;[Data.D153];&quot;&quot;&quot; height=&quot;&quot;300&quot;&quot; /&gt;&quot;);&quot;&quot;)" office:value-type="string" office:string-value="&lt;img src=&quot;http://upload.wikimedia.org/wikipedia/commons/9/9f/Flag_of_Saint_Lucia.svg&quot; height=&quot;300&quot; /&gt;" calcext:value-type="string">
            <text:p>&lt;img src="http://upload.wikimedia.org/wikipedia/commons/9/9f/Flag_of_Saint_Lucia.svg" height="300" /&gt;</text:p>
          </table:table-cell>
          <table:table-cell table:formula="of:=[Data.A153]" office:value-type="string" office:string-value="Santa Lucia " calcext:value-type="string">
            <text:p>Santa Luc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53]" office:value-type="string" office:string-value="America Centrale" calcext:value-type="string">
            <text:p>America Centrale</text:p>
          </table:table-cell>
          <table:table-cell table:number-columns-repeated="1018"/>
        </table:table-row>
        <table:table-row table:style-name="ro5">
          <table:table-cell table:formula="of:=IF([Data.D154]&lt;&gt;&quot;&quot;;CONCATENATE(&quot;&lt;img src=&quot;&quot;&quot;;[Data.D154];&quot;&quot;&quot; height=&quot;&quot;300&quot;&quot; /&gt;&quot;);&quot;&quot;)" office:value-type="string" office:string-value="&lt;img src=&quot;http://upload.wikimedia.org/wikipedia/commons/4/4f/Flag_of_Sao_Tome_and_Principe.svg&quot; height=&quot;300&quot; /&gt;" calcext:value-type="string">
            <text:p>&lt;img src="http://upload.wikimedia.org/wikipedia/commons/4/4f/Flag_of_Sao_Tome_and_Principe.svg" height="300" /&gt;</text:p>
          </table:table-cell>
          <table:table-cell table:formula="of:=[Data.A154]" office:value-type="string" office:string-value="São Tomé e Príncipe " calcext:value-type="string">
            <text:p>São Tomé e Príncipe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54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155]&lt;&gt;&quot;&quot;;CONCATENATE(&quot;&lt;img src=&quot;&quot;&quot;;[Data.D155];&quot;&quot;&quot; height=&quot;&quot;300&quot;&quot; /&gt;&quot;);&quot;&quot;)" office:value-type="string" office:string-value="&lt;img src=&quot;http://upload.wikimedia.org/wikipedia/commons/f/fd/Flag_of_Senegal.svg&quot; height=&quot;300&quot; /&gt;" calcext:value-type="string">
            <text:p>&lt;img src="http://upload.wikimedia.org/wikipedia/commons/f/fd/Flag_of_Senegal.svg" height="300" /&gt;</text:p>
          </table:table-cell>
          <table:table-cell table:formula="of:=[Data.A155]" office:value-type="string" office:string-value="Senegal " calcext:value-type="string">
            <text:p>Senegal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55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156]&lt;&gt;&quot;&quot;;CONCATENATE(&quot;&lt;img src=&quot;&quot;&quot;;[Data.D156];&quot;&quot;&quot; height=&quot;&quot;300&quot;&quot; /&gt;&quot;);&quot;&quot;)" office:value-type="string" office:string-value="&lt;img src=&quot;http://upload.wikimedia.org/wikipedia/commons/f/ff/Flag_of_Serbia.svg&quot; height=&quot;300&quot; /&gt;" calcext:value-type="string">
            <text:p>&lt;img src="http://upload.wikimedia.org/wikipedia/commons/f/ff/Flag_of_Serbia.svg" height="300" /&gt;</text:p>
          </table:table-cell>
          <table:table-cell table:formula="of:=[Data.A156]" office:value-type="string" office:string-value="Serbia " calcext:value-type="string">
            <text:p>Serb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56]" office:value-type="string" office:string-value="Europa" calcext:value-type="string">
            <text:p>Europa</text:p>
          </table:table-cell>
          <table:table-cell table:number-columns-repeated="1018"/>
        </table:table-row>
        <table:table-row table:style-name="ro5">
          <table:table-cell table:formula="of:=IF([Data.D157]&lt;&gt;&quot;&quot;;CONCATENATE(&quot;&lt;img src=&quot;&quot;&quot;;[Data.D157];&quot;&quot;&quot; height=&quot;&quot;300&quot;&quot; /&gt;&quot;);&quot;&quot;)" office:value-type="string" office:string-value="&lt;img src=&quot;http://upload.wikimedia.org/wikipedia/commons/f/fc/Flag_of_Seychelles.svg&quot; height=&quot;300&quot; /&gt;" calcext:value-type="string">
            <text:p>&lt;img src="http://upload.wikimedia.org/wikipedia/commons/f/fc/Flag_of_Seychelles.svg" height="300" /&gt;</text:p>
          </table:table-cell>
          <table:table-cell table:formula="of:=[Data.A157]" office:value-type="string" office:string-value="Seychelles " calcext:value-type="string">
            <text:p>Seychelles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57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158]&lt;&gt;&quot;&quot;;CONCATENATE(&quot;&lt;img src=&quot;&quot;&quot;;[Data.D158];&quot;&quot;&quot; height=&quot;&quot;300&quot;&quot; /&gt;&quot;);&quot;&quot;)" office:value-type="string" office:string-value="&lt;img src=&quot;http://upload.wikimedia.org/wikipedia/commons/1/17/Flag_of_Sierra_Leone.svg&quot; height=&quot;300&quot; /&gt;" calcext:value-type="string">
            <text:p>&lt;img src="http://upload.wikimedia.org/wikipedia/commons/1/17/Flag_of_Sierra_Leone.svg" height="300" /&gt;</text:p>
          </table:table-cell>
          <table:table-cell table:formula="of:=[Data.A158]" office:value-type="string" office:string-value="Sierra Leone " calcext:value-type="string">
            <text:p>Sierra Leone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58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159]&lt;&gt;&quot;&quot;;CONCATENATE(&quot;&lt;img src=&quot;&quot;&quot;;[Data.D159];&quot;&quot;&quot; height=&quot;&quot;300&quot;&quot; /&gt;&quot;);&quot;&quot;)" office:value-type="string" office:string-value="&lt;img src=&quot;http://upload.wikimedia.org/wikipedia/commons/4/48/Flag_of_Singapore.svg&quot; height=&quot;300&quot; /&gt;" calcext:value-type="string">
            <text:p>&lt;img src="http://upload.wikimedia.org/wikipedia/commons/4/48/Flag_of_Singapore.svg" height="300" /&gt;</text:p>
          </table:table-cell>
          <table:table-cell table:formula="of:=[Data.A159]" office:value-type="string" office:string-value="Singapore " calcext:value-type="string">
            <text:p>Singapore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59]" office:value-type="string" office:string-value="Asia" calcext:value-type="string">
            <text:p>Asia</text:p>
          </table:table-cell>
          <table:table-cell table:number-columns-repeated="1018"/>
        </table:table-row>
        <table:table-row table:style-name="ro5">
          <table:table-cell table:formula="of:=IF([Data.D160]&lt;&gt;&quot;&quot;;CONCATENATE(&quot;&lt;img src=&quot;&quot;&quot;;[Data.D160];&quot;&quot;&quot; height=&quot;&quot;300&quot;&quot; /&gt;&quot;);&quot;&quot;)" office:value-type="string" office:string-value="&lt;img src=&quot;http://upload.wikimedia.org/wikipedia/commons/5/53/Flag_of_Syria.svg&quot; height=&quot;300&quot; /&gt;" calcext:value-type="string">
            <text:p>&lt;img src="http://upload.wikimedia.org/wikipedia/commons/5/53/Flag_of_Syria.svg" height="300" /&gt;</text:p>
          </table:table-cell>
          <table:table-cell table:formula="of:=[Data.A160]" office:value-type="string" office:string-value="Siria " calcext:value-type="string">
            <text:p>Sir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60]" office:value-type="string" office:string-value="Asia" calcext:value-type="string">
            <text:p>Asia</text:p>
          </table:table-cell>
          <table:table-cell table:number-columns-repeated="1018"/>
        </table:table-row>
        <table:table-row table:style-name="ro5">
          <table:table-cell table:formula="of:=IF([Data.D161]&lt;&gt;&quot;&quot;;CONCATENATE(&quot;&lt;img src=&quot;&quot;&quot;;[Data.D161];&quot;&quot;&quot; height=&quot;&quot;300&quot;&quot; /&gt;&quot;);&quot;&quot;)" office:value-type="string" office:string-value="&lt;img src=&quot;http://upload.wikimedia.org/wikipedia/commons/e/e6/Flag_of_Slovakia.svg&quot; height=&quot;300&quot; /&gt;" calcext:value-type="string">
            <text:p>&lt;img src="http://upload.wikimedia.org/wikipedia/commons/e/e6/Flag_of_Slovakia.svg" height="300" /&gt;</text:p>
          </table:table-cell>
          <table:table-cell table:formula="of:=[Data.A161]" office:value-type="string" office:string-value="Slovacchia " calcext:value-type="string">
            <text:p>Slovacch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61]" office:value-type="string" office:string-value="Europa" calcext:value-type="string">
            <text:p>Europa</text:p>
          </table:table-cell>
          <table:table-cell table:number-columns-repeated="1018"/>
        </table:table-row>
        <table:table-row table:style-name="ro5">
          <table:table-cell table:formula="of:=IF([Data.D162]&lt;&gt;&quot;&quot;;CONCATENATE(&quot;&lt;img src=&quot;&quot;&quot;;[Data.D162];&quot;&quot;&quot; height=&quot;&quot;300&quot;&quot; /&gt;&quot;);&quot;&quot;)" office:value-type="string" office:string-value="&lt;img src=&quot;http://upload.wikimedia.org/wikipedia/commons/f/f0/Flag_of_Slovenia.svg&quot; height=&quot;300&quot; /&gt;" calcext:value-type="string">
            <text:p>&lt;img src="http://upload.wikimedia.org/wikipedia/commons/f/f0/Flag_of_Slovenia.svg" height="300" /&gt;</text:p>
          </table:table-cell>
          <table:table-cell table:formula="of:=[Data.A162]" office:value-type="string" office:string-value="Slovenia " calcext:value-type="string">
            <text:p>Sloven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62]" office:value-type="string" office:string-value="Europa" calcext:value-type="string">
            <text:p>Europa</text:p>
          </table:table-cell>
          <table:table-cell table:number-columns-repeated="1018"/>
        </table:table-row>
        <table:table-row table:style-name="ro5">
          <table:table-cell table:formula="of:=IF([Data.D163]&lt;&gt;&quot;&quot;;CONCATENATE(&quot;&lt;img src=&quot;&quot;&quot;;[Data.D163];&quot;&quot;&quot; height=&quot;&quot;300&quot;&quot; /&gt;&quot;);&quot;&quot;)" office:value-type="string" office:string-value="&lt;img src=&quot;http://upload.wikimedia.org/wikipedia/commons/a/a0/Flag_of_Somalia.svg&quot; height=&quot;300&quot; /&gt;" calcext:value-type="string">
            <text:p>&lt;img src="http://upload.wikimedia.org/wikipedia/commons/a/a0/Flag_of_Somalia.svg" height="300" /&gt;</text:p>
          </table:table-cell>
          <table:table-cell table:formula="of:=[Data.A163]" office:value-type="string" office:string-value="Somalia " calcext:value-type="string">
            <text:p>Somal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63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164]&lt;&gt;&quot;&quot;;CONCATENATE(&quot;&lt;img src=&quot;&quot;&quot;;[Data.D164];&quot;&quot;&quot; height=&quot;&quot;300&quot;&quot; /&gt;&quot;);&quot;&quot;)" office:value-type="string" office:string-value="&lt;img src=&quot;http://upload.wikimedia.org/wikipedia/commons/9/9a/Flag_of_Spain.svg&quot; height=&quot;300&quot; /&gt;" calcext:value-type="string">
            <text:p>&lt;img src="http://upload.wikimedia.org/wikipedia/commons/9/9a/Flag_of_Spain.svg" height="300" /&gt;</text:p>
          </table:table-cell>
          <table:table-cell table:formula="of:=[Data.A164]" office:value-type="string" office:string-value="Spagna " calcext:value-type="string">
            <text:p>Spagn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64]" office:value-type="string" office:string-value="Europa" calcext:value-type="string">
            <text:p>Europa</text:p>
          </table:table-cell>
          <table:table-cell table:number-columns-repeated="1018"/>
        </table:table-row>
        <table:table-row table:style-name="ro5">
          <table:table-cell table:formula="of:=IF([Data.D165]&lt;&gt;&quot;&quot;;CONCATENATE(&quot;&lt;img src=&quot;&quot;&quot;;[Data.D165];&quot;&quot;&quot; height=&quot;&quot;300&quot;&quot; /&gt;&quot;);&quot;&quot;)" office:value-type="string" office:string-value="&lt;img src=&quot;http://upload.wikimedia.org/wikipedia/commons/1/11/Flag_of_Sri_Lanka.svg&quot; height=&quot;300&quot; /&gt;" calcext:value-type="string">
            <text:p>&lt;img src="http://upload.wikimedia.org/wikipedia/commons/1/11/Flag_of_Sri_Lanka.svg" height="300" /&gt;</text:p>
          </table:table-cell>
          <table:table-cell table:formula="of:=[Data.A165]" office:value-type="string" office:string-value="Sri Lanka " calcext:value-type="string">
            <text:p>Sri Lank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65]" office:value-type="string" office:string-value="Asia" calcext:value-type="string">
            <text:p>Asia</text:p>
          </table:table-cell>
          <table:table-cell table:number-columns-repeated="1018"/>
        </table:table-row>
        <table:table-row table:style-name="ro5">
          <table:table-cell table:formula="of:=IF([Data.D166]&lt;&gt;&quot;&quot;;CONCATENATE(&quot;&lt;img src=&quot;&quot;&quot;;[Data.D166];&quot;&quot;&quot; height=&quot;&quot;300&quot;&quot; /&gt;&quot;);&quot;&quot;)" office:value-type="string" office:string-value="&lt;img src=&quot;http://upload.wikimedia.org/wikipedia/commons/e/e2/Flag_of_the_United_States_%28Pantone%29.svg&quot; height=&quot;300&quot; /&gt;" calcext:value-type="string">
            <text:p>&lt;img src="http://upload.wikimedia.org/wikipedia/commons/e/e2/Flag_of_the_United_States_%28Pantone%29.svg" height="300" /&gt;</text:p>
          </table:table-cell>
          <table:table-cell table:formula="of:=[Data.A166]" office:value-type="string" office:string-value="Stati Uniti " calcext:value-type="string">
            <text:p>Stati Uniti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66]" office:value-type="string" office:string-value="Nord America" calcext:value-type="string">
            <text:p>Nord America</text:p>
          </table:table-cell>
          <table:table-cell table:number-columns-repeated="1018"/>
        </table:table-row>
        <table:table-row table:style-name="ro5">
          <table:table-cell table:formula="of:=IF([Data.D167]&lt;&gt;&quot;&quot;;CONCATENATE(&quot;&lt;img src=&quot;&quot;&quot;;[Data.D167];&quot;&quot;&quot; height=&quot;&quot;300&quot;&quot; /&gt;&quot;);&quot;&quot;)" office:value-type="string" office:string-value="&lt;img src=&quot;http://upload.wikimedia.org/wikipedia/commons/a/af/Flag_of_South_Africa.svg&quot; height=&quot;300&quot; /&gt;" calcext:value-type="string">
            <text:p>&lt;img src="http://upload.wikimedia.org/wikipedia/commons/a/af/Flag_of_South_Africa.svg" height="300" /&gt;</text:p>
          </table:table-cell>
          <table:table-cell table:formula="of:=[Data.A167]" office:value-type="string" office:string-value="Sudafrica|Sud Africa" calcext:value-type="string">
            <text:p>Sudafrica|Sud Africa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67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168]&lt;&gt;&quot;&quot;;CONCATENATE(&quot;&lt;img src=&quot;&quot;&quot;;[Data.D168];&quot;&quot;&quot; height=&quot;&quot;300&quot;&quot; /&gt;&quot;);&quot;&quot;)" office:value-type="string" office:string-value="&lt;img src=&quot;https://upload.wikimedia.org/wikipedia/commons/0/01/Flag_of_Sudan.svg&quot; height=&quot;300&quot; /&gt;" calcext:value-type="string">
            <text:p>&lt;img src="https://upload.wikimedia.org/wikipedia/commons/0/01/Flag_of_Sudan.svg" height="300" /&gt;</text:p>
          </table:table-cell>
          <table:table-cell table:formula="of:=[Data.A168]" office:value-type="string" office:string-value="Sudan " calcext:value-type="string">
            <text:p>Sudan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68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169]&lt;&gt;&quot;&quot;;CONCATENATE(&quot;&lt;img src=&quot;&quot;&quot;;[Data.D169];&quot;&quot;&quot; height=&quot;&quot;300&quot;&quot; /&gt;&quot;);&quot;&quot;)" office:value-type="string" office:string-value="&lt;img src=&quot;http://upload.wikimedia.org/wikipedia/commons/7/7a/Flag_of_South_Sudan.svg&quot; height=&quot;300&quot; /&gt;" calcext:value-type="string">
            <text:p>&lt;img src="http://upload.wikimedia.org/wikipedia/commons/7/7a/Flag_of_South_Sudan.svg" height="300" /&gt;</text:p>
          </table:table-cell>
          <table:table-cell table:formula="of:=[Data.A169]" office:value-type="string" office:string-value="Sudan del Sud " calcext:value-type="string">
            <text:p>Sudan del Sud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69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170]&lt;&gt;&quot;&quot;;CONCATENATE(&quot;&lt;img src=&quot;&quot;&quot;;[Data.D170];&quot;&quot;&quot; height=&quot;&quot;300&quot;&quot; /&gt;&quot;);&quot;&quot;)" office:value-type="string" office:string-value="&lt;img src=&quot;http://upload.wikimedia.org/wikipedia/commons/6/60/Flag_of_Suriname.svg&quot; height=&quot;300&quot; /&gt;" calcext:value-type="string">
            <text:p>&lt;img src="http://upload.wikimedia.org/wikipedia/commons/6/60/Flag_of_Suriname.svg" height="300" /&gt;</text:p>
          </table:table-cell>
          <table:table-cell table:formula="of:=[Data.A170]" office:value-type="string" office:string-value="Suriname " calcext:value-type="string">
            <text:p>Suriname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70]" office:value-type="string" office:string-value="Sud America" calcext:value-type="string">
            <text:p>Sud America</text:p>
          </table:table-cell>
          <table:table-cell table:number-columns-repeated="1018"/>
        </table:table-row>
        <table:table-row table:style-name="ro5">
          <table:table-cell table:formula="of:=IF([Data.D171]&lt;&gt;&quot;&quot;;CONCATENATE(&quot;&lt;img src=&quot;&quot;&quot;;[Data.D171];&quot;&quot;&quot; height=&quot;&quot;300&quot;&quot; /&gt;&quot;);&quot;&quot;)" office:value-type="string" office:string-value="&lt;img src=&quot;https://upload.wikimedia.org/wikipedia/en/4/4c/Flag_of_Sweden.svg&quot; height=&quot;300&quot; /&gt;" calcext:value-type="string">
            <text:p>&lt;img src="https://upload.wikimedia.org/wikipedia/en/4/4c/Flag_of_Sweden.svg" height="300" /&gt;</text:p>
          </table:table-cell>
          <table:table-cell table:formula="of:=[Data.A171]" office:value-type="string" office:string-value="Svezia " calcext:value-type="string">
            <text:p>Svez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71]" office:value-type="string" office:string-value="Europa" calcext:value-type="string">
            <text:p>Europa</text:p>
          </table:table-cell>
          <table:table-cell table:number-columns-repeated="1018"/>
        </table:table-row>
        <table:table-row table:style-name="ro5">
          <table:table-cell table:formula="of:=IF([Data.D172]&lt;&gt;&quot;&quot;;CONCATENATE(&quot;&lt;img src=&quot;&quot;&quot;;[Data.D172];&quot;&quot;&quot; height=&quot;&quot;300&quot;&quot; /&gt;&quot;);&quot;&quot;)" office:value-type="string" office:string-value="&lt;img src=&quot;https://upload.wikimedia.org/wikipedia/commons/0/08/Flag_of_Switzerland_%28Pantone%29.svg&quot; height=&quot;300&quot; /&gt;" calcext:value-type="string">
            <text:p>&lt;img src="https://upload.wikimedia.org/wikipedia/commons/0/08/Flag_of_Switzerland_%28Pantone%29.svg" height="300" /&gt;</text:p>
          </table:table-cell>
          <table:table-cell table:formula="of:=[Data.A172]" office:value-type="string" office:string-value="Svizzera " calcext:value-type="string">
            <text:p>Svizzer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72]" office:value-type="string" office:string-value="Europa" calcext:value-type="string">
            <text:p>Europa</text:p>
          </table:table-cell>
          <table:table-cell table:number-columns-repeated="1018"/>
        </table:table-row>
        <table:table-row table:style-name="ro5">
          <table:table-cell table:formula="of:=IF([Data.D173]&lt;&gt;&quot;&quot;;CONCATENATE(&quot;&lt;img src=&quot;&quot;&quot;;[Data.D173];&quot;&quot;&quot; height=&quot;&quot;300&quot;&quot; /&gt;&quot;);&quot;&quot;)" office:value-type="string" office:string-value="&lt;img src=&quot;http://upload.wikimedia.org/wikipedia/commons/1/1e/Flag_of_Swaziland.svg&quot; height=&quot;300&quot; /&gt;" calcext:value-type="string">
            <text:p>&lt;img src="http://upload.wikimedia.org/wikipedia/commons/1/1e/Flag_of_Swaziland.svg" height="300" /&gt;</text:p>
          </table:table-cell>
          <table:table-cell table:formula="of:=[Data.A173]" office:value-type="string" office:string-value="Swaziland " calcext:value-type="string">
            <text:p>Swaziland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73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174]&lt;&gt;&quot;&quot;;CONCATENATE(&quot;&lt;img src=&quot;&quot;&quot;;[Data.D174];&quot;&quot;&quot; height=&quot;&quot;300&quot;&quot; /&gt;&quot;);&quot;&quot;)" office:value-type="string" office:string-value="&lt;img src=&quot;http://upload.wikimedia.org/wikipedia/commons/d/d0/Flag_of_Tajikistan.svg&quot; height=&quot;300&quot; /&gt;" calcext:value-type="string">
            <text:p>&lt;img src="http://upload.wikimedia.org/wikipedia/commons/d/d0/Flag_of_Tajikistan.svg" height="300" /&gt;</text:p>
          </table:table-cell>
          <table:table-cell table:formula="of:=[Data.A174]" office:value-type="string" office:string-value="Tagikistan " calcext:value-type="string">
            <text:p>Tagikistan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74]" office:value-type="string" office:string-value="Asia" calcext:value-type="string">
            <text:p>Asia</text:p>
          </table:table-cell>
          <table:table-cell table:number-columns-repeated="1018"/>
        </table:table-row>
        <table:table-row table:style-name="ro5">
          <table:table-cell table:formula="of:=IF([Data.D175]&lt;&gt;&quot;&quot;;CONCATENATE(&quot;&lt;img src=&quot;&quot;&quot;;[Data.D175];&quot;&quot;&quot; height=&quot;&quot;300&quot;&quot; /&gt;&quot;);&quot;&quot;)" office:value-type="string" office:string-value="&lt;img src=&quot;http://upload.wikimedia.org/wikipedia/commons/7/72/Flag_of_the_Republic_of_China.svg&quot; height=&quot;300&quot; /&gt;" calcext:value-type="string">
            <text:p>&lt;img src="http://upload.wikimedia.org/wikipedia/commons/7/72/Flag_of_the_Republic_of_China.svg" height="300" /&gt;</text:p>
          </table:table-cell>
          <table:table-cell table:formula="of:=[Data.A175]" office:value-type="string" office:string-value="Taiwan" calcext:value-type="string">
            <text:p>Taiwan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75]" office:value-type="string" office:string-value="Asia" calcext:value-type="string">
            <text:p>Asia</text:p>
          </table:table-cell>
          <table:table-cell table:number-columns-repeated="1018"/>
        </table:table-row>
        <table:table-row table:style-name="ro5">
          <table:table-cell table:formula="of:=IF([Data.D176]&lt;&gt;&quot;&quot;;CONCATENATE(&quot;&lt;img src=&quot;&quot;&quot;;[Data.D176];&quot;&quot;&quot; height=&quot;&quot;300&quot;&quot; /&gt;&quot;);&quot;&quot;)" office:value-type="string" office:string-value="&lt;img src=&quot;http://upload.wikimedia.org/wikipedia/commons/3/38/Flag_of_Tanzania.svg&quot; height=&quot;300&quot; /&gt;" calcext:value-type="string">
            <text:p>&lt;img src="http://upload.wikimedia.org/wikipedia/commons/3/38/Flag_of_Tanzania.svg" height="300" /&gt;</text:p>
          </table:table-cell>
          <table:table-cell table:formula="of:=[Data.A176]" office:value-type="string" office:string-value="Tanzania " calcext:value-type="string">
            <text:p>Tanzan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76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177]&lt;&gt;&quot;&quot;;CONCATENATE(&quot;&lt;img src=&quot;&quot;&quot;;[Data.D177];&quot;&quot;&quot; height=&quot;&quot;300&quot;&quot; /&gt;&quot;);&quot;&quot;)" office:value-type="string" office:string-value="&lt;img src=&quot;http://upload.wikimedia.org/wikipedia/commons/a/a9/Flag_of_Thailand.svg&quot; height=&quot;300&quot; /&gt;" calcext:value-type="string">
            <text:p>&lt;img src="http://upload.wikimedia.org/wikipedia/commons/a/a9/Flag_of_Thailand.svg" height="300" /&gt;</text:p>
          </table:table-cell>
          <table:table-cell table:formula="of:=[Data.A177]" office:value-type="string" office:string-value="Thailandia " calcext:value-type="string">
            <text:p>Thailand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77]" office:value-type="string" office:string-value="Asia" calcext:value-type="string">
            <text:p>Asia</text:p>
          </table:table-cell>
          <table:table-cell table:number-columns-repeated="1018"/>
        </table:table-row>
        <table:table-row table:style-name="ro5">
          <table:table-cell table:formula="of:=IF([Data.D178]&lt;&gt;&quot;&quot;;CONCATENATE(&quot;&lt;img src=&quot;&quot;&quot;;[Data.D178];&quot;&quot;&quot; height=&quot;&quot;300&quot;&quot; /&gt;&quot;);&quot;&quot;)" office:value-type="string" office:string-value="&lt;img src=&quot;http://upload.wikimedia.org/wikipedia/commons/2/26/Flag_of_East_Timor.svg&quot; height=&quot;300&quot; /&gt;" calcext:value-type="string">
            <text:p>&lt;img src="http://upload.wikimedia.org/wikipedia/commons/2/26/Flag_of_East_Timor.svg" height="300" /&gt;</text:p>
          </table:table-cell>
          <table:table-cell table:formula="of:=[Data.A178]" office:value-type="string" office:string-value="Timor Est " calcext:value-type="string">
            <text:p>Timor Est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78]" office:value-type="string" office:string-value="Asia" calcext:value-type="string">
            <text:p>Asia</text:p>
          </table:table-cell>
          <table:table-cell table:number-columns-repeated="1018"/>
        </table:table-row>
        <table:table-row table:style-name="ro5">
          <table:table-cell table:formula="of:=IF([Data.D179]&lt;&gt;&quot;&quot;;CONCATENATE(&quot;&lt;img src=&quot;&quot;&quot;;[Data.D179];&quot;&quot;&quot; height=&quot;&quot;300&quot;&quot; /&gt;&quot;);&quot;&quot;)" office:value-type="string" office:string-value="&lt;img src=&quot;http://upload.wikimedia.org/wikipedia/commons/6/68/Flag_of_Togo.svg&quot; height=&quot;300&quot; /&gt;" calcext:value-type="string">
            <text:p>&lt;img src="http://upload.wikimedia.org/wikipedia/commons/6/68/Flag_of_Togo.svg" height="300" /&gt;</text:p>
          </table:table-cell>
          <table:table-cell table:formula="of:=[Data.A179]" office:value-type="string" office:string-value="Togo " calcext:value-type="string">
            <text:p>Togo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79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180]&lt;&gt;&quot;&quot;;CONCATENATE(&quot;&lt;img src=&quot;&quot;&quot;;[Data.D180];&quot;&quot;&quot; height=&quot;&quot;300&quot;&quot; /&gt;&quot;);&quot;&quot;)" office:value-type="string" office:string-value="&lt;img src=&quot;http://upload.wikimedia.org/wikipedia/commons/9/9a/Flag_of_Tonga.svg&quot; height=&quot;300&quot; /&gt;" calcext:value-type="string">
            <text:p>&lt;img src="http://upload.wikimedia.org/wikipedia/commons/9/9a/Flag_of_Tonga.svg" height="300" /&gt;</text:p>
          </table:table-cell>
          <table:table-cell table:formula="of:=[Data.A180]" office:value-type="string" office:string-value="Tonga " calcext:value-type="string">
            <text:p>Tong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80]" office:value-type="string" office:string-value="Oceania" calcext:value-type="string">
            <text:p>Oceania</text:p>
          </table:table-cell>
          <table:table-cell table:number-columns-repeated="1018"/>
        </table:table-row>
        <table:table-row table:style-name="ro5">
          <table:table-cell table:formula="of:=IF([Data.D181]&lt;&gt;&quot;&quot;;CONCATENATE(&quot;&lt;img src=&quot;&quot;&quot;;[Data.D181];&quot;&quot;&quot; height=&quot;&quot;300&quot;&quot; /&gt;&quot;);&quot;&quot;)" office:value-type="string" office:string-value="&lt;img src=&quot;http://upload.wikimedia.org/wikipedia/commons/6/64/Flag_of_Trinidad_and_Tobago.svg&quot; height=&quot;300&quot; /&gt;" calcext:value-type="string">
            <text:p>&lt;img src="http://upload.wikimedia.org/wikipedia/commons/6/64/Flag_of_Trinidad_and_Tobago.svg" height="300" /&gt;</text:p>
          </table:table-cell>
          <table:table-cell table:formula="of:=[Data.A181]" office:value-type="string" office:string-value="Trinidad e Tobago " calcext:value-type="string">
            <text:p>Trinidad e Tobago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81]" office:value-type="string" office:string-value="Sud America" calcext:value-type="string">
            <text:p>Sud America</text:p>
          </table:table-cell>
          <table:table-cell table:number-columns-repeated="1018"/>
        </table:table-row>
        <table:table-row table:style-name="ro5">
          <table:table-cell table:formula="of:=IF([Data.D182]&lt;&gt;&quot;&quot;;CONCATENATE(&quot;&lt;img src=&quot;&quot;&quot;;[Data.D182];&quot;&quot;&quot; height=&quot;&quot;300&quot;&quot; /&gt;&quot;);&quot;&quot;)" office:value-type="string" office:string-value="&lt;img src=&quot;https://upload.wikimedia.org/wikipedia/commons/c/ce/Flag_of_Tunisia.svg&quot; height=&quot;300&quot; /&gt;" calcext:value-type="string">
            <text:p>&lt;img src="https://upload.wikimedia.org/wikipedia/commons/c/ce/Flag_of_Tunisia.svg" height="300" /&gt;</text:p>
          </table:table-cell>
          <table:table-cell table:formula="of:=[Data.A182]" office:value-type="string" office:string-value="Tunisia " calcext:value-type="string">
            <text:p>Tunis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82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183]&lt;&gt;&quot;&quot;;CONCATENATE(&quot;&lt;img src=&quot;&quot;&quot;;[Data.D183];&quot;&quot;&quot; height=&quot;&quot;300&quot;&quot; /&gt;&quot;);&quot;&quot;)" office:value-type="string" office:string-value="&lt;img src=&quot;https://upload.wikimedia.org/wikipedia/commons/b/b4/Flag_of_Turkey.svg&quot; height=&quot;300&quot; /&gt;" calcext:value-type="string">
            <text:p>&lt;img src="https://upload.wikimedia.org/wikipedia/commons/b/b4/Flag_of_Turkey.svg" height="300" /&gt;</text:p>
          </table:table-cell>
          <table:table-cell table:formula="of:=[Data.A183]" office:value-type="string" office:string-value="Turchia " calcext:value-type="string">
            <text:p>Turch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83]" office:value-type="string" office:string-value="Asia|Europe" calcext:value-type="string">
            <text:p>Asia|Europe</text:p>
          </table:table-cell>
          <table:table-cell table:number-columns-repeated="1018"/>
        </table:table-row>
        <table:table-row table:style-name="ro5">
          <table:table-cell table:formula="of:=IF([Data.D184]&lt;&gt;&quot;&quot;;CONCATENATE(&quot;&lt;img src=&quot;&quot;&quot;;[Data.D184];&quot;&quot;&quot; height=&quot;&quot;300&quot;&quot; /&gt;&quot;);&quot;&quot;)" office:value-type="string" office:string-value="&lt;img src=&quot;http://upload.wikimedia.org/wikipedia/commons/1/1b/Flag_of_Turkmenistan.svg&quot; height=&quot;300&quot; /&gt;" calcext:value-type="string">
            <text:p>&lt;img src="http://upload.wikimedia.org/wikipedia/commons/1/1b/Flag_of_Turkmenistan.svg" height="300" /&gt;</text:p>
          </table:table-cell>
          <table:table-cell table:formula="of:=[Data.A184]" office:value-type="string" office:string-value="Turkmenistan " calcext:value-type="string">
            <text:p>Turkmenistan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84]" office:value-type="string" office:string-value="Asia" calcext:value-type="string">
            <text:p>Asia</text:p>
          </table:table-cell>
          <table:table-cell table:number-columns-repeated="1018"/>
        </table:table-row>
        <table:table-row table:style-name="ro5">
          <table:table-cell table:formula="of:=IF([Data.D185]&lt;&gt;&quot;&quot;;CONCATENATE(&quot;&lt;img src=&quot;&quot;&quot;;[Data.D185];&quot;&quot;&quot; height=&quot;&quot;300&quot;&quot; /&gt;&quot;);&quot;&quot;)" office:value-type="string" office:string-value="&lt;img src=&quot;http://upload.wikimedia.org/wikipedia/commons/3/38/Flag_of_Tuvalu.svg&quot; height=&quot;300&quot; /&gt;" calcext:value-type="string">
            <text:p>&lt;img src="http://upload.wikimedia.org/wikipedia/commons/3/38/Flag_of_Tuvalu.svg" height="300" /&gt;</text:p>
          </table:table-cell>
          <table:table-cell table:formula="of:=[Data.A185]" office:value-type="string" office:string-value="Tuvalu " calcext:value-type="string">
            <text:p>Tuvalu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85]" office:value-type="string" office:string-value="Oceania" calcext:value-type="string">
            <text:p>Oceania</text:p>
          </table:table-cell>
          <table:table-cell table:number-columns-repeated="1018"/>
        </table:table-row>
        <table:table-row table:style-name="ro5">
          <table:table-cell table:formula="of:=IF([Data.D186]&lt;&gt;&quot;&quot;;CONCATENATE(&quot;&lt;img src=&quot;&quot;&quot;;[Data.D186];&quot;&quot;&quot; height=&quot;&quot;300&quot;&quot; /&gt;&quot;);&quot;&quot;)" office:value-type="string" office:string-value="&lt;img src=&quot;http://upload.wikimedia.org/wikipedia/commons/4/49/Flag_of_Ukraine.svg&quot; height=&quot;300&quot; /&gt;" calcext:value-type="string">
            <text:p>&lt;img src="http://upload.wikimedia.org/wikipedia/commons/4/49/Flag_of_Ukraine.svg" height="300" /&gt;</text:p>
          </table:table-cell>
          <table:table-cell table:formula="of:=[Data.A186]" office:value-type="string" office:string-value="Ucraina " calcext:value-type="string">
            <text:p>Ucrain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86]" office:value-type="string" office:string-value="Europa" calcext:value-type="string">
            <text:p>Europa</text:p>
          </table:table-cell>
          <table:table-cell table:number-columns-repeated="1018"/>
        </table:table-row>
        <table:table-row table:style-name="ro5">
          <table:table-cell table:formula="of:=IF([Data.D187]&lt;&gt;&quot;&quot;;CONCATENATE(&quot;&lt;img src=&quot;&quot;&quot;;[Data.D187];&quot;&quot;&quot; height=&quot;&quot;300&quot;&quot; /&gt;&quot;);&quot;&quot;)" office:value-type="string" office:string-value="&lt;img src=&quot;http://upload.wikimedia.org/wikipedia/commons/4/4e/Flag_of_Uganda.svg&quot; height=&quot;300&quot; /&gt;" calcext:value-type="string">
            <text:p>&lt;img src="http://upload.wikimedia.org/wikipedia/commons/4/4e/Flag_of_Uganda.svg" height="300" /&gt;</text:p>
          </table:table-cell>
          <table:table-cell table:formula="of:=[Data.A187]" office:value-type="string" office:string-value="Uganda " calcext:value-type="string">
            <text:p>Ugand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87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188]&lt;&gt;&quot;&quot;;CONCATENATE(&quot;&lt;img src=&quot;&quot;&quot;;[Data.D188];&quot;&quot;&quot; height=&quot;&quot;300&quot;&quot; /&gt;&quot;);&quot;&quot;)" office:value-type="string" office:string-value="&lt;img src=&quot;http://upload.wikimedia.org/wikipedia/commons/c/c1/Flag_of_Hungary.svg&quot; height=&quot;300&quot; /&gt;" calcext:value-type="string">
            <text:p>&lt;img src="http://upload.wikimedia.org/wikipedia/commons/c/c1/Flag_of_Hungary.svg" height="300" /&gt;</text:p>
          </table:table-cell>
          <table:table-cell table:formula="of:=[Data.A188]" office:value-type="string" office:string-value="Ungheria " calcext:value-type="string">
            <text:p>Ungher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88]" office:value-type="string" office:string-value="Europa" calcext:value-type="string">
            <text:p>Europa</text:p>
          </table:table-cell>
          <table:table-cell table:number-columns-repeated="1018"/>
        </table:table-row>
        <table:table-row table:style-name="ro5">
          <table:table-cell table:formula="of:=IF([Data.D189]&lt;&gt;&quot;&quot;;CONCATENATE(&quot;&lt;img src=&quot;&quot;&quot;;[Data.D189];&quot;&quot;&quot; height=&quot;&quot;300&quot;&quot; /&gt;&quot;);&quot;&quot;)" office:value-type="string" office:string-value="&lt;img src=&quot;http://upload.wikimedia.org/wikipedia/commons/f/fe/Flag_of_Uruguay.svg&quot; height=&quot;300&quot; /&gt;" calcext:value-type="string">
            <text:p>&lt;img src="http://upload.wikimedia.org/wikipedia/commons/f/fe/Flag_of_Uruguay.svg" height="300" /&gt;</text:p>
          </table:table-cell>
          <table:table-cell table:formula="of:=[Data.A189]" office:value-type="string" office:string-value="Uruguay " calcext:value-type="string">
            <text:p>Uruguay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89]" office:value-type="string" office:string-value="Sud America" calcext:value-type="string">
            <text:p>Sud America</text:p>
          </table:table-cell>
          <table:table-cell table:number-columns-repeated="1018"/>
        </table:table-row>
        <table:table-row table:style-name="ro5">
          <table:table-cell table:formula="of:=IF([Data.D190]&lt;&gt;&quot;&quot;;CONCATENATE(&quot;&lt;img src=&quot;&quot;&quot;;[Data.D190];&quot;&quot;&quot; height=&quot;&quot;300&quot;&quot; /&gt;&quot;);&quot;&quot;)" office:value-type="string" office:string-value="&lt;img src=&quot;http://upload.wikimedia.org/wikipedia/commons/8/84/Flag_of_Uzbekistan.svg&quot; height=&quot;300&quot; /&gt;" calcext:value-type="string">
            <text:p>&lt;img src="http://upload.wikimedia.org/wikipedia/commons/8/84/Flag_of_Uzbekistan.svg" height="300" /&gt;</text:p>
          </table:table-cell>
          <table:table-cell table:formula="of:=[Data.A190]" office:value-type="string" office:string-value="Uzbekistan " calcext:value-type="string">
            <text:p>Uzbekistan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90]" office:value-type="string" office:string-value="Asia" calcext:value-type="string">
            <text:p>Asia</text:p>
          </table:table-cell>
          <table:table-cell table:number-columns-repeated="1018"/>
        </table:table-row>
        <table:table-row table:style-name="ro5">
          <table:table-cell table:formula="of:=IF([Data.D191]&lt;&gt;&quot;&quot;;CONCATENATE(&quot;&lt;img src=&quot;&quot;&quot;;[Data.D191];&quot;&quot;&quot; height=&quot;&quot;300&quot;&quot; /&gt;&quot;);&quot;&quot;)" office:value-type="string" office:string-value="&lt;img src=&quot;http://upload.wikimedia.org/wikipedia/commons/b/bc/Flag_of_Vanuatu.svg&quot; height=&quot;300&quot; /&gt;" calcext:value-type="string">
            <text:p>&lt;img src="http://upload.wikimedia.org/wikipedia/commons/b/bc/Flag_of_Vanuatu.svg" height="300" /&gt;</text:p>
          </table:table-cell>
          <table:table-cell table:formula="of:=[Data.A191]" office:value-type="string" office:string-value="Vanuatu " calcext:value-type="string">
            <text:p>Vanuatu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91]" office:value-type="string" office:string-value="Oceania" calcext:value-type="string">
            <text:p>Oceania</text:p>
          </table:table-cell>
          <table:table-cell table:number-columns-repeated="1018"/>
        </table:table-row>
        <table:table-row table:style-name="ro5">
          <table:table-cell table:formula="of:=IF([Data.D192]&lt;&gt;&quot;&quot;;CONCATENATE(&quot;&lt;img src=&quot;&quot;&quot;;[Data.D192];&quot;&quot;&quot; height=&quot;&quot;300&quot;&quot; /&gt;&quot;);&quot;&quot;)" office:value-type="string" office:string-value="&lt;img src=&quot;http://upload.wikimedia.org/wikipedia/commons/0/06/Flag_of_Venezuela.svg&quot; height=&quot;300&quot; /&gt;" calcext:value-type="string">
            <text:p>&lt;img src="http://upload.wikimedia.org/wikipedia/commons/0/06/Flag_of_Venezuela.svg" height="300" /&gt;</text:p>
          </table:table-cell>
          <table:table-cell table:formula="of:=[Data.A192]" office:value-type="string" office:string-value="Venezuela " calcext:value-type="string">
            <text:p>Venezuel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92]" office:value-type="string" office:string-value="Sud America" calcext:value-type="string">
            <text:p>Sud America</text:p>
          </table:table-cell>
          <table:table-cell table:number-columns-repeated="1018"/>
        </table:table-row>
        <table:table-row table:style-name="ro5">
          <table:table-cell table:formula="of:=IF([Data.D193]&lt;&gt;&quot;&quot;;CONCATENATE(&quot;&lt;img src=&quot;&quot;&quot;;[Data.D193];&quot;&quot;&quot; height=&quot;&quot;300&quot;&quot; /&gt;&quot;);&quot;&quot;)" office:value-type="string" office:string-value="&lt;img src=&quot;http://upload.wikimedia.org/wikipedia/commons/2/21/Flag_of_Vietnam.svg&quot; height=&quot;300&quot; /&gt;" calcext:value-type="string">
            <text:p>&lt;img src="http://upload.wikimedia.org/wikipedia/commons/2/21/Flag_of_Vietnam.svg" height="300" /&gt;</text:p>
          </table:table-cell>
          <table:table-cell table:formula="of:=[Data.A193]" office:value-type="string" office:string-value="Vietnam " calcext:value-type="string">
            <text:p>Vietnam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93]" office:value-type="string" office:string-value="Asia" calcext:value-type="string">
            <text:p>Asia</text:p>
          </table:table-cell>
          <table:table-cell table:number-columns-repeated="1018"/>
        </table:table-row>
        <table:table-row table:style-name="ro5">
          <table:table-cell table:formula="of:=IF([Data.D194]&lt;&gt;&quot;&quot;;CONCATENATE(&quot;&lt;img src=&quot;&quot;&quot;;[Data.D194];&quot;&quot;&quot; height=&quot;&quot;300&quot;&quot; /&gt;&quot;);&quot;&quot;)" office:value-type="string" office:string-value="&lt;img src=&quot;http://upload.wikimedia.org/wikipedia/commons/8/89/Flag_of_Yemen.svg&quot; height=&quot;300&quot; /&gt;" calcext:value-type="string">
            <text:p>&lt;img src="http://upload.wikimedia.org/wikipedia/commons/8/89/Flag_of_Yemen.svg" height="300" /&gt;</text:p>
          </table:table-cell>
          <table:table-cell table:formula="of:=[Data.A194]" office:value-type="string" office:string-value="Yemen " calcext:value-type="string">
            <text:p>Yemen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94]" office:value-type="string" office:string-value="Asia" calcext:value-type="string">
            <text:p>Asia</text:p>
          </table:table-cell>
          <table:table-cell table:number-columns-repeated="1018"/>
        </table:table-row>
        <table:table-row table:style-name="ro5">
          <table:table-cell table:formula="of:=IF([Data.D195]&lt;&gt;&quot;&quot;;CONCATENATE(&quot;&lt;img src=&quot;&quot;&quot;;[Data.D195];&quot;&quot;&quot; height=&quot;&quot;300&quot;&quot; /&gt;&quot;);&quot;&quot;)" office:value-type="string" office:string-value="&lt;img src=&quot;http://upload.wikimedia.org/wikipedia/commons/0/06/Flag_of_Zambia.svg&quot; height=&quot;300&quot; /&gt;" calcext:value-type="string">
            <text:p>&lt;img src="http://upload.wikimedia.org/wikipedia/commons/0/06/Flag_of_Zambia.svg" height="300" /&gt;</text:p>
          </table:table-cell>
          <table:table-cell table:formula="of:=[Data.A195]" office:value-type="string" office:string-value="Zambia " calcext:value-type="string">
            <text:p>Zambia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95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5">
          <table:table-cell table:formula="of:=IF([Data.D196]&lt;&gt;&quot;&quot;;CONCATENATE(&quot;&lt;img src=&quot;&quot;&quot;;[Data.D196];&quot;&quot;&quot; height=&quot;&quot;300&quot;&quot; /&gt;&quot;);&quot;&quot;)" office:value-type="string" office:string-value="&lt;img src=&quot;http://upload.wikimedia.org/wikipedia/commons/6/6a/Flag_of_Zimbabwe.svg&quot; height=&quot;300&quot; /&gt;" calcext:value-type="string">
            <text:p>&lt;img src="http://upload.wikimedia.org/wikipedia/commons/6/6a/Flag_of_Zimbabwe.svg" height="300" /&gt;</text:p>
          </table:table-cell>
          <table:table-cell table:formula="of:=[Data.A196]" office:value-type="string" office:string-value="Zimbabwe " calcext:value-type="string">
            <text:p>Zimbabwe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Data.E196]" office:value-type="string" office:string-value="Africa" calcext:value-type="string">
            <text:p>Africa</text:p>
          </table:table-cell>
          <table:table-cell table:number-columns-repeated="1018"/>
        </table:table-row>
        <table:table-row table:style-name="ro4" table:number-rows-repeated="104837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ppe" table:style-name="ta1">
        <office:forms form:automatic-focus="false" form:apply-design-mode="false"/>
        <table:table-column table:style-name="co11" table:default-cell-style-name="Default"/>
        <table:table-column table:style-name="co10" table:default-cell-style-name="Default"/>
        <table:table-column table:style-name="co4" table:number-columns-repeated="4" table:default-cell-style-name="Default"/>
        <table:table-row table:style-name="ro4">
          <table:table-cell table:style-name="ce8" office:value-type="string" calcext:value-type="string">
            <text:p>question</text:p>
          </table:table-cell>
          <table:table-cell table:style-name="ce8" office:value-type="string" calcext:value-type="string">
            <text:p>correct_answer</text:p>
          </table:table-cell>
          <table:table-cell table:style-name="ce8" office:value-type="string" calcext:value-type="string">
            <text:p>wrong_answer</text:p>
          </table:table-cell>
          <table:table-cell table:style-name="ce8" office:value-type="string" calcext:value-type="string">
            <text:p>free_response </text:p>
          </table:table-cell>
          <table:table-cell table:style-name="ce8" office:value-type="string" calcext:value-type="string">
            <text:p>difficult_level</text:p>
          </table:table-cell>
          <table:table-cell office:value-type="string" calcext:value-type="string">
            <text:p>tags</text:p>
          </table:table-cell>
        </table:table-row>
        <table:table-row table:style-name="ro4">
          <table:table-cell table:formula="of:=IF([Data.C2]&lt;&gt;&quot;&quot;;CONCATENATE(&quot;&lt;img src=&quot;&quot;&quot;;[Data.C2];&quot;&quot;&quot; height=&quot;&quot;300&quot;&quot; /&gt;&quot;);&quot;&quot;)" office:value-type="string" office:string-value="&lt;img src=&quot;http://upload.wikimedia.org/wikipedia/commons/thumb/1/19/Afghanistan_%28orthographic_projection%29.svg/500px-Afghanistan_%28orthographic_projection%29.svg.png&quot; height=&quot;300&quot; /&gt;" calcext:value-type="string">
            <text:p>&lt;img src="http://upload.wikimedia.org/wikipedia/commons/thumb/1/19/Afghanistan_%28orthographic_projection%29.svg/500px-Afghanistan_%28orthographic_projection%29.svg.png" height="300" /&gt;</text:p>
          </table:table-cell>
          <table:table-cell table:formula="of:=[Capitali.A2]" office:value-type="string" office:string-value="Afghanistan " calcext:value-type="string">
            <text:p>Afghanistan </text:p>
          </table:table-cell>
          <table:table-cell table:number-columns-repeated="3"/>
          <table:table-cell table:formula="of:=[Data.E2]" office:value-type="string" office:string-value="Asia" calcext:value-type="string">
            <text:p>Asia</text:p>
          </table:table-cell>
        </table:table-row>
        <table:table-row table:style-name="ro4">
          <table:table-cell table:formula="of:=IF([Data.C3]&lt;&gt;&quot;&quot;;CONCATENATE(&quot;&lt;img src=&quot;&quot;&quot;;[Data.C3];&quot;&quot;&quot; height=&quot;&quot;300&quot;&quot; /&gt;&quot;);&quot;&quot;)" office:value-type="string" office:string-value="&lt;img src=&quot;http://upload.wikimedia.org/wikipedia/commons/thumb/c/ce/Europe-Albania.svg/571px-Europe-Albania.svg.png&quot; height=&quot;300&quot; /&gt;" calcext:value-type="string">
            <text:p>&lt;img src="http://upload.wikimedia.org/wikipedia/commons/thumb/c/ce/Europe-Albania.svg/571px-Europe-Albania.svg.png" height="300" /&gt;</text:p>
          </table:table-cell>
          <table:table-cell table:formula="of:=[Capitali.A3]" office:value-type="string" office:string-value="Albania " calcext:value-type="string">
            <text:p>Albania </text:p>
          </table:table-cell>
          <table:table-cell table:number-columns-repeated="3"/>
          <table:table-cell table:formula="of:=[Data.E3]" office:value-type="string" office:string-value="Europa" calcext:value-type="string">
            <text:p>Europa</text:p>
          </table:table-cell>
        </table:table-row>
        <table:table-row table:style-name="ro4">
          <table:table-cell table:formula="of:=IF([Data.C4]&lt;&gt;&quot;&quot;;CONCATENATE(&quot;&lt;img src=&quot;&quot;&quot;;[Data.C4];&quot;&quot;&quot; height=&quot;&quot;300&quot;&quot; /&gt;&quot;);&quot;&quot;)" office:value-type="string" office:string-value="&lt;img src=&quot;http://upload.wikimedia.org/wikipedia/commons/thumb/9/9a/Location_Algeria_AU_Africa.svg/517px-Location_Algeria_AU_Africa.svg.png&quot; height=&quot;300&quot; /&gt;" calcext:value-type="string">
            <text:p>&lt;img src="http://upload.wikimedia.org/wikipedia/commons/thumb/9/9a/Location_Algeria_AU_Africa.svg/517px-Location_Algeria_AU_Africa.svg.png" height="300" /&gt;</text:p>
          </table:table-cell>
          <table:table-cell table:formula="of:=[Capitali.A4]" office:value-type="string" office:string-value="Algeria " calcext:value-type="string">
            <text:p>Algeria </text:p>
          </table:table-cell>
          <table:table-cell table:number-columns-repeated="3"/>
          <table:table-cell table:formula="of:=[Data.E4]" office:value-type="string" office:string-value="Africa" calcext:value-type="string">
            <text:p>Africa</text:p>
          </table:table-cell>
        </table:table-row>
        <table:table-row table:style-name="ro4">
          <table:table-cell table:formula="of:=IF([Data.C5]&lt;&gt;&quot;&quot;;CONCATENATE(&quot;&lt;img src=&quot;&quot;&quot;;[Data.C5];&quot;&quot;&quot; height=&quot;&quot;300&quot;&quot; /&gt;&quot;);&quot;&quot;)" office:value-type="string" office:string-value="&lt;img src=&quot;https://upload.wikimedia.org/wikipedia/commons/1/12/Location_Andorra_Europe.png&quot; height=&quot;300&quot; /&gt;" calcext:value-type="string">
            <text:p>&lt;img src="https://upload.wikimedia.org/wikipedia/commons/1/12/Location_Andorra_Europe.png" height="300" /&gt;</text:p>
          </table:table-cell>
          <table:table-cell table:formula="of:=[Capitali.A5]" office:value-type="string" office:string-value="Andorra " calcext:value-type="string">
            <text:p>Andorra </text:p>
          </table:table-cell>
          <table:table-cell table:number-columns-repeated="3"/>
          <table:table-cell table:formula="of:=[Data.E5]" office:value-type="string" office:string-value="Europa" calcext:value-type="string">
            <text:p>Europa</text:p>
          </table:table-cell>
        </table:table-row>
        <table:table-row table:style-name="ro4">
          <table:table-cell table:formula="of:=IF([Data.C6]&lt;&gt;&quot;&quot;;CONCATENATE(&quot;&lt;img src=&quot;&quot;&quot;;[Data.C6];&quot;&quot;&quot; height=&quot;&quot;300&quot;&quot; /&gt;&quot;);&quot;&quot;)" office:value-type="string" office:string-value="&lt;img src=&quot;http://upload.wikimedia.org/wikipedia/commons/thumb/8/89/Angola_%28orthographic_projection%29.svg/500px-Angola_%28orthographic_projection%29.svg.png&quot; height=&quot;300&quot; /&gt;" calcext:value-type="string">
            <text:p>&lt;img src="http://upload.wikimedia.org/wikipedia/commons/thumb/8/89/Angola_%28orthographic_projection%29.svg/500px-Angola_%28orthographic_projection%29.svg.png" height="300" /&gt;</text:p>
          </table:table-cell>
          <table:table-cell table:formula="of:=[Capitali.A6]" office:value-type="string" office:string-value="Angola " calcext:value-type="string">
            <text:p>Angola </text:p>
          </table:table-cell>
          <table:table-cell table:number-columns-repeated="3"/>
          <table:table-cell table:formula="of:=[Data.E6]" office:value-type="string" office:string-value="Africa" calcext:value-type="string">
            <text:p>Africa</text:p>
          </table:table-cell>
        </table:table-row>
        <table:table-row table:style-name="ro4">
          <table:table-cell table:formula="of:=IF([Data.C7]&lt;&gt;&quot;&quot;;CONCATENATE(&quot;&lt;img src=&quot;&quot;&quot;;[Data.C7];&quot;&quot;&quot; height=&quot;&quot;300&quot;&quot; /&gt;&quot;);&quot;&quot;)" office:value-type="string" office:string-value="&lt;img src=&quot;http://upload.wikimedia.org/wikipedia/commons/thumb/2/21/ATG_orthographic.svg/500px-ATG_orthographic.svg.png&quot; height=&quot;300&quot; /&gt;" calcext:value-type="string">
            <text:p>&lt;img src="http://upload.wikimedia.org/wikipedia/commons/thumb/2/21/ATG_orthographic.svg/500px-ATG_orthographic.svg.png" height="300" /&gt;</text:p>
          </table:table-cell>
          <table:table-cell table:formula="of:=[Capitali.A7]" office:value-type="string" office:string-value="Antigua e Barbuda" calcext:value-type="string">
            <text:p>Antigua e Barbuda</text:p>
          </table:table-cell>
          <table:table-cell table:number-columns-repeated="3"/>
          <table:table-cell table:formula="of:=[Data.E7]" office:value-type="string" office:string-value="America Centrale" calcext:value-type="string">
            <text:p>America Centrale</text:p>
          </table:table-cell>
        </table:table-row>
        <table:table-row table:style-name="ro4">
          <table:table-cell table:formula="of:=IF([Data.C8]&lt;&gt;&quot;&quot;;CONCATENATE(&quot;&lt;img src=&quot;&quot;&quot;;[Data.C8];&quot;&quot;&quot; height=&quot;&quot;300&quot;&quot; /&gt;&quot;);&quot;&quot;)" office:value-type="string" office:string-value="&lt;img src=&quot;http://upload.wikimedia.org/wikipedia/commons/thumb/4/47/Saudi_Arabia_%28orthographic_projection%29.svg/500px-Saudi_Arabia_%28orthographic_projection%29.svg.png&quot; height=&quot;300&quot; /&gt;" calcext:value-type="string">
            <text:p>&lt;img src="http://upload.wikimedia.org/wikipedia/commons/thumb/4/47/Saudi_Arabia_%28orthographic_projection%29.svg/500px-Saudi_Arabia_%28orthographic_projection%29.svg.png" height="300" /&gt;</text:p>
          </table:table-cell>
          <table:table-cell table:formula="of:=[Capitali.A8]" office:value-type="string" office:string-value="Arabia Saudita " calcext:value-type="string">
            <text:p>Arabia Saudita </text:p>
          </table:table-cell>
          <table:table-cell table:number-columns-repeated="3"/>
          <table:table-cell table:formula="of:=[Data.E8]" office:value-type="string" office:string-value="Asia" calcext:value-type="string">
            <text:p>Asia</text:p>
          </table:table-cell>
        </table:table-row>
        <table:table-row table:style-name="ro4">
          <table:table-cell table:formula="of:=IF([Data.C9]&lt;&gt;&quot;&quot;;CONCATENATE(&quot;&lt;img src=&quot;&quot;&quot;;[Data.C9];&quot;&quot;&quot; height=&quot;&quot;300&quot;&quot; /&gt;&quot;);&quot;&quot;)" office:value-type="string" office:string-value="&lt;img src=&quot;http://upload.wikimedia.org/wikipedia/commons/thumb/b/bd/Argentina_orthographic.svg/500px-Argentina_orthographic.svg.png&quot; height=&quot;300&quot; /&gt;" calcext:value-type="string">
            <text:p>&lt;img src="http://upload.wikimedia.org/wikipedia/commons/thumb/b/bd/Argentina_orthographic.svg/500px-Argentina_orthographic.svg.png" height="300" /&gt;</text:p>
          </table:table-cell>
          <table:table-cell table:formula="of:=[Capitali.A9]" office:value-type="string" office:string-value="Argentina " calcext:value-type="string">
            <text:p>Argentina </text:p>
          </table:table-cell>
          <table:table-cell table:number-columns-repeated="3"/>
          <table:table-cell table:formula="of:=[Data.E9]" office:value-type="string" office:string-value="Sud America" calcext:value-type="string">
            <text:p>Sud America</text:p>
          </table:table-cell>
        </table:table-row>
        <table:table-row table:style-name="ro4">
          <table:table-cell table:formula="of:=IF([Data.C10]&lt;&gt;&quot;&quot;;CONCATENATE(&quot;&lt;img src=&quot;&quot;&quot;;[Data.C10];&quot;&quot;&quot; height=&quot;&quot;300&quot;&quot; /&gt;&quot;);&quot;&quot;)" office:value-type="string" office:string-value="&lt;img src=&quot;http://upload.wikimedia.org/wikipedia/commons/thumb/9/96/Armenia_%28orthographic_projection%29.svg/500px-Armenia_%28orthographic_projection%29.svg.png&quot; height=&quot;300&quot; /&gt;" calcext:value-type="string">
            <text:p>&lt;img src="http://upload.wikimedia.org/wikipedia/commons/thumb/9/96/Armenia_%28orthographic_projection%29.svg/500px-Armenia_%28orthographic_projection%29.svg.png" height="300" /&gt;</text:p>
          </table:table-cell>
          <table:table-cell table:formula="of:=[Capitali.A10]" office:value-type="string" office:string-value="Armenia " calcext:value-type="string">
            <text:p>Armenia </text:p>
          </table:table-cell>
          <table:table-cell table:number-columns-repeated="3"/>
          <table:table-cell table:formula="of:=[Data.E10]" office:value-type="string" office:string-value="Asia" calcext:value-type="string">
            <text:p>Asia</text:p>
          </table:table-cell>
        </table:table-row>
        <table:table-row table:style-name="ro4">
          <table:table-cell table:formula="of:=IF([Data.C11]&lt;&gt;&quot;&quot;;CONCATENATE(&quot;&lt;img src=&quot;&quot;&quot;;[Data.C11];&quot;&quot;&quot; height=&quot;&quot;300&quot;&quot; /&gt;&quot;);&quot;&quot;)" office:value-type="string" office:string-value="&lt;img src=&quot;http://upload.wikimedia.org/wikipedia/commons/thumb/3/3d/AUS_orthographic.svg/500px-AUS_orthographic.svg.png&quot; height=&quot;300&quot; /&gt;" calcext:value-type="string">
            <text:p>&lt;img src="http://upload.wikimedia.org/wikipedia/commons/thumb/3/3d/AUS_orthographic.svg/500px-AUS_orthographic.svg.png" height="300" /&gt;</text:p>
          </table:table-cell>
          <table:table-cell table:formula="of:=[Capitali.A11]" office:value-type="string" office:string-value="Australia " calcext:value-type="string">
            <text:p>Australia </text:p>
          </table:table-cell>
          <table:table-cell table:number-columns-repeated="3"/>
          <table:table-cell table:formula="of:=[Data.E11]" office:value-type="string" office:string-value="Oceania" calcext:value-type="string">
            <text:p>Oceania</text:p>
          </table:table-cell>
        </table:table-row>
        <table:table-row table:style-name="ro4">
          <table:table-cell table:formula="of:=IF([Data.C12]&lt;&gt;&quot;&quot;;CONCATENATE(&quot;&lt;img src=&quot;&quot;&quot;;[Data.C12];&quot;&quot;&quot; height=&quot;&quot;300&quot;&quot; /&gt;&quot;);&quot;&quot;)" office:value-type="string" office:string-value="&lt;img src=&quot;http://upload.wikimedia.org/wikipedia/commons/thumb/9/9d/EU-Austria.svg/500px-EU-Austria.svg.png&quot; height=&quot;300&quot; /&gt;" calcext:value-type="string">
            <text:p>&lt;img src="http://upload.wikimedia.org/wikipedia/commons/thumb/9/9d/EU-Austria.svg/500px-EU-Austria.svg.png" height="300" /&gt;</text:p>
          </table:table-cell>
          <table:table-cell table:formula="of:=[Capitali.A12]" office:value-type="string" office:string-value="Austria " calcext:value-type="string">
            <text:p>Austria </text:p>
          </table:table-cell>
          <table:table-cell table:number-columns-repeated="3"/>
          <table:table-cell table:formula="of:=[Data.E12]" office:value-type="string" office:string-value="Europa" calcext:value-type="string">
            <text:p>Europa</text:p>
          </table:table-cell>
        </table:table-row>
        <table:table-row table:style-name="ro4">
          <table:table-cell table:formula="of:=IF([Data.C13]&lt;&gt;&quot;&quot;;CONCATENATE(&quot;&lt;img src=&quot;&quot;&quot;;[Data.C13];&quot;&quot;&quot; height=&quot;&quot;300&quot;&quot; /&gt;&quot;);&quot;&quot;)" office:value-type="string" office:string-value="&lt;img src=&quot;http://upload.wikimedia.org/wikipedia/commons/thumb/2/2d/Azerbaijan_with_Nagorno_Karabakh_region.svg/500px-Azerbaijan_with_Nagorno_Karabakh_region.svg.png&quot; height=&quot;300&quot; /&gt;" calcext:value-type="string">
            <text:p>&lt;img src="http://upload.wikimedia.org/wikipedia/commons/thumb/2/2d/Azerbaijan_with_Nagorno_Karabakh_region.svg/500px-Azerbaijan_with_Nagorno_Karabakh_region.svg.png" height="300" /&gt;</text:p>
          </table:table-cell>
          <table:table-cell table:formula="of:=[Capitali.A13]" office:value-type="string" office:string-value="Azerbaigian " calcext:value-type="string">
            <text:p>Azerbaigian </text:p>
          </table:table-cell>
          <table:table-cell table:number-columns-repeated="3"/>
          <table:table-cell table:formula="of:=[Data.E13]" office:value-type="string" office:string-value="Asia" calcext:value-type="string">
            <text:p>Asia</text:p>
          </table:table-cell>
        </table:table-row>
        <table:table-row table:style-name="ro4">
          <table:table-cell table:formula="of:=IF([Data.C14]&lt;&gt;&quot;&quot;;CONCATENATE(&quot;&lt;img src=&quot;&quot;&quot;;[Data.C14];&quot;&quot;&quot; height=&quot;&quot;300&quot;&quot; /&gt;&quot;);&quot;&quot;)" office:value-type="string" office:string-value="&lt;img src=&quot;http://upload.wikimedia.org/wikipedia/commons/thumb/b/b0/LocationBahamas.svg/500px-LocationBahamas.svg.png&quot; height=&quot;300&quot; /&gt;" calcext:value-type="string">
            <text:p>&lt;img src="http://upload.wikimedia.org/wikipedia/commons/thumb/b/b0/LocationBahamas.svg/500px-LocationBahamas.svg.png" height="300" /&gt;</text:p>
          </table:table-cell>
          <table:table-cell table:formula="of:=[Capitali.A14]" office:value-type="string" office:string-value="Bahamas " calcext:value-type="string">
            <text:p>Bahamas </text:p>
          </table:table-cell>
          <table:table-cell table:number-columns-repeated="3"/>
          <table:table-cell table:formula="of:=[Data.E14]" office:value-type="string" office:string-value="America Centrale" calcext:value-type="string">
            <text:p>America Centrale</text:p>
          </table:table-cell>
        </table:table-row>
        <table:table-row table:style-name="ro4">
          <table:table-cell table:formula="of:=IF([Data.C15]&lt;&gt;&quot;&quot;;CONCATENATE(&quot;&lt;img src=&quot;&quot;&quot;;[Data.C15];&quot;&quot;&quot; height=&quot;&quot;300&quot;&quot; /&gt;&quot;);&quot;&quot;)" office:value-type="string" office:string-value="&lt;img src=&quot;http://upload.wikimedia.org/wikipedia/commons/thumb/8/83/Map_of_Bahrain.svg/500px-Map_of_Bahrain.svg.png&quot; height=&quot;300&quot; /&gt;" calcext:value-type="string">
            <text:p>&lt;img src="http://upload.wikimedia.org/wikipedia/commons/thumb/8/83/Map_of_Bahrain.svg/500px-Map_of_Bahrain.svg.png" height="300" /&gt;</text:p>
          </table:table-cell>
          <table:table-cell table:formula="of:=[Capitali.A15]" office:value-type="string" office:string-value="Bahrein " calcext:value-type="string">
            <text:p>Bahrein </text:p>
          </table:table-cell>
          <table:table-cell table:number-columns-repeated="3"/>
          <table:table-cell table:formula="of:=[Data.E15]" office:value-type="string" office:string-value="Asia" calcext:value-type="string">
            <text:p>Asia</text:p>
          </table:table-cell>
        </table:table-row>
        <table:table-row table:style-name="ro4">
          <table:table-cell table:formula="of:=IF([Data.C16]&lt;&gt;&quot;&quot;;CONCATENATE(&quot;&lt;img src=&quot;&quot;&quot;;[Data.C16];&quot;&quot;&quot; height=&quot;&quot;300&quot;&quot; /&gt;&quot;);&quot;&quot;)" office:value-type="string" office:string-value="&lt;img src=&quot;http://upload.wikimedia.org/wikipedia/commons/thumb/f/f2/Bangladesh_%28orthographic_projection%29.svg/500px-Bangladesh_%28orthographic_projection%29.svg.png&quot; height=&quot;300&quot; /&gt;" calcext:value-type="string">
            <text:p>&lt;img src="http://upload.wikimedia.org/wikipedia/commons/thumb/f/f2/Bangladesh_%28orthographic_projection%29.svg/500px-Bangladesh_%28orthographic_projection%29.svg.png" height="300" /&gt;</text:p>
          </table:table-cell>
          <table:table-cell table:formula="of:=[Capitali.A16]" office:value-type="string" office:string-value="Bangladesh " calcext:value-type="string">
            <text:p>Bangladesh </text:p>
          </table:table-cell>
          <table:table-cell table:number-columns-repeated="3"/>
          <table:table-cell table:formula="of:=[Data.E16]" office:value-type="string" office:string-value="Asia" calcext:value-type="string">
            <text:p>Asia</text:p>
          </table:table-cell>
        </table:table-row>
        <table:table-row table:style-name="ro4">
          <table:table-cell table:formula="of:=IF([Data.C17]&lt;&gt;&quot;&quot;;CONCATENATE(&quot;&lt;img src=&quot;&quot;&quot;;[Data.C17];&quot;&quot;&quot; height=&quot;&quot;300&quot;&quot; /&gt;&quot;);&quot;&quot;)" office:value-type="string" office:string-value="&lt;img src=&quot;http://upload.wikimedia.org/wikipedia/commons/thumb/a/a1/BRB_orthographic.svg/500px-BRB_orthographic.svg.png&quot; height=&quot;300&quot; /&gt;" calcext:value-type="string">
            <text:p>&lt;img src="http://upload.wikimedia.org/wikipedia/commons/thumb/a/a1/BRB_orthographic.svg/500px-BRB_orthographic.svg.png" height="300" /&gt;</text:p>
          </table:table-cell>
          <table:table-cell table:formula="of:=[Capitali.A17]" office:value-type="string" office:string-value="Barbados " calcext:value-type="string">
            <text:p>Barbados </text:p>
          </table:table-cell>
          <table:table-cell table:number-columns-repeated="3"/>
          <table:table-cell table:formula="of:=[Data.E17]" office:value-type="string" office:string-value="America Centrale" calcext:value-type="string">
            <text:p>America Centrale</text:p>
          </table:table-cell>
        </table:table-row>
        <table:table-row table:style-name="ro4">
          <table:table-cell table:formula="of:=IF([Data.C18]&lt;&gt;&quot;&quot;;CONCATENATE(&quot;&lt;img src=&quot;&quot;&quot;;[Data.C18];&quot;&quot;&quot; height=&quot;&quot;300&quot;&quot; /&gt;&quot;);&quot;&quot;)" office:value-type="string" office:string-value="&lt;img src=&quot;http://upload.wikimedia.org/wikipedia/commons/thumb/6/67/EU-Belgium.svg/500px-EU-Belgium.svg.png&quot; height=&quot;300&quot; /&gt;" calcext:value-type="string">
            <text:p>&lt;img src="http://upload.wikimedia.org/wikipedia/commons/thumb/6/67/EU-Belgium.svg/500px-EU-Belgium.svg.png" height="300" /&gt;</text:p>
          </table:table-cell>
          <table:table-cell table:formula="of:=[Capitali.A18]" office:value-type="string" office:string-value="Belgio " calcext:value-type="string">
            <text:p>Belgio </text:p>
          </table:table-cell>
          <table:table-cell table:number-columns-repeated="3"/>
          <table:table-cell table:formula="of:=[Data.E18]" office:value-type="string" office:string-value="Europa" calcext:value-type="string">
            <text:p>Europa</text:p>
          </table:table-cell>
        </table:table-row>
        <table:table-row table:style-name="ro4">
          <table:table-cell table:formula="of:=IF([Data.C19]&lt;&gt;&quot;&quot;;CONCATENATE(&quot;&lt;img src=&quot;&quot;&quot;;[Data.C19];&quot;&quot;&quot; height=&quot;&quot;300&quot;&quot; /&gt;&quot;);&quot;&quot;)" office:value-type="string" office:string-value="&lt;img src=&quot;http://upload.wikimedia.org/wikipedia/commons/thumb/4/43/BLZ_orthographic.svg/500px-BLZ_orthographic.svg.png&quot; height=&quot;300&quot; /&gt;" calcext:value-type="string">
            <text:p>&lt;img src="http://upload.wikimedia.org/wikipedia/commons/thumb/4/43/BLZ_orthographic.svg/500px-BLZ_orthographic.svg.png" height="300" /&gt;</text:p>
          </table:table-cell>
          <table:table-cell table:formula="of:=[Capitali.A19]" office:value-type="string" office:string-value="Belize " calcext:value-type="string">
            <text:p>Belize </text:p>
          </table:table-cell>
          <table:table-cell table:number-columns-repeated="3"/>
          <table:table-cell table:formula="of:=[Data.E19]" office:value-type="string" office:string-value="America Centrale" calcext:value-type="string">
            <text:p>America Centrale</text:p>
          </table:table-cell>
        </table:table-row>
        <table:table-row table:style-name="ro4">
          <table:table-cell table:formula="of:=IF([Data.C20]&lt;&gt;&quot;&quot;;CONCATENATE(&quot;&lt;img src=&quot;&quot;&quot;;[Data.C20];&quot;&quot;&quot; height=&quot;&quot;300&quot;&quot; /&gt;&quot;);&quot;&quot;)" office:value-type="string" office:string-value="&lt;img src=&quot;http://upload.wikimedia.org/wikipedia/commons/thumb/b/b6/Location_Benin_AU_Africa.svg/500px-Location_Benin_AU_Africa.svg.png&quot; height=&quot;300&quot; /&gt;" calcext:value-type="string">
            <text:p>&lt;img src="http://upload.wikimedia.org/wikipedia/commons/thumb/b/b6/Location_Benin_AU_Africa.svg/500px-Location_Benin_AU_Africa.svg.png" height="300" /&gt;</text:p>
          </table:table-cell>
          <table:table-cell table:formula="of:=[Capitali.A20]" office:value-type="string" office:string-value="Benin " calcext:value-type="string">
            <text:p>Benin </text:p>
          </table:table-cell>
          <table:table-cell table:number-columns-repeated="3"/>
          <table:table-cell table:formula="of:=[Data.E20]" office:value-type="string" office:string-value="Africa" calcext:value-type="string">
            <text:p>Africa</text:p>
          </table:table-cell>
        </table:table-row>
        <table:table-row table:style-name="ro4">
          <table:table-cell table:formula="of:=IF([Data.C21]&lt;&gt;&quot;&quot;;CONCATENATE(&quot;&lt;img src=&quot;&quot;&quot;;[Data.C21];&quot;&quot;&quot; height=&quot;&quot;300&quot;&quot; /&gt;&quot;);&quot;&quot;)" office:value-type="string" office:string-value="&lt;img src=&quot;http://upload.wikimedia.org/wikipedia/commons/thumb/c/ce/Bhutan_%28orthographic_projection%29.svg/500px-Bhutan_%28orthographic_projection%29.svg.png&quot; height=&quot;300&quot; /&gt;" calcext:value-type="string">
            <text:p>&lt;img src="http://upload.wikimedia.org/wikipedia/commons/thumb/c/ce/Bhutan_%28orthographic_projection%29.svg/500px-Bhutan_%28orthographic_projection%29.svg.png" height="300" /&gt;</text:p>
          </table:table-cell>
          <table:table-cell table:formula="of:=[Capitali.A21]" office:value-type="string" office:string-value="Bhutan " calcext:value-type="string">
            <text:p>Bhutan </text:p>
          </table:table-cell>
          <table:table-cell table:number-columns-repeated="3"/>
          <table:table-cell table:formula="of:=[Data.E21]" office:value-type="string" office:string-value="Asia" calcext:value-type="string">
            <text:p>Asia</text:p>
          </table:table-cell>
        </table:table-row>
        <table:table-row table:style-name="ro4">
          <table:table-cell table:formula="of:=IF([Data.C22]&lt;&gt;&quot;&quot;;CONCATENATE(&quot;&lt;img src=&quot;&quot;&quot;;[Data.C22];&quot;&quot;&quot; height=&quot;&quot;300&quot;&quot; /&gt;&quot;);&quot;&quot;)" office:value-type="string" office:string-value="&lt;img src=&quot;http://upload.wikimedia.org/wikipedia/commons/thumb/a/af/Europe-Belarus.svg/500px-Europe-Belarus.svg.png&quot; height=&quot;300&quot; /&gt;" calcext:value-type="string">
            <text:p>&lt;img src="http://upload.wikimedia.org/wikipedia/commons/thumb/a/af/Europe-Belarus.svg/500px-Europe-Belarus.svg.png" height="300" /&gt;</text:p>
          </table:table-cell>
          <table:table-cell table:formula="of:=[Capitali.A22]" office:value-type="string" office:string-value="Bielorussia " calcext:value-type="string">
            <text:p>Bielorussia </text:p>
          </table:table-cell>
          <table:table-cell table:number-columns-repeated="3"/>
          <table:table-cell table:formula="of:=[Data.E22]" office:value-type="string" office:string-value="Europa" calcext:value-type="string">
            <text:p>Europa</text:p>
          </table:table-cell>
        </table:table-row>
        <table:table-row table:style-name="ro4">
          <table:table-cell table:formula="of:=IF([Data.C23]&lt;&gt;&quot;&quot;;CONCATENATE(&quot;&lt;img src=&quot;&quot;&quot;;[Data.C23];&quot;&quot;&quot; height=&quot;&quot;300&quot;&quot; /&gt;&quot;);&quot;&quot;)" office:value-type="string" office:string-value="&lt;img src=&quot;http://upload.wikimedia.org/wikipedia/commons/thumb/b/b8/Location_Burma_%28Myanmar%29_ASEAN.svg/500px-Location_Burma_%28Myanmar%29_ASEAN.svg.png&quot; height=&quot;300&quot; /&gt;" calcext:value-type="string">
            <text:p>&lt;img src="http://upload.wikimedia.org/wikipedia/commons/thumb/b/b8/Location_Burma_%28Myanmar%29_ASEAN.svg/500px-Location_Burma_%28Myanmar%29_ASEAN.svg.png" height="300" /&gt;</text:p>
          </table:table-cell>
          <table:table-cell table:formula="of:=[Capitali.A23]" office:value-type="string" office:string-value="Birmania|Myanmar" calcext:value-type="string">
            <text:p>Birmania|Myanmar</text:p>
          </table:table-cell>
          <table:table-cell table:number-columns-repeated="3"/>
          <table:table-cell table:formula="of:=[Data.E23]" office:value-type="string" office:string-value="Asia" calcext:value-type="string">
            <text:p>Asia</text:p>
          </table:table-cell>
        </table:table-row>
        <table:table-row table:style-name="ro4">
          <table:table-cell table:formula="of:=IF([Data.C24]&lt;&gt;&quot;&quot;;CONCATENATE(&quot;&lt;img src=&quot;&quot;&quot;;[Data.C24];&quot;&quot;&quot; height=&quot;&quot;300&quot;&quot; /&gt;&quot;);&quot;&quot;)" office:value-type="string" office:string-value="&lt;img src=&quot;http://upload.wikimedia.org/wikipedia/commons/thumb/f/f3/Bolivia_%28orthographic_projection%29.svg/500px-Bolivia_%28orthographic_projection%29.svg.png&quot; height=&quot;300&quot; /&gt;" calcext:value-type="string">
            <text:p>&lt;img src="http://upload.wikimedia.org/wikipedia/commons/thumb/f/f3/Bolivia_%28orthographic_projection%29.svg/500px-Bolivia_%28orthographic_projection%29.svg.png" height="300" /&gt;</text:p>
          </table:table-cell>
          <table:table-cell table:formula="of:=[Capitali.A24]" office:value-type="string" office:string-value="Bolivia " calcext:value-type="string">
            <text:p>Bolivia </text:p>
          </table:table-cell>
          <table:table-cell table:number-columns-repeated="3"/>
          <table:table-cell table:formula="of:=[Data.E24]" office:value-type="string" office:string-value="Sud America" calcext:value-type="string">
            <text:p>Sud America</text:p>
          </table:table-cell>
        </table:table-row>
        <table:table-row table:style-name="ro4">
          <table:table-cell table:formula="of:=IF([Data.C25]&lt;&gt;&quot;&quot;;CONCATENATE(&quot;&lt;img src=&quot;&quot;&quot;;[Data.C25];&quot;&quot;&quot; height=&quot;&quot;300&quot;&quot; /&gt;&quot;);&quot;&quot;)" office:value-type="string" office:string-value="&lt;img src=&quot;http://upload.wikimedia.org/wikipedia/commons/thumb/9/94/Europe-Bosnia_and_Herzegovina.svg/500px-Europe-Bosnia_and_Herzegovina.svg.png&quot; height=&quot;300&quot; /&gt;" calcext:value-type="string">
            <text:p>&lt;img src="http://upload.wikimedia.org/wikipedia/commons/thumb/9/94/Europe-Bosnia_and_Herzegovina.svg/500px-Europe-Bosnia_and_Herzegovina.svg.png" height="300" /&gt;</text:p>
          </table:table-cell>
          <table:table-cell table:formula="of:=[Capitali.A25]" office:value-type="string" office:string-value="Bosnia ed Erzegovina|Bosnia and Herzegovina" calcext:value-type="string">
            <text:p>Bosnia ed Erzegovina|Bosnia and Herzegovina</text:p>
          </table:table-cell>
          <table:table-cell table:number-columns-repeated="3"/>
          <table:table-cell table:formula="of:=[Data.E25]" office:value-type="string" office:string-value="Europa" calcext:value-type="string">
            <text:p>Europa</text:p>
          </table:table-cell>
        </table:table-row>
        <table:table-row table:style-name="ro4">
          <table:table-cell table:formula="of:=IF([Data.C26]&lt;&gt;&quot;&quot;;CONCATENATE(&quot;&lt;img src=&quot;&quot;&quot;;[Data.C26];&quot;&quot;&quot; height=&quot;&quot;300&quot;&quot; /&gt;&quot;);&quot;&quot;)" office:value-type="string" office:string-value="&lt;img src=&quot;http://upload.wikimedia.org/wikipedia/commons/thumb/a/a8/Location_Botswana_AU_Africa.svg/500px-Location_Botswana_AU_Africa.svg.png&quot; height=&quot;300&quot; /&gt;" calcext:value-type="string">
            <text:p>&lt;img src="http://upload.wikimedia.org/wikipedia/commons/thumb/a/a8/Location_Botswana_AU_Africa.svg/500px-Location_Botswana_AU_Africa.svg.png" height="300" /&gt;</text:p>
          </table:table-cell>
          <table:table-cell table:formula="of:=[Capitali.A26]" office:value-type="string" office:string-value="Botswana " calcext:value-type="string">
            <text:p>Botswana </text:p>
          </table:table-cell>
          <table:table-cell table:number-columns-repeated="3"/>
          <table:table-cell table:formula="of:=[Data.E26]" office:value-type="string" office:string-value="Africa" calcext:value-type="string">
            <text:p>Africa</text:p>
          </table:table-cell>
        </table:table-row>
        <table:table-row table:style-name="ro4">
          <table:table-cell table:formula="of:=IF([Data.C27]&lt;&gt;&quot;&quot;;CONCATENATE(&quot;&lt;img src=&quot;&quot;&quot;;[Data.C27];&quot;&quot;&quot; height=&quot;&quot;300&quot;&quot; /&gt;&quot;);&quot;&quot;)" office:value-type="string" office:string-value="&lt;img src=&quot;http://upload.wikimedia.org/wikipedia/commons/thumb/b/bc/BRA_orthographic.svg/500px-BRA_orthographic.svg.png&quot; height=&quot;300&quot; /&gt;" calcext:value-type="string">
            <text:p>&lt;img src="http://upload.wikimedia.org/wikipedia/commons/thumb/b/bc/BRA_orthographic.svg/500px-BRA_orthographic.svg.png" height="300" /&gt;</text:p>
          </table:table-cell>
          <table:table-cell table:formula="of:=[Capitali.A27]" office:value-type="string" office:string-value="Brasile " calcext:value-type="string">
            <text:p>Brasile </text:p>
          </table:table-cell>
          <table:table-cell table:number-columns-repeated="3"/>
          <table:table-cell table:formula="of:=[Data.E27]" office:value-type="string" office:string-value="Sud America" calcext:value-type="string">
            <text:p>Sud America</text:p>
          </table:table-cell>
        </table:table-row>
        <table:table-row table:style-name="ro4">
          <table:table-cell table:formula="of:=IF([Data.C28]&lt;&gt;&quot;&quot;;CONCATENATE(&quot;&lt;img src=&quot;&quot;&quot;;[Data.C28];&quot;&quot;&quot; height=&quot;&quot;300&quot;&quot; /&gt;&quot;);&quot;&quot;)" office:value-type="string" office:string-value="&lt;img src=&quot;http://upload.wikimedia.org/wikipedia/commons/thumb/d/d8/Brunei_on_the_globe_%28Brunei_centered%29.svg/500px-Brunei_on_the_globe_%28Brunei_centered%29.svg.png&quot; height=&quot;300&quot; /&gt;" calcext:value-type="string">
            <text:p>&lt;img src="http://upload.wikimedia.org/wikipedia/commons/thumb/d/d8/Brunei_on_the_globe_%28Brunei_centered%29.svg/500px-Brunei_on_the_globe_%28Brunei_centered%29.svg.png" height="300" /&gt;</text:p>
          </table:table-cell>
          <table:table-cell table:formula="of:=[Capitali.A28]" office:value-type="string" office:string-value="Brunei " calcext:value-type="string">
            <text:p>Brunei </text:p>
          </table:table-cell>
          <table:table-cell table:number-columns-repeated="3"/>
          <table:table-cell table:formula="of:=[Data.E28]" office:value-type="string" office:string-value="Asia" calcext:value-type="string">
            <text:p>Asia</text:p>
          </table:table-cell>
        </table:table-row>
        <table:table-row table:style-name="ro4">
          <table:table-cell table:formula="of:=IF([Data.C29]&lt;&gt;&quot;&quot;;CONCATENATE(&quot;&lt;img src=&quot;&quot;&quot;;[Data.C29];&quot;&quot;&quot; height=&quot;&quot;300&quot;&quot; /&gt;&quot;);&quot;&quot;)" office:value-type="string" office:string-value="&lt;img src=&quot;http://upload.wikimedia.org/wikipedia/commons/thumb/e/e9/EU-Bulgaria.svg/500px-EU-Bulgaria.svg.png&quot; height=&quot;300&quot; /&gt;" calcext:value-type="string">
            <text:p>&lt;img src="http://upload.wikimedia.org/wikipedia/commons/thumb/e/e9/EU-Bulgaria.svg/500px-EU-Bulgaria.svg.png" height="300" /&gt;</text:p>
          </table:table-cell>
          <table:table-cell table:formula="of:=[Capitali.A29]" office:value-type="string" office:string-value="Bulgaria " calcext:value-type="string">
            <text:p>Bulgaria </text:p>
          </table:table-cell>
          <table:table-cell table:number-columns-repeated="3"/>
          <table:table-cell table:formula="of:=[Data.E29]" office:value-type="string" office:string-value="Europa" calcext:value-type="string">
            <text:p>Europa</text:p>
          </table:table-cell>
        </table:table-row>
        <table:table-row table:style-name="ro4">
          <table:table-cell table:formula="of:=IF([Data.C30]&lt;&gt;&quot;&quot;;CONCATENATE(&quot;&lt;img src=&quot;&quot;&quot;;[Data.C30];&quot;&quot;&quot; height=&quot;&quot;300&quot;&quot; /&gt;&quot;);&quot;&quot;)" office:value-type="string" office:string-value="&lt;img src=&quot;http://upload.wikimedia.org/wikipedia/commons/thumb/3/35/Location_Burkina_Faso_AU_Africa.svg/500px-Location_Burkina_Faso_AU_Africa.svg.png&quot; height=&quot;300&quot; /&gt;" calcext:value-type="string">
            <text:p>&lt;img src="http://upload.wikimedia.org/wikipedia/commons/thumb/3/35/Location_Burkina_Faso_AU_Africa.svg/500px-Location_Burkina_Faso_AU_Africa.svg.png" height="300" /&gt;</text:p>
          </table:table-cell>
          <table:table-cell table:formula="of:=[Capitali.A30]" office:value-type="string" office:string-value="Burkina Faso " calcext:value-type="string">
            <text:p>Burkina Faso </text:p>
          </table:table-cell>
          <table:table-cell table:number-columns-repeated="3"/>
          <table:table-cell table:formula="of:=[Data.E30]" office:value-type="string" office:string-value="Africa" calcext:value-type="string">
            <text:p>Africa</text:p>
          </table:table-cell>
        </table:table-row>
        <table:table-row table:style-name="ro4">
          <table:table-cell table:formula="of:=IF([Data.C31]&lt;&gt;&quot;&quot;;CONCATENATE(&quot;&lt;img src=&quot;&quot;&quot;;[Data.C31];&quot;&quot;&quot; height=&quot;&quot;300&quot;&quot; /&gt;&quot;);&quot;&quot;)" office:value-type="string" office:string-value="&lt;img src=&quot;http://upload.wikimedia.org/wikipedia/commons/thumb/2/27/Burundi_%28orthographic_projection%29.svg/500px-Burundi_%28orthographic_projection%29.svg.png&quot; height=&quot;300&quot; /&gt;" calcext:value-type="string">
            <text:p>&lt;img src="http://upload.wikimedia.org/wikipedia/commons/thumb/2/27/Burundi_%28orthographic_projection%29.svg/500px-Burundi_%28orthographic_projection%29.svg.png" height="300" /&gt;</text:p>
          </table:table-cell>
          <table:table-cell table:formula="of:=[Capitali.A31]" office:value-type="string" office:string-value="Burundi " calcext:value-type="string">
            <text:p>Burundi </text:p>
          </table:table-cell>
          <table:table-cell table:number-columns-repeated="3"/>
          <table:table-cell table:formula="of:=[Data.E31]" office:value-type="string" office:string-value="Africa" calcext:value-type="string">
            <text:p>Africa</text:p>
          </table:table-cell>
        </table:table-row>
        <table:table-row table:style-name="ro4">
          <table:table-cell table:formula="of:=IF([Data.C32]&lt;&gt;&quot;&quot;;CONCATENATE(&quot;&lt;img src=&quot;&quot;&quot;;[Data.C32];&quot;&quot;&quot; height=&quot;&quot;300&quot;&quot; /&gt;&quot;);&quot;&quot;)" office:value-type="string" office:string-value="&lt;img src=&quot;http://upload.wikimedia.org/wikipedia/commons/thumb/9/91/Location_Cambodia_ASEAN.svg/500px-Location_Cambodia_ASEAN.svg.png&quot; height=&quot;300&quot; /&gt;" calcext:value-type="string">
            <text:p>&lt;img src="http://upload.wikimedia.org/wikipedia/commons/thumb/9/91/Location_Cambodia_ASEAN.svg/500px-Location_Cambodia_ASEAN.svg.png" height="300" /&gt;</text:p>
          </table:table-cell>
          <table:table-cell table:formula="of:=[Capitali.A32]" office:value-type="string" office:string-value="Cambogia " calcext:value-type="string">
            <text:p>Cambogia </text:p>
          </table:table-cell>
          <table:table-cell table:number-columns-repeated="3"/>
          <table:table-cell table:formula="of:=[Data.E32]" office:value-type="string" office:string-value="Asia" calcext:value-type="string">
            <text:p>Asia</text:p>
          </table:table-cell>
        </table:table-row>
        <table:table-row table:style-name="ro4">
          <table:table-cell table:formula="of:=IF([Data.C33]&lt;&gt;&quot;&quot;;CONCATENATE(&quot;&lt;img src=&quot;&quot;&quot;;[Data.C33];&quot;&quot;&quot; height=&quot;&quot;300&quot;&quot; /&gt;&quot;);&quot;&quot;)" office:value-type="string" office:string-value="&lt;img src=&quot;http://upload.wikimedia.org/wikipedia/commons/thumb/b/b4/Cameroon_%28orthographic_projection%29.svg/500px-Cameroon_%28orthographic_projection%29.svg.png&quot; height=&quot;300&quot; /&gt;" calcext:value-type="string">
            <text:p>&lt;img src="http://upload.wikimedia.org/wikipedia/commons/thumb/b/b4/Cameroon_%28orthographic_projection%29.svg/500px-Cameroon_%28orthographic_projection%29.svg.png" height="300" /&gt;</text:p>
          </table:table-cell>
          <table:table-cell table:formula="of:=[Capitali.A33]" office:value-type="string" office:string-value="Camerun " calcext:value-type="string">
            <text:p>Camerun </text:p>
          </table:table-cell>
          <table:table-cell table:number-columns-repeated="3"/>
          <table:table-cell table:formula="of:=[Data.E33]" office:value-type="string" office:string-value="Africa" calcext:value-type="string">
            <text:p>Africa</text:p>
          </table:table-cell>
        </table:table-row>
        <table:table-row table:style-name="ro4">
          <table:table-cell table:formula="of:=IF([Data.C34]&lt;&gt;&quot;&quot;;CONCATENATE(&quot;&lt;img src=&quot;&quot;&quot;;[Data.C34];&quot;&quot;&quot; height=&quot;&quot;300&quot;&quot; /&gt;&quot;);&quot;&quot;)" office:value-type="string" office:string-value="&lt;img src=&quot;http://upload.wikimedia.org/wikipedia/commons/thumb/c/c7/Canada_%28orthographic_projection%29.svg/500px-Canada_%28orthographic_projection%29.svg.png&quot; height=&quot;300&quot; /&gt;" calcext:value-type="string">
            <text:p>&lt;img src="http://upload.wikimedia.org/wikipedia/commons/thumb/c/c7/Canada_%28orthographic_projection%29.svg/500px-Canada_%28orthographic_projection%29.svg.png" height="300" /&gt;</text:p>
          </table:table-cell>
          <table:table-cell table:formula="of:=[Capitali.A34]" office:value-type="string" office:string-value="Canada " calcext:value-type="string">
            <text:p>Canada </text:p>
          </table:table-cell>
          <table:table-cell table:number-columns-repeated="3"/>
          <table:table-cell table:formula="of:=[Data.E34]" office:value-type="string" office:string-value="Nord America" calcext:value-type="string">
            <text:p>Nord America</text:p>
          </table:table-cell>
        </table:table-row>
        <table:table-row table:style-name="ro4">
          <table:table-cell table:formula="of:=IF([Data.C35]&lt;&gt;&quot;&quot;;CONCATENATE(&quot;&lt;img src=&quot;&quot;&quot;;[Data.C35];&quot;&quot;&quot; height=&quot;&quot;300&quot;&quot; /&gt;&quot;);&quot;&quot;)" office:value-type="string" office:string-value="&lt;img src=&quot;http://upload.wikimedia.org/wikipedia/commons/thumb/4/47/Cape_Verde_%28orthographic_projection%29.svg/500px-Cape_Verde_%28orthographic_projection%29.svg.png&quot; height=&quot;300&quot; /&gt;" calcext:value-type="string">
            <text:p>&lt;img src="http://upload.wikimedia.org/wikipedia/commons/thumb/4/47/Cape_Verde_%28orthographic_projection%29.svg/500px-Cape_Verde_%28orthographic_projection%29.svg.png" height="300" /&gt;</text:p>
          </table:table-cell>
          <table:table-cell table:formula="of:=[Capitali.A35]" office:value-type="string" office:string-value="Capo Verde " calcext:value-type="string">
            <text:p>Capo Verde </text:p>
          </table:table-cell>
          <table:table-cell table:number-columns-repeated="3"/>
          <table:table-cell table:formula="of:=[Data.E35]" office:value-type="string" office:string-value="Africa" calcext:value-type="string">
            <text:p>Africa</text:p>
          </table:table-cell>
        </table:table-row>
        <table:table-row table:style-name="ro4">
          <table:table-cell table:formula="of:=IF([Data.C36]&lt;&gt;&quot;&quot;;CONCATENATE(&quot;&lt;img src=&quot;&quot;&quot;;[Data.C36];&quot;&quot;&quot; height=&quot;&quot;300&quot;&quot; /&gt;&quot;);&quot;&quot;)" office:value-type="string" office:string-value="&lt;img src=&quot;http://upload.wikimedia.org/wikipedia/commons/thumb/7/7b/ChadMap.svg/500px-ChadMap.svg.png&quot; height=&quot;300&quot; /&gt;" calcext:value-type="string">
            <text:p>&lt;img src="http://upload.wikimedia.org/wikipedia/commons/thumb/7/7b/ChadMap.svg/500px-ChadMap.svg.png" height="300" /&gt;</text:p>
          </table:table-cell>
          <table:table-cell table:formula="of:=[Capitali.A36]" office:value-type="string" office:string-value="Ciad " calcext:value-type="string">
            <text:p>Ciad </text:p>
          </table:table-cell>
          <table:table-cell table:number-columns-repeated="3"/>
          <table:table-cell table:formula="of:=[Data.E36]" office:value-type="string" office:string-value="Africa" calcext:value-type="string">
            <text:p>Africa</text:p>
          </table:table-cell>
        </table:table-row>
        <table:table-row table:style-name="ro4">
          <table:table-cell table:formula="of:=IF([Data.C37]&lt;&gt;&quot;&quot;;CONCATENATE(&quot;&lt;img src=&quot;&quot;&quot;;[Data.C37];&quot;&quot;&quot; height=&quot;&quot;300&quot;&quot; /&gt;&quot;);&quot;&quot;)" office:value-type="string" office:string-value="&lt;img src=&quot;http://upload.wikimedia.org/wikipedia/commons/thumb/d/d5/Chile_%28orthographic_projection%29.svg/500px-Chile_%28orthographic_projection%29.svg.png&quot; height=&quot;300&quot; /&gt;" calcext:value-type="string">
            <text:p>&lt;img src="http://upload.wikimedia.org/wikipedia/commons/thumb/d/d5/Chile_%28orthographic_projection%29.svg/500px-Chile_%28orthographic_projection%29.svg.png" height="300" /&gt;</text:p>
          </table:table-cell>
          <table:table-cell table:formula="of:=[Capitali.A37]" office:value-type="string" office:string-value="Cile " calcext:value-type="string">
            <text:p>Cile </text:p>
          </table:table-cell>
          <table:table-cell table:number-columns-repeated="3"/>
          <table:table-cell table:formula="of:=[Data.E37]" office:value-type="string" office:string-value="Sud America" calcext:value-type="string">
            <text:p>Sud America</text:p>
          </table:table-cell>
        </table:table-row>
        <table:table-row table:style-name="ro4">
          <table:table-cell table:formula="of:=IF([Data.C38]&lt;&gt;&quot;&quot;;CONCATENATE(&quot;&lt;img src=&quot;&quot;&quot;;[Data.C38];&quot;&quot;&quot; height=&quot;&quot;300&quot;&quot; /&gt;&quot;);&quot;&quot;)" office:value-type="string" office:string-value="&lt;img src=&quot;http://upload.wikimedia.org/wikipedia/commons/thumb/7/78/People%27s_Republic_of_China_%28orthographic_projection%29.svg/500px-People%27s_Republic_of_China_%28orthographic_projection%29.svg.png&quot; height=&quot;300&quot; /&gt;" calcext:value-type="string">
            <text:p>&lt;img src="http://upload.wikimedia.org/wikipedia/commons/thumb/7/78/People%27s_Republic_of_China_%28orthographic_projection%29.svg/500px-People%27s_Republic_of_China_%28orthographic_projection%29.svg.png" height="300" /&gt;</text:p>
          </table:table-cell>
          <table:table-cell table:formula="of:=[Capitali.A38]" office:value-type="string" office:string-value="Cina " calcext:value-type="string">
            <text:p>Cina </text:p>
          </table:table-cell>
          <table:table-cell table:number-columns-repeated="3"/>
          <table:table-cell table:formula="of:=[Data.E38]" office:value-type="string" office:string-value="Asia" calcext:value-type="string">
            <text:p>Asia</text:p>
          </table:table-cell>
        </table:table-row>
        <table:table-row table:style-name="ro4">
          <table:table-cell table:formula="of:=IF([Data.C39]&lt;&gt;&quot;&quot;;CONCATENATE(&quot;&lt;img src=&quot;&quot;&quot;;[Data.C39];&quot;&quot;&quot; height=&quot;&quot;300&quot;&quot; /&gt;&quot;);&quot;&quot;)" office:value-type="string" office:string-value="&lt;img src=&quot;http://upload.wikimedia.org/wikipedia/commons/thumb/4/4f/EU-Cyprus.svg/500px-EU-Cyprus.svg.png&quot; height=&quot;300&quot; /&gt;" calcext:value-type="string">
            <text:p>&lt;img src="http://upload.wikimedia.org/wikipedia/commons/thumb/4/4f/EU-Cyprus.svg/500px-EU-Cyprus.svg.png" height="300" /&gt;</text:p>
          </table:table-cell>
          <table:table-cell table:formula="of:=[Capitali.A39]" office:value-type="string" office:string-value="Cipro " calcext:value-type="string">
            <text:p>Cipro </text:p>
          </table:table-cell>
          <table:table-cell table:number-columns-repeated="3"/>
          <table:table-cell table:formula="of:=[Data.E39]" office:value-type="string" office:string-value="Europa" calcext:value-type="string">
            <text:p>Europa</text:p>
          </table:table-cell>
        </table:table-row>
        <table:table-row table:style-name="ro4">
          <table:table-cell table:formula="of:=IF([Data.C40]&lt;&gt;&quot;&quot;;CONCATENATE(&quot;&lt;img src=&quot;&quot;&quot;;[Data.C40];&quot;&quot;&quot; height=&quot;&quot;300&quot;&quot; /&gt;&quot;);&quot;&quot;)" office:value-type="string" office:string-value="&lt;img src=&quot;http://upload.wikimedia.org/wikipedia/commons/f/f7/Location_Vatican_City_Europe.png&quot; height=&quot;300&quot; /&gt;" calcext:value-type="string">
            <text:p>&lt;img src="http://upload.wikimedia.org/wikipedia/commons/f/f7/Location_Vatican_City_Europe.png" height="300" /&gt;</text:p>
          </table:table-cell>
          <table:table-cell table:formula="of:=[Capitali.A40]" office:value-type="string" office:string-value="Città del Vaticano " calcext:value-type="string">
            <text:p>Città del Vaticano </text:p>
          </table:table-cell>
          <table:table-cell table:number-columns-repeated="3"/>
          <table:table-cell table:formula="of:=[Data.E40]" office:value-type="string" office:string-value="Europa" calcext:value-type="string">
            <text:p>Europa</text:p>
          </table:table-cell>
        </table:table-row>
        <table:table-row table:style-name="ro4">
          <table:table-cell table:formula="of:=IF([Data.C41]&lt;&gt;&quot;&quot;;CONCATENATE(&quot;&lt;img src=&quot;&quot;&quot;;[Data.C41];&quot;&quot;&quot; height=&quot;&quot;300&quot;&quot; /&gt;&quot;);&quot;&quot;)" office:value-type="string" office:string-value="&lt;img src=&quot;http://upload.wikimedia.org/wikipedia/commons/thumb/c/ca/COL_orthographic_%28San_Andr%C3%A9s_and_Providencia_special%29.svg/500px-COL_orthographic_%28San_Andr%C3%A9s_and_Providencia_special%29.svg.png&quot; height=&quot;300&quot; /&gt;" calcext:value-type="string">
            <text:p>&lt;img src="http://upload.wikimedia.org/wikipedia/commons/thumb/c/ca/COL_orthographic_%28San_Andr%C3%A9s_and_Providencia_special%29.svg/500px-COL_orthographic_%28San_Andr%C3%A9s_and_Providencia_special%29.svg.png" height="300" /&gt;</text:p>
          </table:table-cell>
          <table:table-cell table:formula="of:=[Capitali.A41]" office:value-type="string" office:string-value="Colombia " calcext:value-type="string">
            <text:p>Colombia </text:p>
          </table:table-cell>
          <table:table-cell table:number-columns-repeated="3"/>
          <table:table-cell table:formula="of:=[Data.E41]" office:value-type="string" office:string-value="Sud America" calcext:value-type="string">
            <text:p>Sud America</text:p>
          </table:table-cell>
        </table:table-row>
        <table:table-row table:style-name="ro4">
          <table:table-cell table:formula="of:=IF([Data.C42]&lt;&gt;&quot;&quot;;CONCATENATE(&quot;&lt;img src=&quot;&quot;&quot;;[Data.C42];&quot;&quot;&quot; height=&quot;&quot;300&quot;&quot; /&gt;&quot;);&quot;&quot;)" office:value-type="string" office:string-value="&lt;img src=&quot;http://upload.wikimedia.org/wikipedia/commons/thumb/a/ad/Comoros_%28orthographic_projection%29.svg/500px-Comoros_%28orthographic_projection%29.svg.png&quot; height=&quot;300&quot; /&gt;" calcext:value-type="string">
            <text:p>&lt;img src="http://upload.wikimedia.org/wikipedia/commons/thumb/a/ad/Comoros_%28orthographic_projection%29.svg/500px-Comoros_%28orthographic_projection%29.svg.png" height="300" /&gt;</text:p>
          </table:table-cell>
          <table:table-cell table:formula="of:=[Capitali.A42]" office:value-type="string" office:string-value="Comore " calcext:value-type="string">
            <text:p>Comore </text:p>
          </table:table-cell>
          <table:table-cell table:number-columns-repeated="3"/>
          <table:table-cell table:formula="of:=[Data.E42]" office:value-type="string" office:string-value="Africa" calcext:value-type="string">
            <text:p>Africa</text:p>
          </table:table-cell>
        </table:table-row>
        <table:table-row table:style-name="ro4">
          <table:table-cell table:formula="of:=IF([Data.C43]&lt;&gt;&quot;&quot;;CONCATENATE(&quot;&lt;img src=&quot;&quot;&quot;;[Data.C43];&quot;&quot;&quot; height=&quot;&quot;300&quot;&quot; /&gt;&quot;);&quot;&quot;)" office:value-type="string" office:string-value="&lt;img src=&quot;http://upload.wikimedia.org/wikipedia/commons/thumb/7/7b/North_Korea_%28orthographic_projection%29.svg/500px-North_Korea_%28orthographic_projection%29.svg.png&quot; height=&quot;300&quot; /&gt;" calcext:value-type="string">
            <text:p>&lt;img src="http://upload.wikimedia.org/wikipedia/commons/thumb/7/7b/North_Korea_%28orthographic_projection%29.svg/500px-North_Korea_%28orthographic_projection%29.svg.png" height="300" /&gt;</text:p>
          </table:table-cell>
          <table:table-cell table:formula="of:=[Capitali.A43]" office:value-type="string" office:string-value="Corea del Nord " calcext:value-type="string">
            <text:p>Corea del Nord </text:p>
          </table:table-cell>
          <table:table-cell table:number-columns-repeated="3"/>
          <table:table-cell table:formula="of:=[Data.E43]" office:value-type="string" office:string-value="Asia" calcext:value-type="string">
            <text:p>Asia</text:p>
          </table:table-cell>
        </table:table-row>
        <table:table-row table:style-name="ro4">
          <table:table-cell table:formula="of:=IF([Data.C44]&lt;&gt;&quot;&quot;;CONCATENATE(&quot;&lt;img src=&quot;&quot;&quot;;[Data.C44];&quot;&quot;&quot; height=&quot;&quot;300&quot;&quot; /&gt;&quot;);&quot;&quot;)" office:value-type="string" office:string-value="&lt;img src=&quot;http://upload.wikimedia.org/wikipedia/commons/thumb/9/95/South_Korea_%28orthographic_projection%29.svg/500px-South_Korea_%28orthographic_projection%29.svg.png&quot; height=&quot;300&quot; /&gt;" calcext:value-type="string">
            <text:p>&lt;img src="http://upload.wikimedia.org/wikipedia/commons/thumb/9/95/South_Korea_%28orthographic_projection%29.svg/500px-South_Korea_%28orthographic_projection%29.svg.png" height="300" /&gt;</text:p>
          </table:table-cell>
          <table:table-cell table:formula="of:=[Capitali.A44]" office:value-type="string" office:string-value="Corea del Sud " calcext:value-type="string">
            <text:p>Corea del Sud </text:p>
          </table:table-cell>
          <table:table-cell table:number-columns-repeated="3"/>
          <table:table-cell table:formula="of:=[Data.E44]" office:value-type="string" office:string-value="Asia" calcext:value-type="string">
            <text:p>Asia</text:p>
          </table:table-cell>
        </table:table-row>
        <table:table-row table:style-name="ro4">
          <table:table-cell table:formula="of:=IF([Data.C45]&lt;&gt;&quot;&quot;;CONCATENATE(&quot;&lt;img src=&quot;&quot;&quot;;[Data.C45];&quot;&quot;&quot; height=&quot;&quot;300&quot;&quot; /&gt;&quot;);&quot;&quot;)" office:value-type="string" office:string-value="&lt;img src=&quot;http://upload.wikimedia.org/wikipedia/commons/thumb/c/cd/Location_C%C3%B4te_d%27Ivoire_AU_Africa.svg/500px-Location_C%C3%B4te_d%27Ivoire_AU_Africa.svg.png&quot; height=&quot;300&quot; /&gt;" calcext:value-type="string">
            <text:p>&lt;img src="http://upload.wikimedia.org/wikipedia/commons/thumb/c/cd/Location_C%C3%B4te_d%27Ivoire_AU_Africa.svg/500px-Location_C%C3%B4te_d%27Ivoire_AU_Africa.svg.png" height="300" /&gt;</text:p>
          </table:table-cell>
          <table:table-cell table:formula="of:=[Capitali.A45]" office:value-type="string" office:string-value="Costa d'Avorio " calcext:value-type="string">
            <text:p>Costa d'Avorio </text:p>
          </table:table-cell>
          <table:table-cell table:number-columns-repeated="3"/>
          <table:table-cell table:formula="of:=[Data.E45]" office:value-type="string" office:string-value="Africa" calcext:value-type="string">
            <text:p>Africa</text:p>
          </table:table-cell>
        </table:table-row>
        <table:table-row table:style-name="ro4">
          <table:table-cell table:formula="of:=IF([Data.C46]&lt;&gt;&quot;&quot;;CONCATENATE(&quot;&lt;img src=&quot;&quot;&quot;;[Data.C46];&quot;&quot;&quot; height=&quot;&quot;300&quot;&quot; /&gt;&quot;);&quot;&quot;)" office:value-type="string" office:string-value="&lt;img src=&quot;http://upload.wikimedia.org/wikipedia/commons/thumb/c/c4/Costa_Rica_%28orthographic_projection%29.svg/500px-Costa_Rica_%28orthographic_projection%29.svg.png&quot; height=&quot;300&quot; /&gt;" calcext:value-type="string">
            <text:p>&lt;img src="http://upload.wikimedia.org/wikipedia/commons/thumb/c/c4/Costa_Rica_%28orthographic_projection%29.svg/500px-Costa_Rica_%28orthographic_projection%29.svg.png" height="300" /&gt;</text:p>
          </table:table-cell>
          <table:table-cell table:formula="of:=[Capitali.A46]" office:value-type="string" office:string-value="Costa Rica " calcext:value-type="string">
            <text:p>Costa Rica </text:p>
          </table:table-cell>
          <table:table-cell table:number-columns-repeated="3"/>
          <table:table-cell table:formula="of:=[Data.E46]" office:value-type="string" office:string-value="America Centrale" calcext:value-type="string">
            <text:p>America Centrale</text:p>
          </table:table-cell>
        </table:table-row>
        <table:table-row table:style-name="ro4">
          <table:table-cell table:formula="of:=IF([Data.C47]&lt;&gt;&quot;&quot;;CONCATENATE(&quot;&lt;img src=&quot;&quot;&quot;;[Data.C47];&quot;&quot;&quot; height=&quot;&quot;300&quot;&quot; /&gt;&quot;);&quot;&quot;)" office:value-type="string" office:string-value="&lt;img src=&quot;http://upload.wikimedia.org/wikipedia/commons/thumb/1/15/EU-Croatia.svg/500px-EU-Croatia.svg.png&quot; height=&quot;300&quot; /&gt;" calcext:value-type="string">
            <text:p>&lt;img src="http://upload.wikimedia.org/wikipedia/commons/thumb/1/15/EU-Croatia.svg/500px-EU-Croatia.svg.png" height="300" /&gt;</text:p>
          </table:table-cell>
          <table:table-cell table:formula="of:=[Capitali.A47]" office:value-type="string" office:string-value="Croazia " calcext:value-type="string">
            <text:p>Croazia </text:p>
          </table:table-cell>
          <table:table-cell table:number-columns-repeated="3"/>
          <table:table-cell table:formula="of:=[Data.E47]" office:value-type="string" office:string-value="Europa" calcext:value-type="string">
            <text:p>Europa</text:p>
          </table:table-cell>
        </table:table-row>
        <table:table-row table:style-name="ro4">
          <table:table-cell table:formula="of:=IF([Data.C48]&lt;&gt;&quot;&quot;;CONCATENATE(&quot;&lt;img src=&quot;&quot;&quot;;[Data.C48];&quot;&quot;&quot; height=&quot;&quot;300&quot;&quot; /&gt;&quot;);&quot;&quot;)" office:value-type="string" office:string-value="&lt;img src=&quot;http://upload.wikimedia.org/wikipedia/commons/thumb/2/25/Cuba_on_the_globe_%28Americas_centered%29.svg/500px-Cuba_on_the_globe_%28Americas_centered%29.svg.png&quot; height=&quot;300&quot; /&gt;" calcext:value-type="string">
            <text:p>&lt;img src="http://upload.wikimedia.org/wikipedia/commons/thumb/2/25/Cuba_on_the_globe_%28Americas_centered%29.svg/500px-Cuba_on_the_globe_%28Americas_centered%29.svg.png" height="300" /&gt;</text:p>
          </table:table-cell>
          <table:table-cell table:formula="of:=[Capitali.A48]" office:value-type="string" office:string-value="Cuba " calcext:value-type="string">
            <text:p>Cuba </text:p>
          </table:table-cell>
          <table:table-cell table:number-columns-repeated="3"/>
          <table:table-cell table:formula="of:=[Data.E48]" office:value-type="string" office:string-value="America Centrale" calcext:value-type="string">
            <text:p>America Centrale</text:p>
          </table:table-cell>
        </table:table-row>
        <table:table-row table:style-name="ro4">
          <table:table-cell table:formula="of:=IF([Data.C49]&lt;&gt;&quot;&quot;;CONCATENATE(&quot;&lt;img src=&quot;&quot;&quot;;[Data.C49];&quot;&quot;&quot; height=&quot;&quot;300&quot;&quot; /&gt;&quot;);&quot;&quot;)" office:value-type="string" office:string-value="&lt;img src=&quot;http://upload.wikimedia.org/wikipedia/commons/thumb/9/9a/EU-Denmark.svg/500px-EU-Denmark.svg.png&quot; height=&quot;300&quot; /&gt;" calcext:value-type="string">
            <text:p>&lt;img src="http://upload.wikimedia.org/wikipedia/commons/thumb/9/9a/EU-Denmark.svg/500px-EU-Denmark.svg.png" height="300" /&gt;</text:p>
          </table:table-cell>
          <table:table-cell table:formula="of:=[Capitali.A49]" office:value-type="string" office:string-value="Danimarca " calcext:value-type="string">
            <text:p>Danimarca </text:p>
          </table:table-cell>
          <table:table-cell table:number-columns-repeated="3"/>
          <table:table-cell table:formula="of:=[Data.E49]" office:value-type="string" office:string-value="Europa" calcext:value-type="string">
            <text:p>Europa</text:p>
          </table:table-cell>
        </table:table-row>
        <table:table-row table:style-name="ro4">
          <table:table-cell table:formula="of:=IF([Data.C50]&lt;&gt;&quot;&quot;;CONCATENATE(&quot;&lt;img src=&quot;&quot;&quot;;[Data.C50];&quot;&quot;&quot; height=&quot;&quot;300&quot;&quot; /&gt;&quot;);&quot;&quot;)" office:value-type="string" office:string-value="&lt;img src=&quot;http://upload.wikimedia.org/wikipedia/commons/thumb/1/13/LocationDominica.svg/500px-LocationDominica.svg.png&quot; height=&quot;300&quot; /&gt;" calcext:value-type="string">
            <text:p>&lt;img src="http://upload.wikimedia.org/wikipedia/commons/thumb/1/13/LocationDominica.svg/500px-LocationDominica.svg.png" height="300" /&gt;</text:p>
          </table:table-cell>
          <table:table-cell table:formula="of:=[Capitali.A50]" office:value-type="string" office:string-value="Dominica " calcext:value-type="string">
            <text:p>Dominica </text:p>
          </table:table-cell>
          <table:table-cell table:number-columns-repeated="3"/>
          <table:table-cell table:formula="of:=[Data.E50]" office:value-type="string" office:string-value="America Centrale" calcext:value-type="string">
            <text:p>America Centrale</text:p>
          </table:table-cell>
        </table:table-row>
        <table:table-row table:style-name="ro4">
          <table:table-cell table:formula="of:=IF([Data.C51]&lt;&gt;&quot;&quot;;CONCATENATE(&quot;&lt;img src=&quot;&quot;&quot;;[Data.C51];&quot;&quot;&quot; height=&quot;&quot;300&quot;&quot; /&gt;&quot;);&quot;&quot;)" office:value-type="string" office:string-value="&lt;img src=&quot;http://upload.wikimedia.org/wikipedia/commons/thumb/c/c8/Ecuador_%28orthographic_projection%29.svg/500px-Ecuador_%28orthographic_projection%29.svg.png&quot; height=&quot;300&quot; /&gt;" calcext:value-type="string">
            <text:p>&lt;img src="http://upload.wikimedia.org/wikipedia/commons/thumb/c/c8/Ecuador_%28orthographic_projection%29.svg/500px-Ecuador_%28orthographic_projection%29.svg.png" height="300" /&gt;</text:p>
          </table:table-cell>
          <table:table-cell table:formula="of:=[Capitali.A51]" office:value-type="string" office:string-value="Ecuador " calcext:value-type="string">
            <text:p>Ecuador </text:p>
          </table:table-cell>
          <table:table-cell table:number-columns-repeated="3"/>
          <table:table-cell table:formula="of:=[Data.E51]" office:value-type="string" office:string-value="Sud America" calcext:value-type="string">
            <text:p>Sud America</text:p>
          </table:table-cell>
        </table:table-row>
        <table:table-row table:style-name="ro4">
          <table:table-cell table:formula="of:=IF([Data.C52]&lt;&gt;&quot;&quot;;CONCATENATE(&quot;&lt;img src=&quot;&quot;&quot;;[Data.C52];&quot;&quot;&quot; height=&quot;&quot;300&quot;&quot; /&gt;&quot;);&quot;&quot;)" office:value-type="string" office:string-value="&lt;img src=&quot;http://upload.wikimedia.org/wikipedia/commons/thumb/4/4b/Egypt_%28orthographic_projection%29.svg/500px-Egypt_%28orthographic_projection%29.svg.png&quot; height=&quot;300&quot; /&gt;" calcext:value-type="string">
            <text:p>&lt;img src="http://upload.wikimedia.org/wikipedia/commons/thumb/4/4b/Egypt_%28orthographic_projection%29.svg/500px-Egypt_%28orthographic_projection%29.svg.png" height="300" /&gt;</text:p>
          </table:table-cell>
          <table:table-cell table:formula="of:=[Capitali.A52]" office:value-type="string" office:string-value="Egitto " calcext:value-type="string">
            <text:p>Egitto </text:p>
          </table:table-cell>
          <table:table-cell table:number-columns-repeated="3"/>
          <table:table-cell table:formula="of:=[Data.E52]" office:value-type="string" office:string-value="Africa" calcext:value-type="string">
            <text:p>Africa</text:p>
          </table:table-cell>
        </table:table-row>
        <table:table-row table:style-name="ro4">
          <table:table-cell table:formula="of:=IF([Data.C53]&lt;&gt;&quot;&quot;;CONCATENATE(&quot;&lt;img src=&quot;&quot;&quot;;[Data.C53];&quot;&quot;&quot; height=&quot;&quot;300&quot;&quot; /&gt;&quot;);&quot;&quot;)" office:value-type="string" office:string-value="&lt;img src=&quot;http://upload.wikimedia.org/wikipedia/commons/thumb/8/86/LocationElSalvador.svg/500px-LocationElSalvador.svg.png&quot; height=&quot;300&quot; /&gt;" calcext:value-type="string">
            <text:p>&lt;img src="http://upload.wikimedia.org/wikipedia/commons/thumb/8/86/LocationElSalvador.svg/500px-LocationElSalvador.svg.png" height="300" /&gt;</text:p>
          </table:table-cell>
          <table:table-cell table:formula="of:=[Capitali.A53]" office:value-type="string" office:string-value="El Salvador " calcext:value-type="string">
            <text:p>El Salvador </text:p>
          </table:table-cell>
          <table:table-cell table:number-columns-repeated="3"/>
          <table:table-cell table:formula="of:=[Data.E53]" office:value-type="string" office:string-value="America Centrale" calcext:value-type="string">
            <text:p>America Centrale</text:p>
          </table:table-cell>
        </table:table-row>
        <table:table-row table:style-name="ro4">
          <table:table-cell table:formula="of:=IF([Data.C54]&lt;&gt;&quot;&quot;;CONCATENATE(&quot;&lt;img src=&quot;&quot;&quot;;[Data.C54];&quot;&quot;&quot; height=&quot;&quot;300&quot;&quot; /&gt;&quot;);&quot;&quot;)" office:value-type="string" office:string-value="&lt;img src=&quot;http://upload.wikimedia.org/wikipedia/commons/thumb/c/cd/United_Arab_Emirates_%28orthographic_projection%29.svg/500px-United_Arab_Emirates_%28orthographic_projection%29.svg.png&quot; height=&quot;300&quot; /&gt;" calcext:value-type="string">
            <text:p>&lt;img src="http://upload.wikimedia.org/wikipedia/commons/thumb/c/cd/United_Arab_Emirates_%28orthographic_projection%29.svg/500px-United_Arab_Emirates_%28orthographic_projection%29.svg.png" height="300" /&gt;</text:p>
          </table:table-cell>
          <table:table-cell table:formula="of:=[Capitali.A54]" office:value-type="string" office:string-value="Emirati Arabi Uniti " calcext:value-type="string">
            <text:p>Emirati Arabi Uniti </text:p>
          </table:table-cell>
          <table:table-cell table:number-columns-repeated="3"/>
          <table:table-cell table:formula="of:=[Data.E54]" office:value-type="string" office:string-value="Asia" calcext:value-type="string">
            <text:p>Asia</text:p>
          </table:table-cell>
        </table:table-row>
        <table:table-row table:style-name="ro4">
          <table:table-cell table:formula="of:=IF([Data.C55]&lt;&gt;&quot;&quot;;CONCATENATE(&quot;&lt;img src=&quot;&quot;&quot;;[Data.C55];&quot;&quot;&quot; height=&quot;&quot;300&quot;&quot; /&gt;&quot;);&quot;&quot;)" office:value-type="string" office:string-value="&lt;img src=&quot;http://upload.wikimedia.org/wikipedia/commons/thumb/4/43/Eritrea_%28Africa_orthographic_projection%29.svg/500px-Eritrea_%28Africa_orthographic_projection%29.svg.png&quot; height=&quot;300&quot; /&gt;" calcext:value-type="string">
            <text:p>&lt;img src="http://upload.wikimedia.org/wikipedia/commons/thumb/4/43/Eritrea_%28Africa_orthographic_projection%29.svg/500px-Eritrea_%28Africa_orthographic_projection%29.svg.png" height="300" /&gt;</text:p>
          </table:table-cell>
          <table:table-cell table:formula="of:=[Capitali.A55]" office:value-type="string" office:string-value="Eritrea " calcext:value-type="string">
            <text:p>Eritrea </text:p>
          </table:table-cell>
          <table:table-cell table:number-columns-repeated="3"/>
          <table:table-cell table:formula="of:=[Data.E55]" office:value-type="string" office:string-value="Africa" calcext:value-type="string">
            <text:p>Africa</text:p>
          </table:table-cell>
        </table:table-row>
        <table:table-row table:style-name="ro4">
          <table:table-cell table:formula="of:=IF([Data.C56]&lt;&gt;&quot;&quot;;CONCATENATE(&quot;&lt;img src=&quot;&quot;&quot;;[Data.C56];&quot;&quot;&quot; height=&quot;&quot;300&quot;&quot; /&gt;&quot;);&quot;&quot;)" office:value-type="string" office:string-value="&lt;img src=&quot;http://upload.wikimedia.org/wikipedia/commons/thumb/a/a2/EU-Estonia.svg/500px-EU-Estonia.svg.png&quot; height=&quot;300&quot; /&gt;" calcext:value-type="string">
            <text:p>&lt;img src="http://upload.wikimedia.org/wikipedia/commons/thumb/a/a2/EU-Estonia.svg/500px-EU-Estonia.svg.png" height="300" /&gt;</text:p>
          </table:table-cell>
          <table:table-cell table:formula="of:=[Capitali.A56]" office:value-type="string" office:string-value="Estonia " calcext:value-type="string">
            <text:p>Estonia </text:p>
          </table:table-cell>
          <table:table-cell table:number-columns-repeated="3"/>
          <table:table-cell table:formula="of:=[Data.E56]" office:value-type="string" office:string-value="Europa" calcext:value-type="string">
            <text:p>Europa</text:p>
          </table:table-cell>
        </table:table-row>
        <table:table-row table:style-name="ro4">
          <table:table-cell table:formula="of:=IF([Data.C57]&lt;&gt;&quot;&quot;;CONCATENATE(&quot;&lt;img src=&quot;&quot;&quot;;[Data.C57];&quot;&quot;&quot; height=&quot;&quot;300&quot;&quot; /&gt;&quot;);&quot;&quot;)" office:value-type="string" office:string-value="&lt;img src=&quot;http://upload.wikimedia.org/wikipedia/commons/thumb/d/dd/Ethiopia_%28Africa_orthographic_projection%29.svg/500px-Ethiopia_%28Africa_orthographic_projection%29.svg.png&quot; height=&quot;300&quot; /&gt;" calcext:value-type="string">
            <text:p>&lt;img src="http://upload.wikimedia.org/wikipedia/commons/thumb/d/dd/Ethiopia_%28Africa_orthographic_projection%29.svg/500px-Ethiopia_%28Africa_orthographic_projection%29.svg.png" height="300" /&gt;</text:p>
          </table:table-cell>
          <table:table-cell table:formula="of:=[Capitali.A57]" office:value-type="string" office:string-value="Etiopia " calcext:value-type="string">
            <text:p>Etiopia </text:p>
          </table:table-cell>
          <table:table-cell table:number-columns-repeated="3"/>
          <table:table-cell table:formula="of:=[Data.E57]" office:value-type="string" office:string-value="Africa" calcext:value-type="string">
            <text:p>Africa</text:p>
          </table:table-cell>
        </table:table-row>
        <table:table-row table:style-name="ro4">
          <table:table-cell table:formula="of:=IF([Data.C58]&lt;&gt;&quot;&quot;;CONCATENATE(&quot;&lt;img src=&quot;&quot;&quot;;[Data.C58];&quot;&quot;&quot; height=&quot;&quot;300&quot;&quot; /&gt;&quot;);&quot;&quot;)" office:value-type="string" office:string-value="&lt;img src=&quot;http://upload.wikimedia.org/wikipedia/commons/thumb/f/fa/Fiji_%28orthographic_projection%29.svg/500px-Fiji_%28orthographic_projection%29.svg.png&quot; height=&quot;300&quot; /&gt;" calcext:value-type="string">
            <text:p>&lt;img src="http://upload.wikimedia.org/wikipedia/commons/thumb/f/fa/Fiji_%28orthographic_projection%29.svg/500px-Fiji_%28orthographic_projection%29.svg.png" height="300" /&gt;</text:p>
          </table:table-cell>
          <table:table-cell table:formula="of:=[Capitali.A58]" office:value-type="string" office:string-value="Figi " calcext:value-type="string">
            <text:p>Figi </text:p>
          </table:table-cell>
          <table:table-cell table:number-columns-repeated="3"/>
          <table:table-cell table:formula="of:=[Data.E58]" office:value-type="string" office:string-value="Oceania" calcext:value-type="string">
            <text:p>Oceania</text:p>
          </table:table-cell>
        </table:table-row>
        <table:table-row table:style-name="ro4">
          <table:table-cell table:formula="of:=IF([Data.C59]&lt;&gt;&quot;&quot;;CONCATENATE(&quot;&lt;img src=&quot;&quot;&quot;;[Data.C59];&quot;&quot;&quot; height=&quot;&quot;300&quot;&quot; /&gt;&quot;);&quot;&quot;)" office:value-type="string" office:string-value="&lt;img src=&quot;http://upload.wikimedia.org/wikipedia/commons/thumb/6/6d/PHL_orthographic.svg/500px-PHL_orthographic.svg.png&quot; height=&quot;300&quot; /&gt;" calcext:value-type="string">
            <text:p>&lt;img src="http://upload.wikimedia.org/wikipedia/commons/thumb/6/6d/PHL_orthographic.svg/500px-PHL_orthographic.svg.png" height="300" /&gt;</text:p>
          </table:table-cell>
          <table:table-cell table:formula="of:=[Capitali.A59]" office:value-type="string" office:string-value="Filippine " calcext:value-type="string">
            <text:p>Filippine </text:p>
          </table:table-cell>
          <table:table-cell table:number-columns-repeated="3"/>
          <table:table-cell table:formula="of:=[Data.E59]" office:value-type="string" office:string-value="Asia" calcext:value-type="string">
            <text:p>Asia</text:p>
          </table:table-cell>
        </table:table-row>
        <table:table-row table:style-name="ro4">
          <table:table-cell table:formula="of:=IF([Data.C60]&lt;&gt;&quot;&quot;;CONCATENATE(&quot;&lt;img src=&quot;&quot;&quot;;[Data.C60];&quot;&quot;&quot; height=&quot;&quot;300&quot;&quot; /&gt;&quot;);&quot;&quot;)" office:value-type="string" office:string-value="&lt;img src=&quot;http://upload.wikimedia.org/wikipedia/commons/thumb/6/6e/EU-Finland.svg/500px-EU-Finland.svg.png&quot; height=&quot;300&quot; /&gt;" calcext:value-type="string">
            <text:p>&lt;img src="http://upload.wikimedia.org/wikipedia/commons/thumb/6/6e/EU-Finland.svg/500px-EU-Finland.svg.png" height="300" /&gt;</text:p>
          </table:table-cell>
          <table:table-cell table:formula="of:=[Capitali.A60]" office:value-type="string" office:string-value="Finlandia " calcext:value-type="string">
            <text:p>Finlandia </text:p>
          </table:table-cell>
          <table:table-cell table:number-columns-repeated="3"/>
          <table:table-cell table:formula="of:=[Data.E60]" office:value-type="string" office:string-value="Europa" calcext:value-type="string">
            <text:p>Europa</text:p>
          </table:table-cell>
        </table:table-row>
        <table:table-row table:style-name="ro4">
          <table:table-cell table:formula="of:=IF([Data.C61]&lt;&gt;&quot;&quot;;CONCATENATE(&quot;&lt;img src=&quot;&quot;&quot;;[Data.C61];&quot;&quot;&quot; height=&quot;&quot;300&quot;&quot; /&gt;&quot;);&quot;&quot;)" office:value-type="string" office:string-value="&lt;img src=&quot;http://upload.wikimedia.org/wikipedia/commons/thumb/a/a3/EU-France.svg/500px-EU-France.svg.png&quot; height=&quot;300&quot; /&gt;" calcext:value-type="string">
            <text:p>&lt;img src="http://upload.wikimedia.org/wikipedia/commons/thumb/a/a3/EU-France.svg/500px-EU-France.svg.png" height="300" /&gt;</text:p>
          </table:table-cell>
          <table:table-cell table:formula="of:=[Capitali.A61]" office:value-type="string" office:string-value="Francia " calcext:value-type="string">
            <text:p>Francia </text:p>
          </table:table-cell>
          <table:table-cell table:number-columns-repeated="3"/>
          <table:table-cell table:formula="of:=[Data.E61]" office:value-type="string" office:string-value="Europa" calcext:value-type="string">
            <text:p>Europa</text:p>
          </table:table-cell>
        </table:table-row>
        <table:table-row table:style-name="ro4">
          <table:table-cell table:formula="of:=IF([Data.C62]&lt;&gt;&quot;&quot;;CONCATENATE(&quot;&lt;img src=&quot;&quot;&quot;;[Data.C62];&quot;&quot;&quot; height=&quot;&quot;300&quot;&quot; /&gt;&quot;);&quot;&quot;)" office:value-type="string" office:string-value="&lt;img src=&quot;http://upload.wikimedia.org/wikipedia/commons/thumb/b/bf/Gabon_%28orthographic_projection%29.svg/500px-Gabon_%28orthographic_projection%29.svg.png&quot; height=&quot;300&quot; /&gt;" calcext:value-type="string">
            <text:p>&lt;img src="http://upload.wikimedia.org/wikipedia/commons/thumb/b/bf/Gabon_%28orthographic_projection%29.svg/500px-Gabon_%28orthographic_projection%29.svg.png" height="300" /&gt;</text:p>
          </table:table-cell>
          <table:table-cell table:formula="of:=[Capitali.A62]" office:value-type="string" office:string-value="Gabon " calcext:value-type="string">
            <text:p>Gabon </text:p>
          </table:table-cell>
          <table:table-cell table:number-columns-repeated="3"/>
          <table:table-cell table:formula="of:=[Data.E62]" office:value-type="string" office:string-value="Africa" calcext:value-type="string">
            <text:p>Africa</text:p>
          </table:table-cell>
        </table:table-row>
        <table:table-row table:style-name="ro4">
          <table:table-cell table:formula="of:=IF([Data.C63]&lt;&gt;&quot;&quot;;CONCATENATE(&quot;&lt;img src=&quot;&quot;&quot;;[Data.C63];&quot;&quot;&quot; height=&quot;&quot;300&quot;&quot; /&gt;&quot;);&quot;&quot;)" office:value-type="string" office:string-value="&lt;img src=&quot;http://upload.wikimedia.org/wikipedia/commons/thumb/0/0d/Gambia_in_its_region.svg/500px-Gambia_in_its_region.svg.png&quot; height=&quot;300&quot; /&gt;" calcext:value-type="string">
            <text:p>&lt;img src="http://upload.wikimedia.org/wikipedia/commons/thumb/0/0d/Gambia_in_its_region.svg/500px-Gambia_in_its_region.svg.png" height="300" /&gt;</text:p>
          </table:table-cell>
          <table:table-cell table:formula="of:=[Capitali.A63]" office:value-type="string" office:string-value="Gambia " calcext:value-type="string">
            <text:p>Gambia </text:p>
          </table:table-cell>
          <table:table-cell table:number-columns-repeated="3"/>
          <table:table-cell table:formula="of:=[Data.E63]" office:value-type="string" office:string-value="Africa" calcext:value-type="string">
            <text:p>Africa</text:p>
          </table:table-cell>
        </table:table-row>
        <table:table-row table:style-name="ro4">
          <table:table-cell table:formula="of:=IF([Data.C64]&lt;&gt;&quot;&quot;;CONCATENATE(&quot;&lt;img src=&quot;&quot;&quot;;[Data.C64];&quot;&quot;&quot; height=&quot;&quot;300&quot;&quot; /&gt;&quot;);&quot;&quot;)" office:value-type="string" office:string-value="&lt;img src=&quot;http://upload.wikimedia.org/wikipedia/commons/thumb/6/67/Georgia_%28orthographic_projection_with_inset%29.svg/500px-Georgia_%28orthographic_projection_with_inset%29.svg.png&quot; height=&quot;300&quot; /&gt;" calcext:value-type="string">
            <text:p>&lt;img src="http://upload.wikimedia.org/wikipedia/commons/thumb/6/67/Georgia_%28orthographic_projection_with_inset%29.svg/500px-Georgia_%28orthographic_projection_with_inset%29.svg.png" height="300" /&gt;</text:p>
          </table:table-cell>
          <table:table-cell table:formula="of:=[Capitali.A64]" office:value-type="string" office:string-value="Georgia " calcext:value-type="string">
            <text:p>Georgia </text:p>
          </table:table-cell>
          <table:table-cell table:number-columns-repeated="3"/>
          <table:table-cell table:formula="of:=[Data.E64]" office:value-type="string" office:string-value="Asia" calcext:value-type="string">
            <text:p>Asia</text:p>
          </table:table-cell>
        </table:table-row>
        <table:table-row table:style-name="ro4">
          <table:table-cell table:formula="of:=IF([Data.C65]&lt;&gt;&quot;&quot;;CONCATENATE(&quot;&lt;img src=&quot;&quot;&quot;;[Data.C65];&quot;&quot;&quot; height=&quot;&quot;300&quot;&quot; /&gt;&quot;);&quot;&quot;)" office:value-type="string" office:string-value="&lt;img src=&quot;http://upload.wikimedia.org/wikipedia/commons/thumb/2/26/EU-Germany.svg/500px-EU-Germany.svg.png&quot; height=&quot;300&quot; /&gt;" calcext:value-type="string">
            <text:p>&lt;img src="http://upload.wikimedia.org/wikipedia/commons/thumb/2/26/EU-Germany.svg/500px-EU-Germany.svg.png" height="300" /&gt;</text:p>
          </table:table-cell>
          <table:table-cell table:formula="of:=[Capitali.A65]" office:value-type="string" office:string-value="Germania " calcext:value-type="string">
            <text:p>Germania </text:p>
          </table:table-cell>
          <table:table-cell table:number-columns-repeated="3"/>
          <table:table-cell table:formula="of:=[Data.E65]" office:value-type="string" office:string-value="Europa" calcext:value-type="string">
            <text:p>Europa</text:p>
          </table:table-cell>
        </table:table-row>
        <table:table-row table:style-name="ro4">
          <table:table-cell table:formula="of:=IF([Data.C66]&lt;&gt;&quot;&quot;;CONCATENATE(&quot;&lt;img src=&quot;&quot;&quot;;[Data.C66];&quot;&quot;&quot; height=&quot;&quot;300&quot;&quot; /&gt;&quot;);&quot;&quot;)" office:value-type="string" office:string-value="&lt;img src=&quot;http://upload.wikimedia.org/wikipedia/commons/thumb/6/60/Ghana_on_the_globe_%28Cape_Verde_centered%29.svg/500px-Ghana_on_the_globe_%28Cape_Verde_centered%29.svg.png&quot; height=&quot;300&quot; /&gt;" calcext:value-type="string">
            <text:p>&lt;img src="http://upload.wikimedia.org/wikipedia/commons/thumb/6/60/Ghana_on_the_globe_%28Cape_Verde_centered%29.svg/500px-Ghana_on_the_globe_%28Cape_Verde_centered%29.svg.png" height="300" /&gt;</text:p>
          </table:table-cell>
          <table:table-cell table:formula="of:=[Capitali.A66]" office:value-type="string" office:string-value="Ghana " calcext:value-type="string">
            <text:p>Ghana </text:p>
          </table:table-cell>
          <table:table-cell table:number-columns-repeated="3"/>
          <table:table-cell table:formula="of:=[Data.E66]" office:value-type="string" office:string-value="Africa" calcext:value-type="string">
            <text:p>Africa</text:p>
          </table:table-cell>
        </table:table-row>
        <table:table-row table:style-name="ro4">
          <table:table-cell table:formula="of:=IF([Data.C67]&lt;&gt;&quot;&quot;;CONCATENATE(&quot;&lt;img src=&quot;&quot;&quot;;[Data.C67];&quot;&quot;&quot; height=&quot;&quot;300&quot;&quot; /&gt;&quot;);&quot;&quot;)" office:value-type="string" office:string-value="&lt;img src=&quot;http://upload.wikimedia.org/wikipedia/commons/thumb/e/eb/Jamaica_%28orthographic_projection%29.svg/500px-Jamaica_%28orthographic_projection%29.svg.png&quot; height=&quot;300&quot; /&gt;" calcext:value-type="string">
            <text:p>&lt;img src="http://upload.wikimedia.org/wikipedia/commons/thumb/e/eb/Jamaica_%28orthographic_projection%29.svg/500px-Jamaica_%28orthographic_projection%29.svg.png" height="300" /&gt;</text:p>
          </table:table-cell>
          <table:table-cell table:formula="of:=[Capitali.A67]" office:value-type="string" office:string-value="Giamaica " calcext:value-type="string">
            <text:p>Giamaica </text:p>
          </table:table-cell>
          <table:table-cell table:number-columns-repeated="3"/>
          <table:table-cell table:formula="of:=[Data.E67]" office:value-type="string" office:string-value="America Centrale" calcext:value-type="string">
            <text:p>America Centrale</text:p>
          </table:table-cell>
        </table:table-row>
        <table:table-row table:style-name="ro4">
          <table:table-cell table:formula="of:=IF([Data.C68]&lt;&gt;&quot;&quot;;CONCATENATE(&quot;&lt;img src=&quot;&quot;&quot;;[Data.C68];&quot;&quot;&quot; height=&quot;&quot;300&quot;&quot; /&gt;&quot;);&quot;&quot;)" office:value-type="string" office:string-value="&lt;img src=&quot;http://upload.wikimedia.org/wikipedia/commons/thumb/6/62/Japan_%28orthographic_projection%29.svg/500px-Japan_%28orthographic_projection%29.svg.png&quot; height=&quot;300&quot; /&gt;" calcext:value-type="string">
            <text:p>&lt;img src="http://upload.wikimedia.org/wikipedia/commons/thumb/6/62/Japan_%28orthographic_projection%29.svg/500px-Japan_%28orthographic_projection%29.svg.png" height="300" /&gt;</text:p>
          </table:table-cell>
          <table:table-cell table:formula="of:=[Capitali.A68]" office:value-type="string" office:string-value="Giappone " calcext:value-type="string">
            <text:p>Giappone </text:p>
          </table:table-cell>
          <table:table-cell table:number-columns-repeated="3"/>
          <table:table-cell table:formula="of:=[Data.E68]" office:value-type="string" office:string-value="Asia" calcext:value-type="string">
            <text:p>Asia</text:p>
          </table:table-cell>
        </table:table-row>
        <table:table-row table:style-name="ro4">
          <table:table-cell table:formula="of:=IF([Data.C69]&lt;&gt;&quot;&quot;;CONCATENATE(&quot;&lt;img src=&quot;&quot;&quot;;[Data.C69];&quot;&quot;&quot; height=&quot;&quot;300&quot;&quot; /&gt;&quot;);&quot;&quot;)" office:value-type="string" office:string-value="&lt;img src=&quot;http://upload.wikimedia.org/wikipedia/commons/thumb/1/1a/LocationDjibouti.svg/500px-LocationDjibouti.svg.png&quot; height=&quot;300&quot; /&gt;" calcext:value-type="string">
            <text:p>&lt;img src="http://upload.wikimedia.org/wikipedia/commons/thumb/1/1a/LocationDjibouti.svg/500px-LocationDjibouti.svg.png" height="300" /&gt;</text:p>
          </table:table-cell>
          <table:table-cell table:formula="of:=[Capitali.A69]" office:value-type="string" office:string-value="Gibuti " calcext:value-type="string">
            <text:p>Gibuti </text:p>
          </table:table-cell>
          <table:table-cell table:number-columns-repeated="3"/>
          <table:table-cell table:formula="of:=[Data.E69]" office:value-type="string" office:string-value="Africa" calcext:value-type="string">
            <text:p>Africa</text:p>
          </table:table-cell>
        </table:table-row>
        <table:table-row table:style-name="ro4">
          <table:table-cell table:formula="of:=IF([Data.C70]&lt;&gt;&quot;&quot;;CONCATENATE(&quot;&lt;img src=&quot;&quot;&quot;;[Data.C70];&quot;&quot;&quot; height=&quot;&quot;300&quot;&quot; /&gt;&quot;);&quot;&quot;)" office:value-type="string" office:string-value="&lt;img src=&quot;http://upload.wikimedia.org/wikipedia/commons/thumb/9/99/LocationJordan.svg/500px-LocationJordan.svg.png&quot; height=&quot;300&quot; /&gt;" calcext:value-type="string">
            <text:p>&lt;img src="http://upload.wikimedia.org/wikipedia/commons/thumb/9/99/LocationJordan.svg/500px-LocationJordan.svg.png" height="300" /&gt;</text:p>
          </table:table-cell>
          <table:table-cell table:formula="of:=[Capitali.A70]" office:value-type="string" office:string-value="Giordania " calcext:value-type="string">
            <text:p>Giordania </text:p>
          </table:table-cell>
          <table:table-cell table:number-columns-repeated="3"/>
          <table:table-cell table:formula="of:=[Data.E70]" office:value-type="string" office:string-value="Asia" calcext:value-type="string">
            <text:p>Asia</text:p>
          </table:table-cell>
        </table:table-row>
        <table:table-row table:style-name="ro4">
          <table:table-cell table:formula="of:=IF([Data.C71]&lt;&gt;&quot;&quot;;CONCATENATE(&quot;&lt;img src=&quot;&quot;&quot;;[Data.C71];&quot;&quot;&quot; height=&quot;&quot;300&quot;&quot; /&gt;&quot;);&quot;&quot;)" office:value-type="string" office:string-value="&lt;img src=&quot;http://upload.wikimedia.org/wikipedia/commons/thumb/2/21/EU-Greece.svg/500px-EU-Greece.svg.png&quot; height=&quot;300&quot; /&gt;" calcext:value-type="string">
            <text:p>&lt;img src="http://upload.wikimedia.org/wikipedia/commons/thumb/2/21/EU-Greece.svg/500px-EU-Greece.svg.png" height="300" /&gt;</text:p>
          </table:table-cell>
          <table:table-cell table:formula="of:=[Capitali.A71]" office:value-type="string" office:string-value="Grecia " calcext:value-type="string">
            <text:p>Grecia </text:p>
          </table:table-cell>
          <table:table-cell table:number-columns-repeated="3"/>
          <table:table-cell table:formula="of:=[Data.E71]" office:value-type="string" office:string-value="Europa" calcext:value-type="string">
            <text:p>Europa</text:p>
          </table:table-cell>
        </table:table-row>
        <table:table-row table:style-name="ro4">
          <table:table-cell table:formula="of:=IF([Data.C72]&lt;&gt;&quot;&quot;;CONCATENATE(&quot;&lt;img src=&quot;&quot;&quot;;[Data.C72];&quot;&quot;&quot; height=&quot;&quot;300&quot;&quot; /&gt;&quot;);&quot;&quot;)" office:value-type="string" office:string-value="&lt;img src=&quot;http://upload.wikimedia.org/wikipedia/commons/thumb/5/53/Grenada_in_its_region.svg/500px-Grenada_in_its_region.svg.png&quot; height=&quot;300&quot; /&gt;" calcext:value-type="string">
            <text:p>&lt;img src="http://upload.wikimedia.org/wikipedia/commons/thumb/5/53/Grenada_in_its_region.svg/500px-Grenada_in_its_region.svg.png" height="300" /&gt;</text:p>
          </table:table-cell>
          <table:table-cell table:formula="of:=[Capitali.A72]" office:value-type="string" office:string-value="Grenada " calcext:value-type="string">
            <text:p>Grenada </text:p>
          </table:table-cell>
          <table:table-cell table:number-columns-repeated="3"/>
          <table:table-cell table:formula="of:=[Data.E72]" office:value-type="string" office:string-value="America Centrale" calcext:value-type="string">
            <text:p>America Centrale</text:p>
          </table:table-cell>
        </table:table-row>
        <table:table-row table:style-name="ro4">
          <table:table-cell table:formula="of:=IF([Data.C73]&lt;&gt;&quot;&quot;;CONCATENATE(&quot;&lt;img src=&quot;&quot;&quot;;[Data.C73];&quot;&quot;&quot; height=&quot;&quot;300&quot;&quot; /&gt;&quot;);&quot;&quot;)" office:value-type="string" office:string-value="&lt;img src=&quot;http://upload.wikimedia.org/wikipedia/commons/thumb/7/70/Guatemala_%28orthographic_projection%29.svg/500px-Guatemala_%28orthographic_projection%29.svg.png&quot; height=&quot;300&quot; /&gt;" calcext:value-type="string">
            <text:p>&lt;img src="http://upload.wikimedia.org/wikipedia/commons/thumb/7/70/Guatemala_%28orthographic_projection%29.svg/500px-Guatemala_%28orthographic_projection%29.svg.png" height="300" /&gt;</text:p>
          </table:table-cell>
          <table:table-cell table:formula="of:=[Capitali.A73]" office:value-type="string" office:string-value="Guatemala " calcext:value-type="string">
            <text:p>Guatemala </text:p>
          </table:table-cell>
          <table:table-cell table:number-columns-repeated="3"/>
          <table:table-cell table:formula="of:=[Data.E73]" office:value-type="string" office:string-value="America Centrale" calcext:value-type="string">
            <text:p>America Centrale</text:p>
          </table:table-cell>
        </table:table-row>
        <table:table-row table:style-name="ro4">
          <table:table-cell table:formula="of:=IF([Data.C74]&lt;&gt;&quot;&quot;;CONCATENATE(&quot;&lt;img src=&quot;&quot;&quot;;[Data.C74];&quot;&quot;&quot; height=&quot;&quot;300&quot;&quot; /&gt;&quot;);&quot;&quot;)" office:value-type="string" office:string-value="&lt;img src=&quot;http://upload.wikimedia.org/wikipedia/commons/thumb/0/04/Location_Guinea_AU_Africa.svg/500px-Location_Guinea_AU_Africa.svg.png&quot; height=&quot;300&quot; /&gt;" calcext:value-type="string">
            <text:p>&lt;img src="http://upload.wikimedia.org/wikipedia/commons/thumb/0/04/Location_Guinea_AU_Africa.svg/500px-Location_Guinea_AU_Africa.svg.png" height="300" /&gt;</text:p>
          </table:table-cell>
          <table:table-cell table:formula="of:=[Capitali.A74]" office:value-type="string" office:string-value="Guinea " calcext:value-type="string">
            <text:p>Guinea </text:p>
          </table:table-cell>
          <table:table-cell table:number-columns-repeated="3"/>
          <table:table-cell table:formula="of:=[Data.E74]" office:value-type="string" office:string-value="Africa" calcext:value-type="string">
            <text:p>Africa</text:p>
          </table:table-cell>
        </table:table-row>
        <table:table-row table:style-name="ro4">
          <table:table-cell table:formula="of:=IF([Data.C75]&lt;&gt;&quot;&quot;;CONCATENATE(&quot;&lt;img src=&quot;&quot;&quot;;[Data.C75];&quot;&quot;&quot; height=&quot;&quot;300&quot;&quot; /&gt;&quot;);&quot;&quot;)" office:value-type="string" office:string-value="&lt;img src=&quot;http://upload.wikimedia.org/wikipedia/commons/thumb/e/e2/Location_Equatorial_Guinea_AU_Africa.svg/500px-Location_Equatorial_Guinea_AU_Africa.svg.png&quot; height=&quot;300&quot; /&gt;" calcext:value-type="string">
            <text:p>&lt;img src="http://upload.wikimedia.org/wikipedia/commons/thumb/e/e2/Location_Equatorial_Guinea_AU_Africa.svg/500px-Location_Equatorial_Guinea_AU_Africa.svg.png" height="300" /&gt;</text:p>
          </table:table-cell>
          <table:table-cell table:formula="of:=[Capitali.A75]" office:value-type="string" office:string-value="Guinea Equatoriale " calcext:value-type="string">
            <text:p>Guinea Equatoriale </text:p>
          </table:table-cell>
          <table:table-cell table:number-columns-repeated="3"/>
          <table:table-cell table:formula="of:=[Data.E75]" office:value-type="string" office:string-value="Africa" calcext:value-type="string">
            <text:p>Africa</text:p>
          </table:table-cell>
        </table:table-row>
        <table:table-row table:style-name="ro4">
          <table:table-cell table:formula="of:=IF([Data.C76]&lt;&gt;&quot;&quot;;CONCATENATE(&quot;&lt;img src=&quot;&quot;&quot;;[Data.C76];&quot;&quot;&quot; height=&quot;&quot;300&quot;&quot; /&gt;&quot;);&quot;&quot;)" office:value-type="string" office:string-value="&lt;img src=&quot;http://upload.wikimedia.org/wikipedia/commons/thumb/c/c3/LocationGuineaBissau.svg/500px-LocationGuineaBissau.svg.png&quot; height=&quot;300&quot; /&gt;" calcext:value-type="string">
            <text:p>&lt;img src="http://upload.wikimedia.org/wikipedia/commons/thumb/c/c3/LocationGuineaBissau.svg/500px-LocationGuineaBissau.svg.png" height="300" /&gt;</text:p>
          </table:table-cell>
          <table:table-cell table:formula="of:=[Capitali.A76]" office:value-type="string" office:string-value="Guinea-Bissau " calcext:value-type="string">
            <text:p>Guinea-Bissau </text:p>
          </table:table-cell>
          <table:table-cell table:number-columns-repeated="3"/>
          <table:table-cell table:formula="of:=[Data.E76]" office:value-type="string" office:string-value="Africa" calcext:value-type="string">
            <text:p>Africa</text:p>
          </table:table-cell>
        </table:table-row>
        <table:table-row table:style-name="ro4">
          <table:table-cell table:formula="of:=IF([Data.C77]&lt;&gt;&quot;&quot;;CONCATENATE(&quot;&lt;img src=&quot;&quot;&quot;;[Data.C77];&quot;&quot;&quot; height=&quot;&quot;300&quot;&quot; /&gt;&quot;);&quot;&quot;)" office:value-type="string" office:string-value="&lt;img src=&quot;http://upload.wikimedia.org/wikipedia/commons/thumb/2/20/Guyana_%28orthographic_projection%29.svg/500px-Guyana_%28orthographic_projection%29.svg.png&quot; height=&quot;300&quot; /&gt;" calcext:value-type="string">
            <text:p>&lt;img src="http://upload.wikimedia.org/wikipedia/commons/thumb/2/20/Guyana_%28orthographic_projection%29.svg/500px-Guyana_%28orthographic_projection%29.svg.png" height="300" /&gt;</text:p>
          </table:table-cell>
          <table:table-cell table:formula="of:=[Capitali.A77]" office:value-type="string" office:string-value="Guyana " calcext:value-type="string">
            <text:p>Guyana </text:p>
          </table:table-cell>
          <table:table-cell table:number-columns-repeated="3"/>
          <table:table-cell table:formula="of:=[Data.E77]" office:value-type="string" office:string-value="Sud America" calcext:value-type="string">
            <text:p>Sud America</text:p>
          </table:table-cell>
        </table:table-row>
        <table:table-row table:style-name="ro4">
          <table:table-cell table:formula="of:=IF([Data.C78]&lt;&gt;&quot;&quot;;CONCATENATE(&quot;&lt;img src=&quot;&quot;&quot;;[Data.C78];&quot;&quot;&quot; height=&quot;&quot;300&quot;&quot; /&gt;&quot;);&quot;&quot;)" office:value-type="string" office:string-value="&lt;img src=&quot;http://upload.wikimedia.org/wikipedia/commons/thumb/f/fe/Haiti_%28orthographic_projection%29.svg/500px-Haiti_%28orthographic_projection%29.svg.png&quot; height=&quot;300&quot; /&gt;" calcext:value-type="string">
            <text:p>&lt;img src="http://upload.wikimedia.org/wikipedia/commons/thumb/f/fe/Haiti_%28orthographic_projection%29.svg/500px-Haiti_%28orthographic_projection%29.svg.png" height="300" /&gt;</text:p>
          </table:table-cell>
          <table:table-cell table:formula="of:=[Capitali.A78]" office:value-type="string" office:string-value="Haiti " calcext:value-type="string">
            <text:p>Haiti </text:p>
          </table:table-cell>
          <table:table-cell table:number-columns-repeated="3"/>
          <table:table-cell table:formula="of:=[Data.E78]" office:value-type="string" office:string-value="America Centrale" calcext:value-type="string">
            <text:p>America Centrale</text:p>
          </table:table-cell>
        </table:table-row>
        <table:table-row table:style-name="ro4">
          <table:table-cell table:formula="of:=IF([Data.C79]&lt;&gt;&quot;&quot;;CONCATENATE(&quot;&lt;img src=&quot;&quot;&quot;;[Data.C79];&quot;&quot;&quot; height=&quot;&quot;300&quot;&quot; /&gt;&quot;);&quot;&quot;)" office:value-type="string" office:string-value="&lt;img src=&quot;http://upload.wikimedia.org/wikipedia/commons/thumb/3/3a/Honduras_%28orthographic_projection%29.svg/500px-Honduras_%28orthographic_projection%29.svg.png&quot; height=&quot;300&quot; /&gt;" calcext:value-type="string">
            <text:p>&lt;img src="http://upload.wikimedia.org/wikipedia/commons/thumb/3/3a/Honduras_%28orthographic_projection%29.svg/500px-Honduras_%28orthographic_projection%29.svg.png" height="300" /&gt;</text:p>
          </table:table-cell>
          <table:table-cell table:formula="of:=[Capitali.A79]" office:value-type="string" office:string-value="Honduras " calcext:value-type="string">
            <text:p>Honduras </text:p>
          </table:table-cell>
          <table:table-cell table:number-columns-repeated="3"/>
          <table:table-cell table:formula="of:=[Data.E79]" office:value-type="string" office:string-value="America Centrale" calcext:value-type="string">
            <text:p>America Centrale</text:p>
          </table:table-cell>
        </table:table-row>
        <table:table-row table:style-name="ro4">
          <table:table-cell table:formula="of:=IF([Data.C80]&lt;&gt;&quot;&quot;;CONCATENATE(&quot;&lt;img src=&quot;&quot;&quot;;[Data.C80];&quot;&quot;&quot; height=&quot;&quot;300&quot;&quot; /&gt;&quot;);&quot;&quot;)" office:value-type="string" office:string-value="&lt;img src=&quot;http://upload.wikimedia.org/wikipedia/commons/thumb/b/bb/India_%28orthographic_projection%29.svg/500px-India_%28orthographic_projection%29.svg.png&quot; height=&quot;300&quot; /&gt;" calcext:value-type="string">
            <text:p>&lt;img src="http://upload.wikimedia.org/wikipedia/commons/thumb/b/bb/India_%28orthographic_projection%29.svg/500px-India_%28orthographic_projection%29.svg.png" height="300" /&gt;</text:p>
          </table:table-cell>
          <table:table-cell table:formula="of:=[Capitali.A80]" office:value-type="string" office:string-value="India " calcext:value-type="string">
            <text:p>India </text:p>
          </table:table-cell>
          <table:table-cell table:number-columns-repeated="3"/>
          <table:table-cell table:formula="of:=[Data.E80]" office:value-type="string" office:string-value="Asia" calcext:value-type="string">
            <text:p>Asia</text:p>
          </table:table-cell>
        </table:table-row>
        <table:table-row table:style-name="ro4">
          <table:table-cell table:formula="of:=IF([Data.C81]&lt;&gt;&quot;&quot;;CONCATENATE(&quot;&lt;img src=&quot;&quot;&quot;;[Data.C81];&quot;&quot;&quot; height=&quot;&quot;300&quot;&quot; /&gt;&quot;);&quot;&quot;)" office:value-type="string" office:string-value="&lt;img src=&quot;http://upload.wikimedia.org/wikipedia/commons/thumb/0/05/Indonesia_%28orthographic_projection%29.svg/500px-Indonesia_%28orthographic_projection%29.svg.png&quot; height=&quot;300&quot; /&gt;" calcext:value-type="string">
            <text:p>&lt;img src="http://upload.wikimedia.org/wikipedia/commons/thumb/0/05/Indonesia_%28orthographic_projection%29.svg/500px-Indonesia_%28orthographic_projection%29.svg.png" height="300" /&gt;</text:p>
          </table:table-cell>
          <table:table-cell table:formula="of:=[Capitali.A81]" office:value-type="string" office:string-value="Indonesia " calcext:value-type="string">
            <text:p>Indonesia </text:p>
          </table:table-cell>
          <table:table-cell table:number-columns-repeated="3"/>
          <table:table-cell table:formula="of:=[Data.E81]" office:value-type="string" office:string-value="Asia" calcext:value-type="string">
            <text:p>Asia</text:p>
          </table:table-cell>
        </table:table-row>
        <table:table-row table:style-name="ro4">
          <table:table-cell table:formula="of:=IF([Data.C82]&lt;&gt;&quot;&quot;;CONCATENATE(&quot;&lt;img src=&quot;&quot;&quot;;[Data.C82];&quot;&quot;&quot; height=&quot;&quot;300&quot;&quot; /&gt;&quot;);&quot;&quot;)" office:value-type="string" office:string-value="&lt;img src=&quot;http://upload.wikimedia.org/wikipedia/commons/thumb/a/a8/Iran_%28orthographic_projection%29.svg/500px-Iran_%28orthographic_projection%29.svg.png&quot; height=&quot;300&quot; /&gt;" calcext:value-type="string">
            <text:p>&lt;img src="http://upload.wikimedia.org/wikipedia/commons/thumb/a/a8/Iran_%28orthographic_projection%29.svg/500px-Iran_%28orthographic_projection%29.svg.png" height="300" /&gt;</text:p>
          </table:table-cell>
          <table:table-cell table:formula="of:=[Capitali.A82]" office:value-type="string" office:string-value="Iran " calcext:value-type="string">
            <text:p>Iran </text:p>
          </table:table-cell>
          <table:table-cell table:number-columns-repeated="3"/>
          <table:table-cell table:formula="of:=[Data.E82]" office:value-type="string" office:string-value="Asia" calcext:value-type="string">
            <text:p>Asia</text:p>
          </table:table-cell>
        </table:table-row>
        <table:table-row table:style-name="ro4">
          <table:table-cell table:formula="of:=IF([Data.C83]&lt;&gt;&quot;&quot;;CONCATENATE(&quot;&lt;img src=&quot;&quot;&quot;;[Data.C83];&quot;&quot;&quot; height=&quot;&quot;300&quot;&quot; /&gt;&quot;);&quot;&quot;)" office:value-type="string" office:string-value="&lt;img src=&quot;http://upload.wikimedia.org/wikipedia/commons/thumb/5/59/Iraq_%28orthographic_projection%29.svg/500px-Iraq_%28orthographic_projection%29.svg.png&quot; height=&quot;300&quot; /&gt;" calcext:value-type="string">
            <text:p>&lt;img src="http://upload.wikimedia.org/wikipedia/commons/thumb/5/59/Iraq_%28orthographic_projection%29.svg/500px-Iraq_%28orthographic_projection%29.svg.png" height="300" /&gt;</text:p>
          </table:table-cell>
          <table:table-cell table:formula="of:=[Capitali.A83]" office:value-type="string" office:string-value="Iraq " calcext:value-type="string">
            <text:p>Iraq </text:p>
          </table:table-cell>
          <table:table-cell table:number-columns-repeated="3"/>
          <table:table-cell table:formula="of:=[Data.E83]" office:value-type="string" office:string-value="Asia" calcext:value-type="string">
            <text:p>Asia</text:p>
          </table:table-cell>
        </table:table-row>
        <table:table-row table:style-name="ro4">
          <table:table-cell table:formula="of:=IF([Data.C84]&lt;&gt;&quot;&quot;;CONCATENATE(&quot;&lt;img src=&quot;&quot;&quot;;[Data.C84];&quot;&quot;&quot; height=&quot;&quot;300&quot;&quot; /&gt;&quot;);&quot;&quot;)" office:value-type="string" office:string-value="&lt;img src=&quot;http://upload.wikimedia.org/wikipedia/commons/thumb/2/2a/EU-Ireland.svg/500px-EU-Ireland.svg.png&quot; height=&quot;300&quot; /&gt;" calcext:value-type="string">
            <text:p>&lt;img src="http://upload.wikimedia.org/wikipedia/commons/thumb/2/2a/EU-Ireland.svg/500px-EU-Ireland.svg.png" height="300" /&gt;</text:p>
          </table:table-cell>
          <table:table-cell table:formula="of:=[Capitali.A84]" office:value-type="string" office:string-value="Irlanda " calcext:value-type="string">
            <text:p>Irlanda </text:p>
          </table:table-cell>
          <table:table-cell table:number-columns-repeated="3"/>
          <table:table-cell table:formula="of:=[Data.E84]" office:value-type="string" office:string-value="Europa" calcext:value-type="string">
            <text:p>Europa</text:p>
          </table:table-cell>
        </table:table-row>
        <table:table-row table:style-name="ro4">
          <table:table-cell table:formula="of:=IF([Data.C85]&lt;&gt;&quot;&quot;;CONCATENATE(&quot;&lt;img src=&quot;&quot;&quot;;[Data.C85];&quot;&quot;&quot; height=&quot;&quot;300&quot;&quot; /&gt;&quot;);&quot;&quot;)" office:value-type="string" office:string-value="&lt;img src=&quot;http://upload.wikimedia.org/wikipedia/commons/thumb/6/66/Europe-Iceland.svg/500px-Europe-Iceland.svg.png&quot; height=&quot;300&quot; /&gt;" calcext:value-type="string">
            <text:p>&lt;img src="http://upload.wikimedia.org/wikipedia/commons/thumb/6/66/Europe-Iceland.svg/500px-Europe-Iceland.svg.png" height="300" /&gt;</text:p>
          </table:table-cell>
          <table:table-cell table:formula="of:=[Capitali.A85]" office:value-type="string" office:string-value="Islanda " calcext:value-type="string">
            <text:p>Islanda </text:p>
          </table:table-cell>
          <table:table-cell table:number-columns-repeated="3"/>
          <table:table-cell table:formula="of:=[Data.E85]" office:value-type="string" office:string-value="Europa" calcext:value-type="string">
            <text:p>Europa</text:p>
          </table:table-cell>
        </table:table-row>
        <table:table-row table:style-name="ro4">
          <table:table-cell table:formula="of:=IF([Data.C86]&lt;&gt;&quot;&quot;;CONCATENATE(&quot;&lt;img src=&quot;&quot;&quot;;[Data.C86];&quot;&quot;&quot; height=&quot;&quot;300&quot;&quot; /&gt;&quot;);&quot;&quot;)" office:value-type="string" office:string-value="&lt;img src=&quot;http://upload.wikimedia.org/wikipedia/commons/thumb/1/18/Marshall_Islands_on_the_globe_%28small_islands_magnified%29_%28Polynesia_centered%29.svg/500px-Marshall_Islands_on_the_globe_%28small_islands_magnified%29_%28Polynesia_centered%29.svg.png&quot; height=&quot;300&quot; /&gt;" calcext:value-type="string">
            <text:p>&lt;img src="http://upload.wikimedia.org/wikipedia/commons/thumb/1/18/Marshall_Islands_on_the_globe_%28small_islands_magnified%29_%28Polynesia_centered%29.svg/500px-Marshall_Islands_on_the_globe_%28small_islands_magnified%29_%28Polynesia_centered%29.svg.png" height="300" /&gt;</text:p>
          </table:table-cell>
          <table:table-cell table:formula="of:=[Capitali.A86]" office:value-type="string" office:string-value="Isole Marshall " calcext:value-type="string">
            <text:p>Isole Marshall </text:p>
          </table:table-cell>
          <table:table-cell table:number-columns-repeated="3"/>
          <table:table-cell table:formula="of:=[Data.E86]" office:value-type="string" office:string-value="Oceania" calcext:value-type="string">
            <text:p>Oceania</text:p>
          </table:table-cell>
        </table:table-row>
        <table:table-row table:style-name="ro4">
          <table:table-cell table:formula="of:=IF([Data.C87]&lt;&gt;&quot;&quot;;CONCATENATE(&quot;&lt;img src=&quot;&quot;&quot;;[Data.C87];&quot;&quot;&quot; height=&quot;&quot;300&quot;&quot; /&gt;&quot;);&quot;&quot;)" office:value-type="string" office:string-value="&lt;img src=&quot;http://upload.wikimedia.org/wikipedia/commons/thumb/8/8a/Solomon_Islands_on_the_globe_%28Oceania_centered%29.svg/500px-Solomon_Islands_on_the_globe_%28Oceania_centered%29.svg.png&quot; height=&quot;300&quot; /&gt;" calcext:value-type="string">
            <text:p>&lt;img src="http://upload.wikimedia.org/wikipedia/commons/thumb/8/8a/Solomon_Islands_on_the_globe_%28Oceania_centered%29.svg/500px-Solomon_Islands_on_the_globe_%28Oceania_centered%29.svg.png" height="300" /&gt;</text:p>
          </table:table-cell>
          <table:table-cell table:formula="of:=[Capitali.A87]" office:value-type="string" office:string-value="Isole Salomone " calcext:value-type="string">
            <text:p>Isole Salomone </text:p>
          </table:table-cell>
          <table:table-cell table:number-columns-repeated="3"/>
          <table:table-cell table:formula="of:=[Data.E87]" office:value-type="string" office:string-value="Oceania" calcext:value-type="string">
            <text:p>Oceania</text:p>
          </table:table-cell>
        </table:table-row>
        <table:table-row table:style-name="ro4">
          <table:table-cell table:formula="of:=IF([Data.C88]&lt;&gt;&quot;&quot;;CONCATENATE(&quot;&lt;img src=&quot;&quot;&quot;;[Data.C88];&quot;&quot;&quot; height=&quot;&quot;300&quot;&quot; /&gt;&quot;);&quot;&quot;)" office:value-type="string" office:string-value="&lt;img src=&quot;http://upload.wikimedia.org/wikipedia/commons/thumb/4/47/ISR_orthographic.svg/500px-ISR_orthographic.svg.png&quot; height=&quot;300&quot; /&gt;" calcext:value-type="string">
            <text:p>&lt;img src="http://upload.wikimedia.org/wikipedia/commons/thumb/4/47/ISR_orthographic.svg/500px-ISR_orthographic.svg.png" height="300" /&gt;</text:p>
          </table:table-cell>
          <table:table-cell table:formula="of:=[Capitali.A88]" office:value-type="string" office:string-value="Israele " calcext:value-type="string">
            <text:p>Israele </text:p>
          </table:table-cell>
          <table:table-cell table:number-columns-repeated="3"/>
          <table:table-cell table:formula="of:=[Data.E88]" office:value-type="string" office:string-value="Asia" calcext:value-type="string">
            <text:p>Asia</text:p>
          </table:table-cell>
        </table:table-row>
        <table:table-row table:style-name="ro4">
          <table:table-cell table:formula="of:=IF([Data.C89]&lt;&gt;&quot;&quot;;CONCATENATE(&quot;&lt;img src=&quot;&quot;&quot;;[Data.C89];&quot;&quot;&quot; height=&quot;&quot;300&quot;&quot; /&gt;&quot;);&quot;&quot;)" office:value-type="string" office:string-value="&lt;img src=&quot;http://upload.wikimedia.org/wikipedia/commons/thumb/b/ba/EU-Italy.svg/500px-EU-Italy.svg.png&quot; height=&quot;300&quot; /&gt;" calcext:value-type="string">
            <text:p>&lt;img src="http://upload.wikimedia.org/wikipedia/commons/thumb/b/ba/EU-Italy.svg/500px-EU-Italy.svg.png" height="300" /&gt;</text:p>
          </table:table-cell>
          <table:table-cell table:formula="of:=[Capitali.A89]" office:value-type="string" office:string-value="Italia " calcext:value-type="string">
            <text:p>Italia </text:p>
          </table:table-cell>
          <table:table-cell table:number-columns-repeated="3"/>
          <table:table-cell table:formula="of:=[Data.E89]" office:value-type="string" office:string-value="Europa" calcext:value-type="string">
            <text:p>Europa</text:p>
          </table:table-cell>
        </table:table-row>
        <table:table-row table:style-name="ro4">
          <table:table-cell table:formula="of:=IF([Data.C90]&lt;&gt;&quot;&quot;;CONCATENATE(&quot;&lt;img src=&quot;&quot;&quot;;[Data.C90];&quot;&quot;&quot; height=&quot;&quot;300&quot;&quot; /&gt;&quot;);&quot;&quot;)" office:value-type="string" office:string-value="&lt;img src=&quot;http://upload.wikimedia.org/wikipedia/commons/thumb/3/3e/Kazakhstan_%28orthographic_projection%29.svg/500px-Kazakhstan_%28orthographic_projection%29.svg.png&quot; height=&quot;300&quot; /&gt;" calcext:value-type="string">
            <text:p>&lt;img src="http://upload.wikimedia.org/wikipedia/commons/thumb/3/3e/Kazakhstan_%28orthographic_projection%29.svg/500px-Kazakhstan_%28orthographic_projection%29.svg.png" height="300" /&gt;</text:p>
          </table:table-cell>
          <table:table-cell table:formula="of:=[Capitali.A90]" office:value-type="string" office:string-value="Kazakistan " calcext:value-type="string">
            <text:p>Kazakistan </text:p>
          </table:table-cell>
          <table:table-cell table:number-columns-repeated="3"/>
          <table:table-cell table:formula="of:=[Data.E90]" office:value-type="string" office:string-value="Asia" calcext:value-type="string">
            <text:p>Asia</text:p>
          </table:table-cell>
        </table:table-row>
        <table:table-row table:style-name="ro4">
          <table:table-cell table:formula="of:=IF([Data.C91]&lt;&gt;&quot;&quot;;CONCATENATE(&quot;&lt;img src=&quot;&quot;&quot;;[Data.C91];&quot;&quot;&quot; height=&quot;&quot;300&quot;&quot; /&gt;&quot;);&quot;&quot;)" office:value-type="string" office:string-value="&lt;img src=&quot;http://upload.wikimedia.org/wikipedia/commons/thumb/a/a5/Kenya_%28orthographic_projection%29.svg/500px-Kenya_%28orthographic_projection%29.svg.png&quot; height=&quot;300&quot; /&gt;" calcext:value-type="string">
            <text:p>&lt;img src="http://upload.wikimedia.org/wikipedia/commons/thumb/a/a5/Kenya_%28orthographic_projection%29.svg/500px-Kenya_%28orthographic_projection%29.svg.png" height="300" /&gt;</text:p>
          </table:table-cell>
          <table:table-cell table:formula="of:=[Capitali.A91]" office:value-type="string" office:string-value="Kenya " calcext:value-type="string">
            <text:p>Kenya </text:p>
          </table:table-cell>
          <table:table-cell table:number-columns-repeated="3"/>
          <table:table-cell table:formula="of:=[Data.E91]" office:value-type="string" office:string-value="Africa" calcext:value-type="string">
            <text:p>Africa</text:p>
          </table:table-cell>
        </table:table-row>
        <table:table-row table:style-name="ro4">
          <table:table-cell table:formula="of:=IF([Data.C92]&lt;&gt;&quot;&quot;;CONCATENATE(&quot;&lt;img src=&quot;&quot;&quot;;[Data.C92];&quot;&quot;&quot; height=&quot;&quot;300&quot;&quot; /&gt;&quot;);&quot;&quot;)" office:value-type="string" office:string-value="&lt;img src=&quot;http://upload.wikimedia.org/wikipedia/commons/thumb/7/7c/Kyrgyzstan_%28orthographic_projection%29.svg/500px-Kyrgyzstan_%28orthographic_projection%29.svg.png&quot; height=&quot;300&quot; /&gt;" calcext:value-type="string">
            <text:p>&lt;img src="http://upload.wikimedia.org/wikipedia/commons/thumb/7/7c/Kyrgyzstan_%28orthographic_projection%29.svg/500px-Kyrgyzstan_%28orthographic_projection%29.svg.png" height="300" /&gt;</text:p>
          </table:table-cell>
          <table:table-cell table:formula="of:=[Capitali.A92]" office:value-type="string" office:string-value="Kirghizistan " calcext:value-type="string">
            <text:p>Kirghizistan </text:p>
          </table:table-cell>
          <table:table-cell table:number-columns-repeated="3"/>
          <table:table-cell table:formula="of:=[Data.E92]" office:value-type="string" office:string-value="Asia" calcext:value-type="string">
            <text:p>Asia</text:p>
          </table:table-cell>
        </table:table-row>
        <table:table-row table:style-name="ro4">
          <table:table-cell table:formula="of:=IF([Data.C93]&lt;&gt;&quot;&quot;;CONCATENATE(&quot;&lt;img src=&quot;&quot;&quot;;[Data.C93];&quot;&quot;&quot; height=&quot;&quot;300&quot;&quot; /&gt;&quot;);&quot;&quot;)" office:value-type="string" office:string-value="&lt;img src=&quot;http://upload.wikimedia.org/wikipedia/commons/thumb/d/d9/Kiribati_on_the_globe_%28Polynesia_centered%29.svg/500px-Kiribati_on_the_globe_%28Polynesia_centered%29.svg.png&quot; height=&quot;300&quot; /&gt;" calcext:value-type="string">
            <text:p>&lt;img src="http://upload.wikimedia.org/wikipedia/commons/thumb/d/d9/Kiribati_on_the_globe_%28Polynesia_centered%29.svg/500px-Kiribati_on_the_globe_%28Polynesia_centered%29.svg.png" height="300" /&gt;</text:p>
          </table:table-cell>
          <table:table-cell table:formula="of:=[Capitali.A93]" office:value-type="string" office:string-value="Kiribati " calcext:value-type="string">
            <text:p>Kiribati </text:p>
          </table:table-cell>
          <table:table-cell table:number-columns-repeated="3"/>
          <table:table-cell table:formula="of:=[Data.E93]" office:value-type="string" office:string-value="Oceania" calcext:value-type="string">
            <text:p>Oceania</text:p>
          </table:table-cell>
        </table:table-row>
        <table:table-row table:style-name="ro4">
          <table:table-cell table:formula="of:=IF([Data.C94]&lt;&gt;&quot;&quot;;CONCATENATE(&quot;&lt;img src=&quot;&quot;&quot;;[Data.C94];&quot;&quot;&quot; height=&quot;&quot;300&quot;&quot; /&gt;&quot;);&quot;&quot;)" office:value-type="string" office:string-value="&lt;img src=&quot;http://upload.wikimedia.org/wikipedia/commons/thumb/a/ad/Kuwait_in_its_region.svg/500px-Kuwait_in_its_region.svg.png&quot; height=&quot;300&quot; /&gt;" calcext:value-type="string">
            <text:p>&lt;img src="http://upload.wikimedia.org/wikipedia/commons/thumb/a/ad/Kuwait_in_its_region.svg/500px-Kuwait_in_its_region.svg.png" height="300" /&gt;</text:p>
          </table:table-cell>
          <table:table-cell table:formula="of:=[Capitali.A94]" office:value-type="string" office:string-value="Kuwait " calcext:value-type="string">
            <text:p>Kuwait </text:p>
          </table:table-cell>
          <table:table-cell table:number-columns-repeated="3"/>
          <table:table-cell table:formula="of:=[Data.E94]" office:value-type="string" office:string-value="Asia" calcext:value-type="string">
            <text:p>Asia</text:p>
          </table:table-cell>
        </table:table-row>
        <table:table-row table:style-name="ro4">
          <table:table-cell table:formula="of:=IF([Data.C95]&lt;&gt;&quot;&quot;;CONCATENATE(&quot;&lt;img src=&quot;&quot;&quot;;[Data.C95];&quot;&quot;&quot; height=&quot;&quot;300&quot;&quot; /&gt;&quot;);&quot;&quot;)" office:value-type="string" office:string-value="&lt;img src=&quot;http://upload.wikimedia.org/wikipedia/commons/thumb/a/ac/Location_Laos_ASEAN.svg/500px-Location_Laos_ASEAN.svg.png&quot; height=&quot;300&quot; /&gt;" calcext:value-type="string">
            <text:p>&lt;img src="http://upload.wikimedia.org/wikipedia/commons/thumb/a/ac/Location_Laos_ASEAN.svg/500px-Location_Laos_ASEAN.svg.png" height="300" /&gt;</text:p>
          </table:table-cell>
          <table:table-cell table:formula="of:=[Capitali.A95]" office:value-type="string" office:string-value="Laos " calcext:value-type="string">
            <text:p>Laos </text:p>
          </table:table-cell>
          <table:table-cell table:number-columns-repeated="3"/>
          <table:table-cell table:formula="of:=[Data.E95]" office:value-type="string" office:string-value="Asia" calcext:value-type="string">
            <text:p>Asia</text:p>
          </table:table-cell>
        </table:table-row>
        <table:table-row table:style-name="ro4">
          <table:table-cell table:formula="of:=IF([Data.C96]&lt;&gt;&quot;&quot;;CONCATENATE(&quot;&lt;img src=&quot;&quot;&quot;;[Data.C96];&quot;&quot;&quot; height=&quot;&quot;300&quot;&quot; /&gt;&quot;);&quot;&quot;)" office:value-type="string" office:string-value="&lt;img src=&quot;http://upload.wikimedia.org/wikipedia/commons/thumb/d/d2/Location_Lesotho_AU_Africa.svg/500px-Location_Lesotho_AU_Africa.svg.png&quot; height=&quot;300&quot; /&gt;" calcext:value-type="string">
            <text:p>&lt;img src="http://upload.wikimedia.org/wikipedia/commons/thumb/d/d2/Location_Lesotho_AU_Africa.svg/500px-Location_Lesotho_AU_Africa.svg.png" height="300" /&gt;</text:p>
          </table:table-cell>
          <table:table-cell table:formula="of:=[Capitali.A96]" office:value-type="string" office:string-value="Lesotho " calcext:value-type="string">
            <text:p>Lesotho </text:p>
          </table:table-cell>
          <table:table-cell table:number-columns-repeated="3"/>
          <table:table-cell table:formula="of:=[Data.E96]" office:value-type="string" office:string-value="Africa" calcext:value-type="string">
            <text:p>Africa</text:p>
          </table:table-cell>
        </table:table-row>
        <table:table-row table:style-name="ro4">
          <table:table-cell table:formula="of:=IF([Data.C97]&lt;&gt;&quot;&quot;;CONCATENATE(&quot;&lt;img src=&quot;&quot;&quot;;[Data.C97];&quot;&quot;&quot; height=&quot;&quot;300&quot;&quot; /&gt;&quot;);&quot;&quot;)" office:value-type="string" office:string-value="&lt;img src=&quot;http://upload.wikimedia.org/wikipedia/commons/thumb/3/32/EU-Latvia.svg/500px-EU-Latvia.svg.png&quot; height=&quot;300&quot; /&gt;" calcext:value-type="string">
            <text:p>&lt;img src="http://upload.wikimedia.org/wikipedia/commons/thumb/3/32/EU-Latvia.svg/500px-EU-Latvia.svg.png" height="300" /&gt;</text:p>
          </table:table-cell>
          <table:table-cell table:formula="of:=[Capitali.A97]" office:value-type="string" office:string-value="Lettonia " calcext:value-type="string">
            <text:p>Lettonia </text:p>
          </table:table-cell>
          <table:table-cell table:number-columns-repeated="3"/>
          <table:table-cell table:formula="of:=[Data.E97]" office:value-type="string" office:string-value="Europa" calcext:value-type="string">
            <text:p>Europa</text:p>
          </table:table-cell>
        </table:table-row>
        <table:table-row table:style-name="ro4">
          <table:table-cell table:formula="of:=IF([Data.C98]&lt;&gt;&quot;&quot;;CONCATENATE(&quot;&lt;img src=&quot;&quot;&quot;;[Data.C98];&quot;&quot;&quot; height=&quot;&quot;300&quot;&quot; /&gt;&quot;);&quot;&quot;)" office:value-type="string" office:string-value="&lt;img src=&quot;http://upload.wikimedia.org/wikipedia/commons/thumb/9/96/Lebanon_%28orthographic_projection%29.svg/500px-Lebanon_%28orthographic_projection%29.svg.png&quot; height=&quot;300&quot; /&gt;" calcext:value-type="string">
            <text:p>&lt;img src="http://upload.wikimedia.org/wikipedia/commons/thumb/9/96/Lebanon_%28orthographic_projection%29.svg/500px-Lebanon_%28orthographic_projection%29.svg.png" height="300" /&gt;</text:p>
          </table:table-cell>
          <table:table-cell table:formula="of:=[Capitali.A98]" office:value-type="string" office:string-value="Libano " calcext:value-type="string">
            <text:p>Libano </text:p>
          </table:table-cell>
          <table:table-cell table:number-columns-repeated="3"/>
          <table:table-cell table:formula="of:=[Data.E98]" office:value-type="string" office:string-value="Asia" calcext:value-type="string">
            <text:p>Asia</text:p>
          </table:table-cell>
        </table:table-row>
        <table:table-row table:style-name="ro4">
          <table:table-cell table:formula="of:=IF([Data.C99]&lt;&gt;&quot;&quot;;CONCATENATE(&quot;&lt;img src=&quot;&quot;&quot;;[Data.C99];&quot;&quot;&quot; height=&quot;&quot;300&quot;&quot; /&gt;&quot;);&quot;&quot;)" office:value-type="string" office:string-value="&lt;img src=&quot;http://upload.wikimedia.org/wikipedia/commons/thumb/6/6f/Location_Liberia_AU_Africa.svg/500px-Location_Liberia_AU_Africa.svg.png&quot; height=&quot;300&quot; /&gt;" calcext:value-type="string">
            <text:p>&lt;img src="http://upload.wikimedia.org/wikipedia/commons/thumb/6/6f/Location_Liberia_AU_Africa.svg/500px-Location_Liberia_AU_Africa.svg.png" height="300" /&gt;</text:p>
          </table:table-cell>
          <table:table-cell table:formula="of:=[Capitali.A99]" office:value-type="string" office:string-value="Liberia " calcext:value-type="string">
            <text:p>Liberia </text:p>
          </table:table-cell>
          <table:table-cell table:number-columns-repeated="3"/>
          <table:table-cell table:formula="of:=[Data.E99]" office:value-type="string" office:string-value="Africa" calcext:value-type="string">
            <text:p>Africa</text:p>
          </table:table-cell>
        </table:table-row>
        <table:table-row table:style-name="ro4">
          <table:table-cell table:formula="of:=IF([Data.C100]&lt;&gt;&quot;&quot;;CONCATENATE(&quot;&lt;img src=&quot;&quot;&quot;;[Data.C100];&quot;&quot;&quot; height=&quot;&quot;300&quot;&quot; /&gt;&quot;);&quot;&quot;)" office:value-type="string" office:string-value="&lt;img src=&quot;http://upload.wikimedia.org/wikipedia/commons/thumb/1/1b/Location_Libya_AU_Africa.svg/500px-Location_Libya_AU_Africa.svg.png&quot; height=&quot;300&quot; /&gt;" calcext:value-type="string">
            <text:p>&lt;img src="http://upload.wikimedia.org/wikipedia/commons/thumb/1/1b/Location_Libya_AU_Africa.svg/500px-Location_Libya_AU_Africa.svg.png" height="300" /&gt;</text:p>
          </table:table-cell>
          <table:table-cell table:formula="of:=[Capitali.A100]" office:value-type="string" office:string-value="Libia " calcext:value-type="string">
            <text:p>Libia </text:p>
          </table:table-cell>
          <table:table-cell table:number-columns-repeated="3"/>
          <table:table-cell table:formula="of:=[Data.E100]" office:value-type="string" office:string-value="Africa" calcext:value-type="string">
            <text:p>Africa</text:p>
          </table:table-cell>
        </table:table-row>
        <table:table-row table:style-name="ro4">
          <table:table-cell table:formula="of:=IF([Data.C101]&lt;&gt;&quot;&quot;;CONCATENATE(&quot;&lt;img src=&quot;&quot;&quot;;[Data.C101];&quot;&quot;&quot; height=&quot;&quot;300&quot;&quot; /&gt;&quot;);&quot;&quot;)" office:value-type="string" office:string-value="&lt;img src=&quot;http://upload.wikimedia.org/wikipedia/commons/3/36/Location_Liechtenstein_Europe.png&quot; height=&quot;300&quot; /&gt;" calcext:value-type="string">
            <text:p>&lt;img src="http://upload.wikimedia.org/wikipedia/commons/3/36/Location_Liechtenstein_Europe.png" height="300" /&gt;</text:p>
          </table:table-cell>
          <table:table-cell table:formula="of:=[Capitali.A101]" office:value-type="string" office:string-value="Liechtenstein " calcext:value-type="string">
            <text:p>Liechtenstein </text:p>
          </table:table-cell>
          <table:table-cell table:number-columns-repeated="3"/>
          <table:table-cell table:formula="of:=[Data.E101]" office:value-type="string" office:string-value="Europa" calcext:value-type="string">
            <text:p>Europa</text:p>
          </table:table-cell>
        </table:table-row>
        <table:table-row table:style-name="ro4">
          <table:table-cell table:formula="of:=IF([Data.C102]&lt;&gt;&quot;&quot;;CONCATENATE(&quot;&lt;img src=&quot;&quot;&quot;;[Data.C102];&quot;&quot;&quot; height=&quot;&quot;300&quot;&quot; /&gt;&quot;);&quot;&quot;)" office:value-type="string" office:string-value="&lt;img src=&quot;http://upload.wikimedia.org/wikipedia/commons/thumb/e/ec/EU-Lithuania.svg/500px-EU-Lithuania.svg.png&quot; height=&quot;300&quot; /&gt;" calcext:value-type="string">
            <text:p>&lt;img src="http://upload.wikimedia.org/wikipedia/commons/thumb/e/ec/EU-Lithuania.svg/500px-EU-Lithuania.svg.png" height="300" /&gt;</text:p>
          </table:table-cell>
          <table:table-cell table:formula="of:=[Capitali.A102]" office:value-type="string" office:string-value="Lituania " calcext:value-type="string">
            <text:p>Lituania </text:p>
          </table:table-cell>
          <table:table-cell table:number-columns-repeated="3"/>
          <table:table-cell table:formula="of:=[Data.E102]" office:value-type="string" office:string-value="Europa" calcext:value-type="string">
            <text:p>Europa</text:p>
          </table:table-cell>
        </table:table-row>
        <table:table-row table:style-name="ro4">
          <table:table-cell table:formula="of:=IF([Data.C103]&lt;&gt;&quot;&quot;;CONCATENATE(&quot;&lt;img src=&quot;&quot;&quot;;[Data.C103];&quot;&quot;&quot; height=&quot;&quot;300&quot;&quot; /&gt;&quot;);&quot;&quot;)" office:value-type="string" office:string-value="&lt;img src=&quot;http://upload.wikimedia.org/wikipedia/commons/thumb/c/c3/EU-Luxembourg.svg/500px-EU-Luxembourg.svg.png&quot; height=&quot;300&quot; /&gt;" calcext:value-type="string">
            <text:p>&lt;img src="http://upload.wikimedia.org/wikipedia/commons/thumb/c/c3/EU-Luxembourg.svg/500px-EU-Luxembourg.svg.png" height="300" /&gt;</text:p>
          </table:table-cell>
          <table:table-cell table:formula="of:=[Capitali.A103]" office:value-type="string" office:string-value="Lussemburgo " calcext:value-type="string">
            <text:p>Lussemburgo </text:p>
          </table:table-cell>
          <table:table-cell table:number-columns-repeated="3"/>
          <table:table-cell table:formula="of:=[Data.E103]" office:value-type="string" office:string-value="Europa" calcext:value-type="string">
            <text:p>Europa</text:p>
          </table:table-cell>
        </table:table-row>
        <table:table-row table:style-name="ro4">
          <table:table-cell table:formula="of:=IF([Data.C104]&lt;&gt;&quot;&quot;;CONCATENATE(&quot;&lt;img src=&quot;&quot;&quot;;[Data.C104];&quot;&quot;&quot; height=&quot;&quot;300&quot;&quot; /&gt;&quot;);&quot;&quot;)" office:value-type="string" office:string-value="&lt;img src=&quot;http://upload.wikimedia.org/wikipedia/commons/thumb/e/e7/Europe-Macedonia.svg/500px-Europe-Macedonia.svg.png&quot; height=&quot;300&quot; /&gt;" calcext:value-type="string">
            <text:p>&lt;img src="http://upload.wikimedia.org/wikipedia/commons/thumb/e/e7/Europe-Macedonia.svg/500px-Europe-Macedonia.svg.png" height="300" /&gt;</text:p>
          </table:table-cell>
          <table:table-cell table:formula="of:=[Capitali.A104]" office:value-type="string" office:string-value="Macedonia " calcext:value-type="string">
            <text:p>Macedonia </text:p>
          </table:table-cell>
          <table:table-cell table:number-columns-repeated="3"/>
          <table:table-cell table:formula="of:=[Data.E104]" office:value-type="string" office:string-value="Europa" calcext:value-type="string">
            <text:p>Europa</text:p>
          </table:table-cell>
        </table:table-row>
        <table:table-row table:style-name="ro4">
          <table:table-cell table:formula="of:=IF([Data.C105]&lt;&gt;&quot;&quot;;CONCATENATE(&quot;&lt;img src=&quot;&quot;&quot;;[Data.C105];&quot;&quot;&quot; height=&quot;&quot;300&quot;&quot; /&gt;&quot;);&quot;&quot;)" office:value-type="string" office:string-value="&lt;img src=&quot;http://upload.wikimedia.org/wikipedia/commons/thumb/6/6c/MDG_orthographic.svg/500px-MDG_orthographic.svg.png&quot; height=&quot;300&quot; /&gt;" calcext:value-type="string">
            <text:p>&lt;img src="http://upload.wikimedia.org/wikipedia/commons/thumb/6/6c/MDG_orthographic.svg/500px-MDG_orthographic.svg.png" height="300" /&gt;</text:p>
          </table:table-cell>
          <table:table-cell table:formula="of:=[Capitali.A105]" office:value-type="string" office:string-value="Madagascar " calcext:value-type="string">
            <text:p>Madagascar </text:p>
          </table:table-cell>
          <table:table-cell table:number-columns-repeated="3"/>
          <table:table-cell table:formula="of:=[Data.E105]" office:value-type="string" office:string-value="Africa" calcext:value-type="string">
            <text:p>Africa</text:p>
          </table:table-cell>
        </table:table-row>
        <table:table-row table:style-name="ro4">
          <table:table-cell table:formula="of:=IF([Data.C106]&lt;&gt;&quot;&quot;;CONCATENATE(&quot;&lt;img src=&quot;&quot;&quot;;[Data.C106];&quot;&quot;&quot; height=&quot;&quot;300&quot;&quot; /&gt;&quot;);&quot;&quot;)" office:value-type="string" office:string-value="&lt;img src=&quot;http://upload.wikimedia.org/wikipedia/commons/thumb/1/1a/Malawi_%28orthographic_projection%29.svg/500px-Malawi_%28orthographic_projection%29.svg.png&quot; height=&quot;300&quot; /&gt;" calcext:value-type="string">
            <text:p>&lt;img src="http://upload.wikimedia.org/wikipedia/commons/thumb/1/1a/Malawi_%28orthographic_projection%29.svg/500px-Malawi_%28orthographic_projection%29.svg.png" height="300" /&gt;</text:p>
          </table:table-cell>
          <table:table-cell table:formula="of:=[Capitali.A106]" office:value-type="string" office:string-value="Malawi " calcext:value-type="string">
            <text:p>Malawi </text:p>
          </table:table-cell>
          <table:table-cell table:number-columns-repeated="3"/>
          <table:table-cell table:formula="of:=[Data.E106]" office:value-type="string" office:string-value="Africa" calcext:value-type="string">
            <text:p>Africa</text:p>
          </table:table-cell>
        </table:table-row>
        <table:table-row table:style-name="ro4">
          <table:table-cell table:formula="of:=IF([Data.C107]&lt;&gt;&quot;&quot;;CONCATENATE(&quot;&lt;img src=&quot;&quot;&quot;;[Data.C107];&quot;&quot;&quot; height=&quot;&quot;300&quot;&quot; /&gt;&quot;);&quot;&quot;)" office:value-type="string" office:string-value="&lt;img src=&quot;http://upload.wikimedia.org/wikipedia/commons/thumb/4/4b/Maldives_%28orthographic_projection%29.svg/500px-Maldives_%28orthographic_projection%29.svg.png&quot; height=&quot;300&quot; /&gt;" calcext:value-type="string">
            <text:p>&lt;img src="http://upload.wikimedia.org/wikipedia/commons/thumb/4/4b/Maldives_%28orthographic_projection%29.svg/500px-Maldives_%28orthographic_projection%29.svg.png" height="300" /&gt;</text:p>
          </table:table-cell>
          <table:table-cell table:formula="of:=[Capitali.A107]" office:value-type="string" office:string-value="Maldive " calcext:value-type="string">
            <text:p>Maldive </text:p>
          </table:table-cell>
          <table:table-cell table:number-columns-repeated="3"/>
          <table:table-cell table:formula="of:=[Data.E107]" office:value-type="string" office:string-value="Asia" calcext:value-type="string">
            <text:p>Asia</text:p>
          </table:table-cell>
        </table:table-row>
        <table:table-row table:style-name="ro4">
          <table:table-cell table:formula="of:=IF([Data.C108]&lt;&gt;&quot;&quot;;CONCATENATE(&quot;&lt;img src=&quot;&quot;&quot;;[Data.C108];&quot;&quot;&quot; height=&quot;&quot;300&quot;&quot; /&gt;&quot;);&quot;&quot;)" office:value-type="string" office:string-value="&lt;img src=&quot;http://upload.wikimedia.org/wikipedia/commons/thumb/2/23/Malaysia_%28orthographic_projection%29.svg/500px-Malaysia_%28orthographic_projection%29.svg.png&quot; height=&quot;300&quot; /&gt;" calcext:value-type="string">
            <text:p>&lt;img src="http://upload.wikimedia.org/wikipedia/commons/thumb/2/23/Malaysia_%28orthographic_projection%29.svg/500px-Malaysia_%28orthographic_projection%29.svg.png" height="300" /&gt;</text:p>
          </table:table-cell>
          <table:table-cell table:formula="of:=[Capitali.A108]" office:value-type="string" office:string-value="Malesia " calcext:value-type="string">
            <text:p>Malesia </text:p>
          </table:table-cell>
          <table:table-cell table:number-columns-repeated="3"/>
          <table:table-cell table:formula="of:=[Data.E108]" office:value-type="string" office:string-value="Asia" calcext:value-type="string">
            <text:p>Asia</text:p>
          </table:table-cell>
        </table:table-row>
        <table:table-row table:style-name="ro4">
          <table:table-cell table:formula="of:=IF([Data.C109]&lt;&gt;&quot;&quot;;CONCATENATE(&quot;&lt;img src=&quot;&quot;&quot;;[Data.C109];&quot;&quot;&quot; height=&quot;&quot;300&quot;&quot; /&gt;&quot;);&quot;&quot;)" office:value-type="string" office:string-value="&lt;img src=&quot;http://upload.wikimedia.org/wikipedia/commons/thumb/8/84/Mali_de_iure_%28orthographic_projection%29.svg/500px-Mali_de_iure_%28orthographic_projection%29.svg.png&quot; height=&quot;300&quot; /&gt;" calcext:value-type="string">
            <text:p>&lt;img src="http://upload.wikimedia.org/wikipedia/commons/thumb/8/84/Mali_de_iure_%28orthographic_projection%29.svg/500px-Mali_de_iure_%28orthographic_projection%29.svg.png" height="300" /&gt;</text:p>
          </table:table-cell>
          <table:table-cell table:formula="of:=[Capitali.A109]" office:value-type="string" office:string-value="Mali " calcext:value-type="string">
            <text:p>Mali </text:p>
          </table:table-cell>
          <table:table-cell table:number-columns-repeated="3"/>
          <table:table-cell table:formula="of:=[Data.E109]" office:value-type="string" office:string-value="Africa" calcext:value-type="string">
            <text:p>Africa</text:p>
          </table:table-cell>
        </table:table-row>
        <table:table-row table:style-name="ro4">
          <table:table-cell table:formula="of:=IF([Data.C110]&lt;&gt;&quot;&quot;;CONCATENATE(&quot;&lt;img src=&quot;&quot;&quot;;[Data.C110];&quot;&quot;&quot; height=&quot;&quot;300&quot;&quot; /&gt;&quot;);&quot;&quot;)" office:value-type="string" office:string-value="&lt;img src=&quot;http://upload.wikimedia.org/wikipedia/commons/thumb/6/63/EU-Malta.svg/500px-EU-Malta.svg.png&quot; height=&quot;300&quot; /&gt;" calcext:value-type="string">
            <text:p>&lt;img src="http://upload.wikimedia.org/wikipedia/commons/thumb/6/63/EU-Malta.svg/500px-EU-Malta.svg.png" height="300" /&gt;</text:p>
          </table:table-cell>
          <table:table-cell table:formula="of:=[Capitali.A110]" office:value-type="string" office:string-value="Malta " calcext:value-type="string">
            <text:p>Malta </text:p>
          </table:table-cell>
          <table:table-cell table:number-columns-repeated="3"/>
          <table:table-cell table:formula="of:=[Data.E110]" office:value-type="string" office:string-value="Europa" calcext:value-type="string">
            <text:p>Europa</text:p>
          </table:table-cell>
        </table:table-row>
        <table:table-row table:style-name="ro4">
          <table:table-cell table:formula="of:=IF([Data.C111]&lt;&gt;&quot;&quot;;CONCATENATE(&quot;&lt;img src=&quot;&quot;&quot;;[Data.C111];&quot;&quot;&quot; height=&quot;&quot;300&quot;&quot; /&gt;&quot;);&quot;&quot;)" office:value-type="string" office:string-value="&lt;img src=&quot;http://upload.wikimedia.org/wikipedia/commons/thumb/9/91/Morocco_%28orthographic_projection%29.svg/500px-Morocco_%28orthographic_projection%29.svg.png&quot; height=&quot;300&quot; /&gt;" calcext:value-type="string">
            <text:p>&lt;img src="http://upload.wikimedia.org/wikipedia/commons/thumb/9/91/Morocco_%28orthographic_projection%29.svg/500px-Morocco_%28orthographic_projection%29.svg.png" height="300" /&gt;</text:p>
          </table:table-cell>
          <table:table-cell table:formula="of:=[Capitali.A111]" office:value-type="string" office:string-value="Marocco " calcext:value-type="string">
            <text:p>Marocco </text:p>
          </table:table-cell>
          <table:table-cell table:number-columns-repeated="3"/>
          <table:table-cell table:formula="of:=[Data.E111]" office:value-type="string" office:string-value="Africa" calcext:value-type="string">
            <text:p>Africa</text:p>
          </table:table-cell>
        </table:table-row>
        <table:table-row table:style-name="ro4">
          <table:table-cell table:formula="of:=IF([Data.C112]&lt;&gt;&quot;&quot;;CONCATENATE(&quot;&lt;img src=&quot;&quot;&quot;;[Data.C112];&quot;&quot;&quot; height=&quot;&quot;300&quot;&quot; /&gt;&quot;);&quot;&quot;)" office:value-type="string" office:string-value="&lt;img src=&quot;http://upload.wikimedia.org/wikipedia/commons/thumb/a/ac/Mauritania_%28orthographic_projection%29.svg/500px-Mauritania_%28orthographic_projection%29.svg.png&quot; height=&quot;300&quot; /&gt;" calcext:value-type="string">
            <text:p>&lt;img src="http://upload.wikimedia.org/wikipedia/commons/thumb/a/ac/Mauritania_%28orthographic_projection%29.svg/500px-Mauritania_%28orthographic_projection%29.svg.png" height="300" /&gt;</text:p>
          </table:table-cell>
          <table:table-cell table:formula="of:=[Capitali.A112]" office:value-type="string" office:string-value="Mauritania " calcext:value-type="string">
            <text:p>Mauritania </text:p>
          </table:table-cell>
          <table:table-cell table:number-columns-repeated="3"/>
          <table:table-cell table:formula="of:=[Data.E112]" office:value-type="string" office:string-value="Africa" calcext:value-type="string">
            <text:p>Africa</text:p>
          </table:table-cell>
        </table:table-row>
        <table:table-row table:style-name="ro4">
          <table:table-cell table:formula="of:=IF([Data.C113]&lt;&gt;&quot;&quot;;CONCATENATE(&quot;&lt;img src=&quot;&quot;&quot;;[Data.C113];&quot;&quot;&quot; height=&quot;&quot;300&quot;&quot; /&gt;&quot;);&quot;&quot;)" office:value-type="string" office:string-value="&lt;img src=&quot;http://upload.wikimedia.org/wikipedia/commons/thumb/4/4b/Mauritius_%28orthographic_projection_with_inset%29.svg/500px-Mauritius_%28orthographic_projection_with_inset%29.svg.png&quot; height=&quot;300&quot; /&gt;" calcext:value-type="string">
            <text:p>&lt;img src="http://upload.wikimedia.org/wikipedia/commons/thumb/4/4b/Mauritius_%28orthographic_projection_with_inset%29.svg/500px-Mauritius_%28orthographic_projection_with_inset%29.svg.png" height="300" /&gt;</text:p>
          </table:table-cell>
          <table:table-cell table:formula="of:=[Capitali.A113]" office:value-type="string" office:string-value="Mauritius " calcext:value-type="string">
            <text:p>Mauritius </text:p>
          </table:table-cell>
          <table:table-cell table:number-columns-repeated="3"/>
          <table:table-cell table:formula="of:=[Data.E113]" office:value-type="string" office:string-value="Africa" calcext:value-type="string">
            <text:p>Africa</text:p>
          </table:table-cell>
        </table:table-row>
        <table:table-row table:style-name="ro4">
          <table:table-cell table:formula="of:=IF([Data.C114]&lt;&gt;&quot;&quot;;CONCATENATE(&quot;&lt;img src=&quot;&quot;&quot;;[Data.C114];&quot;&quot;&quot; height=&quot;&quot;300&quot;&quot; /&gt;&quot;);&quot;&quot;)" office:value-type="string" office:string-value="&lt;img src=&quot;http://upload.wikimedia.org/wikipedia/commons/thumb/0/06/MEX_orthographic.svg/500px-MEX_orthographic.svg.png&quot; height=&quot;300&quot; /&gt;" calcext:value-type="string">
            <text:p>&lt;img src="http://upload.wikimedia.org/wikipedia/commons/thumb/0/06/MEX_orthographic.svg/500px-MEX_orthographic.svg.png" height="300" /&gt;</text:p>
          </table:table-cell>
          <table:table-cell table:formula="of:=[Capitali.A114]" office:value-type="string" office:string-value="Messico " calcext:value-type="string">
            <text:p>Messico </text:p>
          </table:table-cell>
          <table:table-cell table:number-columns-repeated="3"/>
          <table:table-cell table:formula="of:=[Data.E114]" office:value-type="string" office:string-value="America Centrale" calcext:value-type="string">
            <text:p>America Centrale</text:p>
          </table:table-cell>
        </table:table-row>
        <table:table-row table:style-name="ro4">
          <table:table-cell table:formula="of:=IF([Data.C115]&lt;&gt;&quot;&quot;;CONCATENATE(&quot;&lt;img src=&quot;&quot;&quot;;[Data.C115];&quot;&quot;&quot; height=&quot;&quot;300&quot;&quot; /&gt;&quot;);&quot;&quot;)" office:value-type="string" office:string-value="&lt;img src=&quot;http://upload.wikimedia.org/wikipedia/commons/thumb/c/c6/Micronesia_on_the_globe_%28small_islands_magnified%29_%28Polynesia_centered%29.svg/500px-Micronesia_on_the_globe_%28small_islands_magnified%29_%28Polynesia_centered%29.svg.png&quot; height=&quot;300&quot; /&gt;" calcext:value-type="string">
            <text:p>&lt;img src="http://upload.wikimedia.org/wikipedia/commons/thumb/c/c6/Micronesia_on_the_globe_%28small_islands_magnified%29_%28Polynesia_centered%29.svg/500px-Micronesia_on_the_globe_%28small_islands_magnified%29_%28Polynesia_centered%29.svg.png" height="300" /&gt;</text:p>
          </table:table-cell>
          <table:table-cell table:formula="of:=[Capitali.A115]" office:value-type="string" office:string-value="Stati Federati di Micronesia" calcext:value-type="string">
            <text:p>Stati Federati di Micronesia</text:p>
          </table:table-cell>
          <table:table-cell table:number-columns-repeated="3"/>
          <table:table-cell table:formula="of:=[Data.E115]" office:value-type="string" office:string-value="Oceania" calcext:value-type="string">
            <text:p>Oceania</text:p>
          </table:table-cell>
        </table:table-row>
        <table:table-row table:style-name="ro4">
          <table:table-cell table:formula="of:=IF([Data.C116]&lt;&gt;&quot;&quot;;CONCATENATE(&quot;&lt;img src=&quot;&quot;&quot;;[Data.C116];&quot;&quot;&quot; height=&quot;&quot;300&quot;&quot; /&gt;&quot;);&quot;&quot;)" office:value-type="string" office:string-value="&lt;img src=&quot;http://upload.wikimedia.org/wikipedia/commons/thumb/f/fe/Location_Moldova_Europe.png/548px-Location_Moldova_Europe.png&quot; height=&quot;300&quot; /&gt;" calcext:value-type="string">
            <text:p>&lt;img src="http://upload.wikimedia.org/wikipedia/commons/thumb/f/fe/Location_Moldova_Europe.png/548px-Location_Moldova_Europe.png" height="300" /&gt;</text:p>
          </table:table-cell>
          <table:table-cell table:formula="of:=[Capitali.A116]" office:value-type="string" office:string-value="Moldavia " calcext:value-type="string">
            <text:p>Moldavia </text:p>
          </table:table-cell>
          <table:table-cell table:number-columns-repeated="3"/>
          <table:table-cell table:formula="of:=[Data.E116]" office:value-type="string" office:string-value="Europa" calcext:value-type="string">
            <text:p>Europa</text:p>
          </table:table-cell>
        </table:table-row>
        <table:table-row table:style-name="ro4">
          <table:table-cell table:formula="of:=IF([Data.C117]&lt;&gt;&quot;&quot;;CONCATENATE(&quot;&lt;img src=&quot;&quot;&quot;;[Data.C117];&quot;&quot;&quot; height=&quot;&quot;300&quot;&quot; /&gt;&quot;);&quot;&quot;)" office:value-type="string" office:string-value="&lt;img src=&quot;http://upload.wikimedia.org/wikipedia/commons/thumb/f/f5/Location_Monaco_Europe.png/548px-Location_Monaco_Europe.png&quot; height=&quot;300&quot; /&gt;" calcext:value-type="string">
            <text:p>&lt;img src="http://upload.wikimedia.org/wikipedia/commons/thumb/f/f5/Location_Monaco_Europe.png/548px-Location_Monaco_Europe.png" height="300" /&gt;</text:p>
          </table:table-cell>
          <table:table-cell table:formula="of:=[Capitali.A117]" office:value-type="string" office:string-value="Monaco " calcext:value-type="string">
            <text:p>Monaco </text:p>
          </table:table-cell>
          <table:table-cell table:number-columns-repeated="3"/>
          <table:table-cell table:formula="of:=[Data.E117]" office:value-type="string" office:string-value="Europa" calcext:value-type="string">
            <text:p>Europa</text:p>
          </table:table-cell>
        </table:table-row>
        <table:table-row table:style-name="ro4">
          <table:table-cell table:formula="of:=IF([Data.C118]&lt;&gt;&quot;&quot;;CONCATENATE(&quot;&lt;img src=&quot;&quot;&quot;;[Data.C118];&quot;&quot;&quot; height=&quot;&quot;300&quot;&quot; /&gt;&quot;);&quot;&quot;)" office:value-type="string" office:string-value="&lt;img src=&quot;http://upload.wikimedia.org/wikipedia/commons/thumb/f/f3/Mongolia_%28orthographic_projection%29.svg/500px-Mongolia_%28orthographic_projection%29.svg.png&quot; height=&quot;300&quot; /&gt;" calcext:value-type="string">
            <text:p>&lt;img src="http://upload.wikimedia.org/wikipedia/commons/thumb/f/f3/Mongolia_%28orthographic_projection%29.svg/500px-Mongolia_%28orthographic_projection%29.svg.png" height="300" /&gt;</text:p>
          </table:table-cell>
          <table:table-cell table:formula="of:=[Capitali.A118]" office:value-type="string" office:string-value="Mongolia " calcext:value-type="string">
            <text:p>Mongolia </text:p>
          </table:table-cell>
          <table:table-cell table:number-columns-repeated="3"/>
          <table:table-cell table:formula="of:=[Data.E118]" office:value-type="string" office:string-value="Asia" calcext:value-type="string">
            <text:p>Asia</text:p>
          </table:table-cell>
        </table:table-row>
        <table:table-row table:style-name="ro4">
          <table:table-cell table:formula="of:=IF([Data.C119]&lt;&gt;&quot;&quot;;CONCATENATE(&quot;&lt;img src=&quot;&quot;&quot;;[Data.C119];&quot;&quot;&quot; height=&quot;&quot;300&quot;&quot; /&gt;&quot;);&quot;&quot;)" office:value-type="string" office:string-value="&lt;img src=&quot;http://upload.wikimedia.org/wikipedia/commons/thumb/b/b0/Europe-Montenegro.svg/500px-Europe-Montenegro.svg.png&quot; height=&quot;300&quot; /&gt;" calcext:value-type="string">
            <text:p>&lt;img src="http://upload.wikimedia.org/wikipedia/commons/thumb/b/b0/Europe-Montenegro.svg/500px-Europe-Montenegro.svg.png" height="300" /&gt;</text:p>
          </table:table-cell>
          <table:table-cell table:formula="of:=[Capitali.A119]" office:value-type="string" office:string-value="Montenegro " calcext:value-type="string">
            <text:p>Montenegro </text:p>
          </table:table-cell>
          <table:table-cell table:number-columns-repeated="3"/>
          <table:table-cell table:formula="of:=[Data.E119]" office:value-type="string" office:string-value="Europa" calcext:value-type="string">
            <text:p>Europa</text:p>
          </table:table-cell>
        </table:table-row>
        <table:table-row table:style-name="ro4">
          <table:table-cell table:formula="of:=IF([Data.C120]&lt;&gt;&quot;&quot;;CONCATENATE(&quot;&lt;img src=&quot;&quot;&quot;;[Data.C120];&quot;&quot;&quot; height=&quot;&quot;300&quot;&quot; /&gt;&quot;);&quot;&quot;)" office:value-type="string" office:string-value="&lt;img src=&quot;http://upload.wikimedia.org/wikipedia/commons/thumb/8/84/Mozambique_%28orthographic_projection%29.svg/500px-Mozambique_%28orthographic_projection%29.svg.png&quot; height=&quot;300&quot; /&gt;" calcext:value-type="string">
            <text:p>&lt;img src="http://upload.wikimedia.org/wikipedia/commons/thumb/8/84/Mozambique_%28orthographic_projection%29.svg/500px-Mozambique_%28orthographic_projection%29.svg.png" height="300" /&gt;</text:p>
          </table:table-cell>
          <table:table-cell table:formula="of:=[Capitali.A120]" office:value-type="string" office:string-value="Mozambico " calcext:value-type="string">
            <text:p>Mozambico </text:p>
          </table:table-cell>
          <table:table-cell table:number-columns-repeated="3"/>
          <table:table-cell table:formula="of:=[Data.E120]" office:value-type="string" office:string-value="Africa" calcext:value-type="string">
            <text:p>Africa</text:p>
          </table:table-cell>
        </table:table-row>
        <table:table-row table:style-name="ro4">
          <table:table-cell table:formula="of:=IF([Data.C121]&lt;&gt;&quot;&quot;;CONCATENATE(&quot;&lt;img src=&quot;&quot;&quot;;[Data.C121];&quot;&quot;&quot; height=&quot;&quot;300&quot;&quot; /&gt;&quot;);&quot;&quot;)" office:value-type="string" office:string-value="&lt;img src=&quot;http://upload.wikimedia.org/wikipedia/commons/thumb/6/67/Location_Namibia_AU_Africa.svg/500px-Location_Namibia_AU_Africa.svg.png&quot; height=&quot;300&quot; /&gt;" calcext:value-type="string">
            <text:p>&lt;img src="http://upload.wikimedia.org/wikipedia/commons/thumb/6/67/Location_Namibia_AU_Africa.svg/500px-Location_Namibia_AU_Africa.svg.png" height="300" /&gt;</text:p>
          </table:table-cell>
          <table:table-cell table:formula="of:=[Capitali.A121]" office:value-type="string" office:string-value="Namibia " calcext:value-type="string">
            <text:p>Namibia </text:p>
          </table:table-cell>
          <table:table-cell table:number-columns-repeated="3"/>
          <table:table-cell table:formula="of:=[Data.E121]" office:value-type="string" office:string-value="Africa" calcext:value-type="string">
            <text:p>Africa</text:p>
          </table:table-cell>
        </table:table-row>
        <table:table-row table:style-name="ro4">
          <table:table-cell table:formula="of:=IF([Data.C122]&lt;&gt;&quot;&quot;;CONCATENATE(&quot;&lt;img src=&quot;&quot;&quot;;[Data.C122];&quot;&quot;&quot; height=&quot;&quot;300&quot;&quot; /&gt;&quot;);&quot;&quot;)" office:value-type="string" office:string-value="&lt;img src=&quot;http://upload.wikimedia.org/wikipedia/commons/thumb/2/25/Nauru_on_the_globe_%28Polynesia_centered%29.svg/500px-Nauru_on_the_globe_%28Polynesia_centered%29.svg.png&quot; height=&quot;300&quot; /&gt;" calcext:value-type="string">
            <text:p>&lt;img src="http://upload.wikimedia.org/wikipedia/commons/thumb/2/25/Nauru_on_the_globe_%28Polynesia_centered%29.svg/500px-Nauru_on_the_globe_%28Polynesia_centered%29.svg.png" height="300" /&gt;</text:p>
          </table:table-cell>
          <table:table-cell table:formula="of:=[Capitali.A122]" office:value-type="string" office:string-value="Nauru " calcext:value-type="string">
            <text:p>Nauru </text:p>
          </table:table-cell>
          <table:table-cell table:number-columns-repeated="3"/>
          <table:table-cell table:formula="of:=[Data.E122]" office:value-type="string" office:string-value="Oceania" calcext:value-type="string">
            <text:p>Oceania</text:p>
          </table:table-cell>
        </table:table-row>
        <table:table-row table:style-name="ro4">
          <table:table-cell table:formula="of:=IF([Data.C123]&lt;&gt;&quot;&quot;;CONCATENATE(&quot;&lt;img src=&quot;&quot;&quot;;[Data.C123];&quot;&quot;&quot; height=&quot;&quot;300&quot;&quot; /&gt;&quot;);&quot;&quot;)" office:value-type="string" office:string-value="&lt;img src=&quot;http://upload.wikimedia.org/wikipedia/commons/thumb/d/d4/Nepal_%28orthographic_projection%29.svg/500px-Nepal_%28orthographic_projection%29.svg.png&quot; height=&quot;300&quot; /&gt;" calcext:value-type="string">
            <text:p>&lt;img src="http://upload.wikimedia.org/wikipedia/commons/thumb/d/d4/Nepal_%28orthographic_projection%29.svg/500px-Nepal_%28orthographic_projection%29.svg.png" height="300" /&gt;</text:p>
          </table:table-cell>
          <table:table-cell table:formula="of:=[Capitali.A123]" office:value-type="string" office:string-value="Nepal " calcext:value-type="string">
            <text:p>Nepal </text:p>
          </table:table-cell>
          <table:table-cell table:number-columns-repeated="3"/>
          <table:table-cell table:formula="of:=[Data.E123]" office:value-type="string" office:string-value="Asia" calcext:value-type="string">
            <text:p>Asia</text:p>
          </table:table-cell>
        </table:table-row>
        <table:table-row table:style-name="ro4">
          <table:table-cell table:formula="of:=IF([Data.C124]&lt;&gt;&quot;&quot;;CONCATENATE(&quot;&lt;img src=&quot;&quot;&quot;;[Data.C124];&quot;&quot;&quot; height=&quot;&quot;300&quot;&quot; /&gt;&quot;);&quot;&quot;)" office:value-type="string" office:string-value="&lt;img src=&quot;http://upload.wikimedia.org/wikipedia/commons/thumb/3/38/Nicaragua_%28orthographic_projection%29.svg/500px-Nicaragua_%28orthographic_projection%29.svg.png&quot; height=&quot;300&quot; /&gt;" calcext:value-type="string">
            <text:p>&lt;img src="http://upload.wikimedia.org/wikipedia/commons/thumb/3/38/Nicaragua_%28orthographic_projection%29.svg/500px-Nicaragua_%28orthographic_projection%29.svg.png" height="300" /&gt;</text:p>
          </table:table-cell>
          <table:table-cell table:formula="of:=[Capitali.A124]" office:value-type="string" office:string-value="Nicaragua " calcext:value-type="string">
            <text:p>Nicaragua </text:p>
          </table:table-cell>
          <table:table-cell table:number-columns-repeated="3"/>
          <table:table-cell table:formula="of:=[Data.E124]" office:value-type="string" office:string-value="America Centrale" calcext:value-type="string">
            <text:p>America Centrale</text:p>
          </table:table-cell>
        </table:table-row>
        <table:table-row table:style-name="ro4">
          <table:table-cell table:formula="of:=IF([Data.C125]&lt;&gt;&quot;&quot;;CONCATENATE(&quot;&lt;img src=&quot;&quot;&quot;;[Data.C125];&quot;&quot;&quot; height=&quot;&quot;300&quot;&quot; /&gt;&quot;);&quot;&quot;)" office:value-type="string" office:string-value="&lt;img src=&quot;http://upload.wikimedia.org/wikipedia/commons/thumb/6/68/Location_Niger_AU_Africa.svg/500px-Location_Niger_AU_Africa.svg.png&quot; height=&quot;300&quot; /&gt;" calcext:value-type="string">
            <text:p>&lt;img src="http://upload.wikimedia.org/wikipedia/commons/thumb/6/68/Location_Niger_AU_Africa.svg/500px-Location_Niger_AU_Africa.svg.png" height="300" /&gt;</text:p>
          </table:table-cell>
          <table:table-cell table:formula="of:=[Capitali.A125]" office:value-type="string" office:string-value="Niger " calcext:value-type="string">
            <text:p>Niger </text:p>
          </table:table-cell>
          <table:table-cell table:number-columns-repeated="3"/>
          <table:table-cell table:formula="of:=[Data.E125]" office:value-type="string" office:string-value="Africa" calcext:value-type="string">
            <text:p>Africa</text:p>
          </table:table-cell>
        </table:table-row>
        <table:table-row table:style-name="ro4">
          <table:table-cell table:formula="of:=IF([Data.C126]&lt;&gt;&quot;&quot;;CONCATENATE(&quot;&lt;img src=&quot;&quot;&quot;;[Data.C126];&quot;&quot;&quot; height=&quot;&quot;300&quot;&quot; /&gt;&quot;);&quot;&quot;)" office:value-type="string" office:string-value="&lt;img src=&quot;http://upload.wikimedia.org/wikipedia/commons/thumb/2/2d/Location_Nigeria_AU_Africa.svg/500px-Location_Nigeria_AU_Africa.svg.png&quot; height=&quot;300&quot; /&gt;" calcext:value-type="string">
            <text:p>&lt;img src="http://upload.wikimedia.org/wikipedia/commons/thumb/2/2d/Location_Nigeria_AU_Africa.svg/500px-Location_Nigeria_AU_Africa.svg.png" height="300" /&gt;</text:p>
          </table:table-cell>
          <table:table-cell table:formula="of:=[Capitali.A126]" office:value-type="string" office:string-value="Nigeria " calcext:value-type="string">
            <text:p>Nigeria </text:p>
          </table:table-cell>
          <table:table-cell table:number-columns-repeated="3"/>
          <table:table-cell table:formula="of:=[Data.E126]" office:value-type="string" office:string-value="Africa" calcext:value-type="string">
            <text:p>Africa</text:p>
          </table:table-cell>
        </table:table-row>
        <table:table-row table:style-name="ro4">
          <table:table-cell table:formula="of:=IF([Data.C127]&lt;&gt;&quot;&quot;;CONCATENATE(&quot;&lt;img src=&quot;&quot;&quot;;[Data.C127];&quot;&quot;&quot; height=&quot;&quot;300&quot;&quot; /&gt;&quot;);&quot;&quot;)" office:value-type="string" office:string-value="&lt;img src=&quot;http://upload.wikimedia.org/wikipedia/commons/thumb/0/01/Europe-Norway.svg/500px-Europe-Norway.svg.png&quot; height=&quot;300&quot; /&gt;" calcext:value-type="string">
            <text:p>&lt;img src="http://upload.wikimedia.org/wikipedia/commons/thumb/0/01/Europe-Norway.svg/500px-Europe-Norway.svg.png" height="300" /&gt;</text:p>
          </table:table-cell>
          <table:table-cell table:formula="of:=[Capitali.A127]" office:value-type="string" office:string-value="Norvegia " calcext:value-type="string">
            <text:p>Norvegia </text:p>
          </table:table-cell>
          <table:table-cell table:number-columns-repeated="3"/>
          <table:table-cell table:formula="of:=[Data.E127]" office:value-type="string" office:string-value="Europa" calcext:value-type="string">
            <text:p>Europa</text:p>
          </table:table-cell>
        </table:table-row>
        <table:table-row table:style-name="ro4">
          <table:table-cell table:formula="of:=IF([Data.C128]&lt;&gt;&quot;&quot;;CONCATENATE(&quot;&lt;img src=&quot;&quot;&quot;;[Data.C128];&quot;&quot;&quot; height=&quot;&quot;300&quot;&quot; /&gt;&quot;);&quot;&quot;)" office:value-type="string" office:string-value="&lt;img src=&quot;http://upload.wikimedia.org/wikipedia/commons/thumb/2/29/NZL_orthographic_NaturalEarth.svg/500px-NZL_orthographic_NaturalEarth.svg.png&quot; height=&quot;300&quot; /&gt;" calcext:value-type="string">
            <text:p>&lt;img src="http://upload.wikimedia.org/wikipedia/commons/thumb/2/29/NZL_orthographic_NaturalEarth.svg/500px-NZL_orthographic_NaturalEarth.svg.png" height="300" /&gt;</text:p>
          </table:table-cell>
          <table:table-cell table:formula="of:=[Capitali.A128]" office:value-type="string" office:string-value="Nuova Zelanda " calcext:value-type="string">
            <text:p>Nuova Zelanda </text:p>
          </table:table-cell>
          <table:table-cell table:number-columns-repeated="3"/>
          <table:table-cell table:formula="of:=[Data.E128]" office:value-type="string" office:string-value="Oceania" calcext:value-type="string">
            <text:p>Oceania</text:p>
          </table:table-cell>
        </table:table-row>
        <table:table-row table:style-name="ro4">
          <table:table-cell table:formula="of:=IF([Data.C129]&lt;&gt;&quot;&quot;;CONCATENATE(&quot;&lt;img src=&quot;&quot;&quot;;[Data.C129];&quot;&quot;&quot; height=&quot;&quot;300&quot;&quot; /&gt;&quot;);&quot;&quot;)" office:value-type="string" office:string-value="&lt;img src=&quot;http://upload.wikimedia.org/wikipedia/commons/thumb/8/8d/Oman_%28orthographic_projection%29.svg/500px-Oman_%28orthographic_projection%29.svg.png&quot; height=&quot;300&quot; /&gt;" calcext:value-type="string">
            <text:p>&lt;img src="http://upload.wikimedia.org/wikipedia/commons/thumb/8/8d/Oman_%28orthographic_projection%29.svg/500px-Oman_%28orthographic_projection%29.svg.png" height="300" /&gt;</text:p>
          </table:table-cell>
          <table:table-cell table:formula="of:=[Capitali.A129]" office:value-type="string" office:string-value="Oman " calcext:value-type="string">
            <text:p>Oman </text:p>
          </table:table-cell>
          <table:table-cell table:number-columns-repeated="3"/>
          <table:table-cell table:formula="of:=[Data.E129]" office:value-type="string" office:string-value="Asia" calcext:value-type="string">
            <text:p>Asia</text:p>
          </table:table-cell>
        </table:table-row>
        <table:table-row table:style-name="ro4">
          <table:table-cell table:formula="of:=IF([Data.C130]&lt;&gt;&quot;&quot;;CONCATENATE(&quot;&lt;img src=&quot;&quot;&quot;;[Data.C130];&quot;&quot;&quot; height=&quot;&quot;300&quot;&quot; /&gt;&quot;);&quot;&quot;)" office:value-type="string" office:string-value="&lt;img src=&quot;http://upload.wikimedia.org/wikipedia/commons/thumb/2/27/EU-Netherlands.svg/500px-EU-Netherlands.svg.png&quot; height=&quot;300&quot; /&gt;" calcext:value-type="string">
            <text:p>&lt;img src="http://upload.wikimedia.org/wikipedia/commons/thumb/2/27/EU-Netherlands.svg/500px-EU-Netherlands.svg.png" height="300" /&gt;</text:p>
          </table:table-cell>
          <table:table-cell table:formula="of:=[Capitali.A130]" office:value-type="string" office:string-value="Paesi Bassi " calcext:value-type="string">
            <text:p>Paesi Bassi </text:p>
          </table:table-cell>
          <table:table-cell table:number-columns-repeated="3"/>
          <table:table-cell table:formula="of:=[Data.E130]" office:value-type="string" office:string-value="Europa" calcext:value-type="string">
            <text:p>Europa</text:p>
          </table:table-cell>
        </table:table-row>
        <table:table-row table:style-name="ro4">
          <table:table-cell table:formula="of:=IF([Data.C131]&lt;&gt;&quot;&quot;;CONCATENATE(&quot;&lt;img src=&quot;&quot;&quot;;[Data.C131];&quot;&quot;&quot; height=&quot;&quot;300&quot;&quot; /&gt;&quot;);&quot;&quot;)" office:value-type="string" office:string-value="&lt;img src=&quot;http://upload.wikimedia.org/wikipedia/commons/thumb/b/b6/Pakistan_%28orthographic_projection%29.svg/500px-Pakistan_%28orthographic_projection%29.svg.png&quot; height=&quot;300&quot; /&gt;" calcext:value-type="string">
            <text:p>&lt;img src="http://upload.wikimedia.org/wikipedia/commons/thumb/b/b6/Pakistan_%28orthographic_projection%29.svg/500px-Pakistan_%28orthographic_projection%29.svg.png" height="300" /&gt;</text:p>
          </table:table-cell>
          <table:table-cell table:formula="of:=[Capitali.A131]" office:value-type="string" office:string-value="Pakistan " calcext:value-type="string">
            <text:p>Pakistan </text:p>
          </table:table-cell>
          <table:table-cell table:number-columns-repeated="3"/>
          <table:table-cell table:formula="of:=[Data.E131]" office:value-type="string" office:string-value="Asia" calcext:value-type="string">
            <text:p>Asia</text:p>
          </table:table-cell>
        </table:table-row>
        <table:table-row table:style-name="ro4">
          <table:table-cell table:formula="of:=IF([Data.C132]&lt;&gt;&quot;&quot;;CONCATENATE(&quot;&lt;img src=&quot;&quot;&quot;;[Data.C132];&quot;&quot;&quot; height=&quot;&quot;300&quot;&quot; /&gt;&quot;);&quot;&quot;)" office:value-type="string" office:string-value="&lt;img src=&quot;http://upload.wikimedia.org/wikipedia/commons/thumb/e/ef/Palau.png/480px-Palau.png&quot; height=&quot;300&quot; /&gt;" calcext:value-type="string">
            <text:p>&lt;img src="http://upload.wikimedia.org/wikipedia/commons/thumb/e/ef/Palau.png/480px-Palau.png" height="300" /&gt;</text:p>
          </table:table-cell>
          <table:table-cell table:formula="of:=[Capitali.A132]" office:value-type="string" office:string-value="Palau " calcext:value-type="string">
            <text:p>Palau </text:p>
          </table:table-cell>
          <table:table-cell table:number-columns-repeated="3"/>
          <table:table-cell table:formula="of:=[Data.E132]" office:value-type="string" office:string-value="Oceania" calcext:value-type="string">
            <text:p>Oceania</text:p>
          </table:table-cell>
        </table:table-row>
        <table:table-row table:style-name="ro4">
          <table:table-cell table:formula="of:=IF([Data.C133]&lt;&gt;&quot;&quot;;CONCATENATE(&quot;&lt;img src=&quot;&quot;&quot;;[Data.C133];&quot;&quot;&quot; height=&quot;&quot;300&quot;&quot; /&gt;&quot;);&quot;&quot;)" office:value-type="string" office:string-value="&lt;img src=&quot;http://upload.wikimedia.org/wikipedia/commons/thumb/e/e1/Panama_%28orthographic_projection%29.svg/500px-Panama_%28orthographic_projection%29.svg.png&quot; height=&quot;300&quot; /&gt;" calcext:value-type="string">
            <text:p>&lt;img src="http://upload.wikimedia.org/wikipedia/commons/thumb/e/e1/Panama_%28orthographic_projection%29.svg/500px-Panama_%28orthographic_projection%29.svg.png" height="300" /&gt;</text:p>
          </table:table-cell>
          <table:table-cell table:formula="of:=[Capitali.A133]" office:value-type="string" office:string-value="Panamá " calcext:value-type="string">
            <text:p>Panamá </text:p>
          </table:table-cell>
          <table:table-cell table:number-columns-repeated="3"/>
          <table:table-cell table:formula="of:=[Data.E133]" office:value-type="string" office:string-value="America Centrale" calcext:value-type="string">
            <text:p>America Centrale</text:p>
          </table:table-cell>
        </table:table-row>
        <table:table-row table:style-name="ro4">
          <table:table-cell table:formula="of:=IF([Data.C134]&lt;&gt;&quot;&quot;;CONCATENATE(&quot;&lt;img src=&quot;&quot;&quot;;[Data.C134];&quot;&quot;&quot; height=&quot;&quot;300&quot;&quot; /&gt;&quot;);&quot;&quot;)" office:value-type="string" office:string-value="&lt;img src=&quot;http://upload.wikimedia.org/wikipedia/commons/thumb/7/79/Papua_New_Guinea_%28orthographic_projection%29.svg/500px-Papua_New_Guinea_%28orthographic_projection%29.svg.png&quot; height=&quot;300&quot; /&gt;" calcext:value-type="string">
            <text:p>&lt;img src="http://upload.wikimedia.org/wikipedia/commons/thumb/7/79/Papua_New_Guinea_%28orthographic_projection%29.svg/500px-Papua_New_Guinea_%28orthographic_projection%29.svg.png" height="300" /&gt;</text:p>
          </table:table-cell>
          <table:table-cell table:formula="of:=[Capitali.A134]" office:value-type="string" office:string-value="Papua Nuova Guinea " calcext:value-type="string">
            <text:p>Papua Nuova Guinea </text:p>
          </table:table-cell>
          <table:table-cell table:number-columns-repeated="3"/>
          <table:table-cell table:formula="of:=[Data.E134]" office:value-type="string" office:string-value="Oceania" calcext:value-type="string">
            <text:p>Oceania</text:p>
          </table:table-cell>
        </table:table-row>
        <table:table-row table:style-name="ro4">
          <table:table-cell table:formula="of:=IF([Data.C135]&lt;&gt;&quot;&quot;;CONCATENATE(&quot;&lt;img src=&quot;&quot;&quot;;[Data.C135];&quot;&quot;&quot; height=&quot;&quot;300&quot;&quot; /&gt;&quot;);&quot;&quot;)" office:value-type="string" office:string-value="&lt;img src=&quot;http://upload.wikimedia.org/wikipedia/commons/thumb/8/80/Paraguay_%28orthographic_projection%29.svg/500px-Paraguay_%28orthographic_projection%29.svg.png&quot; height=&quot;300&quot; /&gt;" calcext:value-type="string">
            <text:p>&lt;img src="http://upload.wikimedia.org/wikipedia/commons/thumb/8/80/Paraguay_%28orthographic_projection%29.svg/500px-Paraguay_%28orthographic_projection%29.svg.png" height="300" /&gt;</text:p>
          </table:table-cell>
          <table:table-cell table:formula="of:=[Capitali.A135]" office:value-type="string" office:string-value="Paraguay " calcext:value-type="string">
            <text:p>Paraguay </text:p>
          </table:table-cell>
          <table:table-cell table:number-columns-repeated="3"/>
          <table:table-cell table:formula="of:=[Data.E135]" office:value-type="string" office:string-value="Sud America" calcext:value-type="string">
            <text:p>Sud America</text:p>
          </table:table-cell>
        </table:table-row>
        <table:table-row table:style-name="ro4">
          <table:table-cell table:formula="of:=IF([Data.C136]&lt;&gt;&quot;&quot;;CONCATENATE(&quot;&lt;img src=&quot;&quot;&quot;;[Data.C136];&quot;&quot;&quot; height=&quot;&quot;300&quot;&quot; /&gt;&quot;);&quot;&quot;)" office:value-type="string" office:string-value="&lt;img src=&quot;http://upload.wikimedia.org/wikipedia/commons/thumb/8/84/Peru_%28orthographic_projection%29.svg/500px-Peru_%28orthographic_projection%29.svg.png&quot; height=&quot;300&quot; /&gt;" calcext:value-type="string">
            <text:p>&lt;img src="http://upload.wikimedia.org/wikipedia/commons/thumb/8/84/Peru_%28orthographic_projection%29.svg/500px-Peru_%28orthographic_projection%29.svg.png" height="300" /&gt;</text:p>
          </table:table-cell>
          <table:table-cell table:formula="of:=[Capitali.A136]" office:value-type="string" office:string-value="Perù " calcext:value-type="string">
            <text:p>Perù </text:p>
          </table:table-cell>
          <table:table-cell table:number-columns-repeated="3"/>
          <table:table-cell table:formula="of:=[Data.E136]" office:value-type="string" office:string-value="Sud America" calcext:value-type="string">
            <text:p>Sud America</text:p>
          </table:table-cell>
        </table:table-row>
        <table:table-row table:style-name="ro4">
          <table:table-cell table:formula="of:=IF([Data.C137]&lt;&gt;&quot;&quot;;CONCATENATE(&quot;&lt;img src=&quot;&quot;&quot;;[Data.C137];&quot;&quot;&quot; height=&quot;&quot;300&quot;&quot; /&gt;&quot;);&quot;&quot;)" office:value-type="string" office:string-value="&lt;img src=&quot;http://upload.wikimedia.org/wikipedia/commons/thumb/9/9b/EU-Poland.svg/500px-EU-Poland.svg.png&quot; height=&quot;300&quot; /&gt;" calcext:value-type="string">
            <text:p>&lt;img src="http://upload.wikimedia.org/wikipedia/commons/thumb/9/9b/EU-Poland.svg/500px-EU-Poland.svg.png" height="300" /&gt;</text:p>
          </table:table-cell>
          <table:table-cell table:formula="of:=[Capitali.A137]" office:value-type="string" office:string-value="Polonia " calcext:value-type="string">
            <text:p>Polonia </text:p>
          </table:table-cell>
          <table:table-cell table:number-columns-repeated="3"/>
          <table:table-cell table:formula="of:=[Data.E137]" office:value-type="string" office:string-value="Europa" calcext:value-type="string">
            <text:p>Europa</text:p>
          </table:table-cell>
        </table:table-row>
        <table:table-row table:style-name="ro4">
          <table:table-cell table:formula="of:=IF([Data.C138]&lt;&gt;&quot;&quot;;CONCATENATE(&quot;&lt;img src=&quot;&quot;&quot;;[Data.C138];&quot;&quot;&quot; height=&quot;&quot;300&quot;&quot; /&gt;&quot;);&quot;&quot;)" office:value-type="string" office:string-value="&lt;img src=&quot;http://upload.wikimedia.org/wikipedia/commons/thumb/a/a0/EU-Portugal_with_islands_circled.svg/500px-EU-Portugal_with_islands_circled.svg.png&quot; height=&quot;300&quot; /&gt;" calcext:value-type="string">
            <text:p>&lt;img src="http://upload.wikimedia.org/wikipedia/commons/thumb/a/a0/EU-Portugal_with_islands_circled.svg/500px-EU-Portugal_with_islands_circled.svg.png" height="300" /&gt;</text:p>
          </table:table-cell>
          <table:table-cell table:formula="of:=[Capitali.A138]" office:value-type="string" office:string-value="Portogallo " calcext:value-type="string">
            <text:p>Portogallo </text:p>
          </table:table-cell>
          <table:table-cell table:number-columns-repeated="3"/>
          <table:table-cell table:formula="of:=[Data.E138]" office:value-type="string" office:string-value="Europa" calcext:value-type="string">
            <text:p>Europa</text:p>
          </table:table-cell>
        </table:table-row>
        <table:table-row table:style-name="ro4">
          <table:table-cell table:formula="of:=IF([Data.C139]&lt;&gt;&quot;&quot;;CONCATENATE(&quot;&lt;img src=&quot;&quot;&quot;;[Data.C139];&quot;&quot;&quot; height=&quot;&quot;300&quot;&quot; /&gt;&quot;);&quot;&quot;)" office:value-type="string" office:string-value="&lt;img src=&quot;http://upload.wikimedia.org/wikipedia/commons/thumb/d/d4/QAT_orthographic.svg/500px-QAT_orthographic.svg.png&quot; height=&quot;300&quot; /&gt;" calcext:value-type="string">
            <text:p>&lt;img src="http://upload.wikimedia.org/wikipedia/commons/thumb/d/d4/QAT_orthographic.svg/500px-QAT_orthographic.svg.png" height="300" /&gt;</text:p>
          </table:table-cell>
          <table:table-cell table:formula="of:=[Capitali.A139]" office:value-type="string" office:string-value="Qatar " calcext:value-type="string">
            <text:p>Qatar </text:p>
          </table:table-cell>
          <table:table-cell table:number-columns-repeated="3"/>
          <table:table-cell table:formula="of:=[Data.E139]" office:value-type="string" office:string-value="Asia" calcext:value-type="string">
            <text:p>Asia</text:p>
          </table:table-cell>
        </table:table-row>
        <table:table-row table:style-name="ro4">
          <table:table-cell table:formula="of:=IF([Data.C140]&lt;&gt;&quot;&quot;;CONCATENATE(&quot;&lt;img src=&quot;&quot;&quot;;[Data.C140];&quot;&quot;&quot; height=&quot;&quot;300&quot;&quot; /&gt;&quot;);&quot;&quot;)" office:value-type="string" office:string-value="&lt;img src=&quot;http://upload.wikimedia.org/wikipedia/commons/thumb/d/d6/Democratic_Republic_of_the_Congo_%28orthographic_projection%29.svg/500px-Democratic_Republic_of_the_Congo_%28orthographic_projection%29.svg.png&quot; height=&quot;300&quot; /&gt;" calcext:value-type="string">
            <text:p>&lt;img src="http://upload.wikimedia.org/wikipedia/commons/thumb/d/d6/Democratic_Republic_of_the_Congo_%28orthographic_projection%29.svg/500px-Democratic_Republic_of_the_Congo_%28orthographic_projection%29.svg.png" height="300" /&gt;</text:p>
          </table:table-cell>
          <table:table-cell table:formula="of:=[Capitali.A140]" office:value-type="string" office:string-value="RD del Congo " calcext:value-type="string">
            <text:p>RD del Congo </text:p>
          </table:table-cell>
          <table:table-cell table:number-columns-repeated="3"/>
          <table:table-cell table:formula="of:=[Data.E140]" office:value-type="string" office:string-value="Africa" calcext:value-type="string">
            <text:p>Africa</text:p>
          </table:table-cell>
        </table:table-row>
        <table:table-row table:style-name="ro4">
          <table:table-cell table:formula="of:=IF([Data.C141]&lt;&gt;&quot;&quot;;CONCATENATE(&quot;&lt;img src=&quot;&quot;&quot;;[Data.C141];&quot;&quot;&quot; height=&quot;&quot;300&quot;&quot; /&gt;&quot;);&quot;&quot;)" office:value-type="string" office:string-value="&lt;img src=&quot;http://upload.wikimedia.org/wikipedia/commons/thumb/d/d1/EU-United_Kingdom.svg/500px-EU-United_Kingdom.svg.png&quot; height=&quot;300&quot; /&gt;" calcext:value-type="string">
            <text:p>&lt;img src="http://upload.wikimedia.org/wikipedia/commons/thumb/d/d1/EU-United_Kingdom.svg/500px-EU-United_Kingdom.svg.png" height="300" /&gt;</text:p>
          </table:table-cell>
          <table:table-cell table:formula="of:=[Capitali.A141]" office:value-type="string" office:string-value="Regno Unito " calcext:value-type="string">
            <text:p>Regno Unito </text:p>
          </table:table-cell>
          <table:table-cell table:number-columns-repeated="3"/>
          <table:table-cell table:formula="of:=[Data.E141]" office:value-type="string" office:string-value="Europa" calcext:value-type="string">
            <text:p>Europa</text:p>
          </table:table-cell>
        </table:table-row>
        <table:table-row table:style-name="ro4">
          <table:table-cell table:formula="of:=IF([Data.C142]&lt;&gt;&quot;&quot;;CONCATENATE(&quot;&lt;img src=&quot;&quot;&quot;;[Data.C142];&quot;&quot;&quot; height=&quot;&quot;300&quot;&quot; /&gt;&quot;);&quot;&quot;)" office:value-type="string" office:string-value="&lt;img src=&quot;http://upload.wikimedia.org/wikipedia/commons/thumb/c/c4/Central_African_Republic_%28orthographic_projection%29.svg/500px-Central_African_Republic_%28orthographic_projection%29.svg.png&quot; height=&quot;300&quot; /&gt;" calcext:value-type="string">
            <text:p>&lt;img src="http://upload.wikimedia.org/wikipedia/commons/thumb/c/c4/Central_African_Republic_%28orthographic_projection%29.svg/500px-Central_African_Republic_%28orthographic_projection%29.svg.png" height="300" /&gt;</text:p>
          </table:table-cell>
          <table:table-cell table:formula="of:=[Capitali.A142]" office:value-type="string" office:string-value="Rep. Centrafricana " calcext:value-type="string">
            <text:p>Rep. Centrafricana </text:p>
          </table:table-cell>
          <table:table-cell table:number-columns-repeated="3"/>
          <table:table-cell table:formula="of:=[Data.E142]" office:value-type="string" office:string-value="Africa" calcext:value-type="string">
            <text:p>Africa</text:p>
          </table:table-cell>
        </table:table-row>
        <table:table-row table:style-name="ro4">
          <table:table-cell table:formula="of:=IF([Data.C143]&lt;&gt;&quot;&quot;;CONCATENATE(&quot;&lt;img src=&quot;&quot;&quot;;[Data.C143];&quot;&quot;&quot; height=&quot;&quot;300&quot;&quot; /&gt;&quot;);&quot;&quot;)" office:value-type="string" office:string-value="&lt;img src=&quot;http://upload.wikimedia.org/wikipedia/commons/thumb/a/a7/Republic_of_the_Congo_%28orthographic_projection%29.svg/500px-Republic_of_the_Congo_%28orthographic_projection%29.svg.png&quot; height=&quot;300&quot; /&gt;" calcext:value-type="string">
            <text:p>&lt;img src="http://upload.wikimedia.org/wikipedia/commons/thumb/a/a7/Republic_of_the_Congo_%28orthographic_projection%29.svg/500px-Republic_of_the_Congo_%28orthographic_projection%29.svg.png" height="300" /&gt;</text:p>
          </table:table-cell>
          <table:table-cell table:formula="of:=[Capitali.A143]" office:value-type="string" office:string-value="Rep. del Congo " calcext:value-type="string">
            <text:p>Rep. del Congo </text:p>
          </table:table-cell>
          <table:table-cell table:number-columns-repeated="3"/>
          <table:table-cell table:formula="of:=[Data.E143]" office:value-type="string" office:string-value="Africa" calcext:value-type="string">
            <text:p>Africa</text:p>
          </table:table-cell>
        </table:table-row>
        <table:table-row table:style-name="ro4">
          <table:table-cell table:formula="of:=IF([Data.C144]&lt;&gt;&quot;&quot;;CONCATENATE(&quot;&lt;img src=&quot;&quot;&quot;;[Data.C144];&quot;&quot;&quot; height=&quot;&quot;300&quot;&quot; /&gt;&quot;);&quot;&quot;)" office:value-type="string" office:string-value="&lt;img src=&quot;http://upload.wikimedia.org/wikipedia/commons/thumb/9/95/Dominican_Republic_%28orthographic_projection%29.svg/500px-Dominican_Republic_%28orthographic_projection%29.svg.png&quot; height=&quot;300&quot; /&gt;" calcext:value-type="string">
            <text:p>&lt;img src="http://upload.wikimedia.org/wikipedia/commons/thumb/9/95/Dominican_Republic_%28orthographic_projection%29.svg/500px-Dominican_Republic_%28orthographic_projection%29.svg.png" height="300" /&gt;</text:p>
          </table:table-cell>
          <table:table-cell table:formula="of:=[Capitali.A144]" office:value-type="string" office:string-value="Rep. Dominicana " calcext:value-type="string">
            <text:p>Rep. Dominicana </text:p>
          </table:table-cell>
          <table:table-cell table:number-columns-repeated="3"/>
          <table:table-cell table:formula="of:=[Data.E144]" office:value-type="string" office:string-value="America Centrale" calcext:value-type="string">
            <text:p>America Centrale</text:p>
          </table:table-cell>
        </table:table-row>
        <table:table-row table:style-name="ro4">
          <table:table-cell table:formula="of:=IF([Data.C145]&lt;&gt;&quot;&quot;;CONCATENATE(&quot;&lt;img src=&quot;&quot;&quot;;[Data.C145];&quot;&quot;&quot; height=&quot;&quot;300&quot;&quot; /&gt;&quot;);&quot;&quot;)" office:value-type="string" office:string-value="&lt;img src=&quot;http://upload.wikimedia.org/wikipedia/commons/thumb/3/33/EU-Czechia.svg/500px-EU-Czechia.svg.png&quot; height=&quot;300&quot; /&gt;" calcext:value-type="string">
            <text:p>&lt;img src="http://upload.wikimedia.org/wikipedia/commons/thumb/3/33/EU-Czechia.svg/500px-EU-Czechia.svg.png" height="300" /&gt;</text:p>
          </table:table-cell>
          <table:table-cell table:formula="of:=[Capitali.A145]" office:value-type="string" office:string-value="Repubblica Ceca" calcext:value-type="string">
            <text:p>Repubblica Ceca</text:p>
          </table:table-cell>
          <table:table-cell table:number-columns-repeated="3"/>
          <table:table-cell table:formula="of:=[Data.E145]" office:value-type="string" office:string-value="Europa" calcext:value-type="string">
            <text:p>Europa</text:p>
          </table:table-cell>
        </table:table-row>
        <table:table-row table:style-name="ro4">
          <table:table-cell table:formula="of:=IF([Data.C146]&lt;&gt;&quot;&quot;;CONCATENATE(&quot;&lt;img src=&quot;&quot;&quot;;[Data.C146];&quot;&quot;&quot; height=&quot;&quot;300&quot;&quot; /&gt;&quot;);&quot;&quot;)" office:value-type="string" office:string-value="&lt;img src=&quot;http://upload.wikimedia.org/wikipedia/commons/thumb/1/13/EU-Romania.svg/500px-EU-Romania.svg.png&quot; height=&quot;300&quot; /&gt;" calcext:value-type="string">
            <text:p>&lt;img src="http://upload.wikimedia.org/wikipedia/commons/thumb/1/13/EU-Romania.svg/500px-EU-Romania.svg.png" height="300" /&gt;</text:p>
          </table:table-cell>
          <table:table-cell table:formula="of:=[Capitali.A146]" office:value-type="string" office:string-value="Romania " calcext:value-type="string">
            <text:p>Romania </text:p>
          </table:table-cell>
          <table:table-cell table:number-columns-repeated="3"/>
          <table:table-cell table:formula="of:=[Data.E146]" office:value-type="string" office:string-value="Europa" calcext:value-type="string">
            <text:p>Europa</text:p>
          </table:table-cell>
        </table:table-row>
        <table:table-row table:style-name="ro4">
          <table:table-cell table:formula="of:=IF([Data.C147]&lt;&gt;&quot;&quot;;CONCATENATE(&quot;&lt;img src=&quot;&quot;&quot;;[Data.C147];&quot;&quot;&quot; height=&quot;&quot;300&quot;&quot; /&gt;&quot;);&quot;&quot;)" office:value-type="string" office:string-value="&lt;img src=&quot;http://upload.wikimedia.org/wikipedia/commons/thumb/f/f6/LocationRwanda.svg/500px-LocationRwanda.svg.png&quot; height=&quot;300&quot; /&gt;" calcext:value-type="string">
            <text:p>&lt;img src="http://upload.wikimedia.org/wikipedia/commons/thumb/f/f6/LocationRwanda.svg/500px-LocationRwanda.svg.png" height="300" /&gt;</text:p>
          </table:table-cell>
          <table:table-cell table:formula="of:=[Capitali.A147]" office:value-type="string" office:string-value="Ruanda " calcext:value-type="string">
            <text:p>Ruanda </text:p>
          </table:table-cell>
          <table:table-cell table:number-columns-repeated="3"/>
          <table:table-cell table:formula="of:=[Data.E147]" office:value-type="string" office:string-value="Africa" calcext:value-type="string">
            <text:p>Africa</text:p>
          </table:table-cell>
        </table:table-row>
        <table:table-row table:style-name="ro4">
          <table:table-cell table:formula="of:=IF([Data.C148]&lt;&gt;&quot;&quot;;CONCATENATE(&quot;&lt;img src=&quot;&quot;&quot;;[Data.C148];&quot;&quot;&quot; height=&quot;&quot;300&quot;&quot; /&gt;&quot;);&quot;&quot;)" office:value-type="string" office:string-value="&lt;img src=&quot;http://upload.wikimedia.org/wikipedia/commons/thumb/e/ec/Russian_Federation_%28orthographic_projection%29_-_Crimea_disputed.svg/500px-Russian_Federation_%28orthographic_projection%29_-_Crimea_disputed.svg.png&quot; height=&quot;300&quot; /&gt;" calcext:value-type="string">
            <text:p>&lt;img src="http://upload.wikimedia.org/wikipedia/commons/thumb/e/ec/Russian_Federation_%28orthographic_projection%29_-_Crimea_disputed.svg/500px-Russian_Federation_%28orthographic_projection%29_-_Crimea_disputed.svg.png" height="300" /&gt;</text:p>
          </table:table-cell>
          <table:table-cell table:formula="of:=[Capitali.A148]" office:value-type="string" office:string-value="Russia " calcext:value-type="string">
            <text:p>Russia </text:p>
          </table:table-cell>
          <table:table-cell table:number-columns-repeated="3"/>
          <table:table-cell table:formula="of:=[Data.E148]" office:value-type="string" office:string-value="Europa|Asia" calcext:value-type="string">
            <text:p>Europa|Asia</text:p>
          </table:table-cell>
        </table:table-row>
        <table:table-row table:style-name="ro4">
          <table:table-cell table:formula="of:=IF([Data.C149]&lt;&gt;&quot;&quot;;CONCATENATE(&quot;&lt;img src=&quot;&quot;&quot;;[Data.C149];&quot;&quot;&quot; height=&quot;&quot;300&quot;&quot; /&gt;&quot;);&quot;&quot;)" office:value-type="string" office:string-value="&lt;img src=&quot;http://upload.wikimedia.org/wikipedia/commons/thumb/5/5d/KNA_orthographic.svg/500px-KNA_orthographic.svg.png&quot; height=&quot;300&quot; /&gt;" calcext:value-type="string">
            <text:p>&lt;img src="http://upload.wikimedia.org/wikipedia/commons/thumb/5/5d/KNA_orthographic.svg/500px-KNA_orthographic.svg.png" height="300" /&gt;</text:p>
          </table:table-cell>
          <table:table-cell table:formula="of:=[Capitali.A149]" office:value-type="string" office:string-value="Saint Kitts e Nevis " calcext:value-type="string">
            <text:p>Saint Kitts e Nevis </text:p>
          </table:table-cell>
          <table:table-cell table:number-columns-repeated="3"/>
          <table:table-cell table:formula="of:=[Data.E149]" office:value-type="string" office:string-value="America Centrale" calcext:value-type="string">
            <text:p>America Centrale</text:p>
          </table:table-cell>
        </table:table-row>
        <table:table-row table:style-name="ro4">
          <table:table-cell table:formula="of:=IF([Data.C150]&lt;&gt;&quot;&quot;;CONCATENATE(&quot;&lt;img src=&quot;&quot;&quot;;[Data.C150];&quot;&quot;&quot; height=&quot;&quot;300&quot;&quot; /&gt;&quot;);&quot;&quot;)" office:value-type="string" office:string-value="&lt;img src=&quot;http://upload.wikimedia.org/wikipedia/commons/thumb/7/70/VCT_orthographic.svg/500px-VCT_orthographic.svg.png&quot; height=&quot;300&quot; /&gt;" calcext:value-type="string">
            <text:p>&lt;img src="http://upload.wikimedia.org/wikipedia/commons/thumb/7/70/VCT_orthographic.svg/500px-VCT_orthographic.svg.png" height="300" /&gt;</text:p>
          </table:table-cell>
          <table:table-cell table:formula="of:=[Capitali.A150]" office:value-type="string" office:string-value="Saint Vincent e Grenadine " calcext:value-type="string">
            <text:p>Saint Vincent e Grenadine </text:p>
          </table:table-cell>
          <table:table-cell table:number-columns-repeated="3"/>
          <table:table-cell table:formula="of:=[Data.E150]" office:value-type="string" office:string-value="America Centrale" calcext:value-type="string">
            <text:p>America Centrale</text:p>
          </table:table-cell>
        </table:table-row>
        <table:table-row table:style-name="ro4">
          <table:table-cell table:formula="of:=IF([Data.C151]&lt;&gt;&quot;&quot;;CONCATENATE(&quot;&lt;img src=&quot;&quot;&quot;;[Data.C151];&quot;&quot;&quot; height=&quot;&quot;300&quot;&quot; /&gt;&quot;);&quot;&quot;)" office:value-type="string" office:string-value="&lt;img src=&quot;http://upload.wikimedia.org/wikipedia/commons/thumb/7/74/Samoa_on_the_globe_%28Polynesia_centered%29.svg/500px-Samoa_on_the_globe_%28Polynesia_centered%29.svg.png&quot; height=&quot;300&quot; /&gt;" calcext:value-type="string">
            <text:p>&lt;img src="http://upload.wikimedia.org/wikipedia/commons/thumb/7/74/Samoa_on_the_globe_%28Polynesia_centered%29.svg/500px-Samoa_on_the_globe_%28Polynesia_centered%29.svg.png" height="300" /&gt;</text:p>
          </table:table-cell>
          <table:table-cell table:formula="of:=[Capitali.A151]" office:value-type="string" office:string-value="Samoa " calcext:value-type="string">
            <text:p>Samoa </text:p>
          </table:table-cell>
          <table:table-cell table:number-columns-repeated="3"/>
          <table:table-cell table:formula="of:=[Data.E151]" office:value-type="string" office:string-value="Oceania" calcext:value-type="string">
            <text:p>Oceania</text:p>
          </table:table-cell>
        </table:table-row>
        <table:table-row table:style-name="ro4">
          <table:table-cell table:formula="of:=IF([Data.C152]&lt;&gt;&quot;&quot;;CONCATENATE(&quot;&lt;img src=&quot;&quot;&quot;;[Data.C152];&quot;&quot;&quot; height=&quot;&quot;300&quot;&quot; /&gt;&quot;);&quot;&quot;)" office:value-type="string" office:string-value="&lt;img src=&quot;http://upload.wikimedia.org/wikipedia/commons/thumb/7/79/Location_San_Marino_Europe.png/548px-Location_San_Marino_Europe.png&quot; height=&quot;300&quot; /&gt;" calcext:value-type="string">
            <text:p>&lt;img src="http://upload.wikimedia.org/wikipedia/commons/thumb/7/79/Location_San_Marino_Europe.png/548px-Location_San_Marino_Europe.png" height="300" /&gt;</text:p>
          </table:table-cell>
          <table:table-cell table:formula="of:=[Capitali.A152]" office:value-type="string" office:string-value="San Marino " calcext:value-type="string">
            <text:p>San Marino </text:p>
          </table:table-cell>
          <table:table-cell table:number-columns-repeated="3"/>
          <table:table-cell table:formula="of:=[Data.E152]" office:value-type="string" office:string-value="Europa" calcext:value-type="string">
            <text:p>Europa</text:p>
          </table:table-cell>
        </table:table-row>
        <table:table-row table:style-name="ro4">
          <table:table-cell table:formula="of:=IF([Data.C153]&lt;&gt;&quot;&quot;;CONCATENATE(&quot;&lt;img src=&quot;&quot;&quot;;[Data.C153];&quot;&quot;&quot; height=&quot;&quot;300&quot;&quot; /&gt;&quot;);&quot;&quot;)" office:value-type="string" office:string-value="&lt;img src=&quot;http://upload.wikimedia.org/wikipedia/commons/b/b6/LocationSaintLucia.png&quot; height=&quot;300&quot; /&gt;" calcext:value-type="string">
            <text:p>&lt;img src="http://upload.wikimedia.org/wikipedia/commons/b/b6/LocationSaintLucia.png" height="300" /&gt;</text:p>
          </table:table-cell>
          <table:table-cell table:formula="of:=[Capitali.A153]" office:value-type="string" office:string-value="Santa Lucia " calcext:value-type="string">
            <text:p>Santa Lucia </text:p>
          </table:table-cell>
          <table:table-cell table:number-columns-repeated="3"/>
          <table:table-cell table:formula="of:=[Data.E153]" office:value-type="string" office:string-value="America Centrale" calcext:value-type="string">
            <text:p>America Centrale</text:p>
          </table:table-cell>
        </table:table-row>
        <table:table-row table:style-name="ro4">
          <table:table-cell table:formula="of:=IF([Data.C154]&lt;&gt;&quot;&quot;;CONCATENATE(&quot;&lt;img src=&quot;&quot;&quot;;[Data.C154];&quot;&quot;&quot; height=&quot;&quot;300&quot;&quot; /&gt;&quot;);&quot;&quot;)" office:value-type="string" office:string-value="&lt;img src=&quot;http://upload.wikimedia.org/wikipedia/commons/thumb/3/35/Location_S%C3%A3o_Tom%C3%A9_and_Pr%C3%ADncipe_AU_Africa.svg/500px-Location_S%C3%A3o_Tom%C3%A9_and_Pr%C3%ADncipe_AU_Africa.svg.png&quot; height=&quot;300&quot; /&gt;" calcext:value-type="string">
            <text:p>&lt;img src="http://upload.wikimedia.org/wikipedia/commons/thumb/3/35/Location_S%C3%A3o_Tom%C3%A9_and_Pr%C3%ADncipe_AU_Africa.svg/500px-Location_S%C3%A3o_Tom%C3%A9_and_Pr%C3%ADncipe_AU_Africa.svg.png" height="300" /&gt;</text:p>
          </table:table-cell>
          <table:table-cell table:formula="of:=[Capitali.A154]" office:value-type="string" office:string-value="São Tomé e Príncipe " calcext:value-type="string">
            <text:p>São Tomé e Príncipe </text:p>
          </table:table-cell>
          <table:table-cell table:number-columns-repeated="3"/>
          <table:table-cell table:formula="of:=[Data.E154]" office:value-type="string" office:string-value="Africa" calcext:value-type="string">
            <text:p>Africa</text:p>
          </table:table-cell>
        </table:table-row>
        <table:table-row table:style-name="ro4">
          <table:table-cell table:formula="of:=IF([Data.C155]&lt;&gt;&quot;&quot;;CONCATENATE(&quot;&lt;img src=&quot;&quot;&quot;;[Data.C155];&quot;&quot;&quot; height=&quot;&quot;300&quot;&quot; /&gt;&quot;);&quot;&quot;)" office:value-type="string" office:string-value="&lt;img src=&quot;http://upload.wikimedia.org/wikipedia/commons/thumb/3/33/Location_Senegal_AU_Africa.svg/500px-Location_Senegal_AU_Africa.svg.png&quot; height=&quot;300&quot; /&gt;" calcext:value-type="string">
            <text:p>&lt;img src="http://upload.wikimedia.org/wikipedia/commons/thumb/3/33/Location_Senegal_AU_Africa.svg/500px-Location_Senegal_AU_Africa.svg.png" height="300" /&gt;</text:p>
          </table:table-cell>
          <table:table-cell table:formula="of:=[Capitali.A155]" office:value-type="string" office:string-value="Senegal " calcext:value-type="string">
            <text:p>Senegal </text:p>
          </table:table-cell>
          <table:table-cell table:number-columns-repeated="3"/>
          <table:table-cell table:formula="of:=[Data.E155]" office:value-type="string" office:string-value="Africa" calcext:value-type="string">
            <text:p>Africa</text:p>
          </table:table-cell>
        </table:table-row>
        <table:table-row table:style-name="ro4">
          <table:table-cell table:formula="of:=IF([Data.C156]&lt;&gt;&quot;&quot;;CONCATENATE(&quot;&lt;img src=&quot;&quot;&quot;;[Data.C156];&quot;&quot;&quot; height=&quot;&quot;300&quot;&quot; /&gt;&quot;);&quot;&quot;)" office:value-type="string" office:string-value="&lt;img src=&quot;http://upload.wikimedia.org/wikipedia/commons/thumb/b/ba/Location_Serbia_Europe.png/548px-Location_Serbia_Europe.png&quot; height=&quot;300&quot; /&gt;" calcext:value-type="string">
            <text:p>&lt;img src="http://upload.wikimedia.org/wikipedia/commons/thumb/b/ba/Location_Serbia_Europe.png/548px-Location_Serbia_Europe.png" height="300" /&gt;</text:p>
          </table:table-cell>
          <table:table-cell table:formula="of:=[Capitali.A156]" office:value-type="string" office:string-value="Serbia " calcext:value-type="string">
            <text:p>Serbia </text:p>
          </table:table-cell>
          <table:table-cell table:number-columns-repeated="3"/>
          <table:table-cell table:formula="of:=[Data.E156]" office:value-type="string" office:string-value="Europa" calcext:value-type="string">
            <text:p>Europa</text:p>
          </table:table-cell>
        </table:table-row>
        <table:table-row table:style-name="ro7">
          <table:table-cell table:formula="of:=IF([Data.C157]&lt;&gt;&quot;&quot;;CONCATENATE(&quot;&lt;img src=&quot;&quot;&quot;;[Data.C157];&quot;&quot;&quot; height=&quot;&quot;300&quot;&quot; /&gt;&quot;);&quot;&quot;)" office:value-type="string" office:string-value="&lt;img src=&quot;http://upload.wikimedia.org/wikipedia/commons/thumb/f/fb/Seychelles_in_its_region_%28small_islands_magnified%29.svg/500px-Seychelles_in_its_region_%28small_islands_magnified%29.svg.png&quot; height=&quot;300&quot; /&gt;" calcext:value-type="string">
            <text:p>&lt;img src="http://upload.wikimedia.org/wikipedia/commons/thumb/f/fb/Seychelles_in_its_region_%28small_islands_magnified%29.svg/500px-Seychelles_in_its_region_%28small_islands_magnified%29.svg.png" height="300" /&gt;</text:p>
          </table:table-cell>
          <table:table-cell table:formula="of:=[Capitali.A157]" office:value-type="string" office:string-value="Seychelles " calcext:value-type="string">
            <text:p>Seychelles </text:p>
          </table:table-cell>
          <table:table-cell table:number-columns-repeated="3"/>
          <table:table-cell table:formula="of:=[Data.E157]" office:value-type="string" office:string-value="Africa" calcext:value-type="string">
            <text:p>Africa</text:p>
          </table:table-cell>
        </table:table-row>
        <table:table-row table:style-name="ro7">
          <table:table-cell table:formula="of:=IF([Data.C158]&lt;&gt;&quot;&quot;;CONCATENATE(&quot;&lt;img src=&quot;&quot;&quot;;[Data.C158];&quot;&quot;&quot; height=&quot;&quot;300&quot;&quot; /&gt;&quot;);&quot;&quot;)" office:value-type="string" office:string-value="&lt;img src=&quot;http://upload.wikimedia.org/wikipedia/commons/thumb/4/4f/Location_Sierra_Leone_AU_Africa.svg/500px-Location_Sierra_Leone_AU_Africa.svg.png&quot; height=&quot;300&quot; /&gt;" calcext:value-type="string">
            <text:p>&lt;img src="http://upload.wikimedia.org/wikipedia/commons/thumb/4/4f/Location_Sierra_Leone_AU_Africa.svg/500px-Location_Sierra_Leone_AU_Africa.svg.png" height="300" /&gt;</text:p>
          </table:table-cell>
          <table:table-cell table:formula="of:=[Capitali.A158]" office:value-type="string" office:string-value="Sierra Leone " calcext:value-type="string">
            <text:p>Sierra Leone </text:p>
          </table:table-cell>
          <table:table-cell table:number-columns-repeated="3"/>
          <table:table-cell table:formula="of:=[Data.E158]" office:value-type="string" office:string-value="Africa" calcext:value-type="string">
            <text:p>Africa</text:p>
          </table:table-cell>
        </table:table-row>
        <table:table-row table:style-name="ro7">
          <table:table-cell table:formula="of:=IF([Data.C159]&lt;&gt;&quot;&quot;;CONCATENATE(&quot;&lt;img src=&quot;&quot;&quot;;[Data.C159];&quot;&quot;&quot; height=&quot;&quot;300&quot;&quot; /&gt;&quot;);&quot;&quot;)" office:value-type="string" office:string-value="&lt;img src=&quot;http://upload.wikimedia.org/wikipedia/commons/thumb/5/51/Singapore_in_its_region_%28zoom%29.svg/500px-Singapore_in_its_region_%28zoom%29.svg.png&quot; height=&quot;300&quot; /&gt;" calcext:value-type="string">
            <text:p>&lt;img src="http://upload.wikimedia.org/wikipedia/commons/thumb/5/51/Singapore_in_its_region_%28zoom%29.svg/500px-Singapore_in_its_region_%28zoom%29.svg.png" height="300" /&gt;</text:p>
          </table:table-cell>
          <table:table-cell table:formula="of:=[Capitali.A159]" office:value-type="string" office:string-value="Singapore " calcext:value-type="string">
            <text:p>Singapore </text:p>
          </table:table-cell>
          <table:table-cell table:number-columns-repeated="3"/>
          <table:table-cell table:formula="of:=[Data.E159]" office:value-type="string" office:string-value="Asia" calcext:value-type="string">
            <text:p>Asia</text:p>
          </table:table-cell>
        </table:table-row>
        <table:table-row table:style-name="ro7">
          <table:table-cell table:formula="of:=IF([Data.C160]&lt;&gt;&quot;&quot;;CONCATENATE(&quot;&lt;img src=&quot;&quot;&quot;;[Data.C160];&quot;&quot;&quot; height=&quot;&quot;300&quot;&quot; /&gt;&quot;);&quot;&quot;)" office:value-type="string" office:string-value="&lt;img src=&quot;http://upload.wikimedia.org/wikipedia/commons/thumb/1/11/Syria_%28orthographic_projection%29.svg/500px-Syria_%28orthographic_projection%29.svg.png&quot; height=&quot;300&quot; /&gt;" calcext:value-type="string">
            <text:p>&lt;img src="http://upload.wikimedia.org/wikipedia/commons/thumb/1/11/Syria_%28orthographic_projection%29.svg/500px-Syria_%28orthographic_projection%29.svg.png" height="300" /&gt;</text:p>
          </table:table-cell>
          <table:table-cell table:formula="of:=[Capitali.A160]" office:value-type="string" office:string-value="Siria " calcext:value-type="string">
            <text:p>Siria </text:p>
          </table:table-cell>
          <table:table-cell table:number-columns-repeated="3"/>
          <table:table-cell table:formula="of:=[Data.E160]" office:value-type="string" office:string-value="Asia" calcext:value-type="string">
            <text:p>Asia</text:p>
          </table:table-cell>
        </table:table-row>
        <table:table-row table:style-name="ro7">
          <table:table-cell table:formula="of:=IF([Data.C161]&lt;&gt;&quot;&quot;;CONCATENATE(&quot;&lt;img src=&quot;&quot;&quot;;[Data.C161];&quot;&quot;&quot; height=&quot;&quot;300&quot;&quot; /&gt;&quot;);&quot;&quot;)" office:value-type="string" office:string-value="&lt;img src=&quot;http://upload.wikimedia.org/wikipedia/commons/thumb/1/1d/EU-Slovakia.svg/500px-EU-Slovakia.svg.png&quot; height=&quot;300&quot; /&gt;" calcext:value-type="string">
            <text:p>&lt;img src="http://upload.wikimedia.org/wikipedia/commons/thumb/1/1d/EU-Slovakia.svg/500px-EU-Slovakia.svg.png" height="300" /&gt;</text:p>
          </table:table-cell>
          <table:table-cell table:formula="of:=[Capitali.A161]" office:value-type="string" office:string-value="Slovacchia " calcext:value-type="string">
            <text:p>Slovacchia </text:p>
          </table:table-cell>
          <table:table-cell table:number-columns-repeated="3"/>
          <table:table-cell table:formula="of:=[Data.E161]" office:value-type="string" office:string-value="Europa" calcext:value-type="string">
            <text:p>Europa</text:p>
          </table:table-cell>
        </table:table-row>
        <table:table-row table:style-name="ro7">
          <table:table-cell table:formula="of:=IF([Data.C162]&lt;&gt;&quot;&quot;;CONCATENATE(&quot;&lt;img src=&quot;&quot;&quot;;[Data.C162];&quot;&quot;&quot; height=&quot;&quot;300&quot;&quot; /&gt;&quot;);&quot;&quot;)" office:value-type="string" office:string-value="&lt;img src=&quot;http://upload.wikimedia.org/wikipedia/commons/thumb/8/84/EU-Slovenia.svg/500px-EU-Slovenia.svg.png&quot; height=&quot;300&quot; /&gt;" calcext:value-type="string">
            <text:p>&lt;img src="http://upload.wikimedia.org/wikipedia/commons/thumb/8/84/EU-Slovenia.svg/500px-EU-Slovenia.svg.png" height="300" /&gt;</text:p>
          </table:table-cell>
          <table:table-cell table:formula="of:=[Capitali.A162]" office:value-type="string" office:string-value="Slovenia " calcext:value-type="string">
            <text:p>Slovenia </text:p>
          </table:table-cell>
          <table:table-cell table:number-columns-repeated="3"/>
          <table:table-cell table:formula="of:=[Data.E162]" office:value-type="string" office:string-value="Europa" calcext:value-type="string">
            <text:p>Europa</text:p>
          </table:table-cell>
        </table:table-row>
        <table:table-row table:style-name="ro7">
          <table:table-cell table:formula="of:=IF([Data.C163]&lt;&gt;&quot;&quot;;CONCATENATE(&quot;&lt;img src=&quot;&quot;&quot;;[Data.C163];&quot;&quot;&quot; height=&quot;&quot;300&quot;&quot; /&gt;&quot;);&quot;&quot;)" office:value-type="string" office:string-value="&lt;img src=&quot;http://upload.wikimedia.org/wikipedia/commons/thumb/4/4c/Somalia_%28orthographic_projection%29.svg/500px-Somalia_%28orthographic_projection%29.svg.png&quot; height=&quot;300&quot; /&gt;" calcext:value-type="string">
            <text:p>&lt;img src="http://upload.wikimedia.org/wikipedia/commons/thumb/4/4c/Somalia_%28orthographic_projection%29.svg/500px-Somalia_%28orthographic_projection%29.svg.png" height="300" /&gt;</text:p>
          </table:table-cell>
          <table:table-cell table:formula="of:=[Capitali.A163]" office:value-type="string" office:string-value="Somalia " calcext:value-type="string">
            <text:p>Somalia </text:p>
          </table:table-cell>
          <table:table-cell table:number-columns-repeated="3"/>
          <table:table-cell table:formula="of:=[Data.E163]" office:value-type="string" office:string-value="Africa" calcext:value-type="string">
            <text:p>Africa</text:p>
          </table:table-cell>
        </table:table-row>
        <table:table-row table:style-name="ro7">
          <table:table-cell table:formula="of:=IF([Data.C164]&lt;&gt;&quot;&quot;;CONCATENATE(&quot;&lt;img src=&quot;&quot;&quot;;[Data.C164];&quot;&quot;&quot; height=&quot;&quot;300&quot;&quot; /&gt;&quot;);&quot;&quot;)" office:value-type="string" office:string-value="&lt;img src=&quot;http://upload.wikimedia.org/wikipedia/commons/thumb/2/21/EU-Spain.svg/500px-EU-Spain.svg.png&quot; height=&quot;300&quot; /&gt;" calcext:value-type="string">
            <text:p>&lt;img src="http://upload.wikimedia.org/wikipedia/commons/thumb/2/21/EU-Spain.svg/500px-EU-Spain.svg.png" height="300" /&gt;</text:p>
          </table:table-cell>
          <table:table-cell table:formula="of:=[Capitali.A164]" office:value-type="string" office:string-value="Spagna " calcext:value-type="string">
            <text:p>Spagna </text:p>
          </table:table-cell>
          <table:table-cell table:number-columns-repeated="3"/>
          <table:table-cell table:formula="of:=[Data.E164]" office:value-type="string" office:string-value="Europa" calcext:value-type="string">
            <text:p>Europa</text:p>
          </table:table-cell>
        </table:table-row>
        <table:table-row table:style-name="ro7">
          <table:table-cell table:formula="of:=IF([Data.C165]&lt;&gt;&quot;&quot;;CONCATENATE(&quot;&lt;img src=&quot;&quot;&quot;;[Data.C165];&quot;&quot;&quot; height=&quot;&quot;300&quot;&quot; /&gt;&quot;);&quot;&quot;)" office:value-type="string" office:string-value="&lt;img src=&quot;http://upload.wikimedia.org/wikipedia/commons/thumb/9/96/Sri_Lanka_%28orthographic_projection%29.svg/500px-Sri_Lanka_%28orthographic_projection%29.svg.png&quot; height=&quot;300&quot; /&gt;" calcext:value-type="string">
            <text:p>&lt;img src="http://upload.wikimedia.org/wikipedia/commons/thumb/9/96/Sri_Lanka_%28orthographic_projection%29.svg/500px-Sri_Lanka_%28orthographic_projection%29.svg.png" height="300" /&gt;</text:p>
          </table:table-cell>
          <table:table-cell table:formula="of:=[Capitali.A165]" office:value-type="string" office:string-value="Sri Lanka " calcext:value-type="string">
            <text:p>Sri Lanka </text:p>
          </table:table-cell>
          <table:table-cell table:number-columns-repeated="3"/>
          <table:table-cell table:formula="of:=[Data.E165]" office:value-type="string" office:string-value="Asia" calcext:value-type="string">
            <text:p>Asia</text:p>
          </table:table-cell>
        </table:table-row>
        <table:table-row table:style-name="ro7">
          <table:table-cell table:formula="of:=IF([Data.C166]&lt;&gt;&quot;&quot;;CONCATENATE(&quot;&lt;img src=&quot;&quot;&quot;;[Data.C166];&quot;&quot;&quot; height=&quot;&quot;300&quot;&quot; /&gt;&quot;);&quot;&quot;)" office:value-type="string" office:string-value="&lt;img src=&quot;http://upload.wikimedia.org/wikipedia/commons/thumb/d/dc/USA_orthographic.svg/500px-USA_orthographic.svg.png&quot; height=&quot;300&quot; /&gt;" calcext:value-type="string">
            <text:p>&lt;img src="http://upload.wikimedia.org/wikipedia/commons/thumb/d/dc/USA_orthographic.svg/500px-USA_orthographic.svg.png" height="300" /&gt;</text:p>
          </table:table-cell>
          <table:table-cell table:formula="of:=[Capitali.A166]" office:value-type="string" office:string-value="Stati Uniti " calcext:value-type="string">
            <text:p>Stati Uniti </text:p>
          </table:table-cell>
          <table:table-cell table:number-columns-repeated="3"/>
          <table:table-cell table:formula="of:=[Data.E166]" office:value-type="string" office:string-value="Nord America" calcext:value-type="string">
            <text:p>Nord America</text:p>
          </table:table-cell>
        </table:table-row>
        <table:table-row table:style-name="ro7">
          <table:table-cell table:formula="of:=IF([Data.C167]&lt;&gt;&quot;&quot;;CONCATENATE(&quot;&lt;img src=&quot;&quot;&quot;;[Data.C167];&quot;&quot;&quot; height=&quot;&quot;300&quot;&quot; /&gt;&quot;);&quot;&quot;)" office:value-type="string" office:string-value="&lt;img src=&quot;http://upload.wikimedia.org/wikipedia/commons/thumb/8/85/Location_South_Africa_AU_Africa.svg/500px-Location_South_Africa_AU_Africa.svg.png&quot; height=&quot;300&quot; /&gt;" calcext:value-type="string">
            <text:p>&lt;img src="http://upload.wikimedia.org/wikipedia/commons/thumb/8/85/Location_South_Africa_AU_Africa.svg/500px-Location_South_Africa_AU_Africa.svg.png" height="300" /&gt;</text:p>
          </table:table-cell>
          <table:table-cell table:formula="of:=[Capitali.A167]" office:value-type="string" office:string-value="Sudafrica|Sud Africa" calcext:value-type="string">
            <text:p>Sudafrica|Sud Africa</text:p>
          </table:table-cell>
          <table:table-cell table:number-columns-repeated="3"/>
          <table:table-cell table:formula="of:=[Data.E167]" office:value-type="string" office:string-value="Africa" calcext:value-type="string">
            <text:p>Africa</text:p>
          </table:table-cell>
        </table:table-row>
        <table:table-row table:style-name="ro7">
          <table:table-cell table:formula="of:=IF([Data.C168]&lt;&gt;&quot;&quot;;CONCATENATE(&quot;&lt;img src=&quot;&quot;&quot;;[Data.C168];&quot;&quot;&quot; height=&quot;&quot;300&quot;&quot; /&gt;&quot;);&quot;&quot;)" office:value-type="string" office:string-value="&lt;img src=&quot;http://upload.wikimedia.org/wikipedia/commons/thumb/f/f8/Sudan_%28orthographic_projection%29_highlighted.svg/500px-Sudan_%28orthographic_projection%29_highlighted.svg.png&quot; height=&quot;300&quot; /&gt;" calcext:value-type="string">
            <text:p>&lt;img src="http://upload.wikimedia.org/wikipedia/commons/thumb/f/f8/Sudan_%28orthographic_projection%29_highlighted.svg/500px-Sudan_%28orthographic_projection%29_highlighted.svg.png" height="300" /&gt;</text:p>
          </table:table-cell>
          <table:table-cell table:formula="of:=[Capitali.A168]" office:value-type="string" office:string-value="Sudan " calcext:value-type="string">
            <text:p>Sudan </text:p>
          </table:table-cell>
          <table:table-cell table:number-columns-repeated="3"/>
          <table:table-cell table:formula="of:=[Data.E168]" office:value-type="string" office:string-value="Africa" calcext:value-type="string">
            <text:p>Africa</text:p>
          </table:table-cell>
        </table:table-row>
        <table:table-row table:style-name="ro7">
          <table:table-cell table:formula="of:=IF([Data.C169]&lt;&gt;&quot;&quot;;CONCATENATE(&quot;&lt;img src=&quot;&quot;&quot;;[Data.C169];&quot;&quot;&quot; height=&quot;&quot;300&quot;&quot; /&gt;&quot;);&quot;&quot;)" office:value-type="string" office:string-value="&lt;img src=&quot;http://upload.wikimedia.org/wikipedia/commons/thumb/f/fe/South_Sudan_hd_%28orthographic_projection%29.svg/500px-South_Sudan_hd_%28orthographic_projection%29.svg.png&quot; height=&quot;300&quot; /&gt;" calcext:value-type="string">
            <text:p>&lt;img src="http://upload.wikimedia.org/wikipedia/commons/thumb/f/fe/South_Sudan_hd_%28orthographic_projection%29.svg/500px-South_Sudan_hd_%28orthographic_projection%29.svg.png" height="300" /&gt;</text:p>
          </table:table-cell>
          <table:table-cell table:formula="of:=[Capitali.A169]" office:value-type="string" office:string-value="Sudan del Sud " calcext:value-type="string">
            <text:p>Sudan del Sud </text:p>
          </table:table-cell>
          <table:table-cell table:number-columns-repeated="3"/>
          <table:table-cell table:formula="of:=[Data.E169]" office:value-type="string" office:string-value="Africa" calcext:value-type="string">
            <text:p>Africa</text:p>
          </table:table-cell>
        </table:table-row>
        <table:table-row table:style-name="ro7">
          <table:table-cell table:formula="of:=IF([Data.C170]&lt;&gt;&quot;&quot;;CONCATENATE(&quot;&lt;img src=&quot;&quot;&quot;;[Data.C170];&quot;&quot;&quot; height=&quot;&quot;300&quot;&quot; /&gt;&quot;);&quot;&quot;)" office:value-type="string" office:string-value="&lt;img src=&quot;http://upload.wikimedia.org/wikipedia/commons/thumb/8/87/Suriname_%28orthographic_projection%29.svg/500px-Suriname_%28orthographic_projection%29.svg.png&quot; height=&quot;300&quot; /&gt;" calcext:value-type="string">
            <text:p>&lt;img src="http://upload.wikimedia.org/wikipedia/commons/thumb/8/87/Suriname_%28orthographic_projection%29.svg/500px-Suriname_%28orthographic_projection%29.svg.png" height="300" /&gt;</text:p>
          </table:table-cell>
          <table:table-cell table:formula="of:=[Capitali.A170]" office:value-type="string" office:string-value="Suriname " calcext:value-type="string">
            <text:p>Suriname </text:p>
          </table:table-cell>
          <table:table-cell table:number-columns-repeated="3"/>
          <table:table-cell table:formula="of:=[Data.E170]" office:value-type="string" office:string-value="Sud America" calcext:value-type="string">
            <text:p>Sud America</text:p>
          </table:table-cell>
        </table:table-row>
        <table:table-row table:style-name="ro7">
          <table:table-cell table:formula="of:=IF([Data.C171]&lt;&gt;&quot;&quot;;CONCATENATE(&quot;&lt;img src=&quot;&quot;&quot;;[Data.C171];&quot;&quot;&quot; height=&quot;&quot;300&quot;&quot; /&gt;&quot;);&quot;&quot;)" office:value-type="string" office:string-value="&lt;img src=&quot;http://upload.wikimedia.org/wikipedia/commons/thumb/0/06/EU-Sweden.svg/500px-EU-Sweden.svg.png&quot; height=&quot;300&quot; /&gt;" calcext:value-type="string">
            <text:p>&lt;img src="http://upload.wikimedia.org/wikipedia/commons/thumb/0/06/EU-Sweden.svg/500px-EU-Sweden.svg.png" height="300" /&gt;</text:p>
          </table:table-cell>
          <table:table-cell table:formula="of:=[Capitali.A171]" office:value-type="string" office:string-value="Svezia " calcext:value-type="string">
            <text:p>Svezia </text:p>
          </table:table-cell>
          <table:table-cell table:number-columns-repeated="3"/>
          <table:table-cell table:formula="of:=[Data.E171]" office:value-type="string" office:string-value="Europa" calcext:value-type="string">
            <text:p>Europa</text:p>
          </table:table-cell>
        </table:table-row>
        <table:table-row table:style-name="ro7">
          <table:table-cell table:formula="of:=IF([Data.C172]&lt;&gt;&quot;&quot;;CONCATENATE(&quot;&lt;img src=&quot;&quot;&quot;;[Data.C172];&quot;&quot;&quot; height=&quot;&quot;300&quot;&quot; /&gt;&quot;);&quot;&quot;)" office:value-type="string" office:string-value="&lt;img src=&quot;http://upload.wikimedia.org/wikipedia/commons/thumb/6/61/Europe-Switzerland.svg/500px-Europe-Switzerland.svg.png&quot; height=&quot;300&quot; /&gt;" calcext:value-type="string">
            <text:p>&lt;img src="http://upload.wikimedia.org/wikipedia/commons/thumb/6/61/Europe-Switzerland.svg/500px-Europe-Switzerland.svg.png" height="300" /&gt;</text:p>
          </table:table-cell>
          <table:table-cell table:formula="of:=[Capitali.A172]" office:value-type="string" office:string-value="Svizzera " calcext:value-type="string">
            <text:p>Svizzera </text:p>
          </table:table-cell>
          <table:table-cell table:number-columns-repeated="3"/>
          <table:table-cell table:formula="of:=[Data.E172]" office:value-type="string" office:string-value="Europa" calcext:value-type="string">
            <text:p>Europa</text:p>
          </table:table-cell>
        </table:table-row>
        <table:table-row table:style-name="ro7">
          <table:table-cell table:formula="of:=IF([Data.C173]&lt;&gt;&quot;&quot;;CONCATENATE(&quot;&lt;img src=&quot;&quot;&quot;;[Data.C173];&quot;&quot;&quot; height=&quot;&quot;300&quot;&quot; /&gt;&quot;);&quot;&quot;)" office:value-type="string" office:string-value="&lt;img src=&quot;http://upload.wikimedia.org/wikipedia/commons/thumb/2/2a/Location_Swaziland_AU_Africa.svg/500px-Location_Swaziland_AU_Africa.svg.png&quot; height=&quot;300&quot; /&gt;" calcext:value-type="string">
            <text:p>&lt;img src="http://upload.wikimedia.org/wikipedia/commons/thumb/2/2a/Location_Swaziland_AU_Africa.svg/500px-Location_Swaziland_AU_Africa.svg.png" height="300" /&gt;</text:p>
          </table:table-cell>
          <table:table-cell table:formula="of:=[Capitali.A173]" office:value-type="string" office:string-value="Swaziland " calcext:value-type="string">
            <text:p>Swaziland </text:p>
          </table:table-cell>
          <table:table-cell table:number-columns-repeated="3"/>
          <table:table-cell table:formula="of:=[Data.E173]" office:value-type="string" office:string-value="Africa" calcext:value-type="string">
            <text:p>Africa</text:p>
          </table:table-cell>
        </table:table-row>
        <table:table-row table:style-name="ro7">
          <table:table-cell table:formula="of:=IF([Data.C174]&lt;&gt;&quot;&quot;;CONCATENATE(&quot;&lt;img src=&quot;&quot;&quot;;[Data.C174];&quot;&quot;&quot; height=&quot;&quot;300&quot;&quot; /&gt;&quot;);&quot;&quot;)" office:value-type="string" office:string-value="&lt;img src=&quot;http://upload.wikimedia.org/wikipedia/commons/thumb/a/a1/Tajikistan_%28orthographic_projection%29.svg/500px-Tajikistan_%28orthographic_projection%29.svg.png&quot; height=&quot;300&quot; /&gt;" calcext:value-type="string">
            <text:p>&lt;img src="http://upload.wikimedia.org/wikipedia/commons/thumb/a/a1/Tajikistan_%28orthographic_projection%29.svg/500px-Tajikistan_%28orthographic_projection%29.svg.png" height="300" /&gt;</text:p>
          </table:table-cell>
          <table:table-cell table:formula="of:=[Capitali.A174]" office:value-type="string" office:string-value="Tagikistan " calcext:value-type="string">
            <text:p>Tagikistan </text:p>
          </table:table-cell>
          <table:table-cell table:number-columns-repeated="3"/>
          <table:table-cell table:formula="of:=[Data.E174]" office:value-type="string" office:string-value="Asia" calcext:value-type="string">
            <text:p>Asia</text:p>
          </table:table-cell>
        </table:table-row>
        <table:table-row table:style-name="ro7">
          <table:table-cell table:formula="of:=IF([Data.C175]&lt;&gt;&quot;&quot;;CONCATENATE(&quot;&lt;img src=&quot;&quot;&quot;;[Data.C175];&quot;&quot;&quot; height=&quot;&quot;300&quot;&quot; /&gt;&quot;);&quot;&quot;)" office:value-type="string" office:string-value="&lt;img src=&quot;http://upload.wikimedia.org/wikipedia/commons/thumb/c/c4/Locator_map_of_the_ROC_Taiwan.svg/500px-Locator_map_of_the_ROC_Taiwan.svg.png&quot; height=&quot;300&quot; /&gt;" calcext:value-type="string">
            <text:p>&lt;img src="http://upload.wikimedia.org/wikipedia/commons/thumb/c/c4/Locator_map_of_the_ROC_Taiwan.svg/500px-Locator_map_of_the_ROC_Taiwan.svg.png" height="300" /&gt;</text:p>
          </table:table-cell>
          <table:table-cell table:formula="of:=[Capitali.A175]" office:value-type="string" office:string-value="Taiwan" calcext:value-type="string">
            <text:p>Taiwan</text:p>
          </table:table-cell>
          <table:table-cell table:number-columns-repeated="3"/>
          <table:table-cell table:formula="of:=[Data.E175]" office:value-type="string" office:string-value="Asia" calcext:value-type="string">
            <text:p>Asia</text:p>
          </table:table-cell>
        </table:table-row>
        <table:table-row table:style-name="ro7">
          <table:table-cell table:formula="of:=IF([Data.C176]&lt;&gt;&quot;&quot;;CONCATENATE(&quot;&lt;img src=&quot;&quot;&quot;;[Data.C176];&quot;&quot;&quot; height=&quot;&quot;300&quot;&quot; /&gt;&quot;);&quot;&quot;)" office:value-type="string" office:string-value="&lt;img src=&quot;http://upload.wikimedia.org/wikipedia/commons/thumb/3/3f/Tanzania_%28orthographic_projection%29.svg/500px-Tanzania_%28orthographic_projection%29.svg.png&quot; height=&quot;300&quot; /&gt;" calcext:value-type="string">
            <text:p>&lt;img src="http://upload.wikimedia.org/wikipedia/commons/thumb/3/3f/Tanzania_%28orthographic_projection%29.svg/500px-Tanzania_%28orthographic_projection%29.svg.png" height="300" /&gt;</text:p>
          </table:table-cell>
          <table:table-cell table:formula="of:=[Capitali.A176]" office:value-type="string" office:string-value="Tanzania " calcext:value-type="string">
            <text:p>Tanzania </text:p>
          </table:table-cell>
          <table:table-cell table:number-columns-repeated="3"/>
          <table:table-cell table:formula="of:=[Data.E176]" office:value-type="string" office:string-value="Africa" calcext:value-type="string">
            <text:p>Africa</text:p>
          </table:table-cell>
        </table:table-row>
        <table:table-row table:style-name="ro7">
          <table:table-cell table:formula="of:=IF([Data.C177]&lt;&gt;&quot;&quot;;CONCATENATE(&quot;&lt;img src=&quot;&quot;&quot;;[Data.C177];&quot;&quot;&quot; height=&quot;&quot;300&quot;&quot; /&gt;&quot;);&quot;&quot;)" office:value-type="string" office:string-value="&lt;img src=&quot;http://upload.wikimedia.org/wikipedia/commons/thumb/6/6d/Thailand_%28orthographic_projection%29.svg/500px-Thailand_%28orthographic_projection%29.svg.png&quot; height=&quot;300&quot; /&gt;" calcext:value-type="string">
            <text:p>&lt;img src="http://upload.wikimedia.org/wikipedia/commons/thumb/6/6d/Thailand_%28orthographic_projection%29.svg/500px-Thailand_%28orthographic_projection%29.svg.png" height="300" /&gt;</text:p>
          </table:table-cell>
          <table:table-cell table:formula="of:=[Capitali.A177]" office:value-type="string" office:string-value="Thailandia " calcext:value-type="string">
            <text:p>Thailandia </text:p>
          </table:table-cell>
          <table:table-cell table:number-columns-repeated="3"/>
          <table:table-cell table:formula="of:=[Data.E177]" office:value-type="string" office:string-value="Asia" calcext:value-type="string">
            <text:p>Asia</text:p>
          </table:table-cell>
        </table:table-row>
        <table:table-row table:style-name="ro7">
          <table:table-cell table:formula="of:=IF([Data.C178]&lt;&gt;&quot;&quot;;CONCATENATE(&quot;&lt;img src=&quot;&quot;&quot;;[Data.C178];&quot;&quot;&quot; height=&quot;&quot;300&quot;&quot; /&gt;&quot;);&quot;&quot;)" office:value-type="string" office:string-value="&lt;img src=&quot;http://upload.wikimedia.org/wikipedia/commons/thumb/0/0b/LocationEastTimor.svg/500px-LocationEastTimor.svg.png&quot; height=&quot;300&quot; /&gt;" calcext:value-type="string">
            <text:p>&lt;img src="http://upload.wikimedia.org/wikipedia/commons/thumb/0/0b/LocationEastTimor.svg/500px-LocationEastTimor.svg.png" height="300" /&gt;</text:p>
          </table:table-cell>
          <table:table-cell table:formula="of:=[Capitali.A178]" office:value-type="string" office:string-value="Timor Est " calcext:value-type="string">
            <text:p>Timor Est </text:p>
          </table:table-cell>
          <table:table-cell table:number-columns-repeated="3"/>
          <table:table-cell table:formula="of:=[Data.E178]" office:value-type="string" office:string-value="Asia" calcext:value-type="string">
            <text:p>Asia</text:p>
          </table:table-cell>
        </table:table-row>
        <table:table-row table:style-name="ro7">
          <table:table-cell table:formula="of:=IF([Data.C179]&lt;&gt;&quot;&quot;;CONCATENATE(&quot;&lt;img src=&quot;&quot;&quot;;[Data.C179];&quot;&quot;&quot; height=&quot;&quot;300&quot;&quot; /&gt;&quot;);&quot;&quot;)" office:value-type="string" office:string-value="&lt;img src=&quot;http://upload.wikimedia.org/wikipedia/commons/thumb/1/1b/Location_Togo_AU_Africa.svg/500px-Location_Togo_AU_Africa.svg.png&quot; height=&quot;300&quot; /&gt;" calcext:value-type="string">
            <text:p>&lt;img src="http://upload.wikimedia.org/wikipedia/commons/thumb/1/1b/Location_Togo_AU_Africa.svg/500px-Location_Togo_AU_Africa.svg.png" height="300" /&gt;</text:p>
          </table:table-cell>
          <table:table-cell table:formula="of:=[Capitali.A179]" office:value-type="string" office:string-value="Togo " calcext:value-type="string">
            <text:p>Togo </text:p>
          </table:table-cell>
          <table:table-cell table:number-columns-repeated="3"/>
          <table:table-cell table:formula="of:=[Data.E179]" office:value-type="string" office:string-value="Africa" calcext:value-type="string">
            <text:p>Africa</text:p>
          </table:table-cell>
        </table:table-row>
        <table:table-row table:style-name="ro7">
          <table:table-cell table:formula="of:=IF([Data.C180]&lt;&gt;&quot;&quot;;CONCATENATE(&quot;&lt;img src=&quot;&quot;&quot;;[Data.C180];&quot;&quot;&quot; height=&quot;&quot;300&quot;&quot; /&gt;&quot;);&quot;&quot;)" office:value-type="string" office:string-value="&lt;img src=&quot;http://upload.wikimedia.org/wikipedia/commons/thumb/c/ce/Tonga_on_the_globe_%28Polynesia_centered%29.svg/500px-Tonga_on_the_globe_%28Polynesia_centered%29.svg.png&quot; height=&quot;300&quot; /&gt;" calcext:value-type="string">
            <text:p>&lt;img src="http://upload.wikimedia.org/wikipedia/commons/thumb/c/ce/Tonga_on_the_globe_%28Polynesia_centered%29.svg/500px-Tonga_on_the_globe_%28Polynesia_centered%29.svg.png" height="300" /&gt;</text:p>
          </table:table-cell>
          <table:table-cell table:formula="of:=[Capitali.A180]" office:value-type="string" office:string-value="Tonga " calcext:value-type="string">
            <text:p>Tonga </text:p>
          </table:table-cell>
          <table:table-cell table:number-columns-repeated="3"/>
          <table:table-cell table:formula="of:=[Data.E180]" office:value-type="string" office:string-value="Oceania" calcext:value-type="string">
            <text:p>Oceania</text:p>
          </table:table-cell>
        </table:table-row>
        <table:table-row table:style-name="ro7">
          <table:table-cell table:formula="of:=IF([Data.C181]&lt;&gt;&quot;&quot;;CONCATENATE(&quot;&lt;img src=&quot;&quot;&quot;;[Data.C181];&quot;&quot;&quot; height=&quot;&quot;300&quot;&quot; /&gt;&quot;);&quot;&quot;)" office:value-type="string" office:string-value="&lt;img src=&quot;http://upload.wikimedia.org/wikipedia/commons/thumb/e/ed/Trinidad_and_Tobago_%28orthographic_projection%29.svg/500px-Trinidad_and_Tobago_%28orthographic_projection%29.svg.png&quot; height=&quot;300&quot; /&gt;" calcext:value-type="string">
            <text:p>&lt;img src="http://upload.wikimedia.org/wikipedia/commons/thumb/e/ed/Trinidad_and_Tobago_%28orthographic_projection%29.svg/500px-Trinidad_and_Tobago_%28orthographic_projection%29.svg.png" height="300" /&gt;</text:p>
          </table:table-cell>
          <table:table-cell table:formula="of:=[Capitali.A181]" office:value-type="string" office:string-value="Trinidad e Tobago " calcext:value-type="string">
            <text:p>Trinidad e Tobago </text:p>
          </table:table-cell>
          <table:table-cell table:number-columns-repeated="3"/>
          <table:table-cell table:formula="of:=[Data.E181]" office:value-type="string" office:string-value="Sud America" calcext:value-type="string">
            <text:p>Sud America</text:p>
          </table:table-cell>
        </table:table-row>
        <table:table-row table:style-name="ro7">
          <table:table-cell table:formula="of:=IF([Data.C182]&lt;&gt;&quot;&quot;;CONCATENATE(&quot;&lt;img src=&quot;&quot;&quot;;[Data.C182];&quot;&quot;&quot; height=&quot;&quot;300&quot;&quot; /&gt;&quot;);&quot;&quot;)" office:value-type="string" office:string-value="&lt;img src=&quot;http://upload.wikimedia.org/wikipedia/commons/thumb/1/1d/Tunisia_in_its_region.svg/500px-Tunisia_in_its_region.svg.png&quot; height=&quot;300&quot; /&gt;" calcext:value-type="string">
            <text:p>&lt;img src="http://upload.wikimedia.org/wikipedia/commons/thumb/1/1d/Tunisia_in_its_region.svg/500px-Tunisia_in_its_region.svg.png" height="300" /&gt;</text:p>
          </table:table-cell>
          <table:table-cell table:formula="of:=[Capitali.A182]" office:value-type="string" office:string-value="Tunisia " calcext:value-type="string">
            <text:p>Tunisia </text:p>
          </table:table-cell>
          <table:table-cell table:number-columns-repeated="3"/>
          <table:table-cell table:formula="of:=[Data.E182]" office:value-type="string" office:string-value="Africa" calcext:value-type="string">
            <text:p>Africa</text:p>
          </table:table-cell>
        </table:table-row>
        <table:table-row table:style-name="ro7">
          <table:table-cell table:formula="of:=IF([Data.C183]&lt;&gt;&quot;&quot;;CONCATENATE(&quot;&lt;img src=&quot;&quot;&quot;;[Data.C183];&quot;&quot;&quot; height=&quot;&quot;300&quot;&quot; /&gt;&quot;);&quot;&quot;)" office:value-type="string" office:string-value="&lt;img src=&quot;http://upload.wikimedia.org/wikipedia/commons/thumb/d/dd/Turkey_%28orthographic_projection%29.svg/500px-Turkey_%28orthographic_projection%29.svg.png&quot; height=&quot;300&quot; /&gt;" calcext:value-type="string">
            <text:p>&lt;img src="http://upload.wikimedia.org/wikipedia/commons/thumb/d/dd/Turkey_%28orthographic_projection%29.svg/500px-Turkey_%28orthographic_projection%29.svg.png" height="300" /&gt;</text:p>
          </table:table-cell>
          <table:table-cell table:formula="of:=[Capitali.A183]" office:value-type="string" office:string-value="Turchia " calcext:value-type="string">
            <text:p>Turchia </text:p>
          </table:table-cell>
          <table:table-cell table:number-columns-repeated="3"/>
          <table:table-cell table:formula="of:=[Data.E183]" office:value-type="string" office:string-value="Asia|Europe" calcext:value-type="string">
            <text:p>Asia|Europe</text:p>
          </table:table-cell>
        </table:table-row>
        <table:table-row table:style-name="ro7">
          <table:table-cell table:formula="of:=IF([Data.C184]&lt;&gt;&quot;&quot;;CONCATENATE(&quot;&lt;img src=&quot;&quot;&quot;;[Data.C184];&quot;&quot;&quot; height=&quot;&quot;300&quot;&quot; /&gt;&quot;);&quot;&quot;)" office:value-type="string" office:string-value="&lt;img src=&quot;http://upload.wikimedia.org/wikipedia/commons/thumb/4/40/LocationTurkmenistan.svg/500px-LocationTurkmenistan.svg.png&quot; height=&quot;300&quot; /&gt;" calcext:value-type="string">
            <text:p>&lt;img src="http://upload.wikimedia.org/wikipedia/commons/thumb/4/40/LocationTurkmenistan.svg/500px-LocationTurkmenistan.svg.png" height="300" /&gt;</text:p>
          </table:table-cell>
          <table:table-cell table:formula="of:=[Capitali.A184]" office:value-type="string" office:string-value="Turkmenistan " calcext:value-type="string">
            <text:p>Turkmenistan </text:p>
          </table:table-cell>
          <table:table-cell table:number-columns-repeated="3"/>
          <table:table-cell table:formula="of:=[Data.E184]" office:value-type="string" office:string-value="Asia" calcext:value-type="string">
            <text:p>Asia</text:p>
          </table:table-cell>
        </table:table-row>
        <table:table-row table:style-name="ro7">
          <table:table-cell table:formula="of:=IF([Data.C185]&lt;&gt;&quot;&quot;;CONCATENATE(&quot;&lt;img src=&quot;&quot;&quot;;[Data.C185];&quot;&quot;&quot; height=&quot;&quot;300&quot;&quot; /&gt;&quot;);&quot;&quot;)" office:value-type="string" office:string-value="&lt;img src=&quot;http://upload.wikimedia.org/wikipedia/commons/thumb/2/2b/Tuvalu_on_the_globe_%28Polynesia_centered%29.svg/500px-Tuvalu_on_the_globe_%28Polynesia_centered%29.svg.png&quot; height=&quot;300&quot; /&gt;" calcext:value-type="string">
            <text:p>&lt;img src="http://upload.wikimedia.org/wikipedia/commons/thumb/2/2b/Tuvalu_on_the_globe_%28Polynesia_centered%29.svg/500px-Tuvalu_on_the_globe_%28Polynesia_centered%29.svg.png" height="300" /&gt;</text:p>
          </table:table-cell>
          <table:table-cell table:formula="of:=[Capitali.A185]" office:value-type="string" office:string-value="Tuvalu " calcext:value-type="string">
            <text:p>Tuvalu </text:p>
          </table:table-cell>
          <table:table-cell table:number-columns-repeated="3"/>
          <table:table-cell table:formula="of:=[Data.E185]" office:value-type="string" office:string-value="Oceania" calcext:value-type="string">
            <text:p>Oceania</text:p>
          </table:table-cell>
        </table:table-row>
        <table:table-row table:style-name="ro7">
          <table:table-cell table:formula="of:=IF([Data.C186]&lt;&gt;&quot;&quot;;CONCATENATE(&quot;&lt;img src=&quot;&quot;&quot;;[Data.C186];&quot;&quot;&quot; height=&quot;&quot;300&quot;&quot; /&gt;&quot;);&quot;&quot;)" office:value-type="string" office:string-value="&lt;img src=&quot;http://upload.wikimedia.org/wikipedia/commons/thumb/1/17/Europe-Ukraine-Disputed.svg/500px-Europe-Ukraine-Disputed.svg.png&quot; height=&quot;300&quot; /&gt;" calcext:value-type="string">
            <text:p>&lt;img src="http://upload.wikimedia.org/wikipedia/commons/thumb/1/17/Europe-Ukraine-Disputed.svg/500px-Europe-Ukraine-Disputed.svg.png" height="300" /&gt;</text:p>
          </table:table-cell>
          <table:table-cell table:formula="of:=[Capitali.A186]" office:value-type="string" office:string-value="Ucraina " calcext:value-type="string">
            <text:p>Ucraina </text:p>
          </table:table-cell>
          <table:table-cell table:number-columns-repeated="3"/>
          <table:table-cell table:formula="of:=[Data.E186]" office:value-type="string" office:string-value="Europa" calcext:value-type="string">
            <text:p>Europa</text:p>
          </table:table-cell>
        </table:table-row>
        <table:table-row table:style-name="ro7">
          <table:table-cell table:formula="of:=IF([Data.C187]&lt;&gt;&quot;&quot;;CONCATENATE(&quot;&lt;img src=&quot;&quot;&quot;;[Data.C187];&quot;&quot;&quot; height=&quot;&quot;300&quot;&quot; /&gt;&quot;);&quot;&quot;)" office:value-type="string" office:string-value="&lt;img src=&quot;http://upload.wikimedia.org/wikipedia/commons/thumb/1/1d/Uganda_%28orthographic_projection%29.svg/500px-Uganda_%28orthographic_projection%29.svg.png&quot; height=&quot;300&quot; /&gt;" calcext:value-type="string">
            <text:p>&lt;img src="http://upload.wikimedia.org/wikipedia/commons/thumb/1/1d/Uganda_%28orthographic_projection%29.svg/500px-Uganda_%28orthographic_projection%29.svg.png" height="300" /&gt;</text:p>
          </table:table-cell>
          <table:table-cell table:formula="of:=[Capitali.A187]" office:value-type="string" office:string-value="Uganda " calcext:value-type="string">
            <text:p>Uganda </text:p>
          </table:table-cell>
          <table:table-cell table:number-columns-repeated="3"/>
          <table:table-cell table:formula="of:=[Data.E187]" office:value-type="string" office:string-value="Africa" calcext:value-type="string">
            <text:p>Africa</text:p>
          </table:table-cell>
        </table:table-row>
        <table:table-row table:style-name="ro7">
          <table:table-cell table:formula="of:=IF([Data.C188]&lt;&gt;&quot;&quot;;CONCATENATE(&quot;&lt;img src=&quot;&quot;&quot;;[Data.C188];&quot;&quot;&quot; height=&quot;&quot;300&quot;&quot; /&gt;&quot;);&quot;&quot;)" office:value-type="string" office:string-value="&lt;img src=&quot;http://upload.wikimedia.org/wikipedia/commons/thumb/6/60/EU-Hungary.svg/500px-EU-Hungary.svg.png&quot; height=&quot;300&quot; /&gt;" calcext:value-type="string">
            <text:p>&lt;img src="http://upload.wikimedia.org/wikipedia/commons/thumb/6/60/EU-Hungary.svg/500px-EU-Hungary.svg.png" height="300" /&gt;</text:p>
          </table:table-cell>
          <table:table-cell table:formula="of:=[Capitali.A188]" office:value-type="string" office:string-value="Ungheria " calcext:value-type="string">
            <text:p>Ungheria </text:p>
          </table:table-cell>
          <table:table-cell table:number-columns-repeated="3"/>
          <table:table-cell table:formula="of:=[Data.E188]" office:value-type="string" office:string-value="Europa" calcext:value-type="string">
            <text:p>Europa</text:p>
          </table:table-cell>
        </table:table-row>
        <table:table-row table:style-name="ro7">
          <table:table-cell table:formula="of:=IF([Data.C189]&lt;&gt;&quot;&quot;;CONCATENATE(&quot;&lt;img src=&quot;&quot;&quot;;[Data.C189];&quot;&quot;&quot; height=&quot;&quot;300&quot;&quot; /&gt;&quot;);&quot;&quot;)" office:value-type="string" office:string-value="&lt;img src=&quot;http://upload.wikimedia.org/wikipedia/commons/thumb/8/8d/Uruguay_%28orthographic_projection%29.svg/500px-Uruguay_%28orthographic_projection%29.svg.png&quot; height=&quot;300&quot; /&gt;" calcext:value-type="string">
            <text:p>&lt;img src="http://upload.wikimedia.org/wikipedia/commons/thumb/8/8d/Uruguay_%28orthographic_projection%29.svg/500px-Uruguay_%28orthographic_projection%29.svg.png" height="300" /&gt;</text:p>
          </table:table-cell>
          <table:table-cell table:formula="of:=[Capitali.A189]" office:value-type="string" office:string-value="Uruguay " calcext:value-type="string">
            <text:p>Uruguay </text:p>
          </table:table-cell>
          <table:table-cell table:number-columns-repeated="3"/>
          <table:table-cell table:formula="of:=[Data.E189]" office:value-type="string" office:string-value="Sud America" calcext:value-type="string">
            <text:p>Sud America</text:p>
          </table:table-cell>
        </table:table-row>
        <table:table-row table:style-name="ro7">
          <table:table-cell table:formula="of:=IF([Data.C190]&lt;&gt;&quot;&quot;;CONCATENATE(&quot;&lt;img src=&quot;&quot;&quot;;[Data.C190];&quot;&quot;&quot; height=&quot;&quot;300&quot;&quot; /&gt;&quot;);&quot;&quot;)" office:value-type="string" office:string-value="&lt;img src=&quot;http://upload.wikimedia.org/wikipedia/commons/thumb/7/76/%D0%A3%D0%B7%D0%B1%D0%B5%D0%BA%D0%B8%D1%81%D1%82%D0%B0%D0%BD_%D0%BD%D0%B0_%D0%B3%D0%BB%D0%BE%D0%B1%D1%83%D1%81%D0%B5.svg/500px-%D0%A3%D0%B7%D0%B1%D0%B5%D0%BA%D0%B8%D1%81%D1%82%D0%B0%D0%BD_%D0%BD%D0%B0_%D0%B3%D0%BB%D0%BE%D0%B1%D1%83%D1%81%D0%B5.svg.png&quot; height=&quot;300&quot; /&gt;" calcext:value-type="string">
            <text:p>&lt;img src="http://upload.wikimedia.org/wikipedia/commons/thumb/7/76/%D0%A3%D0%B7%D0%B1%D0%B5%D0%BA%D0%B8%D1%81%D1%82%D0%B0%D0%BD_%D0%BD%D0%B0_%D0%B3%D0%BB%D0%BE%D0%B1%D1%83%D1%81%D0%B5.svg/500px-%D0%A3%D0%B7%D0%B1%D0%B5%D0%BA%D0%B8%D1%81%D1%82%D0%B0%D0%BD_%D0%BD%D0%B0_%D0%B3%D0%BB%D0%BE%D0%B1%D1%83%D1%81%D0%B5.svg.png" height="300" /&gt;</text:p>
          </table:table-cell>
          <table:table-cell table:formula="of:=[Capitali.A190]" office:value-type="string" office:string-value="Uzbekistan " calcext:value-type="string">
            <text:p>Uzbekistan </text:p>
          </table:table-cell>
          <table:table-cell table:number-columns-repeated="3"/>
          <table:table-cell table:formula="of:=[Data.E190]" office:value-type="string" office:string-value="Asia" calcext:value-type="string">
            <text:p>Asia</text:p>
          </table:table-cell>
        </table:table-row>
        <table:table-row table:style-name="ro7">
          <table:table-cell table:formula="of:=IF([Data.C191]&lt;&gt;&quot;&quot;;CONCATENATE(&quot;&lt;img src=&quot;&quot;&quot;;[Data.C191];&quot;&quot;&quot; height=&quot;&quot;300&quot;&quot; /&gt;&quot;);&quot;&quot;)" office:value-type="string" office:string-value="&lt;img src=&quot;http://upload.wikimedia.org/wikipedia/commons/thumb/d/d9/Vanuatu_on_the_globe_%28Polynesia_centered%29.svg/500px-Vanuatu_on_the_globe_%28Polynesia_centered%29.svg.png&quot; height=&quot;300&quot; /&gt;" calcext:value-type="string">
            <text:p>&lt;img src="http://upload.wikimedia.org/wikipedia/commons/thumb/d/d9/Vanuatu_on_the_globe_%28Polynesia_centered%29.svg/500px-Vanuatu_on_the_globe_%28Polynesia_centered%29.svg.png" height="300" /&gt;</text:p>
          </table:table-cell>
          <table:table-cell table:formula="of:=[Capitali.A191]" office:value-type="string" office:string-value="Vanuatu " calcext:value-type="string">
            <text:p>Vanuatu </text:p>
          </table:table-cell>
          <table:table-cell table:number-columns-repeated="3"/>
          <table:table-cell table:formula="of:=[Data.E191]" office:value-type="string" office:string-value="Oceania" calcext:value-type="string">
            <text:p>Oceania</text:p>
          </table:table-cell>
        </table:table-row>
        <table:table-row table:style-name="ro7">
          <table:table-cell table:formula="of:=IF([Data.C192]&lt;&gt;&quot;&quot;;CONCATENATE(&quot;&lt;img src=&quot;&quot;&quot;;[Data.C192];&quot;&quot;&quot; height=&quot;&quot;300&quot;&quot; /&gt;&quot;);&quot;&quot;)" office:value-type="string" office:string-value="&lt;img src=&quot;http://upload.wikimedia.org/wikipedia/commons/thumb/5/5e/VEN_orthographic.svg/500px-VEN_orthographic.svg.png&quot; height=&quot;300&quot; /&gt;" calcext:value-type="string">
            <text:p>&lt;img src="http://upload.wikimedia.org/wikipedia/commons/thumb/5/5e/VEN_orthographic.svg/500px-VEN_orthographic.svg.png" height="300" /&gt;</text:p>
          </table:table-cell>
          <table:table-cell table:formula="of:=[Capitali.A192]" office:value-type="string" office:string-value="Venezuela " calcext:value-type="string">
            <text:p>Venezuela </text:p>
          </table:table-cell>
          <table:table-cell table:number-columns-repeated="3"/>
          <table:table-cell table:formula="of:=[Data.E192]" office:value-type="string" office:string-value="Sud America" calcext:value-type="string">
            <text:p>Sud America</text:p>
          </table:table-cell>
        </table:table-row>
        <table:table-row table:style-name="ro7">
          <table:table-cell table:formula="of:=IF([Data.C193]&lt;&gt;&quot;&quot;;CONCATENATE(&quot;&lt;img src=&quot;&quot;&quot;;[Data.C193];&quot;&quot;&quot; height=&quot;&quot;300&quot;&quot; /&gt;&quot;);&quot;&quot;)" office:value-type="string" office:string-value="&lt;img src=&quot;http://upload.wikimedia.org/wikipedia/commons/thumb/d/d6/Location_Vietnam_ASEAN.svg/500px-Location_Vietnam_ASEAN.svg.png&quot; height=&quot;300&quot; /&gt;" calcext:value-type="string">
            <text:p>&lt;img src="http://upload.wikimedia.org/wikipedia/commons/thumb/d/d6/Location_Vietnam_ASEAN.svg/500px-Location_Vietnam_ASEAN.svg.png" height="300" /&gt;</text:p>
          </table:table-cell>
          <table:table-cell table:formula="of:=[Capitali.A193]" office:value-type="string" office:string-value="Vietnam " calcext:value-type="string">
            <text:p>Vietnam </text:p>
          </table:table-cell>
          <table:table-cell table:number-columns-repeated="3"/>
          <table:table-cell table:formula="of:=[Data.E193]" office:value-type="string" office:string-value="Asia" calcext:value-type="string">
            <text:p>Asia</text:p>
          </table:table-cell>
        </table:table-row>
        <table:table-row table:style-name="ro7">
          <table:table-cell table:formula="of:=IF([Data.C194]&lt;&gt;&quot;&quot;;CONCATENATE(&quot;&lt;img src=&quot;&quot;&quot;;[Data.C194];&quot;&quot;&quot; height=&quot;&quot;300&quot;&quot; /&gt;&quot;);&quot;&quot;)" office:value-type="string" office:string-value="&lt;img src=&quot;http://upload.wikimedia.org/wikipedia/commons/thumb/f/f1/Yemen_%28orthographic_projection%29.svg/500px-Yemen_%28orthographic_projection%29.svg.png&quot; height=&quot;300&quot; /&gt;" calcext:value-type="string">
            <text:p>&lt;img src="http://upload.wikimedia.org/wikipedia/commons/thumb/f/f1/Yemen_%28orthographic_projection%29.svg/500px-Yemen_%28orthographic_projection%29.svg.png" height="300" /&gt;</text:p>
          </table:table-cell>
          <table:table-cell table:formula="of:=[Capitali.A194]" office:value-type="string" office:string-value="Yemen " calcext:value-type="string">
            <text:p>Yemen </text:p>
          </table:table-cell>
          <table:table-cell table:number-columns-repeated="3"/>
          <table:table-cell table:formula="of:=[Data.E194]" office:value-type="string" office:string-value="Asia" calcext:value-type="string">
            <text:p>Asia</text:p>
          </table:table-cell>
        </table:table-row>
        <table:table-row table:style-name="ro7">
          <table:table-cell table:formula="of:=IF([Data.C195]&lt;&gt;&quot;&quot;;CONCATENATE(&quot;&lt;img src=&quot;&quot;&quot;;[Data.C195];&quot;&quot;&quot; height=&quot;&quot;300&quot;&quot; /&gt;&quot;);&quot;&quot;)" office:value-type="string" office:string-value="&lt;img src=&quot;http://upload.wikimedia.org/wikipedia/commons/thumb/2/26/Zambia_%28orthographic_projection%29.svg/500px-Zambia_%28orthographic_projection%29.svg.png&quot; height=&quot;300&quot; /&gt;" calcext:value-type="string">
            <text:p>&lt;img src="http://upload.wikimedia.org/wikipedia/commons/thumb/2/26/Zambia_%28orthographic_projection%29.svg/500px-Zambia_%28orthographic_projection%29.svg.png" height="300" /&gt;</text:p>
          </table:table-cell>
          <table:table-cell table:formula="of:=[Capitali.A195]" office:value-type="string" office:string-value="Zambia " calcext:value-type="string">
            <text:p>Zambia </text:p>
          </table:table-cell>
          <table:table-cell table:number-columns-repeated="3"/>
          <table:table-cell table:formula="of:=[Data.E195]" office:value-type="string" office:string-value="Africa" calcext:value-type="string">
            <text:p>Africa</text:p>
          </table:table-cell>
        </table:table-row>
        <table:table-row table:style-name="ro7">
          <table:table-cell table:formula="of:=IF([Data.C196]&lt;&gt;&quot;&quot;;CONCATENATE(&quot;&lt;img src=&quot;&quot;&quot;;[Data.C196];&quot;&quot;&quot; height=&quot;&quot;300&quot;&quot; /&gt;&quot;);&quot;&quot;)" office:value-type="string" office:string-value="&lt;img src=&quot;http://upload.wikimedia.org/wikipedia/commons/thumb/5/50/Zimbabwe_%28orthographic_projection%29.svg/500px-Zimbabwe_%28orthographic_projection%29.svg.png&quot; height=&quot;300&quot; /&gt;" calcext:value-type="string">
            <text:p>&lt;img src="http://upload.wikimedia.org/wikipedia/commons/thumb/5/50/Zimbabwe_%28orthographic_projection%29.svg/500px-Zimbabwe_%28orthographic_projection%29.svg.png" height="300" /&gt;</text:p>
          </table:table-cell>
          <table:table-cell table:formula="of:=[Capitali.A196]" office:value-type="string" office:string-value="Zimbabwe " calcext:value-type="string">
            <text:p>Zimbabwe </text:p>
          </table:table-cell>
          <table:table-cell table:number-columns-repeated="3"/>
          <table:table-cell table:formula="of:=[Data.E196]" office:value-type="string" office:string-value="Africa" calcext:value-type="string">
            <text:p>Africa</text:p>
          </table:table-cell>
        </table:table-row>
        <table:table-row table:style-name="ro4" table:number-rows-repeated="1048379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  <table:database-ranges>
        <table:database-range table:name="__Anonymous_Sheet_DB__0" table:target-range-address="Data.A1:Data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 style:data-style-name="N2" text:time-value="16:48:03.983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31T16:50:18.449000000</dc:date>
    <meta:generator>LibreOffice/4.2.1.1$Windows_x86 LibreOffice_project/d7dbbd7842e6a58b0f521599204e827654e1fb8b</meta:generator>
    <meta:editing-duration>PT7H48M32S</meta:editing-duration>
    <meta:editing-cycles>197</meta:editing-cycles>
    <meta:document-statistic meta:table-count="4" meta:cell-count="3536" meta:object-count="0"/>
  </office:meta>
</office:document-meta>
</file>